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標楷體1" svg:font-family="標楷體"/>
    <style:font-face style:name="全真楷書" svg:font-family="全真楷書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表格1" style:family="table">
      <style:table-properties style:width="25.557cm" fo:margin-left="-0.162cm" table:align="left"/>
    </style:style>
    <style:style style:name="表格1.A" style:family="table-column">
      <style:table-column-properties style:column-width="1.212cm"/>
    </style:style>
    <style:style style:name="表格1.B" style:family="table-column">
      <style:table-column-properties style:column-width="1cm"/>
    </style:style>
    <style:style style:name="表格1.C" style:family="table-column">
      <style:table-column-properties style:column-width="3.258cm"/>
    </style:style>
    <style:style style:name="表格1.D" style:family="table-column">
      <style:table-column-properties style:column-width="4.38cm"/>
    </style:style>
    <style:style style:name="表格1.E" style:family="table-column">
      <style:table-column-properties style:column-width="4.286cm"/>
    </style:style>
    <style:style style:name="表格1.F" style:family="table-column">
      <style:table-column-properties style:column-width="2.536cm"/>
    </style:style>
    <style:style style:name="表格1.G" style:family="table-column">
      <style:table-column-properties style:column-width="2.732cm"/>
    </style:style>
    <style:style style:name="表格1.H" style:family="table-column">
      <style:table-column-properties style:column-width="2.06cm"/>
    </style:style>
    <style:style style:name="表格1.I" style:family="table-column">
      <style:table-column-properties style:column-width="1.75cm"/>
    </style:style>
    <style:style style:name="表格1.J" style:family="table-column">
      <style:table-column-properties style:column-width="2.342cm"/>
    </style:style>
    <style:style style:name="表格1.1" style:family="table-row">
      <style:table-row-properties style:min-row-height="1.446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="0.75pt solid #000000"/>
    </style:style>
    <style:style style:name="表格1.2" style:family="table-row">
      <style:table-row-properties fo:keep-together="always" style:use-optimal-row-height="false"/>
    </style:style>
    <style:style style:name="表格1.3" style:family="table-row">
      <style:table-row-properties fo:keep-together="always" style:use-optimal-row-height="false"/>
    </style:style>
    <style:style style:name="表格1.4" style:family="table-row">
      <style:table-row-properties fo:keep-together="always" style:use-optimal-row-height="false"/>
    </style:style>
    <style:style style:name="表格1.5" style:family="table-row">
      <style:table-row-properties fo:keep-together="always" style:use-optimal-row-height="false"/>
    </style:style>
    <style:style style:name="表格1.6" style:family="table-row">
      <style:table-row-properties fo:keep-together="always" style:use-optimal-row-height="false"/>
    </style:style>
    <style:style style:name="表格1.7" style:family="table-row">
      <style:table-row-properties fo:keep-together="always" style:use-optimal-row-height="false"/>
    </style:style>
    <style:style style:name="表格1.8" style:family="table-row">
      <style:table-row-properties fo:keep-together="always" style:use-optimal-row-height="false"/>
    </style:style>
    <style:style style:name="表格1.9" style:family="table-row">
      <style:table-row-properties fo:keep-together="always" style:use-optimal-row-height="false"/>
    </style:style>
    <style:style style:name="表格1.A9" style:family="table-cell">
      <style:table-cell-properties fo:padding-left="0.049cm" fo:padding-right="0.049cm" fo:padding-top="0cm" fo:padding-bottom="0cm" fo:border="0.75pt solid #000000"/>
    </style:style>
    <style:style style:name="表格1.B9" style:family="table-cell">
      <style:table-cell-properties fo:padding-left="0.049cm" fo:padding-right="0.049cm" fo:padding-top="0cm" fo:padding-bottom="0cm" fo:border="0.75pt solid #000000"/>
    </style:style>
    <style:style style:name="表格1.C9" style:family="table-cell">
      <style:table-cell-properties fo:padding-left="0.049cm" fo:padding-right="0.049cm" fo:padding-top="0cm" fo:padding-bottom="0cm" fo:border="0.75pt solid #000000"/>
    </style:style>
    <style:style style:name="表格1.D9" style:family="table-cell">
      <style:table-cell-properties fo:padding-left="0.049cm" fo:padding-right="0.049cm" fo:padding-top="0cm" fo:padding-bottom="0cm" fo:border="0.75pt solid #000000"/>
    </style:style>
    <style:style style:name="表格1.E9" style:family="table-cell">
      <style:table-cell-properties fo:padding-left="0.049cm" fo:padding-right="0.049cm" fo:padding-top="0cm" fo:padding-bottom="0cm" fo:border="0.75pt solid #000000"/>
    </style:style>
    <style:style style:name="表格1.F9" style:family="table-cell">
      <style:table-cell-properties fo:padding-left="0.049cm" fo:padding-right="0.049cm" fo:padding-top="0cm" fo:padding-bottom="0cm" fo:border="0.75pt solid #000000"/>
    </style:style>
    <style:style style:name="表格1.G9" style:family="table-cell">
      <style:table-cell-properties fo:padding-left="0.049cm" fo:padding-right="0.049cm" fo:padding-top="0cm" fo:padding-bottom="0cm" fo:border="0.75pt solid #000000"/>
    </style:style>
    <style:style style:name="表格1.H9" style:family="table-cell">
      <style:table-cell-properties fo:padding-left="0.049cm" fo:padding-right="0.049cm" fo:padding-top="0cm" fo:padding-bottom="0cm" fo:border="0.75pt solid #000000"/>
    </style:style>
    <style:style style:name="表格1.I9" style:family="table-cell">
      <style:table-cell-properties fo:padding-left="0.049cm" fo:padding-right="0.049cm" fo:padding-top="0cm" fo:padding-bottom="0cm" fo:border="0.75pt solid #000000"/>
    </style:style>
    <style:style style:name="表格1.J9" style:family="table-cell">
      <style:table-cell-properties fo:padding-left="0.049cm" fo:padding-right="0.049cm" fo:padding-top="0cm" fo:padding-bottom="0cm" fo:border="0.75pt solid #000000"/>
    </style:style>
    <style:style style:name="表格1.10" style:family="table-row">
      <style:table-row-properties fo:keep-together="always" style:use-optimal-row-height="false"/>
    </style:style>
    <style:style style:name="表格1.11" style:family="table-row">
      <style:table-row-properties fo:keep-together="always" style:use-optimal-row-height="false"/>
    </style:style>
    <style:style style:name="表格1.12" style:family="table-row">
      <style:table-row-properties fo:keep-together="always" style:use-optimal-row-height="false"/>
    </style:style>
    <style:style style:name="表格1.13" style:family="table-row">
      <style:table-row-properties fo:keep-together="always" style:use-optimal-row-height="false"/>
    </style:style>
    <style:style style:name="表格1.14" style:family="table-row">
      <style:table-row-properties fo:keep-together="always" style:use-optimal-row-height="false"/>
    </style:style>
    <style:style style:name="表格1.15" style:family="table-row">
      <style:table-row-properties fo:keep-together="always" style:use-optimal-row-height="false"/>
    </style:style>
    <style:style style:name="表格1.16" style:family="table-row">
      <style:table-row-properties fo:keep-together="always" style:use-optimal-row-height="false"/>
    </style:style>
    <style:style style:name="表格1.17" style:family="table-row">
      <style:table-row-properties fo:keep-together="always" style:use-optimal-row-height="false"/>
    </style:style>
    <style:style style:name="表格1.18" style:family="table-row">
      <style:table-row-properties fo:keep-together="always" style:use-optimal-row-height="false"/>
    </style:style>
    <style:style style:name="表格1.19" style:family="table-row">
      <style:table-row-properties fo:keep-together="always" style:use-optimal-row-height="false"/>
    </style:style>
    <style:style style:name="表格1.20" style:family="table-row">
      <style:table-row-properties fo:keep-together="always" style:use-optimal-row-height="false"/>
    </style:style>
    <style:style style:name="表格1.21" style:family="table-row">
      <style:table-row-properties fo:keep-together="always" style:use-optimal-row-height="false"/>
    </style:style>
    <style:style style:name="表格1.22" style:family="table-row">
      <style:table-row-properties fo:keep-together="always" style:use-optimal-row-height="false"/>
    </style:style>
    <style:style style:name="表格1.23" style:family="table-row">
      <style:table-row-properties fo:keep-together="always" style:use-optimal-row-height="false"/>
    </style:style>
    <style:style style:name="表格1.24" style:family="table-row">
      <style:table-row-properties fo:keep-together="always" style:use-optimal-row-height="false"/>
    </style:style>
    <style:style style:name="表格1.25" style:family="table-row">
      <style:table-row-properties fo:keep-together="always" style:use-optimal-row-height="false"/>
    </style:style>
    <style:style style:name="表格1.26" style:family="table-row">
      <style:table-row-properties fo:keep-together="always" style:use-optimal-row-height="false"/>
    </style:style>
    <style:style style:name="表格1.27" style:family="table-row">
      <style:table-row-properties fo:keep-together="always" style:use-optimal-row-height="false"/>
    </style:style>
    <style:style style:name="表格1.28" style:family="table-row">
      <style:table-row-properties fo:keep-together="always" style:use-optimal-row-height="false"/>
    </style:style>
    <style:style style:name="表格1.29" style:family="table-row">
      <style:table-row-properties fo:keep-together="always" style:use-optimal-row-height="false"/>
    </style:style>
    <style:style style:name="表格1.30" style:family="table-row">
      <style:table-row-properties fo:keep-together="always" style:use-optimal-row-height="false"/>
    </style:style>
    <style:style style:name="表格1.31" style:family="table-row">
      <style:table-row-properties fo:keep-together="always" style:use-optimal-row-height="false"/>
    </style:style>
    <style:style style:name="表格1.32" style:family="table-row">
      <style:table-row-properties fo:keep-together="always" style:use-optimal-row-height="false"/>
    </style:style>
    <style:style style:name="表格1.33" style:family="table-row">
      <style:table-row-properties fo:keep-together="always" style:use-optimal-row-height="false"/>
    </style:style>
    <style:style style:name="表格1.34" style:family="table-row">
      <style:table-row-properties fo:keep-together="always" style:use-optimal-row-height="false"/>
    </style:style>
    <style:style style:name="表格1.35" style:family="table-row">
      <style:table-row-properties fo:keep-together="always" style:use-optimal-row-height="false"/>
    </style:style>
    <style:style style:name="表格1.36" style:family="table-row">
      <style:table-row-properties fo:keep-together="always" style:use-optimal-row-height="false"/>
    </style:style>
    <style:style style:name="表格1.37" style:family="table-row">
      <style:table-row-properties fo:keep-together="always" style:use-optimal-row-height="false"/>
    </style:style>
    <style:style style:name="表格1.38" style:family="table-row">
      <style:table-row-properties fo:keep-together="always" style:use-optimal-row-height="false"/>
    </style:style>
    <style:style style:name="表格1.39" style:family="table-row">
      <style:table-row-properties fo:keep-together="always" style:use-optimal-row-height="false"/>
    </style:style>
    <style:style style:name="表格1.40" style:family="table-row">
      <style:table-row-properties fo:keep-together="always" style:use-optimal-row-height="false"/>
    </style:style>
    <style:style style:name="表格1.41" style:family="table-row">
      <style:table-row-properties fo:keep-together="always" style:use-optimal-row-height="false"/>
    </style:style>
    <style:style style:name="表格1.42" style:family="table-row">
      <style:table-row-properties fo:keep-together="always" style:use-optimal-row-height="false"/>
    </style:style>
    <style:style style:name="表格1.43" style:family="table-row">
      <style:table-row-properties fo:keep-together="always" style:use-optimal-row-height="false"/>
    </style:style>
    <style:style style:name="表格1.44" style:family="table-row">
      <style:table-row-properties fo:keep-together="always" style:use-optimal-row-height="false"/>
    </style:style>
    <style:style style:name="表格1.45" style:family="table-row">
      <style:table-row-properties fo:keep-together="always" style:use-optimal-row-height="false"/>
    </style:style>
    <style:style style:name="表格1.46" style:family="table-row">
      <style:table-row-properties fo:keep-together="always" style:use-optimal-row-height="false"/>
    </style:style>
    <style:style style:name="表格1.47" style:family="table-row">
      <style:table-row-properties fo:keep-together="always" style:use-optimal-row-height="false"/>
    </style:style>
    <style:style style:name="表格1.48" style:family="table-row">
      <style:table-row-properties fo:keep-together="always" style:use-optimal-row-height="false"/>
    </style:style>
    <style:style style:name="表格1.49" style:family="table-row">
      <style:table-row-properties fo:keep-together="always" style:use-optimal-row-height="false"/>
    </style:style>
    <style:style style:name="表格1.50" style:family="table-row">
      <style:table-row-properties fo:keep-together="always" style:use-optimal-row-height="false"/>
    </style:style>
    <style:style style:name="表格1.51" style:family="table-row">
      <style:table-row-properties fo:keep-together="always" style:use-optimal-row-height="false"/>
    </style:style>
    <style:style style:name="表格1.52" style:family="table-row">
      <style:table-row-properties fo:keep-together="always" style:use-optimal-row-height="false"/>
    </style:style>
    <style:style style:name="表格1.53" style:family="table-row">
      <style:table-row-properties fo:keep-together="always" style:use-optimal-row-height="false"/>
    </style:style>
    <style:style style:name="表格1.54" style:family="table-row">
      <style:table-row-properties fo:keep-together="always" style:use-optimal-row-height="false"/>
    </style:style>
    <style:style style:name="表格1.55" style:family="table-row">
      <style:table-row-properties fo:keep-together="always" style:use-optimal-row-height="false"/>
    </style:style>
    <style:style style:name="表格1.56" style:family="table-row">
      <style:table-row-properties fo:keep-together="always" style:use-optimal-row-height="false"/>
    </style:style>
    <style:style style:name="表格1.57" style:family="table-row">
      <style:table-row-properties fo:keep-together="always" style:use-optimal-row-height="false"/>
    </style:style>
    <style:style style:name="表格1.58" style:family="table-row">
      <style:table-row-properties fo:keep-together="always" style:use-optimal-row-height="false"/>
    </style:style>
    <style:style style:name="表格1.59" style:family="table-row">
      <style:table-row-properties fo:keep-together="always" style:use-optimal-row-height="false"/>
    </style:style>
    <style:style style:name="表格1.60" style:family="table-row">
      <style:table-row-properties fo:keep-together="always" style:use-optimal-row-height="false"/>
    </style:style>
    <style:style style:name="表格1.61" style:family="table-row">
      <style:table-row-properties fo:keep-together="always" style:use-optimal-row-height="false"/>
    </style:style>
    <style:style style:name="表格1.62" style:family="table-row">
      <style:table-row-properties fo:keep-together="always" style:use-optimal-row-height="false"/>
    </style:style>
    <style:style style:name="表格1.63" style:family="table-row">
      <style:table-row-properties fo:keep-together="always" style:use-optimal-row-height="false"/>
    </style:style>
    <style:style style:name="表格1.A63" style:family="table-cell">
      <style:table-cell-properties style:vertical-align="middle" fo:padding-left="0.049cm" fo:padding-right="0.049cm" fo:padding-top="0cm" fo:padding-bottom="0cm" fo:border-left="0.75pt solid #000000" fo:border-right="0.75pt solid #000000" fo:border-top="0.75pt solid #000000" fo:border-bottom="0.5pt solid #000000"/>
    </style:style>
    <style:style style:name="表格1.64" style:family="table-row">
      <style:table-row-properties fo:keep-together="always" style:use-optimal-row-height="false"/>
    </style:style>
    <style:style style:name="表格1.A64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.65" style:family="table-row">
      <style:table-row-properties style:min-row-height="0.487cm" fo:keep-together="always" style:use-optimal-row-height="false"/>
    </style:style>
    <style:style style:name="表格1.A65" style:family="table-cell">
      <style:table-cell-properties style:vertical-align="middle" fo:padding-left="0.049cm" fo:padding-right="0.049cm" fo:padding-top="0cm" fo:padding-bottom="0cm" fo:border-left="0.75pt solid #000000" fo:border-right="0.75pt solid #000000" fo:border-top="0.5pt solid #000000" fo:border-bottom="0.75pt solid #000000"/>
    </style:style>
    <style:style style:name="表格1.75" style:family="table-row">
      <style:table-row-properties style:min-row-height="0.513cm" fo:keep-together="always" style:use-optimal-row-height="false"/>
    </style:style>
    <style:style style:name="表格1.76" style:family="table-row">
      <style:table-row-properties style:min-row-height="0.561cm" fo:keep-together="always" style:use-optimal-row-height="false"/>
    </style:style>
    <style:style style:name="表格1.77" style:family="table-row">
      <style:table-row-properties fo:keep-together="always" style:use-optimal-row-height="false"/>
    </style:style>
    <style:style style:name="表格1.78" style:family="table-row">
      <style:table-row-properties fo:keep-together="always" style:use-optimal-row-height="false"/>
    </style:style>
    <style:style style:name="表格1.79" style:family="table-row">
      <style:table-row-properties fo:keep-together="always" style:use-optimal-row-height="false"/>
    </style:style>
    <style:style style:name="表格1.80" style:family="table-row">
      <style:table-row-properties style:min-row-height="0.711cm" fo:keep-together="always" style:use-optimal-row-height="false"/>
    </style:style>
    <style:style style:name="表格1.A80" style:family="table-cell">
      <style:table-cell-properties style:vertical-align="middle" fo:padding-left="0.049cm" fo:padding-right="0.049cm" fo:padding-top="0cm" fo:padding-bottom="0cm" fo:border-left="0.75pt solid #000000" fo:border-right="0.75pt solid #000000" fo:border-top="0.75pt solid #000000" fo:border-bottom="none"/>
    </style:style>
    <style:style style:name="表格1.81" style:family="table-row">
      <style:table-row-properties style:min-row-height="0.624cm" fo:keep-together="always" style:use-optimal-row-height="false"/>
    </style:style>
    <style:style style:name="表格1.83" style:family="table-row">
      <style:table-row-properties fo:keep-together="always" style:use-optimal-row-height="false"/>
    </style:style>
    <style:style style:name="表格1.A83" style:family="table-cell">
      <style:table-cell-properties style:vertical-align="middle" fo:padding-left="0.049cm" fo:padding-right="0.049cm" fo:padding-top="0cm" fo:padding-bottom="0cm" fo:border-left="0.75pt solid #000000" fo:border-right="0.75pt solid #000000" fo:border-top="none" fo:border-bottom="none"/>
    </style:style>
    <style:style style:name="表格1.F83" style:family="table-cell">
      <style:table-cell-properties style:vertical-align="middle" fo:padding-left="0.049cm" fo:padding-right="0.049cm" fo:padding-top="0cm" fo:padding-bottom="0cm" fo:border-left="0.75pt solid #000000" fo:border-right="0.75pt solid #000000" fo:border-top="none" fo:border-bottom="0.75pt solid #000000"/>
    </style:style>
    <style:style style:name="表格1.84" style:family="table-row">
      <style:table-row-properties style:min-row-height="0.55cm" fo:keep-together="always" style:use-optimal-row-height="false"/>
    </style:style>
    <style:style style:name="表格1.J105" style:family="table-cell">
      <style:table-cell-properties fo:padding-left="0.049cm" fo:padding-right="0.049cm" fo:padding-top="0cm" fo:padding-bottom="0cm" fo:border="0.75pt solid #000000"/>
    </style:style>
    <style:style style:name="表格1.110" style:family="table-row">
      <style:table-row-properties fo:keep-together="always" style:use-optimal-row-height="false"/>
    </style:style>
    <style:style style:name="表格1.111" style:family="table-row">
      <style:table-row-properties fo:keep-together="always" style:use-optimal-row-height="false"/>
    </style:style>
    <style:style style:name="表格1.112" style:family="table-row">
      <style:table-row-properties fo:keep-together="always" style:use-optimal-row-height="false"/>
    </style:style>
    <style:style style:name="表格1.113" style:family="table-row">
      <style:table-row-properties fo:keep-together="always" style:use-optimal-row-height="false"/>
    </style:style>
    <style:style style:name="表格1.114" style:family="table-row">
      <style:table-row-properties fo:keep-together="always" style:use-optimal-row-height="false"/>
    </style:style>
    <style:style style:name="表格1.115" style:family="table-row">
      <style:table-row-properties fo:keep-together="always" style:use-optimal-row-height="false"/>
    </style:style>
    <style:style style:name="表格1.116" style:family="table-row">
      <style:table-row-properties fo:keep-together="always" style:use-optimal-row-height="false"/>
    </style:style>
    <style:style style:name="表格1.117" style:family="table-row">
      <style:table-row-properties fo:keep-together="always" style:use-optimal-row-height="false"/>
    </style:style>
    <style:style style:name="表格1.118" style:family="table-row">
      <style:table-row-properties fo:keep-together="always" style:use-optimal-row-height="false"/>
    </style:style>
    <style:style style:name="表格1.119" style:family="table-row">
      <style:table-row-properties fo:keep-together="always" style:use-optimal-row-height="false"/>
    </style:style>
    <style:style style:name="表格1.120" style:family="table-row">
      <style:table-row-properties fo:keep-together="always" style:use-optimal-row-height="false"/>
    </style:style>
    <style:style style:name="表格1.121" style:family="table-row">
      <style:table-row-properties fo:keep-together="always" style:use-optimal-row-height="false"/>
    </style:style>
    <style:style style:name="表格1.122" style:family="table-row">
      <style:table-row-properties fo:keep-together="always" style:use-optimal-row-height="false"/>
    </style:style>
    <style:style style:name="表格1.123" style:family="table-row">
      <style:table-row-properties fo:keep-together="always" style:use-optimal-row-height="false"/>
    </style:style>
    <style:style style:name="表格1.124" style:family="table-row">
      <style:table-row-properties fo:keep-together="always" style:use-optimal-row-height="false"/>
    </style:style>
    <style:style style:name="表格1.125" style:family="table-row">
      <style:table-row-properties fo:keep-together="always" style:use-optimal-row-height="false"/>
    </style:style>
    <style:style style:name="表格1.126" style:family="table-row">
      <style:table-row-properties fo:keep-together="always" style:use-optimal-row-height="false"/>
    </style:style>
    <style:style style:name="表格1.127" style:family="table-row">
      <style:table-row-properties fo:keep-together="always" style:use-optimal-row-height="false"/>
    </style:style>
    <style:style style:name="表格1.128" style:family="table-row">
      <style:table-row-properties fo:keep-together="always" style:use-optimal-row-height="false"/>
    </style:style>
    <style:style style:name="表格1.129" style:family="table-row">
      <style:table-row-properties fo:keep-together="always" style:use-optimal-row-height="false"/>
    </style:style>
    <style:style style:name="表格1.130" style:family="table-row">
      <style:table-row-properties fo:keep-together="always" style:use-optimal-row-height="false"/>
    </style:style>
    <style:style style:name="表格1.131" style:family="table-row">
      <style:table-row-properties fo:keep-together="always" style:use-optimal-row-height="false"/>
    </style:style>
    <style:style style:name="表格1.132" style:family="table-row">
      <style:table-row-properties fo:keep-together="always" style:use-optimal-row-height="false"/>
    </style:style>
    <style:style style:name="表格1.133" style:family="table-row">
      <style:table-row-properties fo:keep-together="always" style:use-optimal-row-height="false"/>
    </style:style>
    <style:style style:name="表格1.134" style:family="table-row">
      <style:table-row-properties fo:keep-together="always" style:use-optimal-row-height="false"/>
    </style:style>
    <style:style style:name="表格1.135" style:family="table-row">
      <style:table-row-properties fo:keep-together="always" style:use-optimal-row-height="false"/>
    </style:style>
    <style:style style:name="表格1.136" style:family="table-row">
      <style:table-row-properties fo:keep-together="always" style:use-optimal-row-height="false"/>
    </style:style>
    <style:style style:name="表格1.137" style:family="table-row">
      <style:table-row-properties fo:keep-together="always" style:use-optimal-row-height="false"/>
    </style:style>
    <style:style style:name="表格1.138" style:family="table-row">
      <style:table-row-properties fo:keep-together="always" style:use-optimal-row-height="false"/>
    </style:style>
    <style:style style:name="表格1.139" style:family="table-row">
      <style:table-row-properties fo:keep-together="always" style:use-optimal-row-height="false"/>
    </style:style>
    <style:style style:name="表格1.140" style:family="table-row">
      <style:table-row-properties fo:keep-together="always" style:use-optimal-row-height="false"/>
    </style:style>
    <style:style style:name="表格1.141" style:family="table-row">
      <style:table-row-properties fo:keep-together="always" style:use-optimal-row-height="false"/>
    </style:style>
    <style:style style:name="表格1.142" style:family="table-row">
      <style:table-row-properties fo:keep-together="always" style:use-optimal-row-height="false"/>
    </style:style>
    <style:style style:name="表格1.143" style:family="table-row">
      <style:table-row-properties fo:keep-together="always" style:use-optimal-row-height="false"/>
    </style:style>
    <style:style style:name="表格1.144" style:family="table-row">
      <style:table-row-properties fo:keep-together="always" style:use-optimal-row-height="false"/>
    </style:style>
    <style:style style:name="表格1.145" style:family="table-row">
      <style:table-row-properties fo:keep-together="always" style:use-optimal-row-height="false"/>
    </style:style>
    <style:style style:name="表格1.146" style:family="table-row">
      <style:table-row-properties fo:keep-together="always" style:use-optimal-row-height="false"/>
    </style:style>
    <style:style style:name="表格1.147" style:family="table-row">
      <style:table-row-properties fo:keep-together="always" style:use-optimal-row-height="false"/>
    </style:style>
    <style:style style:name="表格1.148" style:family="table-row">
      <style:table-row-properties fo:keep-together="always" style:use-optimal-row-height="false"/>
    </style:style>
    <style:style style:name="表格1.149" style:family="table-row">
      <style:table-row-properties fo:keep-together="always" style:use-optimal-row-height="false"/>
    </style:style>
    <style:style style:name="表格1.150" style:family="table-row">
      <style:table-row-properties fo:keep-together="always" style:use-optimal-row-height="false"/>
    </style:style>
    <style:style style:name="表格1.151" style:family="table-row">
      <style:table-row-properties fo:keep-together="always" style:use-optimal-row-height="false"/>
    </style:style>
    <style:style style:name="表格1.152" style:family="table-row">
      <style:table-row-properties fo:keep-together="always" style:use-optimal-row-height="false"/>
    </style:style>
    <style:style style:name="表格1.153" style:family="table-row">
      <style:table-row-properties fo:keep-together="always" style:use-optimal-row-height="false"/>
    </style:style>
    <style:style style:name="表格1.154" style:family="table-row">
      <style:table-row-properties fo:keep-together="always" style:use-optimal-row-height="false"/>
    </style:style>
    <style:style style:name="表格1.155" style:family="table-row">
      <style:table-row-properties fo:keep-together="always" style:use-optimal-row-height="false"/>
    </style:style>
    <style:style style:name="表格1.156" style:family="table-row">
      <style:table-row-properties fo:keep-together="always" style:use-optimal-row-height="false"/>
    </style:style>
    <style:style style:name="表格1.157" style:family="table-row">
      <style:table-row-properties fo:keep-together="always" style:use-optimal-row-height="false"/>
    </style:style>
    <style:style style:name="表格1.A157" style:family="table-cell">
      <style:table-cell-properties style:vertical-align="middle" fo:padding-left="0.053cm" fo:padding-right="0.053cm" fo:padding-top="0cm" fo:padding-bottom="0cm" fo:border="0.75pt solid #000000"/>
    </style:style>
    <style:style style:name="表格1.158" style:family="table-row">
      <style:table-row-properties fo:keep-together="always" style:use-optimal-row-height="false"/>
    </style:style>
    <style:style style:name="表格1.159" style:family="table-row">
      <style:table-row-properties fo:keep-together="always" style:use-optimal-row-height="false"/>
    </style:style>
    <style:style style:name="表格1.160" style:family="table-row">
      <style:table-row-properties fo:keep-together="always" style:use-optimal-row-height="false"/>
    </style:style>
    <style:style style:name="表格1.161" style:family="table-row">
      <style:table-row-properties fo:keep-together="always" style:use-optimal-row-height="false"/>
    </style:style>
    <style:style style:name="表格1.162" style:family="table-row">
      <style:table-row-properties fo:keep-together="always" style:use-optimal-row-height="false"/>
    </style:style>
    <style:style style:name="表格1.163" style:family="table-row">
      <style:table-row-properties fo:keep-together="always" style:use-optimal-row-height="false"/>
    </style:style>
    <style:style style:name="表格1.164" style:family="table-row">
      <style:table-row-properties fo:keep-together="always" style:use-optimal-row-height="false"/>
    </style:style>
    <style:style style:name="表格1.165" style:family="table-row">
      <style:table-row-properties fo:keep-together="always" style:use-optimal-row-height="false"/>
    </style:style>
    <style:style style:name="表格1.166" style:family="table-row">
      <style:table-row-properties fo:keep-together="always" style:use-optimal-row-height="false"/>
    </style:style>
    <style:style style:name="表格1.167" style:family="table-row">
      <style:table-row-properties fo:keep-together="always" style:use-optimal-row-height="false"/>
    </style:style>
    <style:style style:name="表格1.168" style:family="table-row">
      <style:table-row-properties fo:keep-together="always" style:use-optimal-row-height="false"/>
    </style:style>
    <style:style style:name="表格1.169" style:family="table-row">
      <style:table-row-properties fo:keep-together="always" style:use-optimal-row-height="false"/>
    </style:style>
    <style:style style:name="表格1.170" style:family="table-row">
      <style:table-row-properties fo:keep-together="always" style:use-optimal-row-height="false"/>
    </style:style>
    <style:style style:name="表格1.171" style:family="table-row">
      <style:table-row-properties fo:keep-together="always" style:use-optimal-row-height="false"/>
    </style:style>
    <style:style style:name="表格1.172" style:family="table-row">
      <style:table-row-properties fo:keep-together="always" style:use-optimal-row-height="false"/>
    </style:style>
    <style:style style:name="表格1.173" style:family="table-row">
      <style:table-row-properties fo:keep-together="always" style:use-optimal-row-height="false"/>
    </style:style>
    <style:style style:name="表格1.174" style:family="table-row">
      <style:table-row-properties fo:keep-together="always" style:use-optimal-row-height="false"/>
    </style:style>
    <style:style style:name="表格1.175" style:family="table-row">
      <style:table-row-properties fo:keep-together="always" style:use-optimal-row-height="false"/>
    </style:style>
    <style:style style:name="表格1.176" style:family="table-row">
      <style:table-row-properties fo:keep-together="always" style:use-optimal-row-height="false"/>
    </style:style>
    <style:style style:name="表格1.177" style:family="table-row">
      <style:table-row-properties fo:keep-together="always" style:use-optimal-row-height="false"/>
    </style:style>
    <style:style style:name="表格1.178" style:family="table-row">
      <style:table-row-properties fo:keep-together="always" style:use-optimal-row-height="false"/>
    </style:style>
    <style:style style:name="表格1.179" style:family="table-row">
      <style:table-row-properties fo:keep-together="always" style:use-optimal-row-height="false"/>
    </style:style>
    <style:style style:name="表格1.180" style:family="table-row">
      <style:table-row-properties fo:keep-together="always" style:use-optimal-row-height="false"/>
    </style:style>
    <style:style style:name="表格1.181" style:family="table-row">
      <style:table-row-properties fo:keep-together="always" style:use-optimal-row-height="false"/>
    </style:style>
    <style:style style:name="表格1.182" style:family="table-row">
      <style:table-row-properties fo:keep-together="always" style:use-optimal-row-height="false"/>
    </style:style>
    <style:style style:name="表格1.183" style:family="table-row">
      <style:table-row-properties fo:keep-together="always" style:use-optimal-row-height="false"/>
    </style:style>
    <style:style style:name="表格1.184" style:family="table-row">
      <style:table-row-properties fo:keep-together="always" style:use-optimal-row-height="false"/>
    </style:style>
    <style:style style:name="表格1.185" style:family="table-row">
      <style:table-row-properties fo:keep-together="always" style:use-optimal-row-height="false"/>
    </style:style>
    <style:style style:name="表格1.186" style:family="table-row">
      <style:table-row-properties fo:keep-together="always" style:use-optimal-row-height="false"/>
    </style:style>
    <style:style style:name="表格1.187" style:family="table-row">
      <style:table-row-properties fo:keep-together="always" style:use-optimal-row-height="false"/>
    </style:style>
    <style:style style:name="表格1.188" style:family="table-row">
      <style:table-row-properties fo:keep-together="always" style:use-optimal-row-height="false"/>
    </style:style>
    <style:style style:name="表格1.189" style:family="table-row">
      <style:table-row-properties fo:keep-together="always" style:use-optimal-row-height="false"/>
    </style:style>
    <style:style style:name="表格1.190" style:family="table-row">
      <style:table-row-properties fo:keep-together="always" style:use-optimal-row-height="false"/>
    </style:style>
    <style:style style:name="表格1.191" style:family="table-row">
      <style:table-row-properties fo:keep-together="always" style:use-optimal-row-height="false"/>
    </style:style>
    <style:style style:name="表格1.192" style:family="table-row">
      <style:table-row-properties fo:keep-together="always" style:use-optimal-row-height="false"/>
    </style:style>
    <style:style style:name="表格1.193" style:family="table-row">
      <style:table-row-properties fo:keep-together="always" style:use-optimal-row-height="false"/>
    </style:style>
    <style:style style:name="表格1.194" style:family="table-row">
      <style:table-row-properties fo:keep-together="always" style:use-optimal-row-height="false"/>
    </style:style>
    <style:style style:name="表格1.195" style:family="table-row">
      <style:table-row-properties fo:keep-together="always" style:use-optimal-row-height="false"/>
    </style:style>
    <style:style style:name="表格1.196" style:family="table-row">
      <style:table-row-properties fo:keep-together="always" style:use-optimal-row-height="false"/>
    </style:style>
    <style:style style:name="表格1.197" style:family="table-row">
      <style:table-row-properties fo:keep-together="always" style:use-optimal-row-height="false"/>
    </style:style>
    <style:style style:name="表格1.198" style:family="table-row">
      <style:table-row-properties fo:keep-together="always" style:use-optimal-row-height="false"/>
    </style:style>
    <style:style style:name="表格1.199" style:family="table-row">
      <style:table-row-properties fo:keep-together="always" style:use-optimal-row-height="false"/>
    </style:style>
    <style:style style:name="表格1.200" style:family="table-row">
      <style:table-row-properties fo:keep-together="always" style:use-optimal-row-height="false"/>
    </style:style>
    <style:style style:name="表格1.201" style:family="table-row">
      <style:table-row-properties fo:keep-together="always" style:use-optimal-row-height="false"/>
    </style:style>
    <style:style style:name="表格1.202" style:family="table-row">
      <style:table-row-properties fo:keep-together="always" style:use-optimal-row-height="false"/>
    </style:style>
    <style:style style:name="表格1.203" style:family="table-row">
      <style:table-row-properties fo:keep-together="always" style:use-optimal-row-height="false"/>
    </style:style>
    <style:style style:name="表格1.204" style:family="table-row">
      <style:table-row-properties fo:keep-together="always" style:use-optimal-row-height="false"/>
    </style:style>
    <style:style style:name="表格1.205" style:family="table-row">
      <style:table-row-properties fo:keep-together="always" style:use-optimal-row-height="false"/>
    </style:style>
    <style:style style:name="表格1.206" style:family="table-row">
      <style:table-row-properties fo:keep-together="always" style:use-optimal-row-height="false"/>
    </style:style>
    <style:style style:name="表格1.207" style:family="table-row">
      <style:table-row-properties fo:keep-together="always" style:use-optimal-row-height="false"/>
    </style:style>
    <style:style style:name="表格1.208" style:family="table-row">
      <style:table-row-properties fo:keep-together="always" style:use-optimal-row-height="false"/>
    </style:style>
    <style:style style:name="表格1.209" style:family="table-row">
      <style:table-row-properties fo:keep-together="always" style:use-optimal-row-height="false"/>
    </style:style>
    <style:style style:name="表格1.210" style:family="table-row">
      <style:table-row-properties fo:keep-together="always" style:use-optimal-row-height="false"/>
    </style:style>
    <style:style style:name="表格1.211" style:family="table-row">
      <style:table-row-properties fo:keep-together="always" style:use-optimal-row-height="false"/>
    </style:style>
    <style:style style:name="表格1.212" style:family="table-row">
      <style:table-row-properties fo:keep-together="always" style:use-optimal-row-height="false"/>
    </style:style>
    <style:style style:name="表格1.213" style:family="table-row">
      <style:table-row-properties fo:keep-together="always" style:use-optimal-row-height="false"/>
    </style:style>
    <style:style style:name="表格1.214" style:family="table-row">
      <style:table-row-properties fo:keep-together="always" style:use-optimal-row-height="false"/>
    </style:style>
    <style:style style:name="表格1.215" style:family="table-row">
      <style:table-row-properties fo:keep-together="always" style:use-optimal-row-height="false"/>
    </style:style>
    <style:style style:name="表格1.216" style:family="table-row">
      <style:table-row-properties fo:keep-together="always" style:use-optimal-row-height="false"/>
    </style:style>
    <style:style style:name="表格1.217" style:family="table-row">
      <style:table-row-properties fo:keep-together="always" style:use-optimal-row-height="false"/>
    </style:style>
    <style:style style:name="表格1.218" style:family="table-row">
      <style:table-row-properties fo:keep-together="always" style:use-optimal-row-height="false"/>
    </style:style>
    <style:style style:name="表格1.219" style:family="table-row">
      <style:table-row-properties fo:keep-together="always" style:use-optimal-row-height="false"/>
    </style:style>
    <style:style style:name="表格1.220" style:family="table-row">
      <style:table-row-properties fo:keep-together="always" style:use-optimal-row-height="false"/>
    </style:style>
    <style:style style:name="表格1.221" style:family="table-row">
      <style:table-row-properties fo:keep-together="always" style:use-optimal-row-height="false"/>
    </style:style>
    <style:style style:name="表格1.222" style:family="table-row">
      <style:table-row-properties fo:keep-together="always" style:use-optimal-row-height="false"/>
    </style:style>
    <style:style style:name="表格1.223" style:family="table-row">
      <style:table-row-properties fo:keep-together="always" style:use-optimal-row-height="false"/>
    </style:style>
    <style:style style:name="表格1.224" style:family="table-row">
      <style:table-row-properties fo:keep-together="always" style:use-optimal-row-height="false"/>
    </style:style>
    <style:style style:name="表格1.225" style:family="table-row">
      <style:table-row-properties fo:keep-together="always" style:use-optimal-row-height="false"/>
    </style:style>
    <style:style style:name="表格1.226" style:family="table-row">
      <style:table-row-properties fo:keep-together="always" style:use-optimal-row-height="false"/>
    </style:style>
    <style:style style:name="表格1.227" style:family="table-row">
      <style:table-row-properties fo:keep-together="always" style:use-optimal-row-height="false"/>
    </style:style>
    <style:style style:name="表格1.228" style:family="table-row">
      <style:table-row-properties fo:keep-together="always" style:use-optimal-row-height="false"/>
    </style:style>
    <style:style style:name="表格1.229" style:family="table-row">
      <style:table-row-properties fo:keep-together="always" style:use-optimal-row-height="false"/>
    </style:style>
    <style:style style:name="表格1.230" style:family="table-row">
      <style:table-row-properties fo:keep-together="always" style:use-optimal-row-height="false"/>
    </style:style>
    <style:style style:name="表格1.231" style:family="table-row">
      <style:table-row-properties fo:keep-together="always" style:use-optimal-row-height="false"/>
    </style:style>
    <style:style style:name="表格1.232" style:family="table-row">
      <style:table-row-properties fo:keep-together="always" style:use-optimal-row-height="false"/>
    </style:style>
    <style:style style:name="表格1.233" style:family="table-row">
      <style:table-row-properties fo:keep-together="always" style:use-optimal-row-height="false"/>
    </style:style>
    <style:style style:name="表格1.234" style:family="table-row">
      <style:table-row-properties fo:keep-together="always" style:use-optimal-row-height="false"/>
    </style:style>
    <style:style style:name="表格1.235" style:family="table-row">
      <style:table-row-properties fo:keep-together="always" style:use-optimal-row-height="false"/>
    </style:style>
    <style:style style:name="表格1.236" style:family="table-row">
      <style:table-row-properties fo:keep-together="always" style:use-optimal-row-height="false"/>
    </style:style>
    <style:style style:name="表格1.237" style:family="table-row">
      <style:table-row-properties fo:keep-together="always" style:use-optimal-row-height="false"/>
    </style:style>
    <style:style style:name="表格1.238" style:family="table-row">
      <style:table-row-properties fo:keep-together="always" style:use-optimal-row-height="false"/>
    </style:style>
    <style:style style:name="表格1.239" style:family="table-row">
      <style:table-row-properties fo:keep-together="always" style:use-optimal-row-height="false"/>
    </style:style>
    <style:style style:name="表格1.240" style:family="table-row">
      <style:table-row-properties fo:keep-together="always" style:use-optimal-row-height="false"/>
    </style:style>
    <style:style style:name="表格1.241" style:family="table-row">
      <style:table-row-properties fo:keep-together="always" style:use-optimal-row-height="false"/>
    </style:style>
    <style:style style:name="表格1.242" style:family="table-row">
      <style:table-row-properties fo:keep-together="always" style:use-optimal-row-height="false"/>
    </style:style>
    <style:style style:name="表格1.243" style:family="table-row">
      <style:table-row-properties fo:keep-together="always" style:use-optimal-row-height="false"/>
    </style:style>
    <style:style style:name="表格1.244" style:family="table-row">
      <style:table-row-properties fo:keep-together="always" style:use-optimal-row-height="false"/>
    </style:style>
    <style:style style:name="表格1.245" style:family="table-row">
      <style:table-row-properties fo:keep-together="always" style:use-optimal-row-height="false"/>
    </style:style>
    <style:style style:name="表格1.246" style:family="table-row">
      <style:table-row-properties fo:keep-together="always" style:use-optimal-row-height="false"/>
    </style:style>
    <style:style style:name="表格1.247" style:family="table-row">
      <style:table-row-properties fo:keep-together="always" style:use-optimal-row-height="false"/>
    </style:style>
    <style:style style:name="表格1.248" style:family="table-row">
      <style:table-row-properties fo:keep-together="always" style:use-optimal-row-height="false"/>
    </style:style>
    <style:style style:name="表格1.249" style:family="table-row">
      <style:table-row-properties fo:keep-together="always" style:use-optimal-row-height="false"/>
    </style:style>
    <style:style style:name="表格1.250" style:family="table-row">
      <style:table-row-properties fo:keep-together="always" style:use-optimal-row-height="false"/>
    </style:style>
    <style:style style:name="表格1.251" style:family="table-row">
      <style:table-row-properties fo:keep-together="always" style:use-optimal-row-height="false"/>
    </style:style>
    <style:style style:name="表格1.252" style:family="table-row">
      <style:table-row-properties fo:keep-together="always" style:use-optimal-row-height="false"/>
    </style:style>
    <style:style style:name="表格1.253" style:family="table-row">
      <style:table-row-properties fo:keep-together="always" style:use-optimal-row-height="false"/>
    </style:style>
    <style:style style:name="表格1.254" style:family="table-row">
      <style:table-row-properties fo:keep-together="always" style:use-optimal-row-height="false"/>
    </style:style>
    <style:style style:name="表格1.255" style:family="table-row">
      <style:table-row-properties fo:keep-together="always" style:use-optimal-row-height="false"/>
    </style:style>
    <style:style style:name="表格1.256" style:family="table-row">
      <style:table-row-properties fo:keep-together="always" style:use-optimal-row-height="false"/>
    </style:style>
    <style:style style:name="表格1.257" style:family="table-row">
      <style:table-row-properties style:min-row-height="0.649cm" fo:keep-together="always" style:use-optimal-row-height="false"/>
    </style:style>
    <style:style style:name="表格1.258" style:family="table-row">
      <style:table-row-properties fo:keep-together="always" style:use-optimal-row-height="false"/>
    </style:style>
    <style:style style:name="表格1.259" style:family="table-row">
      <style:table-row-properties fo:keep-together="always" style:use-optimal-row-height="false"/>
    </style:style>
    <style:style style:name="表格1.260" style:family="table-row">
      <style:table-row-properties fo:keep-together="always" style:use-optimal-row-height="false"/>
    </style:style>
    <style:style style:name="表格1.261" style:family="table-row">
      <style:table-row-properties fo:keep-together="always" style:use-optimal-row-height="false"/>
    </style:style>
    <style:style style:name="表格1.H261" style:family="table-cell">
      <style:table-cell-properties style:vertical-align="middle" fo:padding-left="0.053cm" fo:padding-right="0.053cm" fo:padding-top="0cm" fo:padding-bottom="0cm" fo:border-left="0.75pt solid #000000" fo:border-right="0.75pt solid #000000" fo:border-top="0.75pt solid #000000" fo:border-bottom="0.5pt solid #000000"/>
    </style:style>
    <style:style style:name="表格1.262" style:family="table-row">
      <style:table-row-properties style:min-row-height="0.984cm" fo:keep-together="always" style:use-optimal-row-height="false"/>
    </style:style>
    <style:style style:name="表格1.H262" style:family="table-cell">
      <style:table-cell-properties style:vertical-align="middle" fo:padding-left="0.053cm" fo:padding-right="0.053cm" fo:padding-top="0cm" fo:padding-bottom="0cm" fo:border-left="0.75pt solid #000000" fo:border-right="0.75pt solid #000000" fo:border-top="0.5pt solid #000000" fo:border-bottom="0.75pt solid #000000"/>
    </style:style>
    <style:style style:name="表格1.263" style:family="table-row">
      <style:table-row-properties fo:keep-together="always" style:use-optimal-row-height="false"/>
    </style:style>
    <style:style style:name="表格1.264" style:family="table-row">
      <style:table-row-properties fo:keep-together="always" style:use-optimal-row-height="false"/>
    </style:style>
    <style:style style:name="表格1.265" style:family="table-row">
      <style:table-row-properties fo:keep-together="always" style:use-optimal-row-height="false"/>
    </style:style>
    <style:style style:name="表格1.266" style:family="table-row">
      <style:table-row-properties style:min-row-height="0.97cm" fo:keep-together="always" style:use-optimal-row-height="false"/>
    </style:style>
    <style:style style:name="表格1.267" style:family="table-row">
      <style:table-row-properties fo:keep-together="always" style:use-optimal-row-height="false"/>
    </style:style>
    <style:style style:name="表格1.268" style:family="table-row">
      <style:table-row-properties fo:keep-together="always" style:use-optimal-row-height="false"/>
    </style:style>
    <style:style style:name="表格1.269" style:family="table-row">
      <style:table-row-properties fo:keep-together="always" style:use-optimal-row-height="false"/>
    </style:style>
    <style:style style:name="表格1.270" style:family="table-row">
      <style:table-row-properties fo:keep-together="always" style:use-optimal-row-height="false"/>
    </style:style>
    <style:style style:name="表格1.271" style:family="table-row">
      <style:table-row-properties fo:keep-together="always" style:use-optimal-row-height="false"/>
    </style:style>
    <style:style style:name="表格1.272" style:family="table-row">
      <style:table-row-properties fo:keep-together="always" style:use-optimal-row-height="false"/>
    </style:style>
    <style:style style:name="表格1.273" style:family="table-row">
      <style:table-row-properties style:min-row-height="0.967cm" fo:keep-together="always" style:use-optimal-row-height="false"/>
    </style:style>
    <style:style style:name="表格1.274" style:family="table-row">
      <style:table-row-properties fo:keep-together="always" style:use-optimal-row-height="false"/>
    </style:style>
    <style:style style:name="表格1.275" style:family="table-row">
      <style:table-row-properties fo:keep-together="always" style:use-optimal-row-height="false"/>
    </style:style>
    <style:style style:name="表格1.276" style:family="table-row">
      <style:table-row-properties fo:keep-together="always" style:use-optimal-row-height="false"/>
    </style:style>
    <style:style style:name="表格1.277" style:family="table-row">
      <style:table-row-properties fo:keep-together="always" style:use-optimal-row-height="false"/>
    </style:style>
    <style:style style:name="表格1.278" style:family="table-row">
      <style:table-row-properties fo:keep-together="always" style:use-optimal-row-height="false"/>
    </style:style>
    <style:style style:name="表格1.H278" style:family="table-cell">
      <style:table-cell-properties style:vertical-align="middle" fo:padding-left="0.053cm" fo:padding-right="0.053cm" fo:padding-top="0cm" fo:padding-bottom="0cm" fo:border-left="0.75pt solid #000000" fo:border-right="0.75pt solid #000000" fo:border-top="0.5pt solid #000000" fo:border-bottom="0.5pt solid #000000"/>
    </style:style>
    <style:style style:name="表格1.279" style:family="table-row">
      <style:table-row-properties fo:keep-together="always" style:use-optimal-row-height="false"/>
    </style:style>
    <style:style style:name="表格1.280" style:family="table-row">
      <style:table-row-properties fo:keep-together="always" style:use-optimal-row-height="false"/>
    </style:style>
    <style:style style:name="表格1.281" style:family="table-row">
      <style:table-row-properties fo:keep-together="always" style:use-optimal-row-height="false"/>
    </style:style>
    <style:style style:name="表格1.282" style:family="table-row">
      <style:table-row-properties fo:keep-together="always" style:use-optimal-row-height="false"/>
    </style:style>
    <style:style style:name="表格1.283" style:family="table-row">
      <style:table-row-properties fo:keep-together="always" style:use-optimal-row-height="false"/>
    </style:style>
    <style:style style:name="表格1.284" style:family="table-row">
      <style:table-row-properties fo:keep-together="always" style:use-optimal-row-height="false"/>
    </style:style>
    <style:style style:name="表格1.285" style:family="table-row">
      <style:table-row-properties fo:keep-together="always" style:use-optimal-row-height="false"/>
    </style:style>
    <style:style style:name="表格1.286" style:family="table-row">
      <style:table-row-properties fo:keep-together="always" style:use-optimal-row-height="false"/>
    </style:style>
    <style:style style:name="表格1.287" style:family="table-row">
      <style:table-row-properties fo:keep-together="always" style:use-optimal-row-height="false"/>
    </style:style>
    <style:style style:name="表格1.288" style:family="table-row">
      <style:table-row-properties fo:keep-together="always" style:use-optimal-row-height="false"/>
    </style:style>
    <style:style style:name="表格1.289" style:family="table-row">
      <style:table-row-properties fo:keep-together="always" style:use-optimal-row-height="false"/>
    </style:style>
    <style:style style:name="表格1.290" style:family="table-row">
      <style:table-row-properties fo:keep-together="always" style:use-optimal-row-height="false"/>
    </style:style>
    <style:style style:name="表格1.291" style:family="table-row">
      <style:table-row-properties fo:keep-together="always" style:use-optimal-row-height="false"/>
    </style:style>
    <style:style style:name="表格1.292" style:family="table-row">
      <style:table-row-properties fo:keep-together="always" style:use-optimal-row-height="false"/>
    </style:style>
    <style:style style:name="表格1.293" style:family="table-row">
      <style:table-row-properties fo:keep-together="always" style:use-optimal-row-height="false"/>
    </style:style>
    <style:style style:name="表格1.294" style:family="table-row">
      <style:table-row-properties fo:keep-together="always" style:use-optimal-row-height="false"/>
    </style:style>
    <style:style style:name="表格1.295" style:family="table-row">
      <style:table-row-properties fo:keep-together="always" style:use-optimal-row-height="false"/>
    </style:style>
    <style:style style:name="表格1.296" style:family="table-row">
      <style:table-row-properties fo:keep-together="always" style:use-optimal-row-height="false"/>
    </style:style>
    <style:style style:name="表格1.297" style:family="table-row">
      <style:table-row-properties fo:keep-together="always" style:use-optimal-row-height="false"/>
    </style:style>
    <style:style style:name="表格1.298" style:family="table-row">
      <style:table-row-properties fo:keep-together="always" style:use-optimal-row-height="false"/>
    </style:style>
    <style:style style:name="表格1.299" style:family="table-row">
      <style:table-row-properties fo:keep-together="always" style:use-optimal-row-height="false"/>
    </style:style>
    <style:style style:name="表格1.300" style:family="table-row">
      <style:table-row-properties fo:keep-together="always" style:use-optimal-row-height="false"/>
    </style:style>
    <style:style style:name="表格1.301" style:family="table-row">
      <style:table-row-properties fo:keep-together="always" style:use-optimal-row-height="false"/>
    </style:style>
    <style:style style:name="表格1.302" style:family="table-row">
      <style:table-row-properties fo:keep-together="always" style:use-optimal-row-height="false"/>
    </style:style>
    <style:style style:name="表格1.A302" style:family="table-cell">
      <style:table-cell-properties fo:padding-left="0.053cm" fo:padding-right="0.053cm" fo:padding-top="0cm" fo:padding-bottom="0cm" fo:border="0.75pt solid #000000"/>
    </style:style>
    <style:style style:name="表格1.B302" style:family="table-cell">
      <style:table-cell-properties fo:padding-left="0.053cm" fo:padding-right="0.053cm" fo:padding-top="0cm" fo:padding-bottom="0cm" fo:border="0.75pt solid #000000"/>
    </style:style>
    <style:style style:name="表格1.C302" style:family="table-cell">
      <style:table-cell-properties fo:padding-left="0.053cm" fo:padding-right="0.053cm" fo:padding-top="0cm" fo:padding-bottom="0cm" fo:border="0.75pt solid #000000"/>
    </style:style>
    <style:style style:name="表格1.D302" style:family="table-cell">
      <style:table-cell-properties fo:padding-left="0.053cm" fo:padding-right="0.053cm" fo:padding-top="0cm" fo:padding-bottom="0cm" fo:border="0.75pt solid #000000"/>
    </style:style>
    <style:style style:name="表格1.E302" style:family="table-cell">
      <style:table-cell-properties fo:padding-left="0.053cm" fo:padding-right="0.053cm" fo:padding-top="0cm" fo:padding-bottom="0cm" fo:border="0.75pt solid #000000"/>
    </style:style>
    <style:style style:name="表格1.F302" style:family="table-cell">
      <style:table-cell-properties fo:padding-left="0.053cm" fo:padding-right="0.053cm" fo:padding-top="0cm" fo:padding-bottom="0cm" fo:border="0.75pt solid #000000"/>
    </style:style>
    <style:style style:name="表格1.G302" style:family="table-cell">
      <style:table-cell-properties fo:padding-left="0.053cm" fo:padding-right="0.053cm" fo:padding-top="0cm" fo:padding-bottom="0cm" fo:border="0.75pt solid #000000"/>
    </style:style>
    <style:style style:name="表格1.H302" style:family="table-cell">
      <style:table-cell-properties fo:padding-left="0.053cm" fo:padding-right="0.053cm" fo:padding-top="0cm" fo:padding-bottom="0cm" fo:border="0.75pt solid #000000"/>
    </style:style>
    <style:style style:name="表格1.I302" style:family="table-cell">
      <style:table-cell-properties fo:padding-left="0.053cm" fo:padding-right="0.053cm" fo:padding-top="0cm" fo:padding-bottom="0cm" fo:border="0.75pt solid #000000"/>
    </style:style>
    <style:style style:name="表格1.J302" style:family="table-cell">
      <style:table-cell-properties fo:padding-left="0.053cm" fo:padding-right="0.053cm" fo:padding-top="0cm" fo:padding-bottom="0cm" fo:border="0.75pt solid #000000"/>
    </style:style>
    <style:style style:name="表格1.303" style:family="table-row">
      <style:table-row-properties fo:keep-together="always" style:use-optimal-row-height="false"/>
    </style:style>
    <style:style style:name="表格1.304" style:family="table-row">
      <style:table-row-properties fo:keep-together="always" style:use-optimal-row-height="false"/>
    </style:style>
    <style:style style:name="表格1.305" style:family="table-row">
      <style:table-row-properties fo:keep-together="always" style:use-optimal-row-height="false"/>
    </style:style>
    <style:style style:name="表格1.306" style:family="table-row">
      <style:table-row-properties fo:keep-together="always" style:use-optimal-row-height="false"/>
    </style:style>
    <style:style style:name="表格1.307" style:family="table-row">
      <style:table-row-properties fo:keep-together="always" style:use-optimal-row-height="false"/>
    </style:style>
    <style:style style:name="表格1.308" style:family="table-row">
      <style:table-row-properties fo:keep-together="always" style:use-optimal-row-height="false"/>
    </style:style>
    <style:style style:name="表格1.309" style:family="table-row">
      <style:table-row-properties style:min-row-height="0.66cm" fo:keep-together="always" style:use-optimal-row-height="false"/>
    </style:style>
    <style:style style:name="表格1.A309" style:family="table-cell">
      <style:table-cell-properties style:vertical-align="middle" fo:padding-left="0.053cm" fo:padding-right="0.053cm" fo:padding-top="0cm" fo:padding-bottom="0cm" fo:border="0.5pt solid #000000"/>
    </style:style>
    <style:style style:name="表格1.A327" style:family="table-cell">
      <style:table-cell-properties fo:padding-left="0.053cm" fo:padding-right="0.053cm" fo:padding-top="0cm" fo:padding-bottom="0cm" fo:border="0.5pt solid #000000"/>
    </style:style>
    <style:style style:name="表格1.B327" style:family="table-cell">
      <style:table-cell-properties fo:padding-left="0.053cm" fo:padding-right="0.053cm" fo:padding-top="0cm" fo:padding-bottom="0cm" fo:border="0.5pt solid #000000"/>
    </style:style>
    <style:style style:name="表格1.C327" style:family="table-cell">
      <style:table-cell-properties fo:padding-left="0.053cm" fo:padding-right="0.053cm" fo:padding-top="0cm" fo:padding-bottom="0cm" fo:border="0.5pt solid #000000"/>
    </style:style>
    <style:style style:name="表格1.D327" style:family="table-cell">
      <style:table-cell-properties fo:padding-left="0.053cm" fo:padding-right="0.053cm" fo:padding-top="0cm" fo:padding-bottom="0cm" fo:border="0.5pt solid #000000"/>
    </style:style>
    <style:style style:name="表格1.E327" style:family="table-cell">
      <style:table-cell-properties fo:padding-left="0.053cm" fo:padding-right="0.053cm" fo:padding-top="0cm" fo:padding-bottom="0cm" fo:border="0.5pt solid #000000"/>
    </style:style>
    <style:style style:name="表格1.F327" style:family="table-cell">
      <style:table-cell-properties fo:padding-left="0.053cm" fo:padding-right="0.053cm" fo:padding-top="0cm" fo:padding-bottom="0cm" fo:border="0.5pt solid #000000"/>
    </style:style>
    <style:style style:name="表格1.G327" style:family="table-cell">
      <style:table-cell-properties fo:padding-left="0.053cm" fo:padding-right="0.053cm" fo:padding-top="0cm" fo:padding-bottom="0cm" fo:border="0.5pt solid #000000"/>
    </style:style>
    <style:style style:name="表格1.H327" style:family="table-cell">
      <style:table-cell-properties fo:padding-left="0.053cm" fo:padding-right="0.053cm" fo:padding-top="0cm" fo:padding-bottom="0cm" fo:border="0.5pt solid #000000"/>
    </style:style>
    <style:style style:name="表格1.I327" style:family="table-cell">
      <style:table-cell-properties fo:padding-left="0.053cm" fo:padding-right="0.053cm" fo:padding-top="0cm" fo:padding-bottom="0cm" fo:border="0.5pt solid #000000"/>
    </style:style>
    <style:style style:name="表格1.J327" style:family="table-cell">
      <style:table-cell-properties fo:padding-left="0.053cm" fo:padding-right="0.053cm" fo:padding-top="0cm" fo:padding-bottom="0cm" fo:border="0.5pt solid #000000"/>
    </style:style>
    <style:style style:name="表格1.A328" style:family="table-cell">
      <style:table-cell-properties fo:padding-left="0.053cm" fo:padding-right="0.053cm" fo:padding-top="0cm" fo:padding-bottom="0cm" fo:border="0.5pt solid #000000"/>
    </style:style>
    <style:style style:name="表格1.B328" style:family="table-cell">
      <style:table-cell-properties fo:padding-left="0.053cm" fo:padding-right="0.053cm" fo:padding-top="0cm" fo:padding-bottom="0cm" fo:border="0.5pt solid #000000"/>
    </style:style>
    <style:style style:name="表格1.C328" style:family="table-cell">
      <style:table-cell-properties fo:padding-left="0.053cm" fo:padding-right="0.053cm" fo:padding-top="0cm" fo:padding-bottom="0cm" fo:border="0.5pt solid #000000"/>
    </style:style>
    <style:style style:name="表格1.D328" style:family="table-cell">
      <style:table-cell-properties fo:padding-left="0.053cm" fo:padding-right="0.053cm" fo:padding-top="0cm" fo:padding-bottom="0cm" fo:border="0.5pt solid #000000"/>
    </style:style>
    <style:style style:name="表格1.E328" style:family="table-cell">
      <style:table-cell-properties fo:padding-left="0.053cm" fo:padding-right="0.053cm" fo:padding-top="0cm" fo:padding-bottom="0cm" fo:border="0.5pt solid #000000"/>
    </style:style>
    <style:style style:name="表格1.F328" style:family="table-cell">
      <style:table-cell-properties fo:padding-left="0.053cm" fo:padding-right="0.053cm" fo:padding-top="0cm" fo:padding-bottom="0cm" fo:border="0.5pt solid #000000"/>
    </style:style>
    <style:style style:name="表格1.G328" style:family="table-cell">
      <style:table-cell-properties fo:padding-left="0.053cm" fo:padding-right="0.053cm" fo:padding-top="0cm" fo:padding-bottom="0cm" fo:border="0.5pt solid #000000"/>
    </style:style>
    <style:style style:name="表格1.H328" style:family="table-cell">
      <style:table-cell-properties fo:padding-left="0.053cm" fo:padding-right="0.053cm" fo:padding-top="0cm" fo:padding-bottom="0cm" fo:border="0.5pt solid #000000"/>
    </style:style>
    <style:style style:name="表格1.I328" style:family="table-cell">
      <style:table-cell-properties fo:padding-left="0.053cm" fo:padding-right="0.053cm" fo:padding-top="0cm" fo:padding-bottom="0cm" fo:border="0.5pt solid #000000"/>
    </style:style>
    <style:style style:name="表格1.J328" style:family="table-cell">
      <style:table-cell-properties fo:padding-left="0.053cm" fo:padding-right="0.053cm" fo:padding-top="0cm" fo:padding-bottom="0cm" fo:border="0.5pt solid #000000"/>
    </style:style>
    <style:style style:name="表格1.A329" style:family="table-cell">
      <style:table-cell-properties fo:padding-left="0.053cm" fo:padding-right="0.053cm" fo:padding-top="0cm" fo:padding-bottom="0cm" fo:border="0.5pt solid #000000"/>
    </style:style>
    <style:style style:name="表格1.B329" style:family="table-cell">
      <style:table-cell-properties fo:padding-left="0.053cm" fo:padding-right="0.053cm" fo:padding-top="0cm" fo:padding-bottom="0cm" fo:border="0.5pt solid #000000"/>
    </style:style>
    <style:style style:name="表格1.C329" style:family="table-cell">
      <style:table-cell-properties fo:padding-left="0.053cm" fo:padding-right="0.053cm" fo:padding-top="0cm" fo:padding-bottom="0cm" fo:border="0.5pt solid #000000"/>
    </style:style>
    <style:style style:name="表格1.D329" style:family="table-cell">
      <style:table-cell-properties fo:padding-left="0.053cm" fo:padding-right="0.053cm" fo:padding-top="0cm" fo:padding-bottom="0cm" fo:border="0.5pt solid #000000"/>
    </style:style>
    <style:style style:name="表格1.E329" style:family="table-cell">
      <style:table-cell-properties fo:padding-left="0.053cm" fo:padding-right="0.053cm" fo:padding-top="0cm" fo:padding-bottom="0cm" fo:border="0.5pt solid #000000"/>
    </style:style>
    <style:style style:name="表格1.F329" style:family="table-cell">
      <style:table-cell-properties fo:padding-left="0.053cm" fo:padding-right="0.053cm" fo:padding-top="0cm" fo:padding-bottom="0cm" fo:border="0.5pt solid #000000"/>
    </style:style>
    <style:style style:name="表格1.G329" style:family="table-cell">
      <style:table-cell-properties fo:padding-left="0.053cm" fo:padding-right="0.053cm" fo:padding-top="0cm" fo:padding-bottom="0cm" fo:border="0.5pt solid #000000"/>
    </style:style>
    <style:style style:name="表格1.H329" style:family="table-cell">
      <style:table-cell-properties fo:padding-left="0.053cm" fo:padding-right="0.053cm" fo:padding-top="0cm" fo:padding-bottom="0cm" fo:border="0.5pt solid #000000"/>
    </style:style>
    <style:style style:name="表格1.I329" style:family="table-cell">
      <style:table-cell-properties fo:padding-left="0.053cm" fo:padding-right="0.053cm" fo:padding-top="0cm" fo:padding-bottom="0cm" fo:border="0.5pt solid #000000"/>
    </style:style>
    <style:style style:name="表格1.J329" style:family="table-cell">
      <style:table-cell-properties fo:padding-left="0.053cm" fo:padding-right="0.053cm" fo:padding-top="0cm" fo:padding-bottom="0cm" fo:border="0.5pt solid #000000"/>
    </style:style>
    <style:style style:name="表格1.A330" style:family="table-cell">
      <style:table-cell-properties fo:padding-left="0.053cm" fo:padding-right="0.053cm" fo:padding-top="0cm" fo:padding-bottom="0cm" fo:border="0.5pt solid #000000"/>
    </style:style>
    <style:style style:name="表格1.B330" style:family="table-cell">
      <style:table-cell-properties fo:padding-left="0.053cm" fo:padding-right="0.053cm" fo:padding-top="0cm" fo:padding-bottom="0cm" fo:border="0.5pt solid #000000"/>
    </style:style>
    <style:style style:name="表格1.C330" style:family="table-cell">
      <style:table-cell-properties fo:padding-left="0.053cm" fo:padding-right="0.053cm" fo:padding-top="0cm" fo:padding-bottom="0cm" fo:border="0.5pt solid #000000"/>
    </style:style>
    <style:style style:name="表格1.D330" style:family="table-cell">
      <style:table-cell-properties fo:padding-left="0.053cm" fo:padding-right="0.053cm" fo:padding-top="0cm" fo:padding-bottom="0cm" fo:border="0.5pt solid #000000"/>
    </style:style>
    <style:style style:name="表格1.E330" style:family="table-cell">
      <style:table-cell-properties fo:padding-left="0.053cm" fo:padding-right="0.053cm" fo:padding-top="0cm" fo:padding-bottom="0cm" fo:border="0.5pt solid #000000"/>
    </style:style>
    <style:style style:name="表格1.F330" style:family="table-cell">
      <style:table-cell-properties fo:padding-left="0.053cm" fo:padding-right="0.053cm" fo:padding-top="0cm" fo:padding-bottom="0cm" fo:border="0.5pt solid #000000"/>
    </style:style>
    <style:style style:name="表格1.G330" style:family="table-cell">
      <style:table-cell-properties fo:padding-left="0.053cm" fo:padding-right="0.053cm" fo:padding-top="0cm" fo:padding-bottom="0cm" fo:border="0.5pt solid #000000"/>
    </style:style>
    <style:style style:name="表格1.H330" style:family="table-cell">
      <style:table-cell-properties fo:padding-left="0.053cm" fo:padding-right="0.053cm" fo:padding-top="0cm" fo:padding-bottom="0cm" fo:border="0.5pt solid #000000"/>
    </style:style>
    <style:style style:name="表格1.I330" style:family="table-cell">
      <style:table-cell-properties fo:padding-left="0.053cm" fo:padding-right="0.053cm" fo:padding-top="0cm" fo:padding-bottom="0cm" fo:border="0.5pt solid #000000"/>
    </style:style>
    <style:style style:name="表格1.J330" style:family="table-cell">
      <style:table-cell-properties fo:padding-left="0.053cm" fo:padding-right="0.053cm" fo:padding-top="0cm" fo:padding-bottom="0cm" fo:border="0.5pt solid #000000"/>
    </style:style>
    <style:style style:name="表格1.A331" style:family="table-cell">
      <style:table-cell-properties fo:padding-left="0.053cm" fo:padding-right="0.053cm" fo:padding-top="0cm" fo:padding-bottom="0cm" fo:border="0.5pt solid #000000"/>
    </style:style>
    <style:style style:name="表格1.B331" style:family="table-cell">
      <style:table-cell-properties fo:padding-left="0.053cm" fo:padding-right="0.053cm" fo:padding-top="0cm" fo:padding-bottom="0cm" fo:border="0.5pt solid #000000"/>
    </style:style>
    <style:style style:name="表格1.C331" style:family="table-cell">
      <style:table-cell-properties fo:padding-left="0.053cm" fo:padding-right="0.053cm" fo:padding-top="0cm" fo:padding-bottom="0cm" fo:border="0.5pt solid #000000"/>
    </style:style>
    <style:style style:name="表格1.D331" style:family="table-cell">
      <style:table-cell-properties fo:padding-left="0.053cm" fo:padding-right="0.053cm" fo:padding-top="0cm" fo:padding-bottom="0cm" fo:border="0.5pt solid #000000"/>
    </style:style>
    <style:style style:name="表格1.E331" style:family="table-cell">
      <style:table-cell-properties fo:padding-left="0.053cm" fo:padding-right="0.053cm" fo:padding-top="0cm" fo:padding-bottom="0cm" fo:border="0.5pt solid #000000"/>
    </style:style>
    <style:style style:name="表格1.F331" style:family="table-cell">
      <style:table-cell-properties fo:padding-left="0.053cm" fo:padding-right="0.053cm" fo:padding-top="0cm" fo:padding-bottom="0cm" fo:border="0.5pt solid #000000"/>
    </style:style>
    <style:style style:name="表格1.G331" style:family="table-cell">
      <style:table-cell-properties fo:padding-left="0.053cm" fo:padding-right="0.053cm" fo:padding-top="0cm" fo:padding-bottom="0cm" fo:border="0.5pt solid #000000"/>
    </style:style>
    <style:style style:name="表格1.H331" style:family="table-cell">
      <style:table-cell-properties fo:padding-left="0.053cm" fo:padding-right="0.053cm" fo:padding-top="0cm" fo:padding-bottom="0cm" fo:border="0.5pt solid #000000"/>
    </style:style>
    <style:style style:name="表格1.I331" style:family="table-cell">
      <style:table-cell-properties fo:padding-left="0.053cm" fo:padding-right="0.053cm" fo:padding-top="0cm" fo:padding-bottom="0cm" fo:border="0.5pt solid #000000"/>
    </style:style>
    <style:style style:name="表格1.J331" style:family="table-cell">
      <style:table-cell-properties fo:padding-left="0.053cm" fo:padding-right="0.053cm" fo:padding-top="0cm" fo:padding-bottom="0cm" fo:border="0.5pt solid #000000"/>
    </style:style>
    <style:style style:name="表格1.A332" style:family="table-cell">
      <style:table-cell-properties fo:padding-left="0.053cm" fo:padding-right="0.053cm" fo:padding-top="0cm" fo:padding-bottom="0cm" fo:border="0.5pt solid #000000"/>
    </style:style>
    <style:style style:name="表格1.B332" style:family="table-cell">
      <style:table-cell-properties fo:padding-left="0.053cm" fo:padding-right="0.053cm" fo:padding-top="0cm" fo:padding-bottom="0cm" fo:border="0.5pt solid #000000"/>
    </style:style>
    <style:style style:name="表格1.C332" style:family="table-cell">
      <style:table-cell-properties fo:padding-left="0.053cm" fo:padding-right="0.053cm" fo:padding-top="0cm" fo:padding-bottom="0cm" fo:border="0.5pt solid #000000"/>
    </style:style>
    <style:style style:name="表格1.D332" style:family="table-cell">
      <style:table-cell-properties fo:padding-left="0.053cm" fo:padding-right="0.053cm" fo:padding-top="0cm" fo:padding-bottom="0cm" fo:border="0.5pt solid #000000"/>
    </style:style>
    <style:style style:name="表格1.E332" style:family="table-cell">
      <style:table-cell-properties fo:padding-left="0.053cm" fo:padding-right="0.053cm" fo:padding-top="0cm" fo:padding-bottom="0cm" fo:border="0.5pt solid #000000"/>
    </style:style>
    <style:style style:name="表格1.F332" style:family="table-cell">
      <style:table-cell-properties fo:padding-left="0.053cm" fo:padding-right="0.053cm" fo:padding-top="0cm" fo:padding-bottom="0cm" fo:border="0.5pt solid #000000"/>
    </style:style>
    <style:style style:name="表格1.G332" style:family="table-cell">
      <style:table-cell-properties fo:padding-left="0.053cm" fo:padding-right="0.053cm" fo:padding-top="0cm" fo:padding-bottom="0cm" fo:border="0.5pt solid #000000"/>
    </style:style>
    <style:style style:name="表格1.H332" style:family="table-cell">
      <style:table-cell-properties fo:padding-left="0.053cm" fo:padding-right="0.053cm" fo:padding-top="0cm" fo:padding-bottom="0cm" fo:border="0.5pt solid #000000"/>
    </style:style>
    <style:style style:name="表格1.I332" style:family="table-cell">
      <style:table-cell-properties fo:padding-left="0.053cm" fo:padding-right="0.053cm" fo:padding-top="0cm" fo:padding-bottom="0cm" fo:border="0.5pt solid #000000"/>
    </style:style>
    <style:style style:name="表格1.J332" style:family="table-cell">
      <style:table-cell-properties fo:padding-left="0.053cm" fo:padding-right="0.053cm" fo:padding-top="0cm" fo:padding-bottom="0cm" fo:border="0.5pt solid #000000"/>
    </style:style>
    <style:style style:name="表格1.A333" style:family="table-cell">
      <style:table-cell-properties fo:padding-left="0.053cm" fo:padding-right="0.053cm" fo:padding-top="0cm" fo:padding-bottom="0cm" fo:border="0.5pt solid #000000"/>
    </style:style>
    <style:style style:name="表格1.B333" style:family="table-cell">
      <style:table-cell-properties fo:padding-left="0.053cm" fo:padding-right="0.053cm" fo:padding-top="0cm" fo:padding-bottom="0cm" fo:border="0.5pt solid #000000"/>
    </style:style>
    <style:style style:name="表格1.C333" style:family="table-cell">
      <style:table-cell-properties fo:padding-left="0.053cm" fo:padding-right="0.053cm" fo:padding-top="0cm" fo:padding-bottom="0cm" fo:border="0.5pt solid #000000"/>
    </style:style>
    <style:style style:name="表格1.D333" style:family="table-cell">
      <style:table-cell-properties fo:padding-left="0.053cm" fo:padding-right="0.053cm" fo:padding-top="0cm" fo:padding-bottom="0cm" fo:border="0.5pt solid #000000"/>
    </style:style>
    <style:style style:name="表格1.E333" style:family="table-cell">
      <style:table-cell-properties fo:padding-left="0.053cm" fo:padding-right="0.053cm" fo:padding-top="0cm" fo:padding-bottom="0cm" fo:border="0.5pt solid #000000"/>
    </style:style>
    <style:style style:name="表格1.F333" style:family="table-cell">
      <style:table-cell-properties fo:padding-left="0.053cm" fo:padding-right="0.053cm" fo:padding-top="0cm" fo:padding-bottom="0cm" fo:border="0.5pt solid #000000"/>
    </style:style>
    <style:style style:name="表格1.G333" style:family="table-cell">
      <style:table-cell-properties fo:padding-left="0.053cm" fo:padding-right="0.053cm" fo:padding-top="0cm" fo:padding-bottom="0cm" fo:border="0.5pt solid #000000"/>
    </style:style>
    <style:style style:name="表格1.H333" style:family="table-cell">
      <style:table-cell-properties fo:padding-left="0.053cm" fo:padding-right="0.053cm" fo:padding-top="0cm" fo:padding-bottom="0cm" fo:border="0.5pt solid #000000"/>
    </style:style>
    <style:style style:name="表格1.I333" style:family="table-cell">
      <style:table-cell-properties fo:padding-left="0.053cm" fo:padding-right="0.053cm" fo:padding-top="0cm" fo:padding-bottom="0cm" fo:border="0.5pt solid #000000"/>
    </style:style>
    <style:style style:name="表格1.J333" style:family="table-cell">
      <style:table-cell-properties fo:padding-left="0.053cm" fo:padding-right="0.053cm" fo:padding-top="0cm" fo:padding-bottom="0cm" fo:border="0.5pt solid #000000"/>
    </style:style>
    <style:style style:name="表格1.A334" style:family="table-cell">
      <style:table-cell-properties fo:padding-left="0.053cm" fo:padding-right="0.053cm" fo:padding-top="0cm" fo:padding-bottom="0cm" fo:border="0.5pt solid #000000"/>
    </style:style>
    <style:style style:name="表格1.B334" style:family="table-cell">
      <style:table-cell-properties fo:padding-left="0.053cm" fo:padding-right="0.053cm" fo:padding-top="0cm" fo:padding-bottom="0cm" fo:border="0.5pt solid #000000"/>
    </style:style>
    <style:style style:name="表格1.C334" style:family="table-cell">
      <style:table-cell-properties fo:padding-left="0.053cm" fo:padding-right="0.053cm" fo:padding-top="0cm" fo:padding-bottom="0cm" fo:border="0.5pt solid #000000"/>
    </style:style>
    <style:style style:name="表格1.D334" style:family="table-cell">
      <style:table-cell-properties fo:padding-left="0.053cm" fo:padding-right="0.053cm" fo:padding-top="0cm" fo:padding-bottom="0cm" fo:border="0.5pt solid #000000"/>
    </style:style>
    <style:style style:name="表格1.E334" style:family="table-cell">
      <style:table-cell-properties fo:padding-left="0.053cm" fo:padding-right="0.053cm" fo:padding-top="0cm" fo:padding-bottom="0cm" fo:border="0.5pt solid #000000"/>
    </style:style>
    <style:style style:name="表格1.F334" style:family="table-cell">
      <style:table-cell-properties fo:padding-left="0.053cm" fo:padding-right="0.053cm" fo:padding-top="0cm" fo:padding-bottom="0cm" fo:border="0.5pt solid #000000"/>
    </style:style>
    <style:style style:name="表格1.G334" style:family="table-cell">
      <style:table-cell-properties fo:padding-left="0.053cm" fo:padding-right="0.053cm" fo:padding-top="0cm" fo:padding-bottom="0cm" fo:border="0.5pt solid #000000"/>
    </style:style>
    <style:style style:name="表格1.H334" style:family="table-cell">
      <style:table-cell-properties fo:padding-left="0.053cm" fo:padding-right="0.053cm" fo:padding-top="0cm" fo:padding-bottom="0cm" fo:border="0.5pt solid #000000"/>
    </style:style>
    <style:style style:name="表格1.I334" style:family="table-cell">
      <style:table-cell-properties fo:padding-left="0.053cm" fo:padding-right="0.053cm" fo:padding-top="0cm" fo:padding-bottom="0cm" fo:border="0.5pt solid #000000"/>
    </style:style>
    <style:style style:name="表格1.J334" style:family="table-cell">
      <style:table-cell-properties fo:padding-left="0.053cm" fo:padding-right="0.053cm" fo:padding-top="0cm" fo:padding-bottom="0cm" fo:border="0.5pt solid #000000"/>
    </style:style>
    <style:style style:name="表格1.A335" style:family="table-cell">
      <style:table-cell-properties fo:padding-left="0.053cm" fo:padding-right="0.053cm" fo:padding-top="0cm" fo:padding-bottom="0cm" fo:border="0.5pt solid #000000"/>
    </style:style>
    <style:style style:name="表格1.B335" style:family="table-cell">
      <style:table-cell-properties fo:padding-left="0.053cm" fo:padding-right="0.053cm" fo:padding-top="0cm" fo:padding-bottom="0cm" fo:border="0.5pt solid #000000"/>
    </style:style>
    <style:style style:name="表格1.C335" style:family="table-cell">
      <style:table-cell-properties fo:padding-left="0.053cm" fo:padding-right="0.053cm" fo:padding-top="0cm" fo:padding-bottom="0cm" fo:border="0.5pt solid #000000"/>
    </style:style>
    <style:style style:name="表格1.D335" style:family="table-cell">
      <style:table-cell-properties fo:padding-left="0.053cm" fo:padding-right="0.053cm" fo:padding-top="0cm" fo:padding-bottom="0cm" fo:border="0.5pt solid #000000"/>
    </style:style>
    <style:style style:name="表格1.E335" style:family="table-cell">
      <style:table-cell-properties fo:padding-left="0.053cm" fo:padding-right="0.053cm" fo:padding-top="0cm" fo:padding-bottom="0cm" fo:border="0.5pt solid #000000"/>
    </style:style>
    <style:style style:name="表格1.F335" style:family="table-cell">
      <style:table-cell-properties fo:padding-left="0.053cm" fo:padding-right="0.053cm" fo:padding-top="0cm" fo:padding-bottom="0cm" fo:border="0.5pt solid #000000"/>
    </style:style>
    <style:style style:name="表格1.G335" style:family="table-cell">
      <style:table-cell-properties fo:padding-left="0.053cm" fo:padding-right="0.053cm" fo:padding-top="0cm" fo:padding-bottom="0cm" fo:border="0.5pt solid #000000"/>
    </style:style>
    <style:style style:name="表格1.H335" style:family="table-cell">
      <style:table-cell-properties fo:padding-left="0.053cm" fo:padding-right="0.053cm" fo:padding-top="0cm" fo:padding-bottom="0cm" fo:border="0.5pt solid #000000"/>
    </style:style>
    <style:style style:name="表格1.I335" style:family="table-cell">
      <style:table-cell-properties fo:padding-left="0.053cm" fo:padding-right="0.053cm" fo:padding-top="0cm" fo:padding-bottom="0cm" fo:border="0.5pt solid #000000"/>
    </style:style>
    <style:style style:name="表格1.J335" style:family="table-cell">
      <style:table-cell-properties fo:padding-left="0.053cm" fo:padding-right="0.053cm" fo:padding-top="0cm" fo:padding-bottom="0cm" fo:border="0.5pt solid #000000"/>
    </style:style>
    <style:style style:name="表格1.A336" style:family="table-cell">
      <style:table-cell-properties fo:padding-left="0.053cm" fo:padding-right="0.053cm" fo:padding-top="0cm" fo:padding-bottom="0cm" fo:border="0.5pt solid #000000"/>
    </style:style>
    <style:style style:name="表格1.B336" style:family="table-cell">
      <style:table-cell-properties fo:padding-left="0.053cm" fo:padding-right="0.053cm" fo:padding-top="0cm" fo:padding-bottom="0cm" fo:border="0.5pt solid #000000"/>
    </style:style>
    <style:style style:name="表格1.C336" style:family="table-cell">
      <style:table-cell-properties fo:padding-left="0.053cm" fo:padding-right="0.053cm" fo:padding-top="0cm" fo:padding-bottom="0cm" fo:border="0.5pt solid #000000"/>
    </style:style>
    <style:style style:name="表格1.D336" style:family="table-cell">
      <style:table-cell-properties fo:padding-left="0.053cm" fo:padding-right="0.053cm" fo:padding-top="0cm" fo:padding-bottom="0cm" fo:border="0.5pt solid #000000"/>
    </style:style>
    <style:style style:name="表格1.E336" style:family="table-cell">
      <style:table-cell-properties fo:padding-left="0.053cm" fo:padding-right="0.053cm" fo:padding-top="0cm" fo:padding-bottom="0cm" fo:border="0.5pt solid #000000"/>
    </style:style>
    <style:style style:name="表格1.F336" style:family="table-cell">
      <style:table-cell-properties fo:padding-left="0.053cm" fo:padding-right="0.053cm" fo:padding-top="0cm" fo:padding-bottom="0cm" fo:border="0.5pt solid #000000"/>
    </style:style>
    <style:style style:name="表格1.G336" style:family="table-cell">
      <style:table-cell-properties fo:padding-left="0.053cm" fo:padding-right="0.053cm" fo:padding-top="0cm" fo:padding-bottom="0cm" fo:border="0.5pt solid #000000"/>
    </style:style>
    <style:style style:name="表格1.H336" style:family="table-cell">
      <style:table-cell-properties fo:padding-left="0.053cm" fo:padding-right="0.053cm" fo:padding-top="0cm" fo:padding-bottom="0cm" fo:border="0.5pt solid #000000"/>
    </style:style>
    <style:style style:name="表格1.I336" style:family="table-cell">
      <style:table-cell-properties fo:padding-left="0.053cm" fo:padding-right="0.053cm" fo:padding-top="0cm" fo:padding-bottom="0cm" fo:border="0.5pt solid #000000"/>
    </style:style>
    <style:style style:name="表格1.J336" style:family="table-cell">
      <style:table-cell-properties fo:padding-left="0.053cm" fo:padding-right="0.053cm" fo:padding-top="0cm" fo:padding-bottom="0cm" fo:border="0.5pt solid #000000"/>
    </style:style>
    <style:style style:name="表格1.A337" style:family="table-cell">
      <style:table-cell-properties fo:padding-left="0.053cm" fo:padding-right="0.053cm" fo:padding-top="0cm" fo:padding-bottom="0cm" fo:border="0.5pt solid #000000"/>
    </style:style>
    <style:style style:name="表格1.B337" style:family="table-cell">
      <style:table-cell-properties fo:padding-left="0.053cm" fo:padding-right="0.053cm" fo:padding-top="0cm" fo:padding-bottom="0cm" fo:border="0.5pt solid #000000"/>
    </style:style>
    <style:style style:name="表格1.C337" style:family="table-cell">
      <style:table-cell-properties fo:padding-left="0.053cm" fo:padding-right="0.053cm" fo:padding-top="0cm" fo:padding-bottom="0cm" fo:border="0.5pt solid #000000"/>
    </style:style>
    <style:style style:name="表格1.D337" style:family="table-cell">
      <style:table-cell-properties fo:padding-left="0.053cm" fo:padding-right="0.053cm" fo:padding-top="0cm" fo:padding-bottom="0cm" fo:border="0.5pt solid #000000"/>
    </style:style>
    <style:style style:name="表格1.E337" style:family="table-cell">
      <style:table-cell-properties fo:padding-left="0.053cm" fo:padding-right="0.053cm" fo:padding-top="0cm" fo:padding-bottom="0cm" fo:border="0.5pt solid #000000"/>
    </style:style>
    <style:style style:name="表格1.F337" style:family="table-cell">
      <style:table-cell-properties fo:padding-left="0.053cm" fo:padding-right="0.053cm" fo:padding-top="0cm" fo:padding-bottom="0cm" fo:border="0.5pt solid #000000"/>
    </style:style>
    <style:style style:name="表格1.G337" style:family="table-cell">
      <style:table-cell-properties fo:padding-left="0.053cm" fo:padding-right="0.053cm" fo:padding-top="0cm" fo:padding-bottom="0cm" fo:border="0.5pt solid #000000"/>
    </style:style>
    <style:style style:name="表格1.H337" style:family="table-cell">
      <style:table-cell-properties fo:padding-left="0.053cm" fo:padding-right="0.053cm" fo:padding-top="0cm" fo:padding-bottom="0cm" fo:border="0.5pt solid #000000"/>
    </style:style>
    <style:style style:name="表格1.I337" style:family="table-cell">
      <style:table-cell-properties fo:padding-left="0.053cm" fo:padding-right="0.053cm" fo:padding-top="0cm" fo:padding-bottom="0cm" fo:border="0.5pt solid #000000"/>
    </style:style>
    <style:style style:name="表格1.J337" style:family="table-cell">
      <style:table-cell-properties fo:padding-left="0.053cm" fo:padding-right="0.053cm" fo:padding-top="0cm" fo:padding-bottom="0cm" fo:border="0.5pt solid #000000"/>
    </style:style>
    <style:style style:name="表格1.A338" style:family="table-cell">
      <style:table-cell-properties fo:padding-left="0.053cm" fo:padding-right="0.053cm" fo:padding-top="0cm" fo:padding-bottom="0cm" fo:border="0.5pt solid #000000"/>
    </style:style>
    <style:style style:name="表格1.B338" style:family="table-cell">
      <style:table-cell-properties fo:padding-left="0.053cm" fo:padding-right="0.053cm" fo:padding-top="0cm" fo:padding-bottom="0cm" fo:border="0.5pt solid #000000"/>
    </style:style>
    <style:style style:name="表格1.C338" style:family="table-cell">
      <style:table-cell-properties fo:padding-left="0.053cm" fo:padding-right="0.053cm" fo:padding-top="0cm" fo:padding-bottom="0cm" fo:border="0.5pt solid #000000"/>
    </style:style>
    <style:style style:name="表格1.D338" style:family="table-cell">
      <style:table-cell-properties fo:padding-left="0.053cm" fo:padding-right="0.053cm" fo:padding-top="0cm" fo:padding-bottom="0cm" fo:border="0.5pt solid #000000"/>
    </style:style>
    <style:style style:name="表格1.E338" style:family="table-cell">
      <style:table-cell-properties fo:padding-left="0.053cm" fo:padding-right="0.053cm" fo:padding-top="0cm" fo:padding-bottom="0cm" fo:border="0.5pt solid #000000"/>
    </style:style>
    <style:style style:name="表格1.F338" style:family="table-cell">
      <style:table-cell-properties fo:padding-left="0.053cm" fo:padding-right="0.053cm" fo:padding-top="0cm" fo:padding-bottom="0cm" fo:border="0.5pt solid #000000"/>
    </style:style>
    <style:style style:name="表格1.G338" style:family="table-cell">
      <style:table-cell-properties fo:padding-left="0.053cm" fo:padding-right="0.053cm" fo:padding-top="0cm" fo:padding-bottom="0cm" fo:border="0.5pt solid #000000"/>
    </style:style>
    <style:style style:name="表格1.H338" style:family="table-cell">
      <style:table-cell-properties fo:padding-left="0.053cm" fo:padding-right="0.053cm" fo:padding-top="0cm" fo:padding-bottom="0cm" fo:border="0.5pt solid #000000"/>
    </style:style>
    <style:style style:name="表格1.I338" style:family="table-cell">
      <style:table-cell-properties fo:padding-left="0.053cm" fo:padding-right="0.053cm" fo:padding-top="0cm" fo:padding-bottom="0cm" fo:border="0.5pt solid #000000"/>
    </style:style>
    <style:style style:name="表格1.J338" style:family="table-cell">
      <style:table-cell-properties fo:padding-left="0.053cm" fo:padding-right="0.053cm" fo:padding-top="0cm" fo:padding-bottom="0cm" fo:border="0.5pt solid #000000"/>
    </style:style>
    <style:style style:name="表格1.A339" style:family="table-cell">
      <style:table-cell-properties fo:padding-left="0.053cm" fo:padding-right="0.053cm" fo:padding-top="0cm" fo:padding-bottom="0cm" fo:border="0.5pt solid #000000"/>
    </style:style>
    <style:style style:name="表格1.B339" style:family="table-cell">
      <style:table-cell-properties fo:padding-left="0.053cm" fo:padding-right="0.053cm" fo:padding-top="0cm" fo:padding-bottom="0cm" fo:border="0.5pt solid #000000"/>
    </style:style>
    <style:style style:name="表格1.C339" style:family="table-cell">
      <style:table-cell-properties fo:padding-left="0.053cm" fo:padding-right="0.053cm" fo:padding-top="0cm" fo:padding-bottom="0cm" fo:border="0.5pt solid #000000"/>
    </style:style>
    <style:style style:name="表格1.D339" style:family="table-cell">
      <style:table-cell-properties fo:padding-left="0.053cm" fo:padding-right="0.053cm" fo:padding-top="0cm" fo:padding-bottom="0cm" fo:border="0.5pt solid #000000"/>
    </style:style>
    <style:style style:name="表格1.E339" style:family="table-cell">
      <style:table-cell-properties fo:padding-left="0.053cm" fo:padding-right="0.053cm" fo:padding-top="0cm" fo:padding-bottom="0cm" fo:border="0.5pt solid #000000"/>
    </style:style>
    <style:style style:name="表格1.F339" style:family="table-cell">
      <style:table-cell-properties fo:padding-left="0.053cm" fo:padding-right="0.053cm" fo:padding-top="0cm" fo:padding-bottom="0cm" fo:border="0.5pt solid #000000"/>
    </style:style>
    <style:style style:name="表格1.G339" style:family="table-cell">
      <style:table-cell-properties fo:padding-left="0.053cm" fo:padding-right="0.053cm" fo:padding-top="0cm" fo:padding-bottom="0cm" fo:border="0.5pt solid #000000"/>
    </style:style>
    <style:style style:name="表格1.H339" style:family="table-cell">
      <style:table-cell-properties fo:padding-left="0.053cm" fo:padding-right="0.053cm" fo:padding-top="0cm" fo:padding-bottom="0cm" fo:border="0.5pt solid #000000"/>
    </style:style>
    <style:style style:name="表格1.I339" style:family="table-cell">
      <style:table-cell-properties fo:padding-left="0.053cm" fo:padding-right="0.053cm" fo:padding-top="0cm" fo:padding-bottom="0cm" fo:border="0.5pt solid #000000"/>
    </style:style>
    <style:style style:name="表格1.J339" style:family="table-cell">
      <style:table-cell-properties fo:padding-left="0.053cm" fo:padding-right="0.053cm" fo:padding-top="0cm" fo:padding-bottom="0cm" fo:border="0.5pt solid #000000"/>
    </style:style>
    <style:style style:name="表格1.A340" style:family="table-cell">
      <style:table-cell-properties fo:padding-left="0.053cm" fo:padding-right="0.053cm" fo:padding-top="0cm" fo:padding-bottom="0cm" fo:border="0.5pt solid #000000"/>
    </style:style>
    <style:style style:name="表格1.B340" style:family="table-cell">
      <style:table-cell-properties fo:padding-left="0.053cm" fo:padding-right="0.053cm" fo:padding-top="0cm" fo:padding-bottom="0cm" fo:border="0.5pt solid #000000"/>
    </style:style>
    <style:style style:name="表格1.C340" style:family="table-cell">
      <style:table-cell-properties fo:padding-left="0.053cm" fo:padding-right="0.053cm" fo:padding-top="0cm" fo:padding-bottom="0cm" fo:border="0.5pt solid #000000"/>
    </style:style>
    <style:style style:name="表格1.D340" style:family="table-cell">
      <style:table-cell-properties fo:padding-left="0.053cm" fo:padding-right="0.053cm" fo:padding-top="0cm" fo:padding-bottom="0cm" fo:border="0.5pt solid #000000"/>
    </style:style>
    <style:style style:name="表格1.E340" style:family="table-cell">
      <style:table-cell-properties fo:padding-left="0.053cm" fo:padding-right="0.053cm" fo:padding-top="0cm" fo:padding-bottom="0cm" fo:border="0.5pt solid #000000"/>
    </style:style>
    <style:style style:name="表格1.F340" style:family="table-cell">
      <style:table-cell-properties fo:padding-left="0.053cm" fo:padding-right="0.053cm" fo:padding-top="0cm" fo:padding-bottom="0cm" fo:border="0.5pt solid #000000"/>
    </style:style>
    <style:style style:name="表格1.G340" style:family="table-cell">
      <style:table-cell-properties fo:padding-left="0.053cm" fo:padding-right="0.053cm" fo:padding-top="0cm" fo:padding-bottom="0cm" fo:border="0.5pt solid #000000"/>
    </style:style>
    <style:style style:name="表格1.H340" style:family="table-cell">
      <style:table-cell-properties fo:padding-left="0.053cm" fo:padding-right="0.053cm" fo:padding-top="0cm" fo:padding-bottom="0cm" fo:border="0.5pt solid #000000"/>
    </style:style>
    <style:style style:name="表格1.I340" style:family="table-cell">
      <style:table-cell-properties fo:padding-left="0.053cm" fo:padding-right="0.053cm" fo:padding-top="0cm" fo:padding-bottom="0cm" fo:border="0.5pt solid #000000"/>
    </style:style>
    <style:style style:name="表格1.J340" style:family="table-cell">
      <style:table-cell-properties fo:padding-left="0.053cm" fo:padding-right="0.053cm" fo:padding-top="0cm" fo:padding-bottom="0cm" fo:border="0.5pt solid #000000"/>
    </style:style>
    <style:style style:name="表格1.A342" style:family="table-cell">
      <style:table-cell-properties style:vertical-align="middle" fo:padding-left="0.053cm" fo:padding-right="0.05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-0.014cm" fo:line-height="100%" fo:text-align="end" style:justify-single-word="false" fo:text-indent="0cm" style:auto-text-indent="false"/>
    </style:style>
    <style:style style:name="P2" style:family="paragraph" style:parent-style-name="Text_20_body">
      <style:paragraph-properties fo:margin-left="0cm" fo:margin-right="-0.721cm" fo:margin-top="0.035cm" fo:margin-bottom="0.035cm" loext:contextual-spacing="false" fo:line-height="0.494cm" fo:text-align="justify" style:justify-single-word="false" fo:text-indent="0cm" style:auto-text-indent="false"/>
      <style:text-properties style:font-name-asian="標楷體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letter-spacing="-0.035cm" style:font-name-asian="標楷體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style:text-position="67% 100%" fo:font-size="9pt" style:font-name-asian="標楷體" style:font-size-asian="9pt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style:font-name-asian="標楷體"/>
    </style:style>
    <style:style style:name="P7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/>
      <style:text-properties style:font-name-asian="標楷體" style:font-size-complex="12pt"/>
    </style:style>
    <style:style style:name="P8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color="#000000" style:font-name-asian="標楷體"/>
    </style:style>
    <style:style style:name="P9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/>
      <style:text-properties fo:color="#000000" style:font-name-asian="標楷體" style:font-size-complex="12pt"/>
    </style:style>
    <style:style style:name="P10" style:family="paragraph" style:parent-style-name="Default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style:font-name="Times New Roman" fo:font-size="8pt" officeooo:paragraph-rsid="00107671" style:font-name-asian="SimSun" style:font-size-asian="8pt" style:language-asian="zh" style:country-asian="CN" style:font-size-complex="10pt"/>
    </style:style>
    <style:style style:name="P11" style:family="paragraph" style:parent-style-name="Default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punctuation-wrap="simple" style:snap-to-layout-grid="false">
        <style:tab-stops/>
      </style:paragraph-properties>
      <style:text-properties style:font-name="Times New Roman" fo:font-size="8pt" officeooo:paragraph-rsid="0010e488" style:font-name-asian="SimSun" style:font-size-asian="8pt" style:language-asian="zh" style:country-asian="CN" style:font-size-complex="10pt"/>
    </style:style>
    <style:style style:name="P12" style:family="paragraph" style:parent-style-name="Default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snap-to-layout-grid="false"/>
      <style:text-properties fo:color="#ff0000" style:font-name="Times New Roman" fo:font-size="8pt" officeooo:paragraph-rsid="0010e488" style:font-name-asian="SimSun" style:font-size-asian="8pt" style:language-asian="zh" style:country-asian="CN" style:font-size-complex="10pt"/>
    </style:style>
    <style:style style:name="P13" style:family="paragraph" style:parent-style-name="Default">
      <style:paragraph-properties fo:margin-left="0cm" fo:margin-right="0cm" fo:margin-top="0.035cm" fo:margin-bottom="0.035cm" loext:contextual-spacing="false" style:line-height-at-least="0.282cm" fo:text-align="center" style:justify-single-word="false" fo:text-indent="-0.014cm" style:auto-text-indent="false" style:text-autospace="none" style:snap-to-layout-grid="false"/>
      <style:text-properties fo:color="#000000" style:font-name="Times New Roman" fo:font-size="12pt" style:text-underline-style="none" officeooo:paragraph-rsid="00107671" style:text-underline-mode="continuous" style:text-overline-mode="continuous" style:text-line-through-mode="continuous" style:font-name-asian="SimSun" style:font-size-asian="12pt" style:language-asian="zh" style:country-asian="CN" style:font-size-complex="12pt"/>
    </style:style>
    <style:style style:name="P14" style:family="paragraph" style:parent-style-name="Text_20_body">
      <style:paragraph-properties fo:margin-left="0cm" fo:margin-right="0cm" fo:line-height="0.423cm" fo:text-align="center" style:justify-single-word="false" fo:text-indent="-0.014cm" style:auto-text-indent="false"/>
      <style:text-properties style:font-name-asian="標楷體" style:font-size-complex="12pt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text-indent="-0.014cm" style:auto-text-indent="false"/>
      <style:text-properties style:font-name-asian="標楷體" style:font-size-complex="12pt"/>
    </style:style>
    <style:style style:name="P16" style:family="paragraph" style:parent-style-name="Text_20_body">
      <style:paragraph-properties fo:margin-left="0cm" fo:margin-right="0cm" fo:line-height="100%" fo:text-align="center" style:justify-single-word="false" fo:text-indent="-0.014cm" style:auto-text-indent="false"/>
      <style:text-properties style:font-name-asian="標楷體"/>
    </style:style>
    <style:style style:name="P17" style:family="paragraph" style:parent-style-name="Text_20_body">
      <style:paragraph-properties fo:margin-left="0cm" fo:margin-right="0cm" fo:text-align="center" style:justify-single-word="false" fo:text-indent="-0.014cm" style:auto-text-indent="false"/>
      <style:text-properties style:font-name-asian="標楷體"/>
    </style:style>
    <style:style style:name="P18" style:family="paragraph" style:parent-style-name="Standard">
      <style:paragraph-properties fo:margin-left="0cm" fo:margin-right="0cm" fo:text-align="center" style:justify-single-word="false" fo:text-indent="-0.014cm" style:auto-text-indent="false"/>
    </style:style>
    <style:style style:name="P19" style:family="paragraph" style:parent-style-name="Standard">
      <style:paragraph-properties fo:margin-left="0cm" fo:margin-right="0cm" fo:line-height="150%" fo:text-align="center" style:justify-single-word="false" fo:orphans="2" fo:widows="2" fo:text-indent="-0.014cm" style:auto-text-indent="false" style:vertical-align="auto"/>
      <style:text-properties fo:color="#000000" fo:font-size="12pt" style:text-underline-style="none" officeooo:paragraph-rsid="00107671" style:text-underline-mode="continuous" style:text-overline-mode="continuous" style:text-line-through-mode="continuous" style:font-name-asian="SimSun" style:font-size-asian="12pt" style:language-asian="zh" style:country-asian="CN" style:font-name-complex="新細明體" style:font-size-complex="12pt" style:language-complex="ta" style:country-complex="IN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-0.014cm" style:auto-text-indent="false"/>
      <style:text-properties fo:color="#000000" fo:font-size="12pt" style:text-underline-style="none" style:text-underline-mode="continuous" style:text-overline-mode="continuous" style:text-line-through-mode="continuous" style:font-name-asian="SimSun" style:font-size-asian="12pt" style:language-asian="zh" style:country-asian="CN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-0.014cm" style:auto-text-indent="false"/>
      <style:text-properties fo:color="#000000" fo:font-size="12pt" style:text-underline-style="none" style:text-underline-mode="continuous" style:text-overline-mode="continuous" style:text-line-through-mode="continuous" style:font-name-asian="標楷體" style:font-size-asian="12pt" style:font-name-complex="標楷體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-0.014cm" style:auto-text-indent="false" fo:background-color="#ffffff"/>
      <style:text-properties fo:color="#000000" fo:font-size="12pt" style:text-underline-style="none" style:text-underline-mode="continuous" style:text-overline-mode="continuous" style:text-line-through-mode="continuous" style:font-name-asian="標楷體" style:font-size-asian="12pt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-0.014cm" style:auto-text-indent="false"/>
      <style:text-properties fo:color="#000000" fo:font-size="12pt" style:text-underline-style="none" style:text-underline-mode="continuous" style:text-overline-mode="continuous" style:text-line-through-mode="continuous" style:font-name-asian="標楷體" style:font-size-asian="12pt" style:font-size-complex="12pt" style:font-weight-complex="bold"/>
    </style:style>
    <style:style style:name="P24" style:family="paragraph" style:parent-style-name="Text_20_body">
      <style:paragraph-properties fo:margin-top="0.035cm" fo:margin-bottom="0cm" loext:contextual-spacing="false" style:line-height-at-least="0.282cm" fo:text-align="center" style:justify-single-word="false" style:snap-to-layout-grid="false"/>
      <style:text-properties fo:letter-spacing="-0.035cm" style:font-name-asian="標楷體"/>
    </style:style>
    <style:style style:name="P25" style:family="paragraph" style:parent-style-name="Text_20_body">
      <style:paragraph-properties fo:margin-top="0.035cm" fo:margin-bottom="0cm" loext:contextual-spacing="false" style:line-height-at-least="0.282cm" fo:text-align="center" style:justify-single-word="false" style:snap-to-layout-grid="false"/>
    </style:style>
    <style:style style:name="P26" style:family="paragraph" style:parent-style-name="Text_20_body">
      <style:paragraph-properties fo:margin-top="0cm" fo:margin-bottom="0.035cm" loext:contextual-spacing="false" style:line-height-at-least="0.282cm" fo:text-align="center" style:justify-single-word="false" style:snap-to-layout-grid="false"/>
      <style:text-properties fo:letter-spacing="-0.035cm" style:font-name-asian="標楷體"/>
    </style:style>
    <style:style style:name="P27" style:family="paragraph" style:parent-style-name="Text_20_body">
      <style:paragraph-properties fo:margin-left="0cm" fo:margin-right="0.15cm" fo:margin-top="0.035cm" fo:margin-bottom="0.035cm" loext:contextual-spacing="false" style:line-height-at-least="0.282cm" fo:text-align="center" style:justify-single-word="false" fo:text-indent="0cm" style:auto-text-indent="false" style:snap-to-layout-grid="false"/>
    </style:style>
    <style:style style:name="P28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letter-spacing="-0.035cm" style:font-name-asian="標楷體"/>
    </style:style>
    <style:style style:name="P29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text-position="67% 100%" fo:font-size="9pt" style:font-name-asian="標楷體" style:font-size-asian="9pt"/>
    </style:style>
    <style:style style:name="P30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font-size="10pt" fo:letter-spacing="-0.035cm" style:font-name-asian="標楷體" style:font-size-asian="10pt"/>
    </style:style>
    <style:style style:name="P31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-asian="標楷體"/>
    </style:style>
    <style:style style:name="P32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text-autospace="none" style:snap-to-layout-grid="false"/>
      <style:text-properties style:font-name-asian="標楷體"/>
    </style:style>
    <style:style style:name="P33" style:family="paragraph" style:parent-style-name="Text_20_body">
      <style:paragraph-properties fo:margin-top="0.035cm" fo:margin-bottom="0.035cm" loext:contextual-spacing="false" style:line-height-at-least="0.282cm" style:snap-to-layout-grid="false"/>
      <style:text-properties style:font-name-asian="標楷體"/>
    </style:style>
    <style:style style:name="P34" style:family="paragraph" style:parent-style-name="Text_20_body">
      <style:paragraph-properties fo:margin-top="0.035cm" fo:margin-bottom="0.035cm" loext:contextual-spacing="false" style:line-height-at-least="0.282cm" style:text-autospace="none" style:snap-to-layout-grid="false"/>
      <style:text-properties style:font-name-asian="標楷體"/>
    </style:style>
    <style:style style:name="P35" style:family="paragraph" style:parent-style-name="Text_20_body">
      <style:paragraph-properties fo:margin-top="0.035cm" fo:margin-bottom="0.035cm" loext:contextual-spacing="false" fo:line-height="0.423cm" fo:text-align="center" style:justify-single-word="false"/>
      <style:text-properties style:font-name-asian="標楷體" style:font-size-complex="12pt"/>
    </style:style>
    <style:style style:name="P36" style:family="paragraph" style:parent-style-name="Text_20_body">
      <style:paragraph-properties fo:margin-top="0.035cm" fo:margin-bottom="0.035cm" loext:contextual-spacing="false" style:line-height-at-least="0.282cm" fo:text-align="center" style:justify-single-word="false"/>
      <style:text-properties style:font-name-asian="標楷體" style:font-size-complex="12pt"/>
    </style:style>
    <style:style style:name="P37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</style:style>
    <style:style style:name="P38" style:family="paragraph" style:parent-style-name="Text_20_body">
      <style:paragraph-properties fo:margin-top="0.035cm" fo:margin-bottom="0.035cm" loext:contextual-spacing="false" style:line-height-at-least="0.282cm" fo:text-align="justify" style:justify-single-word="false" style:text-autospace="none" style:snap-to-layout-grid="false"/>
    </style:style>
    <style:style style:name="P39" style:family="paragraph" style:parent-style-name="Text_20_body">
      <style:paragraph-properties fo:margin-top="0.035cm" fo:margin-bottom="0.035cm" loext:contextual-spacing="false" style:line-height-at-least="0.282cm" fo:text-align="justify" style:justify-single-word="false" style:snap-to-layout-grid="false"/>
    </style:style>
    <style:style style:name="P40" style:family="paragraph" style:parent-style-name="Text_20_body">
      <style:paragraph-properties fo:margin-top="0.035cm" fo:margin-bottom="0.035cm" loext:contextual-spacing="false" style:line-height-at-least="0.282cm" style:text-autospace="none" style:snap-to-layout-grid="false"/>
    </style:style>
    <style:style style:name="P41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="Times New Roman" fo:font-size="10pt" style:font-name-asian="Times New Roman" style:font-size-asian="10pt" style:font-size-complex="10pt"/>
    </style:style>
    <style:style style:name="P42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="Times New Roman" fo:font-size="10pt" officeooo:rsid="000b7db6" officeooo:paragraph-rsid="000b7db6" style:font-name-asian="Times New Roman" style:font-size-asian="10pt" style:font-size-complex="10pt"/>
    </style:style>
    <style:style style:name="P43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style:font-name="Times New Roman" fo:font-size="10pt" style:font-name-asian="Times New Roman" style:font-size-asian="10pt" style:font-size-complex="10pt" style:font-weight-complex="bold"/>
    </style:style>
    <style:style style:name="P44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-asian="標楷體"/>
    </style:style>
    <style:style style:name="P45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text-autospace="none" style:snap-to-layout-grid="false"/>
      <style:text-properties fo:color="#000000" style:font-name-asian="標楷體"/>
    </style:style>
    <style:style style:name="P46" style:family="paragraph" style:parent-style-name="Text_20_body">
      <style:paragraph-properties fo:margin-top="0.035cm" fo:margin-bottom="0.035cm" loext:contextual-spacing="false" style:line-height-at-least="0.282cm" fo:text-align="center" style:justify-single-word="false"/>
      <style:text-properties fo:color="#000000" style:font-name-asian="標楷體" style:font-size-complex="12pt"/>
    </style:style>
    <style:style style:name="P47" style:family="paragraph" style:parent-style-name="Text_20_body">
      <style:paragraph-properties fo:margin-top="0.035cm" fo:margin-bottom="0.035cm" loext:contextual-spacing="false" style:line-height-at-least="0.282cm" fo:text-align="center" style:justify-single-word="false" style:snap-to-layout-grid="false"/>
      <style:text-properties fo:color="#000000" style:font-name="Times New Roman" fo:font-size="10pt" style:font-name-asian="Times New Roman" style:font-size-asian="10pt" style:font-size-complex="10pt"/>
    </style:style>
    <style:style style:name="P48" style:family="paragraph" style:parent-style-name="Text_20_body">
      <style:paragraph-properties fo:margin-left="0cm" fo:margin-right="0.161cm" fo:margin-top="0.212cm" fo:margin-bottom="0cm" loext:contextual-spacing="false" style:line-height-at-least="0.282cm" fo:text-align="center" style:justify-single-word="false" fo:text-indent="0cm" style:auto-text-indent="false" style:snap-to-layout-grid="false"/>
    </style:style>
    <style:style style:name="P49" style:family="paragraph" style:parent-style-name="Text_20_body">
      <style:paragraph-properties fo:margin-left="0cm" fo:margin-right="-0.049cm" fo:margin-top="0.035cm" fo:margin-bottom="0cm" loext:contextual-spacing="false" style:line-height-at-least="0.282cm" fo:text-align="end" style:justify-single-word="false" fo:text-indent="0cm" style:auto-text-indent="false" style:snap-to-layout-grid="false"/>
    </style:style>
    <style:style style:name="P50" style:family="paragraph" style:parent-style-name="Text_20_body">
      <style:paragraph-properties fo:margin-left="0cm" fo:margin-right="-0.049cm" style:line-height-at-least="0.282cm" fo:text-align="center" style:justify-single-word="false" fo:text-indent="0cm" style:auto-text-indent="false" style:snap-to-layout-grid="false"/>
      <style:text-properties fo:letter-spacing="-0.035cm" style:font-name-asian="標楷體"/>
    </style:style>
    <style:style style:name="P51" style:family="paragraph" style:parent-style-name="Text_20_body">
      <style:paragraph-properties fo:margin-left="0cm" fo:margin-right="-0.049cm" style:line-height-at-least="0.282cm" fo:text-align="center" style:justify-single-word="false" fo:text-indent="0cm" style:auto-text-indent="false" style:snap-to-layout-grid="false"/>
      <style:text-properties style:font-name-asian="標楷體"/>
    </style:style>
    <style:style style:name="P52" style:family="paragraph" style:parent-style-name="Text_20_body">
      <style:paragraph-properties fo:margin-left="0cm" fo:margin-right="-0.049cm" fo:text-align="center" style:justify-single-word="false" fo:orphans="2" fo:widows="2" fo:text-indent="0cm" style:auto-text-indent="false"/>
      <style:text-properties style:font-name-asian="標楷體" style:font-size-complex="14pt"/>
    </style:style>
    <style:style style:name="P53" style:family="paragraph" style:parent-style-name="Text_20_body">
      <style:paragraph-properties fo:margin-left="0cm" fo:margin-right="-0.049cm" fo:line-height="0.423cm" fo:text-align="center" style:justify-single-word="false" fo:text-indent="0cm" style:auto-text-indent="false" style:text-autospace="none"/>
      <style:text-properties style:font-name-asian="標楷體" style:font-size-complex="12pt"/>
    </style:style>
    <style:style style:name="P54" style:family="paragraph" style:parent-style-name="Text_20_body">
      <style:paragraph-properties fo:margin-left="0cm" fo:margin-right="-0.049cm" fo:line-height="100%" fo:text-align="center" style:justify-single-word="false" fo:text-indent="0cm" style:auto-text-indent="false" style:text-autospace="none"/>
      <style:text-properties style:font-name-asian="標楷體" style:font-size-complex="12pt"/>
    </style:style>
    <style:style style:name="P55" style:family="paragraph" style:parent-style-name="Text_20_body">
      <style:paragraph-properties fo:margin-left="0cm" fo:margin-right="-0.049cm" fo:line-height="100%" fo:text-align="center" style:justify-single-word="false" fo:text-indent="0cm" style:auto-text-indent="false" style:text-autospace="none"/>
      <style:text-properties style:font-name-asian="標楷體"/>
    </style:style>
    <style:style style:name="P56" style:family="paragraph" style:parent-style-name="Text_20_body">
      <style:paragraph-properties fo:margin-left="0cm" fo:margin-right="-0.049cm" style:line-height-at-least="0.423cm" fo:text-align="center" style:justify-single-word="false" fo:text-indent="0cm" style:auto-text-indent="false" style:text-autospace="none"/>
      <style:text-properties style:font-name-asian="標楷體"/>
    </style:style>
    <style:style style:name="P57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snap-to-layout-grid="false"/>
      <style:text-properties fo:letter-spacing="-0.035cm" style:font-name-asian="標楷體"/>
    </style:style>
    <style:style style:name="P58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snap-to-layout-grid="false"/>
      <style:text-properties style:font-name-asian="標楷體"/>
    </style:style>
    <style:style style:name="P59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 style:text-autospace="none" style:snap-to-layout-grid="false"/>
      <style:text-properties style:font-name-asian="標楷體"/>
    </style:style>
    <style:style style:name="P60" style:family="paragraph" style:parent-style-name="Text_20_body">
      <style:paragraph-properties fo:margin-left="0cm" fo:margin-right="-0.049cm" fo:margin-top="0.035cm" fo:margin-bottom="0.035cm" loext:contextual-spacing="false" style:line-height-at-least="0.282cm" fo:text-indent="0cm" style:auto-text-indent="false" style:text-autospace="none" style:snap-to-layout-grid="false"/>
      <style:text-properties style:font-name-asian="標楷體"/>
    </style:style>
    <style:style style:name="P61" style:family="paragraph" style:parent-style-name="Text_20_body">
      <style:paragraph-properties fo:margin-left="0cm" fo:margin-right="-0.049cm" fo:margin-top="0.035cm" fo:margin-bottom="0.035cm" loext:contextual-spacing="false" fo:line-height="0.423cm" fo:text-align="center" style:justify-single-word="false" fo:text-indent="0cm" style:auto-text-indent="false"/>
      <style:text-properties style:font-name-asian="標楷體" style:font-size-complex="12pt"/>
    </style:style>
    <style:style style:name="P62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/>
      <style:text-properties style:font-name-asian="標楷體" style:font-size-complex="12pt"/>
    </style:style>
    <style:style style:name="P63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-0.049cm" fo:margin-top="0.035cm" fo:margin-bottom="0.035cm" loext:contextual-spacing="false" style:line-height-at-least="0.282cm" fo:text-align="center" style:justify-single-word="false" fo:text-indent="0cm" style:auto-text-indent="false"/>
      <style:text-properties fo:color="#000000" style:font-name-asian="標楷體" style:font-size-complex="12pt"/>
    </style:style>
    <style:style style:name="P65" style:family="paragraph" style:parent-style-name="Text_20_body">
      <style:paragraph-properties fo:margin-left="0cm" fo:margin-right="0cm" fo:margin-top="0.035cm" fo:margin-bottom="0cm" loext:contextual-spacing="false" style:line-height-at-least="0.282cm" fo:text-indent="0.617cm" style:auto-text-indent="false" style:snap-to-layout-grid="false"/>
      <style:text-properties fo:letter-spacing="-0.035cm" style:font-name-asian="標楷體"/>
    </style:style>
    <style:style style:name="P66" style:family="paragraph" style:parent-style-name="Text_20_body">
      <style:paragraph-properties fo:text-align="center" style:justify-single-word="false"/>
      <style:text-properties fo:letter-spacing="-0.035cm" style:font-name-asian="標楷體"/>
    </style:style>
    <style:style style:name="P67" style:family="paragraph" style:parent-style-name="Text_20_body">
      <style:paragraph-properties style:line-height-at-least="0.282cm" fo:text-align="center" style:justify-single-word="false" style:snap-to-layout-grid="false"/>
    </style:style>
    <style:style style:name="P68" style:family="paragraph" style:parent-style-name="Text_20_body">
      <style:paragraph-properties style:line-height-at-least="0.282cm" style:text-autospace="none" style:snap-to-layout-grid="false"/>
    </style:style>
    <style:style style:name="P69" style:family="paragraph" style:parent-style-name="Text_20_body">
      <style:paragraph-properties style:line-height-at-least="0.282cm" fo:text-align="justify" style:justify-single-word="false" style:text-autospace="none" style:snap-to-layout-grid="false"/>
    </style:style>
    <style:style style:name="P70" style:family="paragraph" style:parent-style-name="Text_20_body">
      <style:paragraph-properties style:line-height-at-least="0.282cm" fo:text-align="center" style:justify-single-word="false" style:snap-to-layout-grid="false"/>
      <style:text-properties style:font-name-asian="標楷體"/>
    </style:style>
    <style:style style:name="P71" style:family="paragraph" style:parent-style-name="Text_20_body">
      <style:paragraph-properties style:line-height-at-least="0.282cm" fo:text-align="center" style:justify-single-word="false" style:text-autospace="none" style:snap-to-layout-grid="false"/>
      <style:text-properties style:font-name-asian="標楷體"/>
    </style:style>
    <style:style style:name="P72" style:family="paragraph" style:parent-style-name="Text_20_body">
      <style:paragraph-properties style:line-height-at-least="0.282cm" style:text-autospace="none" style:snap-to-layout-grid="false"/>
      <style:text-properties style:font-name-asian="標楷體"/>
    </style:style>
    <style:style style:name="P73" style:family="paragraph" style:parent-style-name="Text_20_body">
      <style:paragraph-properties style:line-height-at-least="0.282cm" fo:text-align="justify" style:justify-single-word="false" style:text-autospace="none" style:snap-to-layout-grid="false"/>
      <style:text-properties style:font-name-asian="標楷體"/>
    </style:style>
    <style:style style:name="P74" style:family="paragraph" style:parent-style-name="Text_20_body">
      <style:text-properties style:font-name-asian="標楷體" style:font-size-complex="14pt"/>
    </style:style>
    <style:style style:name="P75" style:family="paragraph" style:parent-style-name="Text_20_body">
      <style:paragraph-properties fo:text-align="center" style:justify-single-word="false"/>
      <style:text-properties style:font-name-asian="標楷體" style:font-size-complex="14pt"/>
    </style:style>
    <style:style style:name="P76" style:family="paragraph" style:parent-style-name="Text_20_body">
      <style:paragraph-properties fo:text-align="center" style:justify-single-word="false" fo:orphans="2" fo:widows="2"/>
      <style:text-properties style:font-name-asian="標楷體" style:font-size-complex="14pt"/>
    </style:style>
    <style:style style:name="P77" style:family="paragraph" style:parent-style-name="Text_20_body">
      <style:paragraph-properties fo:text-align="center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標楷體" style:font-size-complex="14pt"/>
    </style:style>
    <style:style style:name="P78" style:family="paragraph" style:parent-style-name="Text_20_body">
      <style:paragraph-properties fo:orphans="2" fo:widows="2"/>
      <style:text-properties style:font-name-asian="標楷體" style:font-size-complex="14pt"/>
    </style:style>
    <style:style style:name="P79" style:family="paragraph" style:parent-style-name="Text_20_body">
      <style:paragraph-properties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-asian="標楷體" style:font-size-complex="14pt"/>
    </style:style>
    <style:style style:name="P80" style:family="paragraph" style:parent-style-name="Text_20_body">
      <style:paragraph-properties fo:line-height="0.423cm" fo:text-align="center" style:justify-single-word="false"/>
      <style:text-properties style:font-name-asian="標楷體" style:font-size-complex="12pt"/>
    </style:style>
    <style:style style:name="P81" style:family="paragraph" style:parent-style-name="Text_20_body">
      <style:paragraph-properties style:line-height-at-least="0.282cm" fo:text-align="center" style:justify-single-word="false"/>
      <style:text-properties style:font-name-asian="標楷體" style:font-size-complex="12pt"/>
    </style:style>
    <style:style style:name="P82" style:family="paragraph" style:parent-style-name="Text_20_body">
      <style:paragraph-properties fo:line-height="100%" fo:text-align="center" style:justify-single-word="false"/>
      <style:text-properties style:font-name-asian="標楷體" style:font-size-complex="12pt"/>
    </style:style>
    <style:style style:name="P83" style:family="paragraph" style:parent-style-name="Text_20_body">
      <style:paragraph-properties style:line-height-at-least="0cm" fo:orphans="2" fo:widows="2" style:vertical-align="middle"/>
      <style:text-properties style:font-name-asian="標楷體" style:font-size-complex="12pt"/>
    </style:style>
    <style:style style:name="P84" style:family="paragraph" style:parent-style-name="Text_20_body">
      <style:paragraph-properties fo:line-height="100%" fo:text-align="center" style:justify-single-word="false"/>
      <style:text-properties style:font-name-asian="標楷體"/>
    </style:style>
    <style:style style:name="P85" style:family="paragraph" style:parent-style-name="Text_20_body">
      <style:paragraph-properties fo:line-height="150%" fo:text-align="center" style:justify-single-word="false" fo:orphans="2" fo:widows="2" style:vertical-align="auto"/>
      <style:text-properties style:font-name-asian="標楷體" style:font-name-complex="新細明體" style:font-size-complex="12pt" style:language-complex="ta" style:country-complex="IN"/>
    </style:style>
    <style:style style:name="P86" style:family="paragraph" style:parent-style-name="Text_20_body">
      <style:paragraph-properties style:line-height-at-least="0cm" fo:text-align="center" style:justify-single-word="false" fo:orphans="2" fo:widows="2" style:vertical-align="auto"/>
      <style:text-properties style:font-name-asian="標楷體" style:font-name-complex="新細明體" style:font-size-complex="12pt" style:language-complex="ta" style:country-complex="IN"/>
    </style:style>
    <style:style style:name="P87" style:family="paragraph" style:parent-style-name="Text_20_body">
      <style:paragraph-properties fo:text-align="center" style:justify-single-word="false"/>
      <style:text-properties style:font-name-asian="標楷體"/>
    </style:style>
    <style:style style:name="P88" style:family="paragraph" style:parent-style-name="Text_20_body">
      <style:paragraph-properties fo:text-align="center" style:justify-single-word="false" style:text-autospace="none"/>
      <style:text-properties style:font-name-asian="標楷體"/>
    </style:style>
    <style:style style:name="P89" style:family="paragraph" style:parent-style-name="Text_20_body">
      <style:paragraph-properties style:line-height-at-least="0.423cm" fo:text-align="center" style:justify-single-word="false"/>
      <style:text-properties style:font-name-asian="標楷體"/>
    </style:style>
    <style:style style:name="P90" style:family="paragraph" style:parent-style-name="Text_20_body">
      <style:paragraph-properties fo:line-height="0.423cm" fo:text-align="center" style:justify-single-word="false"/>
    </style:style>
    <style:style style:name="P91" style:family="paragraph" style:parent-style-name="Text_20_body">
      <style:paragraph-properties fo:text-align="center" style:justify-single-word="false"/>
    </style:style>
    <style:style style:name="P92" style:family="paragraph" style:parent-style-name="Text_20_body">
      <style:paragraph-properties fo:text-align="center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93" style:family="paragraph" style:parent-style-name="Text_20_body">
      <style:paragraph-properties fo:line-height="100%"/>
    </style:style>
    <style:style style:name="P94" style:family="paragraph" style:parent-style-name="Text_20_body">
      <style:paragraph-properties fo:line-height="100%" fo:text-align="center" style:justify-single-word="false"/>
    </style:style>
    <style:style style:name="P95" style:family="paragraph" style:parent-style-name="Text_20_body">
      <style:paragraph-properties fo:orphans="2" fo:widows="2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96" style:family="paragraph" style:parent-style-name="Text_20_body">
      <style:paragraph-properties style:line-height-at-least="0.282cm" fo:text-align="center" style:justify-single-word="false"/>
      <style:text-properties style:font-name="Times New Roman" fo:font-size="10pt" style:font-name-asian="Times New Roman" style:font-size-asian="10pt" style:font-size-complex="10pt"/>
    </style:style>
    <style:style style:name="P97" style:family="paragraph" style:parent-style-name="Text_20_body">
      <style:paragraph-properties style:line-height-at-least="0.282cm" fo:text-align="center" style:justify-single-word="false" style:snap-to-layout-grid="false"/>
      <style:text-properties style:font-name="Times New Roman" fo:font-size="10pt" style:font-name-asian="Times New Roman" style:font-size-asian="10pt" style:font-size-complex="10pt"/>
    </style:style>
    <style:style style:name="P98" style:family="paragraph" style:parent-style-name="Text_20_body">
      <style:paragraph-properties style:line-height-at-least="0.282cm" fo:text-align="center" style:justify-single-word="false" style:text-autospace="none" style:snap-to-layout-grid="false"/>
      <style:text-properties style:font-name="Times New Roman" fo:font-size="10pt" style:font-name-asian="Times New Roman" style:font-size-asian="10pt" style:font-size-complex="10pt"/>
    </style:style>
    <style:style style:name="P99" style:family="paragraph" style:parent-style-name="Text_20_body">
      <style:paragraph-properties fo:text-align="center" style:justify-single-word="false"/>
      <style:text-properties style:font-name="Times New Roman" fo:font-size="10pt" style:font-name-asian="Times New Roman" style:font-size-asian="10pt" style:font-size-complex="10pt"/>
    </style:style>
    <style:style style:name="P100" style:family="paragraph" style:parent-style-name="Text_20_body">
      <style:paragraph-properties fo:text-align="center" style:justify-single-word="false" fo:orphans="2" fo:widows="2"/>
      <style:text-properties style:font-name="Times New Roman" fo:font-size="10pt" style:font-name-asian="Times New Roman" style:font-size-asian="10pt" style:font-size-complex="10pt"/>
    </style:style>
    <style:style style:name="P101" style:family="paragraph" style:parent-style-name="Text_20_body">
      <style:paragraph-properties fo:text-align="center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size="10pt" style:font-name-asian="Times New Roman" style:font-size-asian="10pt" style:font-size-complex="10pt"/>
    </style:style>
    <style:style style:name="P102" style:family="paragraph" style:parent-style-name="Text_20_body">
      <style:paragraph-properties fo:line-height="100%" fo:text-align="center" style:justify-single-word="false"/>
      <style:text-properties style:font-name="Times New Roman" fo:font-size="10pt" style:font-name-asian="Times New Roman" style:font-size-asian="10pt" style:font-size-complex="10pt"/>
    </style:style>
    <style:style style:name="P103" style:family="paragraph" style:parent-style-name="Text_20_body">
      <style:paragraph-properties fo:text-align="center" style:justify-single-word="false"/>
      <style:text-properties fo:color="#ff0000" officeooo:paragraph-rsid="0010e488" style:font-name-asian="標楷體"/>
    </style:style>
    <style:style style:name="P104" style:family="paragraph" style:parent-style-name="Text_20_body">
      <style:paragraph-properties fo:line-height="150%" fo:text-align="center" style:justify-single-word="false" fo:orphans="2" fo:widows="2" style:vertical-align="auto"/>
      <style:text-properties fo:color="#000000" style:font-name-asian="標楷體" style:font-name-complex="新細明體" style:font-size-complex="12pt" style:language-complex="ta" style:country-complex="IN"/>
    </style:style>
    <style:style style:name="P105" style:family="paragraph" style:parent-style-name="Text_20_body">
      <style:paragraph-properties fo:line-height="150%" fo:text-align="end" style:justify-single-word="false" fo:orphans="2" fo:widows="2" style:vertical-align="auto"/>
      <style:text-properties fo:color="#000000" style:font-name-asian="標楷體" style:font-name-complex="新細明體" style:font-size-complex="12pt" style:language-complex="ta" style:country-complex="IN"/>
    </style:style>
    <style:style style:name="P106" style:family="paragraph" style:parent-style-name="Text_20_body">
      <style:paragraph-properties style:line-height-at-least="0cm" fo:text-align="center" style:justify-single-word="false" fo:orphans="2" fo:widows="2" style:vertical-align="auto"/>
      <style:text-properties fo:color="#000000" style:font-name-asian="標楷體" style:font-name-complex="新細明體" style:font-size-complex="12pt" style:language-complex="ta" style:country-complex="IN"/>
    </style:style>
    <style:style style:name="P107" style:family="paragraph" style:parent-style-name="Text_20_body">
      <style:paragraph-properties style:line-height-at-least="0cm" fo:text-align="center" style:justify-single-word="false" fo:orphans="2" fo:widows="2" style:vertical-align="auto"/>
      <style:text-properties fo:color="#000000" officeooo:rsid="0010e488" officeooo:paragraph-rsid="0010e488" style:font-name-asian="標楷體" style:font-name-complex="新細明體" style:font-size-complex="12pt" style:language-complex="ta" style:country-complex="IN"/>
    </style:style>
    <style:style style:name="P108" style:family="paragraph" style:parent-style-name="Text_20_body">
      <style:paragraph-properties style:line-height-at-least="0.282cm" fo:text-align="center" style:justify-single-word="false"/>
      <style:text-properties fo:color="#000000" style:font-name-asian="標楷體" style:font-size-complex="12pt"/>
    </style:style>
    <style:style style:name="P109" style:family="paragraph" style:parent-style-name="Text_20_body">
      <style:paragraph-properties style:line-height-at-least="0.282cm" fo:text-align="center" style:justify-single-word="false"/>
      <style:text-properties fo:color="#000000" officeooo:paragraph-rsid="0010e488" style:font-name-asian="標楷體" style:font-size-complex="12pt"/>
    </style:style>
    <style:style style:name="P110" style:family="paragraph" style:parent-style-name="Text_20_body">
      <style:paragraph-properties style:line-height-at-least="0.282cm" fo:text-align="center" style:justify-single-word="false" style:text-autospace="none" style:snap-to-layout-grid="false"/>
      <style:text-properties fo:color="#000000" style:font-name-asian="標楷體"/>
    </style:style>
    <style:style style:name="P111" style:family="paragraph" style:parent-style-name="Text_20_body">
      <style:paragraph-properties style:line-height-at-least="0.282cm" style:text-autospace="none" style:snap-to-layout-grid="false"/>
      <style:text-properties fo:color="#000000" style:font-name-asian="標楷體"/>
    </style:style>
    <style:style style:name="P112" style:family="paragraph" style:parent-style-name="Text_20_body">
      <style:paragraph-properties fo:text-align="center" style:justify-single-word="false"/>
      <style:text-properties fo:color="#000000" style:font-name="Times New Roman" fo:font-size="10pt" style:font-name-asian="Times New Roman" style:font-size-asian="10pt" style:font-size-complex="10pt"/>
    </style:style>
    <style:style style:name="P113" style:family="paragraph" style:parent-style-name="Text_20_body">
      <style:paragraph-properties style:line-height-at-least="0.282cm" fo:text-align="center" style:justify-single-word="false" style:text-autospace="none" style:snap-to-layout-grid="false"/>
      <style:text-properties fo:color="#000000" style:font-name="Times New Roman" fo:font-size="10pt" style:font-name-asian="Times New Roman" style:font-size-asian="10pt" style:font-size-complex="10pt"/>
    </style:style>
    <style:style style:name="P114" style:family="paragraph" style:parent-style-name="Text_20_body">
      <style:paragraph-properties style:line-height-at-least="0.282cm" fo:text-align="center" style:justify-single-word="false" style:text-autospace="none" style:snap-to-layout-grid="false"/>
      <style:text-properties fo:color="#000000" style:font-name="Times New Roman" fo:font-size="10pt" officeooo:rsid="000d9072" officeooo:paragraph-rsid="000d9072" style:font-name-asian="Times New Roman" style:font-size-asian="10pt" style:font-size-complex="10pt"/>
    </style:style>
    <style:style style:name="P115" style:family="paragraph" style:parent-style-name="Text_20_body">
      <style:paragraph-properties fo:margin-left="0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/>
      <style:text-properties style:font-name-asian="標楷體"/>
    </style:style>
    <style:style style:name="P116" style:family="paragraph" style:parent-style-name="Text_20_body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style:font-name-asian="標楷體"/>
    </style:style>
    <style:style style:name="P117" style:family="paragraph" style:parent-style-name="Text_20_body">
      <style:paragraph-properties fo:margin-left="0cm" fo:margin-right="0.162cm" fo:margin-top="0.035cm" fo:margin-bottom="0.035cm" loext:contextual-spacing="false" style:line-height-at-least="0.282cm" fo:text-indent="0cm" style:auto-text-indent="false" style:snap-to-layout-grid="false"/>
      <style:text-properties style:font-name-asian="標楷體"/>
    </style:style>
    <style:style style:name="P118" style:family="paragraph" style:parent-style-name="Text_20_body">
      <style:paragraph-properties fo:margin-left="0cm" fo:margin-right="0.162cm" fo:margin-top="0.035cm" fo:margin-bottom="0.035cm" loext:contextual-spacing="false" fo:line-height="0.423cm" fo:text-indent="0cm" style:auto-text-indent="false"/>
      <style:text-properties style:font-name-asian="標楷體" style:font-size-complex="12pt"/>
    </style:style>
    <style:style style:name="P119" style:family="paragraph" style:parent-style-name="Text_20_body">
      <style:paragraph-properties fo:margin-left="0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/>
    </style:style>
    <style:style style:name="P120" style:family="paragraph" style:parent-style-name="Text_20_body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</style:style>
    <style:style style:name="P121" style:family="paragraph" style:parent-style-name="Text_20_body">
      <style:paragraph-properties fo:margin-left="0cm" fo:margin-right="0.162cm" fo:margin-top="0.035cm" fo:margin-bottom="0.035cm" loext:contextual-spacing="false" style:line-height-at-least="0.282cm" fo:text-indent="0cm" style:auto-text-indent="false" style:text-autospace="none" style:snap-to-layout-grid="false"/>
      <style:text-properties fo:color="#000000" style:font-name-asian="標楷體"/>
    </style:style>
    <style:style style:name="P122" style:family="paragraph" style:parent-style-name="Text_20_body">
      <style:paragraph-properties fo:margin-left="0cm" fo:margin-right="0.162cm" style:line-height-at-least="0.282cm" fo:text-align="justify" style:justify-single-word="false" fo:text-indent="0cm" style:auto-text-indent="false" style:snap-to-layout-grid="false"/>
      <style:text-properties style:font-name-asian="標楷體"/>
    </style:style>
    <style:style style:name="P123" style:family="paragraph" style:parent-style-name="Text_20_body">
      <style:paragraph-properties fo:margin-left="0cm" fo:margin-right="0.162cm" fo:line-height="0.423cm" fo:text-indent="0cm" style:auto-text-indent="false"/>
      <style:text-properties style:font-name-asian="標楷體" style:font-size-complex="12pt"/>
    </style:style>
    <style:style style:name="P124" style:family="paragraph" style:parent-style-name="Text_20_body">
      <style:paragraph-properties fo:margin-left="0cm" fo:margin-right="0.162cm" fo:line-height="100%" fo:text-indent="0cm" style:auto-text-indent="false"/>
      <style:text-properties style:font-name-asian="標楷體" style:font-size-complex="12pt"/>
    </style:style>
    <style:style style:name="P125" style:family="paragraph" style:parent-style-name="Text_20_body">
      <style:paragraph-properties fo:margin-left="0cm" fo:margin-right="0.162cm" fo:line-height="100%" fo:text-indent="0cm" style:auto-text-indent="false"/>
      <style:text-properties style:font-name-asian="標楷體"/>
    </style:style>
    <style:style style:name="P126" style:family="paragraph" style:parent-style-name="Text_20_body">
      <style:paragraph-properties fo:margin-left="0cm" fo:margin-right="0.162cm" style:line-height-at-least="0.282cm" fo:text-align="justify" style:justify-single-word="false" fo:text-indent="0cm" style:auto-text-indent="false" style:snap-to-layout-grid="false"/>
    </style:style>
    <style:style style:name="P127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 style:snap-to-layout-grid="false">
        <style:tab-stops/>
      </style:paragraph-properties>
      <style:text-properties style:font-name-asian="標楷體"/>
    </style:style>
    <style:style style:name="P128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>
        <style:tab-stops/>
      </style:paragraph-properties>
      <style:text-properties style:font-name-asian="標楷體"/>
    </style:style>
    <style:style style:name="P129" style:family="paragraph" style:parent-style-name="Text_20_body">
      <style:paragraph-properties fo:margin-left="0.162cm" fo:margin-right="0cm" fo:margin-top="0.035cm" fo:margin-bottom="0.035cm" loext:contextual-spacing="false" fo:line-height="0.423cm" fo:text-indent="0cm" style:auto-text-indent="false">
        <style:tab-stops/>
      </style:paragraph-properties>
      <style:text-properties style:font-name-asian="標楷體" style:font-size-complex="12pt"/>
    </style:style>
    <style:style style:name="P130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>
        <style:tab-stops/>
      </style:paragraph-properties>
      <style:text-properties style:font-name-asian="標楷體" style:font-size-complex="12pt"/>
    </style:style>
    <style:style style:name="P131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>
        <style:tab-stops/>
      </style:paragraph-properties>
    </style:style>
    <style:style style:name="P132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>
        <style:tab-stops/>
      </style:paragraph-properties>
    </style:style>
    <style:style style:name="P133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>
        <style:tab-stops/>
      </style:paragraph-properties>
      <style:text-properties fo:language="de" fo:country="DE" style:font-name-asian="標楷體"/>
    </style:style>
    <style:style style:name="P134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 style:text-autospace="none" style:snap-to-layout-grid="false">
        <style:tab-stops/>
      </style:paragraph-properties>
      <style:text-properties fo:color="#000000" style:font-name-asian="標楷體"/>
    </style:style>
    <style:style style:name="P135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0cm" style:auto-text-indent="false">
        <style:tab-stops/>
      </style:paragraph-properties>
      <style:text-properties fo:color="#000000" style:font-name-asian="標楷體" style:font-size-complex="12pt"/>
    </style:style>
    <style:style style:name="P136" style:family="paragraph" style:parent-style-name="Text_20_body">
      <style:paragraph-properties fo:margin-left="0.162cm" fo:margin-right="0cm" fo:margin-top="0cm" fo:margin-bottom="0.035cm" loext:contextual-spacing="false" style:line-height-at-least="0.282cm" fo:text-indent="0cm" style:auto-text-indent="false" style:snap-to-layout-grid="false">
        <style:tab-stops/>
      </style:paragraph-properties>
      <style:text-properties style:font-name-asian="標楷體"/>
    </style:style>
    <style:style style:name="P137" style:family="paragraph" style:parent-style-name="Text_20_body">
      <style:paragraph-properties fo:margin-left="0.162cm" fo:margin-right="0cm" style:line-height-at-least="0.282cm" fo:text-indent="0cm" style:auto-text-indent="false" style:snap-to-layout-grid="false">
        <style:tab-stops/>
      </style:paragraph-properties>
      <style:text-properties style:font-name-asian="標楷體"/>
    </style:style>
    <style:style style:name="P138" style:family="paragraph" style:parent-style-name="Text_20_body">
      <style:paragraph-properties fo:margin-left="0.162cm" fo:margin-right="0cm" fo:line-height="0.423cm" fo:text-indent="0cm" style:auto-text-indent="false">
        <style:tab-stops/>
      </style:paragraph-properties>
      <style:text-properties style:font-name-asian="標楷體" style:font-size-complex="12pt"/>
    </style:style>
    <style:style style:name="P139" style:family="paragraph" style:parent-style-name="Text_20_body">
      <style:paragraph-properties fo:margin-left="0.162cm" fo:margin-right="0cm" fo:line-height="100%" fo:text-indent="0cm" style:auto-text-indent="false">
        <style:tab-stops/>
      </style:paragraph-properties>
      <style:text-properties style:font-name-asian="標楷體" style:font-size-complex="12pt"/>
    </style:style>
    <style:style style:name="P140" style:family="paragraph" style:parent-style-name="Text_20_body">
      <style:paragraph-properties fo:margin-left="0.162cm" fo:margin-right="0cm" fo:line-height="100%" fo:text-indent="0cm" style:auto-text-indent="false">
        <style:tab-stops/>
      </style:paragraph-properties>
      <style:text-properties style:font-name-asian="標楷體"/>
    </style:style>
    <style:style style:name="P141" style:family="paragraph" style:parent-style-name="Text_20_body">
      <style:paragraph-properties fo:margin-left="0.162cm" fo:margin-right="0cm" style:line-height-at-least="0.423cm" fo:text-indent="0cm" style:auto-text-indent="false">
        <style:tab-stops/>
      </style:paragraph-properties>
      <style:text-properties style:font-name-asian="標楷體"/>
    </style:style>
    <style:style style:name="P142" style:family="paragraph" style:parent-style-name="Text_20_body">
      <style:paragraph-properties fo:margin-left="0.162cm" fo:margin-right="0cm" style:line-height-at-least="0.282cm" fo:text-indent="0cm" style:auto-text-indent="false" style:snap-to-layout-grid="false">
        <style:tab-stops/>
      </style:paragraph-properties>
      <style:text-properties fo:language="de" fo:country="DE" style:font-name-asian="標楷體"/>
    </style:style>
    <style:style style:name="P143" style:family="paragraph" style:parent-style-name="Text_20_body">
      <style:paragraph-properties fo:margin-left="0.162cm" fo:margin-right="0cm" fo:line-height="100%" fo:text-indent="0cm" style:auto-text-indent="false">
        <style:tab-stops/>
      </style:paragraph-properties>
    </style:style>
    <style:style style:name="P144" style:family="paragraph" style:parent-style-name="Text_20_body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>
        <style:tab-stops/>
      </style:paragraph-properties>
    </style:style>
    <style:style style:name="P145" style:family="paragraph" style:parent-style-name="Text_20_body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>
        <style:tab-stops/>
      </style:paragraph-properties>
      <style:text-properties officeooo:paragraph-rsid="001b635c"/>
    </style:style>
    <style:style style:name="P146" style:family="paragraph" style:parent-style-name="Text_20_body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text-autospace="none" style:snap-to-layout-grid="false">
        <style:tab-stops/>
      </style:paragraph-properties>
    </style:style>
    <style:style style:name="P147" style:family="paragraph" style:parent-style-name="Text_20_body">
      <style:paragraph-properties fo:margin-left="0.175cm" fo:margin-right="0cm" fo:margin-top="0.035cm" fo:margin-bottom="0.035cm" loext:contextual-spacing="false" style:line-height-at-least="0.282cm" fo:text-indent="0cm" style:auto-text-indent="false">
        <style:tab-stops/>
      </style:paragraph-properties>
    </style:style>
    <style:style style:name="P148" style:family="paragraph" style:parent-style-name="Text_20_body">
      <style:paragraph-properties fo:margin-left="0.175cm" fo:margin-right="0cm" fo:margin-top="0.035cm" fo:margin-bottom="0.035cm" loext:contextual-spacing="false" style:line-height-at-least="0.282cm" fo:text-align="justify" style:justify-single-word="false" fo:text-indent="0cm" style:auto-text-indent="false" style:snap-to-layout-grid="false">
        <style:tab-stops/>
      </style:paragraph-properties>
      <style:text-properties style:font-name-asian="標楷體"/>
    </style:style>
    <style:style style:name="P149" style:family="paragraph" style:parent-style-name="Text_20_body">
      <style:paragraph-properties fo:margin-left="0.175cm" fo:margin-right="0cm" fo:margin-top="0.035cm" fo:margin-bottom="0.035cm" loext:contextual-spacing="false" fo:line-height="0.423cm" fo:text-indent="0cm" style:auto-text-indent="false">
        <style:tab-stops/>
      </style:paragraph-properties>
    </style:style>
    <style:style style:name="P150" style:family="paragraph" style:parent-style-name="Text_20_body">
      <style:paragraph-properties fo:margin-left="0.175cm" fo:margin-right="0cm" style:line-height-at-least="0.282cm" fo:text-align="justify" style:justify-single-word="false" fo:text-indent="0cm" style:auto-text-indent="false" style:snap-to-layout-grid="false">
        <style:tab-stops/>
      </style:paragraph-properties>
    </style:style>
    <style:style style:name="P151" style:family="paragraph" style:parent-style-name="Text_20_body">
      <style:paragraph-properties fo:margin-left="0.175cm" fo:margin-right="0cm" style:line-height-at-least="0.282cm" fo:text-align="justify" style:justify-single-word="false" fo:text-indent="0cm" style:auto-text-indent="false" style:snap-to-layout-grid="false">
        <style:tab-stops>
          <style:tab-stop style:position="0.385cm"/>
        </style:tab-stops>
      </style:paragraph-properties>
    </style:style>
    <style:style style:name="P152" style:family="paragraph" style:parent-style-name="Text_20_body">
      <style:paragraph-properties fo:margin-left="0.175cm" fo:margin-right="0cm" style:line-height-at-least="0.282cm" fo:text-align="justify" style:justify-single-word="false" fo:text-indent="0cm" style:auto-text-indent="false" style:snap-to-layout-grid="false">
        <style:tab-stops/>
      </style:paragraph-properties>
      <style:text-properties style:font-name-asian="標楷體"/>
    </style:style>
    <style:style style:name="P153" style:family="paragraph" style:parent-style-name="Text_20_body">
      <style:paragraph-properties fo:margin-left="0.175cm" fo:margin-right="0cm" fo:line-height="0.423cm" fo:text-indent="0cm" style:auto-text-indent="false">
        <style:tab-stops/>
      </style:paragraph-properties>
    </style:style>
    <style:style style:name="P154" style:family="paragraph" style:parent-style-name="Text_20_body">
      <style:paragraph-properties fo:margin-left="0.175cm" fo:margin-right="0cm" fo:line-height="100%" fo:text-indent="0cm" style:auto-text-indent="false">
        <style:tab-stops/>
      </style:paragraph-properties>
    </style:style>
    <style:style style:name="P155" style:family="paragraph" style:parent-style-name="Text_20_body">
      <style:paragraph-properties fo:margin-left="0.175cm" fo:margin-right="0cm" style:line-height-at-least="0.423cm" fo:text-indent="0cm" style:auto-text-indent="false">
        <style:tab-stops/>
      </style:paragraph-properties>
    </style:style>
    <style:style style:name="P156" style:family="paragraph" style:parent-style-name="Table_20_Paragraph">
      <style:paragraph-properties fo:margin-left="0.118cm" fo:margin-right="0.118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57" style:family="paragraph" style:parent-style-name="Table_20_Paragraph">
      <style:paragraph-properties fo:margin-left="0cm" fo:margin-right="0.191cm" fo:margin-top="0.286cm" fo:margin-bottom="0cm" loext:contextual-spacing="false" fo:text-align="end" style:justify-single-word="false" fo:text-indent="0cm" style:auto-text-indent="false" style:punctuation-wrap="simple"/>
    </style:style>
    <style:style style:name="P158" style:family="paragraph" style:parent-style-name="Table_20_Paragraph">
      <style:paragraph-properties fo:margin-left="0.134cm" fo:margin-right="0cm" fo:margin-top="0.191cm" fo:margin-bottom="0cm" loext:contextual-spacing="false" fo:text-indent="0cm" style:auto-text-indent="false" style:punctuation-wrap="simple">
        <style:tab-stops/>
      </style:paragraph-properties>
    </style:style>
    <style:style style:name="P159" style:family="paragraph" style:parent-style-name="Table_20_Paragraph">
      <style:paragraph-properties fo:margin-left="0.037cm" fo:margin-right="0.693cm" fo:margin-top="0.035cm" fo:margin-bottom="0cm" loext:contextual-spacing="false" fo:line-height="102%" fo:text-indent="0cm" style:auto-text-indent="false" style:punctuation-wrap="simple">
        <style:tab-stops/>
      </style:paragraph-properties>
    </style:style>
    <style:style style:name="P160" style:family="paragraph" style:parent-style-name="Table_20_Paragraph">
      <style:paragraph-properties fo:margin-left="0.037cm" fo:margin-right="0cm" fo:margin-top="0.288cm" fo:margin-bottom="0cm" loext:contextual-spacing="false" fo:text-indent="0cm" style:auto-text-indent="false" style:punctuation-wrap="simple">
        <style:tab-stops/>
      </style:paragraph-properties>
    </style:style>
    <style:style style:name="P161" style:family="paragraph" style:parent-style-name="Table_20_Paragraph">
      <style:paragraph-properties fo:margin-left="0.051cm" fo:margin-right="0.048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62" style:family="paragraph" style:parent-style-name="Table_20_Paragraph">
      <style:paragraph-properties fo:margin-left="0.042cm" fo:margin-right="0.042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63" style:family="paragraph" style:parent-style-name="Table_20_Paragraph">
      <style:paragraph-properties fo:margin-left="0.635cm" fo:margin-right="0.635cm" fo:margin-top="0.203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64" style:family="paragraph" style:parent-style-name="Table_20_Paragraph">
      <style:paragraph-properties fo:margin-left="0.524cm" fo:margin-right="0.524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65" style:family="paragraph" style:parent-style-name="Table_20_Paragraph">
      <style:paragraph-properties fo:margin-left="0.312cm" fo:margin-right="0cm" fo:margin-top="0.326cm" fo:margin-bottom="0cm" loext:contextual-spacing="false" fo:text-indent="0cm" style:auto-text-indent="false" style:punctuation-wrap="simple">
        <style:tab-stops/>
      </style:paragraph-properties>
    </style:style>
    <style:style style:name="P166" style:family="paragraph" style:parent-style-name="Text_20_body">
      <style:paragraph-properties fo:margin-left="0.099cm" fo:margin-right="0.162cm" fo:margin-top="0.035cm" fo:margin-bottom="0.035cm" loext:contextual-spacing="false" style:line-height-at-least="0.282cm" fo:text-align="justify" style:justify-single-word="false" fo:text-indent="0cm" style:auto-text-indent="false" style:snap-to-layout-grid="false">
        <style:tab-stops/>
      </style:paragraph-properties>
      <style:text-properties style:font-name-asian="標楷體"/>
    </style:style>
    <style:style style:name="P167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-0.049cm" style:auto-text-indent="false" style:snap-to-layout-grid="false">
        <style:tab-stops/>
      </style:paragraph-properties>
      <style:text-properties style:font-name-asian="標楷體"/>
    </style:style>
    <style:style style:name="P168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0.056cm" style:auto-text-indent="false" style:snap-to-layout-grid="false"/>
    </style:style>
    <style:style style:name="P169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0.056cm" style:auto-text-indent="false" style:snap-to-layout-grid="false"/>
      <style:text-properties style:font-name-asian="標楷體"/>
    </style:style>
    <style:style style:name="P170" style:family="paragraph" style:parent-style-name="Text_20_body">
      <style:paragraph-properties fo:margin-left="0cm" fo:margin-right="0cm" fo:margin-top="0.035cm" fo:margin-bottom="0.035cm" loext:contextual-spacing="false" style:line-height-at-least="0.282cm" fo:text-align="center" style:justify-single-word="false" fo:text-indent="0.056cm" style:auto-text-indent="false" style:snap-to-layout-grid="false"/>
      <style:text-properties style:font-name="Times New Roman" fo:font-size="10pt" style:font-name-asian="Times New Roman" style:font-size-asian="10pt" style:font-size-complex="10pt"/>
    </style:style>
    <style:style style:name="P171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-0.016cm" style:auto-text-indent="false" style:snap-to-layout-grid="false">
        <style:tab-stops/>
      </style:paragraph-properties>
      <style:text-properties fo:language="de" fo:country="DE" style:font-name-asian="標楷體"/>
    </style:style>
    <style:style style:name="P172" style:family="paragraph" style:parent-style-name="Text_20_body">
      <style:paragraph-properties fo:margin-left="0.162cm" fo:margin-right="0cm" fo:margin-top="0.035cm" fo:margin-bottom="0.035cm" loext:contextual-spacing="false" style:line-height-at-least="0.282cm" fo:text-indent="-0.016cm" style:auto-text-indent="false" style:snap-to-layout-grid="false">
        <style:tab-stops/>
      </style:paragraph-properties>
      <style:text-properties style:font-name-asian="標楷體"/>
    </style:style>
    <style:style style:name="P173" style:family="paragraph" style:parent-style-name="Text_20_body">
      <style:paragraph-properties fo:margin-left="0.162cm" fo:margin-right="0.162cm" fo:margin-top="0.035cm" fo:margin-bottom="0.035cm" loext:contextual-spacing="false" style:line-height-at-least="0.282cm" fo:text-indent="0cm" style:auto-text-indent="false" style:snap-to-layout-grid="false">
        <style:tab-stops/>
      </style:paragraph-properties>
      <style:text-properties style:font-name-asian="標楷體"/>
    </style:style>
    <style:style style:name="P174" style:family="paragraph" style:parent-style-name="Text_20_body">
      <style:paragraph-properties fo:margin-left="0cm" fo:margin-right="-0.012cm" fo:text-indent="-0.065cm" style:auto-text-indent="false" style:text-autospace="none"/>
      <style:text-properties style:font-name-asian="標楷體"/>
    </style:style>
    <style:style style:name="P175" style:family="paragraph" style:parent-style-name="Text_20_body">
      <style:paragraph-properties fo:margin-left="0.226cm" fo:margin-right="0cm" fo:text-indent="-0.217cm" style:auto-text-indent="false">
        <style:tab-stops/>
      </style:paragraph-properties>
      <style:text-properties style:font-name-asian="標楷體"/>
    </style:style>
    <style:style style:name="P176" style:family="paragraph" style:parent-style-name="Text_20_body">
      <style:paragraph-properties fo:margin-left="0.226cm" fo:margin-right="0cm" fo:text-indent="-0.217cm" style:auto-text-indent="false">
        <style:tab-stops/>
      </style:paragraph-properties>
    </style:style>
    <style:style style:name="P177" style:family="paragraph" style:parent-style-name="Text_20_body">
      <style:paragraph-properties fo:margin-left="-0.009cm" fo:margin-right="0cm" fo:text-indent="0.208cm" style:auto-text-indent="false">
        <style:tab-stops/>
      </style:paragraph-properties>
    </style:style>
    <style:style style:name="P178" style:family="paragraph" style:parent-style-name="Text_20_body">
      <style:paragraph-properties fo:margin-left="0.423cm" fo:margin-right="0.161cm" fo:margin-top="0.035cm" fo:margin-bottom="0.035cm" loext:contextual-spacing="false" style:line-height-at-least="0.282cm" fo:text-indent="-0.423cm" style:auto-text-indent="false" style:text-autospace="none" style:snap-to-layout-grid="false">
        <style:tab-stops/>
      </style:paragraph-properties>
      <style:text-properties style:font-name-asian="標楷體"/>
    </style:style>
    <style:style style:name="P179" style:family="paragraph" style:parent-style-name="Text_20_body">
      <style:paragraph-properties fo:margin-left="0cm" fo:margin-right="0cm" style:line-height-at-least="0.282cm" fo:text-indent="0.148cm" style:auto-text-indent="false" style:text-autospace="none" style:snap-to-layout-grid="false"/>
      <style:text-properties style:font-name-asian="標楷體"/>
    </style:style>
    <style:style style:name="P180" style:family="paragraph" style:parent-style-name="Text_20_body">
      <style:paragraph-properties fo:margin-left="0cm" fo:margin-right="0cm" style:line-height-at-least="0.282cm" fo:text-align="justify" style:justify-single-word="false" fo:text-indent="0.166cm" style:auto-text-indent="false" style:text-autospace="none" style:snap-to-layout-grid="false"/>
    </style:style>
    <style:style style:name="P181" style:family="paragraph" style:parent-style-name="Text_20_body">
      <style:paragraph-properties fo:margin-left="0.148cm" fo:margin-right="0cm" style:line-height-at-least="0.282cm" fo:text-indent="0cm" style:auto-text-indent="false" style:text-autospace="none" style:snap-to-layout-grid="false">
        <style:tab-stops/>
      </style:paragraph-properties>
      <style:text-properties style:font-name-asian="標楷體"/>
    </style:style>
    <style:style style:name="P182" style:family="paragraph" style:parent-style-name="Table_20_Paragraph">
      <style:paragraph-properties fo:margin-left="0.028cm" fo:margin-right="0cm" fo:margin-top="0.286cm" fo:margin-bottom="0cm" loext:contextual-spacing="false" fo:text-indent="0cm" style:auto-text-indent="false" style:punctuation-wrap="simple">
        <style:tab-stops/>
      </style:paragraph-properties>
    </style:style>
    <style:style style:name="P183" style:family="paragraph" style:parent-style-name="Table_20_Paragraph">
      <style:paragraph-properties fo:margin-left="0.028cm" fo:margin-right="0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  <style:text-properties fo:color="#000000"/>
    </style:style>
    <style:style style:name="P184" style:family="paragraph" style:parent-style-name="Table_20_Paragraph">
      <style:paragraph-properties fo:margin-left="0.028cm" fo:margin-right="0cm" fo:margin-top="0.191cm" fo:margin-bottom="0cm" loext:contextual-spacing="false" fo:text-indent="0cm" style:auto-text-indent="false" style:punctuation-wrap="simple">
        <style:tab-stops/>
      </style:paragraph-properties>
    </style:style>
    <style:style style:name="P185" style:family="paragraph" style:parent-style-name="Table_20_Paragraph">
      <style:paragraph-properties fo:margin-top="0.011cm" fo:margin-bottom="0cm" loext:contextual-spacing="false" fo:text-align="justify" style:justify-single-word="false" style:punctuation-wrap="simple"/>
      <style:text-properties fo:font-size="11pt" style:font-size-asian="11pt" style:font-size-complex="11pt"/>
    </style:style>
    <style:style style:name="P186" style:family="paragraph" style:parent-style-name="Table_20_Paragraph">
      <style:paragraph-properties fo:margin-top="0.011cm" fo:margin-bottom="0cm" loext:contextual-spacing="false" style:punctuation-wrap="simple"/>
      <style:text-properties style:font-name="Times New Roman" fo:font-size="10pt" style:font-name-asian="Times New Roman" style:font-size-asian="10pt" style:font-size-complex="10pt"/>
    </style:style>
    <style:style style:name="P187" style:family="paragraph" style:parent-style-name="Table_20_Paragraph">
      <style:paragraph-properties fo:margin-top="0.011cm" fo:margin-bottom="0cm" loext:contextual-spacing="false" style:punctuation-wrap="simple"/>
      <style:text-properties fo:color="#000000" style:font-name="Times New Roman" fo:font-size="10pt" style:font-name-asian="Times New Roman" style:font-size-asian="10pt" style:font-size-complex="10pt"/>
    </style:style>
    <style:style style:name="P188" style:family="paragraph" style:parent-style-name="Text_20_body">
      <style:paragraph-properties fo:margin-left="0cm" fo:margin-right="0cm" fo:orphans="2" fo:widows="2" fo:text-indent="0.212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189" style:family="paragraph" style:parent-style-name="Text_20_body">
      <style:paragraph-properties fo:margin-left="0cm" fo:margin-right="0cm" fo:orphans="2" fo:widows="2" fo:text-indent="0.33cm" style:auto-text-indent="false"/>
      <style:text-properties style:font-name-asian="標楷體" style:font-size-complex="14pt"/>
    </style:style>
    <style:style style:name="P190" style:family="paragraph" style:parent-style-name="Table_20_Paragraph">
      <style:paragraph-properties fo:margin-left="0.127cm" fo:margin-right="0.131cm" fo:margin-top="0.152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91" style:family="paragraph" style:parent-style-name="Table_20_Paragraph">
      <style:paragraph-properties fo:margin-left="0.127cm" fo:margin-right="0.131cm" fo:margin-top="0.15cm" fo:margin-bottom="0cm" loext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192" style:family="paragraph" style:parent-style-name="Table_20_Paragraph">
      <style:paragraph-properties fo:margin-left="0.127cm" fo:margin-right="0.131cm" fo:text-align="center" style:justify-single-word="false" fo:text-indent="0cm" style:auto-text-indent="false" style:punctuation-wrap="simple">
        <style:tab-stops/>
      </style:paragraph-properties>
    </style:style>
    <style:style style:name="P193" style:family="paragraph" style:parent-style-name="Table_20_Paragraph">
      <style:paragraph-properties fo:margin-left="0cm" fo:margin-right="0.199cm" fo:margin-top="0.152cm" fo:margin-bottom="0cm" loext:contextual-spacing="false" fo:text-align="end" style:justify-single-word="false" fo:text-indent="0cm" style:auto-text-indent="false" style:punctuation-wrap="simple"/>
    </style:style>
    <style:style style:name="P194" style:family="paragraph" style:parent-style-name="Table_20_Paragraph">
      <style:paragraph-properties fo:margin-left="0cm" fo:margin-right="0.199cm" fo:margin-top="0.15cm" fo:margin-bottom="0cm" loext:contextual-spacing="false" fo:text-align="end" style:justify-single-word="false" fo:text-indent="0cm" style:auto-text-indent="false" style:punctuation-wrap="simple"/>
    </style:style>
    <style:style style:name="P195" style:family="paragraph" style:parent-style-name="Table_20_Paragraph">
      <style:paragraph-properties fo:margin-left="0cm" fo:margin-right="0.199cm" fo:margin-top="0.15cm" fo:margin-bottom="0cm" loext:contextual-spacing="false" fo:text-align="center" style:justify-single-word="false" fo:text-indent="0cm" style:auto-text-indent="false" style:punctuation-wrap="simple"/>
    </style:style>
    <style:style style:name="P196" style:family="paragraph" style:parent-style-name="Table_20_Paragraph">
      <style:paragraph-properties fo:margin-left="0cm" fo:margin-right="0.199cm" fo:text-align="end" style:justify-single-word="false" fo:text-indent="0cm" style:auto-text-indent="false" style:punctuation-wrap="simple"/>
    </style:style>
    <style:style style:name="P197" style:family="paragraph" style:parent-style-name="Table_20_Paragraph">
      <style:paragraph-properties fo:margin-left="0.041cm" fo:margin-right="0cm" fo:margin-top="0.03cm" fo:margin-bottom="0cm" loext:contextual-spacing="false" fo:text-indent="0cm" style:auto-text-indent="false" style:punctuation-wrap="simple">
        <style:tab-stops/>
      </style:paragraph-properties>
    </style:style>
    <style:style style:name="P198" style:family="paragraph" style:parent-style-name="Table_20_Paragraph">
      <style:paragraph-properties fo:margin-left="0.041cm" fo:margin-right="0cm" fo:margin-top="0.03cm" fo:margin-bottom="0cm" loext:contextual-spacing="false" fo:text-indent="0cm" style:auto-text-indent="false" style:punctuation-wrap="simple">
        <style:tab-stops/>
      </style:paragraph-properties>
      <style:text-properties style:font-name-asian="標楷體"/>
    </style:style>
    <style:style style:name="P199" style:family="paragraph" style:parent-style-name="Table_20_Paragraph">
      <style:paragraph-properties fo:margin-left="0.041cm" fo:margin-right="0cm" fo:margin-top="0.03cm" fo:margin-bottom="0cm" loext:contextual-spacing="false" fo:text-align="center" style:justify-single-word="false" fo:text-indent="0cm" style:auto-text-indent="false" style:punctuation-wrap="simple">
        <style:tab-stops/>
      </style:paragraph-properties>
      <style:text-properties style:font-name-asian="標楷體"/>
    </style:style>
    <style:style style:name="P200" style:family="paragraph" style:parent-style-name="Table_20_Paragraph">
      <style:paragraph-properties fo:margin-left="0.041cm" fo:margin-right="0cm" fo:margin-top="0.152cm" fo:margin-bottom="0cm" loext:contextual-spacing="false" fo:text-align="justify" style:justify-single-word="false" fo:text-indent="0cm" style:auto-text-indent="false" style:punctuation-wrap="simple">
        <style:tab-stops/>
      </style:paragraph-properties>
    </style:style>
    <style:style style:name="P201" style:family="paragraph" style:parent-style-name="Table_20_Paragraph">
      <style:paragraph-properties fo:margin-left="0.041cm" fo:margin-right="0cm" fo:margin-top="0.152cm" fo:margin-bottom="0cm" loext:contextual-spacing="false" fo:text-indent="0cm" style:auto-text-indent="false" style:punctuation-wrap="simple">
        <style:tab-stops/>
      </style:paragraph-properties>
    </style:style>
    <style:style style:name="P202" style:family="paragraph" style:parent-style-name="Table_20_Paragraph">
      <style:paragraph-properties fo:margin-left="0.041cm" fo:margin-right="0cm" fo:margin-top="0.153cm" fo:margin-bottom="0cm" loext:contextual-spacing="false" fo:text-indent="0cm" style:auto-text-indent="false" style:punctuation-wrap="simple">
        <style:tab-stops/>
      </style:paragraph-properties>
    </style:style>
    <style:style style:name="P203" style:family="paragraph" style:parent-style-name="Table_20_Paragraph">
      <style:paragraph-properties fo:margin-left="0.041cm" fo:margin-right="0cm" fo:margin-top="0.15cm" fo:margin-bottom="0cm" loext:contextual-spacing="false" fo:text-align="justify" style:justify-single-word="false" fo:text-indent="0cm" style:auto-text-indent="false" style:punctuation-wrap="simple">
        <style:tab-stops/>
      </style:paragraph-properties>
    </style:style>
    <style:style style:name="P204" style:family="paragraph" style:parent-style-name="Table_20_Paragraph">
      <style:paragraph-properties fo:margin-left="0.041cm" fo:margin-right="0cm" fo:margin-top="0.333cm" fo:margin-bottom="0cm" loext:contextual-spacing="false" fo:text-indent="0cm" style:auto-text-indent="false" style:punctuation-wrap="simple">
        <style:tab-stops/>
      </style:paragraph-properties>
    </style:style>
    <style:style style:name="P205" style:family="paragraph" style:parent-style-name="Table_20_Paragraph">
      <style:paragraph-properties fo:margin-left="0cm" fo:margin-right="0.485cm" fo:margin-top="0.152cm" fo:margin-bottom="0cm" loext:contextual-spacing="false" fo:text-align="end" style:justify-single-word="false" fo:text-indent="0cm" style:auto-text-indent="false" style:punctuation-wrap="simple"/>
    </style:style>
    <style:style style:name="P206" style:family="paragraph" style:parent-style-name="Table_20_Paragraph">
      <style:paragraph-properties fo:margin-left="0cm" fo:margin-right="0.485cm" fo:margin-top="0.15cm" fo:margin-bottom="0cm" loext:contextual-spacing="false" fo:text-align="end" style:justify-single-word="false" fo:text-indent="0cm" style:auto-text-indent="false" style:punctuation-wrap="simple"/>
    </style:style>
    <style:style style:name="P207" style:family="paragraph" style:parent-style-name="Table_20_Paragraph">
      <style:paragraph-properties fo:margin-left="1.249cm" fo:margin-right="0cm" fo:margin-top="0.152cm" fo:margin-bottom="0cm" loext:contextual-spacing="false" fo:text-indent="0cm" style:auto-text-indent="false" style:punctuation-wrap="simple">
        <style:tab-stops/>
      </style:paragraph-properties>
    </style:style>
    <style:style style:name="P208" style:family="paragraph" style:parent-style-name="Table_20_Paragraph">
      <style:paragraph-properties fo:margin-left="1.249cm" fo:margin-right="0cm" fo:margin-top="0.15cm" fo:margin-bottom="0cm" loext:contextual-spacing="false" fo:text-indent="0cm" style:auto-text-indent="false" style:punctuation-wrap="simple">
        <style:tab-stops/>
      </style:paragraph-properties>
    </style:style>
    <style:style style:name="P209" style:family="paragraph" style:parent-style-name="Table_20_Paragraph">
      <style:paragraph-properties fo:margin-left="1.249cm" fo:margin-right="0cm" fo:text-indent="0cm" style:auto-text-indent="false" style:punctuation-wrap="simple">
        <style:tab-stops/>
      </style:paragraph-properties>
    </style:style>
    <style:style style:name="P210" style:family="paragraph" style:parent-style-name="Table_20_Paragraph">
      <style:paragraph-properties fo:margin-left="0cm" fo:margin-right="0.002cm" fo:margin-top="0.03cm" fo:margin-bottom="0cm" loext:contextual-spacing="false" fo:text-align="center" style:justify-single-word="false" fo:text-indent="0cm" style:auto-text-indent="false" style:punctuation-wrap="simple"/>
    </style:style>
    <style:style style:name="P211" style:family="paragraph" style:parent-style-name="Table_20_Paragraph">
      <style:paragraph-properties fo:margin-left="0cm" fo:margin-right="0.002cm" fo:margin-top="0.333cm" fo:margin-bottom="0cm" loext:contextual-spacing="false" fo:text-align="center" style:justify-single-word="false" fo:text-indent="0cm" style:auto-text-indent="false" style:punctuation-wrap="simple"/>
    </style:style>
    <style:style style:name="P212" style:family="paragraph" style:parent-style-name="Table_20_Paragraph">
      <style:paragraph-properties fo:margin-left="0cm" fo:margin-right="0.697cm" fo:margin-top="0.152cm" fo:margin-bottom="0cm" loext:contextual-spacing="false" fo:text-align="end" style:justify-single-word="false" fo:text-indent="0cm" style:auto-text-indent="false" style:punctuation-wrap="simple">
        <style:tab-stops>
          <style:tab-stop style:position="1.025cm"/>
        </style:tab-stops>
      </style:paragraph-properties>
    </style:style>
    <style:style style:name="P213" style:family="paragraph" style:parent-style-name="Table_20_Paragraph">
      <style:paragraph-properties fo:margin-left="0cm" fo:margin-right="0.697cm" fo:margin-top="0.152cm" fo:margin-bottom="0cm" loext:contextual-spacing="false" fo:text-align="end" style:justify-single-word="false" fo:text-indent="0cm" style:auto-text-indent="false" style:punctuation-wrap="simple"/>
    </style:style>
    <style:style style:name="P214" style:family="paragraph" style:parent-style-name="Table_20_Paragraph">
      <style:paragraph-properties fo:margin-left="0cm" fo:margin-right="0.697cm" fo:margin-top="0.15cm" fo:margin-bottom="0cm" loext:contextual-spacing="false" fo:text-align="end" style:justify-single-word="false" fo:text-indent="0cm" style:auto-text-indent="false" style:punctuation-wrap="simple">
        <style:tab-stops>
          <style:tab-stop style:position="1.025cm"/>
        </style:tab-stops>
      </style:paragraph-properties>
    </style:style>
    <style:style style:name="P215" style:family="paragraph" style:parent-style-name="Table_20_Paragraph">
      <style:paragraph-properties fo:margin-left="0cm" fo:margin-right="0.697cm" fo:margin-top="0.15cm" fo:margin-bottom="0cm" loext:contextual-spacing="false" fo:text-align="end" style:justify-single-word="false" fo:text-indent="0cm" style:auto-text-indent="false" style:punctuation-wrap="simple"/>
    </style:style>
    <style:style style:name="P216" style:family="paragraph" style:parent-style-name="Table_20_Paragraph">
      <style:paragraph-properties fo:margin-left="0cm" fo:margin-right="0.697cm" fo:margin-top="0.009cm" fo:margin-bottom="0cm" loext:contextual-spacing="false" fo:text-indent="0cm" style:auto-text-indent="false" style:punctuation-wrap="simple"/>
      <style:text-properties fo:font-size="11pt" style:font-size-asian="11pt" style:font-size-complex="11pt"/>
    </style:style>
    <style:style style:name="P217" style:family="paragraph" style:parent-style-name="Table_20_Paragraph">
      <style:paragraph-properties fo:margin-left="0cm" fo:margin-right="0.697cm" fo:text-align="end" style:justify-single-word="false" fo:text-indent="0cm" style:auto-text-indent="false" style:punctuation-wrap="simple"/>
    </style:style>
    <style:style style:name="P218" style:family="paragraph" style:parent-style-name="Table_20_Paragraph">
      <style:paragraph-properties fo:margin-left="0cm" fo:margin-right="0.328cm" fo:margin-top="0.235cm" fo:margin-bottom="0cm" loext:contextual-spacing="false" fo:text-align="end" style:justify-single-word="false" fo:text-indent="0cm" style:auto-text-indent="false" style:punctuation-wrap="simple"/>
    </style:style>
    <style:style style:name="P219" style:family="paragraph" style:parent-style-name="Table_20_Paragraph">
      <style:paragraph-properties fo:margin-left="0cm" fo:margin-right="0.328cm" fo:margin-top="0.233cm" fo:margin-bottom="0cm" loext:contextual-spacing="false" fo:text-align="end" style:justify-single-word="false" fo:text-indent="0cm" style:auto-text-indent="false" style:punctuation-wrap="simple"/>
    </style:style>
    <style:style style:name="P220" style:family="paragraph" style:parent-style-name="Table_20_Paragraph">
      <style:paragraph-properties fo:margin-left="0cm" fo:margin-right="0.328cm" fo:margin-top="0.233cm" fo:margin-bottom="0cm" loext:contextual-spacing="false" fo:text-align="end" style:justify-single-word="false" fo:text-indent="0cm" style:auto-text-indent="false" style:punctuation-wrap="simple"/>
      <style:text-properties style:font-name="Times New Roman" fo:font-size="10pt" style:font-name-asian="Times New Roman" style:font-size-asian="10pt" style:font-size-complex="10pt"/>
    </style:style>
    <style:style style:name="P221" style:family="paragraph" style:parent-style-name="Table_20_Paragraph">
      <style:paragraph-properties fo:margin-left="0cm" fo:margin-right="0.328cm" fo:text-align="end" style:justify-single-word="false" fo:text-indent="0cm" style:auto-text-indent="false" style:punctuation-wrap="simple"/>
    </style:style>
    <style:style style:name="P222" style:family="paragraph" style:parent-style-name="Table_20_Paragraph">
      <style:paragraph-properties fo:margin-left="0cm" fo:margin-right="0.203cm" fo:margin-top="0.078cm" fo:margin-bottom="0cm" loext:contextual-spacing="false" fo:text-align="end" style:justify-single-word="false" fo:text-indent="0cm" style:auto-text-indent="false" style:punctuation-wrap="simple"/>
    </style:style>
    <style:style style:name="P223" style:family="paragraph" style:parent-style-name="Table_20_Paragraph">
      <style:paragraph-properties fo:margin-left="0cm" fo:margin-right="0.379cm" fo:margin-top="0.15cm" fo:margin-bottom="0cm" loext:contextual-spacing="false" fo:text-align="end" style:justify-single-word="false" fo:text-indent="0cm" style:auto-text-indent="false" style:punctuation-wrap="simple"/>
    </style:style>
    <style:style style:name="P224" style:family="paragraph" style:parent-style-name="Table_20_Paragraph">
      <style:paragraph-properties fo:margin-left="0cm" fo:margin-right="0.379cm" fo:text-align="end" style:justify-single-word="false" fo:text-indent="0cm" style:auto-text-indent="false" style:punctuation-wrap="simple"/>
    </style:style>
    <style:style style:name="P225" style:family="paragraph" style:parent-style-name="Table_20_Paragraph">
      <style:paragraph-properties fo:margin-left="0.587cm" fo:margin-right="0cm" fo:margin-top="0.15cm" fo:margin-bottom="0cm" loext:contextual-spacing="false" fo:text-indent="0cm" style:auto-text-indent="false" style:punctuation-wrap="simple">
        <style:tab-stops/>
      </style:paragraph-properties>
    </style:style>
    <style:style style:name="P226" style:family="paragraph" style:parent-style-name="Table_20_Paragraph">
      <style:paragraph-properties fo:margin-left="0cm" fo:margin-right="0.734cm" fo:margin-top="0.15cm" fo:margin-bottom="0cm" loext:contextual-spacing="false" fo:text-align="justify" style:justify-single-word="false" fo:text-indent="0cm" style:auto-text-indent="false" style:punctuation-wrap="simple"/>
    </style:style>
    <style:style style:name="P227" style:family="paragraph" style:parent-style-name="Table_20_Paragraph">
      <style:paragraph-properties fo:margin-left="0cm" fo:margin-right="0.734cm" fo:margin-top="0.152cm" fo:margin-bottom="0cm" loext:contextual-spacing="false" fo:text-align="justify" style:justify-single-word="false" fo:text-indent="0cm" style:auto-text-indent="false" style:punctuation-wrap="simple"/>
    </style:style>
    <style:style style:name="P228" style:family="paragraph" style:parent-style-name="Table_20_Paragraph">
      <style:paragraph-properties fo:margin-left="0cm" fo:margin-right="0.504cm" fo:margin-top="0.153cm" fo:margin-bottom="0cm" loext:contextual-spacing="false" fo:text-align="justify" style:justify-single-word="false" fo:text-indent="0cm" style:auto-text-indent="false" style:punctuation-wrap="simple"/>
    </style:style>
    <style:style style:name="P229" style:family="paragraph" style:parent-style-name="Table_20_Paragraph">
      <style:paragraph-properties fo:margin-left="0cm" fo:margin-right="0.504cm" fo:margin-top="0.152cm" fo:margin-bottom="0cm" loext:contextual-spacing="false" fo:text-align="justify" style:justify-single-word="false" fo:text-indent="0cm" style:auto-text-indent="false" style:punctuation-wrap="simple"/>
    </style:style>
    <style:style style:name="P230" style:family="paragraph" style:parent-style-name="Table_20_Paragraph">
      <style:paragraph-properties fo:margin-left="0cm" fo:margin-right="0.504cm" fo:text-align="justify" style:justify-single-word="false" fo:text-indent="0cm" style:auto-text-indent="false" style:punctuation-wrap="simple"/>
    </style:style>
    <style:style style:name="P231" style:family="paragraph" style:parent-style-name="Table_20_Paragraph">
      <style:paragraph-properties fo:margin-left="0cm" fo:margin-right="0.504cm" fo:margin-top="0.15cm" fo:margin-bottom="0cm" loext:contextual-spacing="false" fo:text-align="justify" style:justify-single-word="false" fo:text-indent="0cm" style:auto-text-indent="false" style:punctuation-wrap="simple"/>
    </style:style>
    <style:style style:name="P232" style:family="paragraph" style:parent-style-name="Table_20_Paragraph">
      <style:paragraph-properties fo:margin-top="0.009cm" fo:margin-bottom="0cm" loext:contextual-spacing="false" style:punctuation-wrap="simple"/>
      <style:text-properties fo:font-size="11pt" style:font-size-asian="11pt" style:font-size-complex="11pt"/>
    </style:style>
    <style:style style:name="P233" style:family="paragraph" style:parent-style-name="Table_20_Paragraph">
      <style:paragraph-properties fo:margin-left="0.219cm" fo:margin-right="0.009cm" fo:margin-top="0.025cm" fo:margin-bottom="0cm" loext:contextual-spacing="false" fo:line-height="0.635cm" fo:text-align="justify" style:justify-single-word="false" fo:text-indent="0cm" style:auto-text-indent="false" style:punctuation-wrap="simple">
        <style:tab-stops/>
      </style:paragraph-properties>
    </style:style>
    <style:style style:name="P234" style:family="paragraph" style:parent-style-name="Table_20_Paragraph">
      <style:paragraph-properties fo:margin-left="0cm" fo:margin-right="0.501cm" fo:margin-top="0.15cm" fo:margin-bottom="0cm" loext:contextual-spacing="false" fo:text-align="justify" style:justify-single-word="false" fo:text-indent="0cm" style:auto-text-indent="false" style:punctuation-wrap="simple"/>
    </style:style>
    <style:style style:name="P235" style:family="paragraph" style:parent-style-name="Text_20_body">
      <style:paragraph-properties fo:margin-left="1.055cm" fo:margin-right="-0.721cm" fo:margin-top="0.035cm" fo:margin-bottom="0.035cm" loext:contextual-spacing="false" fo:line-height="0.494cm" fo:text-align="justify" style:justify-single-word="false" fo:text-indent="-0.843cm" style:auto-text-indent="false">
        <style:tab-stops/>
      </style:paragraph-properties>
      <style:text-properties style:font-name-asian="標楷體"/>
    </style:style>
    <style:style style:name="P236" style:family="paragraph" style:parent-style-name="Text_20_body">
      <style:paragraph-properties fo:margin-left="1.397cm" fo:margin-right="-0.095cm" fo:margin-top="0.035cm" fo:margin-bottom="0.035cm" loext:contextual-spacing="false" fo:line-height="0.423cm" fo:text-align="justify" style:justify-single-word="false" fo:text-indent="-0.318cm" style:auto-text-indent="false">
        <style:tab-stops/>
      </style:paragraph-properties>
      <style:text-properties style:font-name-asian="標楷體"/>
    </style:style>
    <style:style style:name="P237" style:family="paragraph" style:parent-style-name="Text_20_body">
      <style:paragraph-properties fo:margin-left="1.397cm" fo:margin-right="-0.095cm" fo:margin-top="0.035cm" fo:margin-bottom="0.035cm" loext:contextual-spacing="false" fo:line-height="0.423cm" fo:text-align="justify" style:justify-single-word="false" fo:text-indent="-0.318cm" style:auto-text-indent="false">
        <style:tab-stops/>
      </style:paragraph-properties>
      <style:text-properties officeooo:paragraph-rsid="00133b55" style:font-name-asian="標楷體"/>
    </style:style>
    <style:style style:name="P238" style:family="paragraph" style:parent-style-name="Text_20_body">
      <style:paragraph-properties fo:margin-left="1.397cm" fo:margin-right="-0.095cm" fo:margin-top="0.035cm" fo:margin-bottom="0.035cm" loext:contextual-spacing="false" fo:line-height="0.423cm" fo:text-align="justify" style:justify-single-word="false" fo:text-indent="-0.318cm" style:auto-text-indent="false">
        <style:tab-stops/>
      </style:paragraph-properties>
    </style:style>
    <style:style style:name="P239" style:family="paragraph" style:parent-style-name="Text_20_body">
      <style:paragraph-properties fo:margin-left="2.582cm" fo:margin-right="-0.095cm" fo:margin-top="0.035cm" fo:margin-bottom="0.035cm" loext:contextual-spacing="false" fo:line-height="0.423cm" fo:text-align="justify" style:justify-single-word="false" fo:text-indent="-1.161cm" style:auto-text-indent="false">
        <style:tab-stops/>
      </style:paragraph-properties>
      <style:text-properties style:font-name-asian="標楷體"/>
    </style:style>
    <style:style style:name="P240" style:family="paragraph" style:parent-style-name="Text_20_body">
      <style:paragraph-properties fo:margin-left="2.582cm" fo:margin-right="-0.095cm" fo:margin-top="0.035cm" fo:margin-bottom="0.035cm" loext:contextual-spacing="false" fo:line-height="0.423cm" fo:text-align="justify" style:justify-single-word="false" fo:text-indent="-1.161cm" style:auto-text-indent="false">
        <style:tab-stops/>
      </style:paragraph-properties>
      <style:text-properties officeooo:paragraph-rsid="00133b55"/>
    </style:style>
    <style:style style:name="P241" style:family="paragraph" style:parent-style-name="Text_20_body">
      <style:paragraph-properties fo:margin-left="0.042cm" fo:margin-right="0cm" fo:text-align="center" style:justify-single-word="false" fo:text-indent="-0.085cm" style:auto-text-indent="false">
        <style:tab-stops/>
      </style:paragraph-properties>
      <style:text-properties style:font-name="Times New Roman" fo:font-size="10pt" style:font-name-asian="Times New Roman" style:font-size-asian="10pt" style:font-size-complex="10pt"/>
    </style:style>
    <style:style style:name="P242" style:family="paragraph" style:parent-style-name="Text_20_body">
      <style:paragraph-properties fo:margin-left="0.628cm" fo:margin-right="0.635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  <style:text-properties fo:color="#ff0000" officeooo:paragraph-rsid="0010e488"/>
    </style:style>
    <style:style style:name="P243" style:family="paragraph" style:parent-style-name="Text_20_body">
      <style:paragraph-properties fo:margin-left="2.616cm" fo:margin-right="-0.095cm" fo:margin-top="0.035cm" fo:margin-bottom="0.035cm" loext:contextual-spacing="false" fo:line-height="0.423cm" fo:text-align="justify" style:justify-single-word="false" fo:text-indent="-1.189cm" style:auto-text-indent="false">
        <style:tab-stops/>
      </style:paragraph-properties>
      <style:text-properties officeooo:paragraph-rsid="00133b55" style:font-name-asian="標楷體"/>
    </style:style>
    <style:style style:name="P244" style:family="paragraph" style:parent-style-name="Standard">
      <style:paragraph-properties fo:text-align="center" style:justify-single-word="false"/>
      <style:text-properties fo:font-size="10pt" fo:letter-spacing="-0.035cm" officeooo:paragraph-rsid="000eff72" style:font-name-asian="標楷體" style:font-size-asian="10pt"/>
    </style:style>
    <style:style style:name="P245" style:family="paragraph" style:parent-style-name="Standard">
      <style:paragraph-properties fo:text-align="center" style:justify-single-word="false"/>
    </style:style>
    <style:style style:name="P246" style:family="paragraph" style:parent-style-name="Standard">
      <style:paragraph-properties fo:text-align="start" style:justify-single-word="false"/>
    </style:style>
    <style:style style:name="P247" style:family="paragraph" style:parent-style-name="Standard">
      <style:paragraph-properties fo:text-align="center" style:justify-single-word="false"/>
      <style:text-properties fo:color="#000000" fo:font-size="12pt" style:text-underline-style="none" style:text-underline-mode="continuous" style:text-overline-mode="continuous" style:text-line-through-mode="continuous" style:font-name-asian="標楷體" style:font-size-asian="12pt" style:font-size-complex="12pt"/>
    </style:style>
    <style:style style:name="P248" style:family="paragraph" style:parent-style-name="Standard">
      <style:paragraph-properties fo:text-align="center" style:justify-single-word="false"/>
      <style:text-properties fo:color="#000000" fo:font-size="10pt" style:text-underline-style="none" style:text-underline-mode="continuous" style:text-overline-mode="continuous" style:text-line-through-mode="continuous" style:font-name-asian="標楷體" style:font-size-asian="10pt" style:font-size-complex="10pt"/>
    </style:style>
    <style:style style:name="P249" style:family="paragraph" style:parent-style-name="Table_20_Paragraph">
      <style:paragraph-properties fo:margin-left="0.286cm" fo:margin-right="0.286cm" fo:text-indent="0cm" style:auto-text-indent="false" style:punctuation-wrap="simple">
        <style:tab-stops/>
      </style:paragraph-properties>
    </style:style>
    <style:style style:name="P250" style:family="paragraph" style:parent-style-name="Table_20_Paragraph">
      <style:paragraph-properties fo:margin-left="0cm" fo:margin-right="0.194cm" fo:margin-top="0.286cm" fo:margin-bottom="0cm" loext:contextual-spacing="false" fo:text-align="end" style:justify-single-word="false" fo:text-indent="0cm" style:auto-text-indent="false" style:punctuation-wrap="simple"/>
      <style:text-properties fo:color="#000000"/>
    </style:style>
    <style:style style:name="P251" style:family="paragraph" style:parent-style-name="Table_20_Paragraph">
      <style:paragraph-properties fo:margin-left="0.041cm" fo:margin-right="0cm" fo:margin-top="0.035cm" fo:margin-bottom="0cm" loext:contextual-spacing="false" fo:line-height="102%" fo:text-indent="-0.014cm" style:auto-text-indent="false" style:punctuation-wrap="simple">
        <style:tab-stops/>
      </style:paragraph-properties>
      <style:text-properties fo:color="#000000"/>
    </style:style>
    <style:style style:name="P252" style:family="paragraph" style:parent-style-name="Table_20_Paragraph">
      <style:paragraph-properties fo:margin-left="0.039cm" fo:margin-right="0.048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  <style:text-properties fo:color="#000000"/>
    </style:style>
    <style:style style:name="P253" style:family="paragraph" style:parent-style-name="Table_20_Paragraph">
      <style:paragraph-properties fo:margin-left="0.034cm" fo:margin-right="0.042cm" fo:margin-top="0.286cm" fo:margin-bottom="0cm" loext:contextual-spacing="false" fo:text-align="center" style:justify-single-word="false" fo:text-indent="0cm" style:auto-text-indent="false" style:punctuation-wrap="simple">
        <style:tab-stops/>
      </style:paragraph-properties>
      <style:text-properties fo:color="#000000"/>
    </style:style>
    <style:style style:name="P254" style:family="paragraph" style:parent-style-name="Table_20_Paragraph">
      <style:paragraph-properties fo:margin-left="0cm" fo:margin-right="0.009cm" fo:margin-top="0.286cm" fo:margin-bottom="0cm" loext:contextual-spacing="false" fo:text-align="center" style:justify-single-word="false" fo:text-indent="0cm" style:auto-text-indent="false" style:punctuation-wrap="simple"/>
      <style:text-properties fo:color="#000000" officeooo:rsid="0010e488" officeooo:paragraph-rsid="0010e488"/>
    </style:style>
    <style:style style:name="P255" style:family="paragraph" style:parent-style-name="Heading_20_1">
      <style:paragraph-properties style:line-height-at-least="0.282cm"/>
      <style:text-properties fo:color="#000000" style:font-name="Times New Roman" fo:font-size="12pt" style:font-size-asian="12pt" style:font-name-complex="Times New Roman"/>
    </style:style>
    <style:style style:name="P256" style:family="paragraph" style:parent-style-name="Header" style:master-page-name="MP0">
      <style:paragraph-properties fo:margin-left="0cm" fo:margin-right="0.635cm" fo:text-align="center" style:justify-single-word="false" fo:text-indent="0cm" style:auto-text-indent="false" style:page-number="1" fo:break-before="page"/>
    </style:style>
    <style:style style:name="T1" style:family="text">
      <style:text-properties style:font-name-asian="標楷體"/>
    </style:style>
    <style:style style:name="T2" style:family="text">
      <style:text-properties style:font-name-asian="標楷體" style:font-size-complex="12pt"/>
    </style:style>
    <style:style style:name="T3" style:family="text">
      <style:text-properties style:font-name-asian="標楷體" style:font-size-complex="14pt"/>
    </style:style>
    <style:style style:name="T4" style:family="text">
      <style:text-properties style:font-name-asian="標楷體" style:font-size-complex="9pt"/>
    </style:style>
    <style:style style:name="T5" style:family="text">
      <style:text-properties style:font-name="標楷體" fo:font-size="16pt" fo:letter-spacing="0.035cm" fo:font-weight="normal" style:font-name-asian="標楷體" style:font-size-asian="16pt" style:font-weight-asian="normal" style:font-size-complex="16pt" style:font-weight-complex="normal"/>
    </style:style>
    <style:style style:name="T6" style:family="text">
      <style:text-properties style:font-name="標楷體" fo:font-size="16pt" fo:font-weight="normal" style:font-name-asian="標楷體" style:font-size-asian="16pt" style:font-weight-asian="normal" style:font-size-complex="16pt" style:font-weight-complex="normal"/>
    </style:style>
    <style:style style:name="T7" style:family="text">
      <style:text-properties style:font-name="標楷體" style:font-name-asian="標楷體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officeooo:rsid="0016653f" style:font-name-asian="標楷體1" style:font-name-complex="標楷體"/>
    </style:style>
    <style:style style:name="T10" style:family="text">
      <style:text-properties style:text-position="67% 100%" fo:font-size="9pt" style:font-name-asian="標楷體" style:font-size-asian="9pt"/>
    </style:style>
    <style:style style:name="T11" style:family="text">
      <style:text-properties fo:font-size="11pt" fo:letter-spacing="-0.035cm" style:font-name-asian="標楷體" style:font-size-asian="11pt"/>
    </style:style>
    <style:style style:name="T12" style:family="text">
      <style:text-properties fo:font-size="11pt" style:font-name-asian="標楷體" style:font-size-asian="11pt" style:font-size-complex="11pt"/>
    </style:style>
    <style:style style:name="T13" style:family="text">
      <style:text-properties fo:letter-spacing="-0.035cm" style:font-name-asian="標楷體"/>
    </style:style>
    <style:style style:name="T14" style:family="text">
      <style:text-properties fo:letter-spacing="-0.035cm" officeooo:rsid="0014e738" style:font-name-asian="標楷體1"/>
    </style:style>
    <style:style style:name="T15" style:family="text">
      <style:text-properties style:font-weight-complex="bold"/>
    </style:style>
    <style:style style:name="T16" style:family="text">
      <style:text-properties style:text-position="sub 67%"/>
    </style:style>
    <style:style style:name="T17" style:family="text">
      <style:text-properties style:text-position="sub 67%" style:font-name-asian="標楷體"/>
    </style:style>
    <style:style style:name="T18" style:family="text">
      <style:text-properties style:text-position="sub 67%" style:font-name-asian="標楷體" style:font-size-complex="12pt"/>
    </style:style>
    <style:style style:name="T19" style:family="text">
      <style:text-properties style:text-position="sub 67%" style:font-name-asian="標楷體" style:font-size-complex="14pt"/>
    </style:style>
    <style:style style:name="T20" style:family="text">
      <style:text-properties style:text-position="sub 67%" style:font-name-asian="標楷體" style:font-size-complex="9pt"/>
    </style:style>
    <style:style style:name="T21" style:family="text">
      <style:text-properties style:text-position="sub 67%" style:font-weight-complex="bold"/>
    </style:style>
    <style:style style:name="T22" style:family="text">
      <style:text-properties style:text-position="sub 67%" fo:language="pt" fo:country="BR" style:font-name-asian="標楷體" style:font-size-complex="12pt"/>
    </style:style>
    <style:style style:name="T23" style:family="text">
      <style:text-properties style:text-position="13% 100%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position="100% 100%" style:font-name="標楷體" fo:font-size="6pt" style:font-name-asian="標楷體" style:font-size-asian="6pt" style:font-name-complex="標楷體" style:font-size-complex="6pt"/>
    </style:style>
    <style:style style:name="T26" style:family="text">
      <style:text-properties style:text-position="69% 100%" fo:font-size="8pt" style:font-name-asian="標楷體" style:font-size-asian="8pt" style:font-size-complex="8pt"/>
    </style:style>
    <style:style style:name="T27" style:family="text">
      <style:text-properties fo:font-size="10pt" style:font-name-asian="標楷體" style:font-size-asian="10pt"/>
    </style:style>
    <style:style style:name="T28" style:family="text">
      <style:text-properties fo:letter-spacing="-0.011cm" style:font-name-asian="標楷體"/>
    </style:style>
    <style:style style:name="T29" style:family="text">
      <style:text-properties fo:letter-spacing="-0.007cm" style:font-name-asian="標楷體"/>
    </style:style>
    <style:style style:name="T30" style:family="text">
      <style:text-properties fo:letter-spacing="-0.007cm" officeooo:rsid="0014e738" style:font-name-asian="標楷體1"/>
    </style:style>
    <style:style style:name="T31" style:family="text">
      <style:text-properties style:text-position="sub 64%" fo:font-size="11pt" style:font-name-asian="標楷體" style:font-size-asian="11pt" style:font-size-complex="11pt"/>
    </style:style>
    <style:style style:name="T32" style:family="text">
      <style:text-properties fo:letter-spacing="-0.018cm" officeooo:rsid="00155474" style:font-name-asian="標楷體1"/>
    </style:style>
    <style:style style:name="T33" style:family="text">
      <style:text-properties fo:font-style="italic" style:font-name-asian="標楷體" style:font-style-asian="italic"/>
    </style:style>
    <style:style style:name="T34" style:family="text">
      <style:text-properties fo:language="pt" fo:country="BR" style:font-name-asian="標楷體" style:font-size-complex="12pt"/>
    </style:style>
    <style:style style:name="T35" style:family="text">
      <style:text-properties style:text-position="-19% 100%" fo:font-size="8pt" style:font-size-asian="8pt" style:font-size-complex="8pt"/>
    </style:style>
    <style:style style:name="T36" style:family="text">
      <style:text-properties officeooo:rsid="000ce47f"/>
    </style:style>
    <style:style style:name="T37" style:family="text">
      <style:text-properties style:font-name="Times New Roman" fo:font-size="10pt" style:font-name-asian="Times New Roman" style:font-size-asian="10pt" style:font-size-complex="10pt"/>
    </style:style>
    <style:style style:name="T38" style:family="text">
      <style:text-properties style:font-name="Times New Roman" fo:font-size="10pt" style:font-name-asian="Times New Roman" style:font-size-asian="10pt" style:font-size-complex="10pt" style:font-weight-complex="bold"/>
    </style:style>
    <style:style style:name="T39" style:family="text">
      <style:text-properties fo:color="#000000"/>
    </style:style>
    <style:style style:name="T40" style:family="text">
      <style:text-properties fo:color="#000000" fo:font-size="12pt" style:text-underline-style="none" style:text-underline-mode="continuous" style:text-overline-mode="continuous" style:text-line-through-mode="continuous" style:font-size-asian="12pt" style:font-size-complex="12pt"/>
    </style:style>
    <style:style style:name="T41" style:family="text">
      <style:text-properties fo:color="#000000" fo:font-size="12pt" style:text-underline-style="none" style:text-underline-mode="continuous" style:text-overline-mode="continuous" style:text-line-through-mode="continuous" style:font-name-asian="SimSun" style:font-size-asian="12pt" style:language-asian="zh" style:country-asian="CN" style:font-size-complex="12pt"/>
    </style:style>
    <style:style style:name="T42" style:family="text">
      <style:text-properties fo:color="#000000" fo:font-size="12pt" style:text-underline-style="none" style:text-underline-mode="continuous" style:text-overline-mode="continuous" style:text-line-through-mode="continuous" style:font-name-asian="標楷體" style:font-size-asian="12pt" style:font-size-complex="12pt"/>
    </style:style>
    <style:style style:name="T43" style:family="text">
      <style:text-properties fo:color="#000000" fo:font-size="12pt" style:text-underline-style="none" style:text-underline-mode="continuous" style:text-overline-mode="continuous" style:text-line-through-mode="continuous" fo:background-color="#ffffff" loext:char-shading-value="0" style:font-name-asian="標楷體" style:font-size-asian="12pt" style:font-size-complex="12pt"/>
    </style:style>
    <style:style style:name="T44" style:family="text">
      <style:text-properties fo:color="#000000" fo:font-size="12pt" style:text-underline-style="none" style:font-size-asian="12pt" style:font-size-complex="12pt"/>
    </style:style>
    <style:style style:name="T45" style:family="text">
      <style:text-properties fo:color="#000000" fo:font-size="12pt" style:text-underline-style="none" style:font-name-asian="標楷體" style:font-size-asian="12pt" style:font-size-complex="12pt"/>
    </style:style>
    <style:style style:name="T46" style:family="text">
      <style:text-properties fo:color="#000000" style:font-name-asian="標楷體"/>
    </style:style>
    <style:style style:name="T47" style:family="text">
      <style:text-properties fo:color="#000000" style:font-name-asian="標楷體" style:font-size-complex="12pt"/>
    </style:style>
    <style:style style:name="T48" style:family="text">
      <style:text-properties fo:color="#000000" style:text-position="sub 67%" style:font-name-asian="標楷體"/>
    </style:style>
    <style:style style:name="T49" style:family="text">
      <style:text-properties fo:color="#000000" style:text-position="sub 67%" style:font-name-asian="標楷體" style:font-size-complex="12pt"/>
    </style:style>
    <style:style style:name="T50" style:family="text">
      <style:text-properties fo:color="#000000" style:text-position="sub 67%" style:font-name="Times New Roman" fo:font-size="12pt" style:font-name-asian="標楷體" style:font-size-asian="12pt" style:font-size-complex="12pt"/>
    </style:style>
    <style:style style:name="T51" style:family="text">
      <style:text-properties fo:color="#000000" style:text-position="sub 67%" fo:language="pt" fo:country="BR" style:font-name-asian="標楷體" style:font-size-complex="12pt"/>
    </style:style>
    <style:style style:name="T52" style:family="text">
      <style:text-properties fo:color="#000000" style:text-position="0% 100%" style:font-name="Times New Roman" fo:font-size="12pt" style:font-name-asian="標楷體" style:font-size-asian="12pt" style:font-size-complex="12pt"/>
    </style:style>
    <style:style style:name="T53" style:family="text">
      <style:text-properties fo:color="#000000" style:font-name="Times New Roman" fo:font-size="10pt" style:font-name-asian="Times New Roman" style:font-size-asian="10pt" style:font-size-complex="10pt"/>
    </style:style>
    <style:style style:name="T54" style:family="text">
      <style:text-properties fo:color="#000000" style:font-name="Times New Roman" fo:font-size="10pt" style:font-name-asian="Times New Roman" style:font-size-asian="10pt" style:font-size-complex="10pt" style:font-weight-complex="bold"/>
    </style:style>
    <style:style style:name="T55" style:family="text">
      <style:text-properties fo:color="#000000" fo:font-size="10pt" style:text-underline-style="none" officeooo:rsid="00107671" style:text-underline-mode="continuous" style:text-overline-mode="continuous" style:text-line-through-mode="continuous" style:font-size-asian="10pt" style:font-weight-complex="bold"/>
    </style:style>
    <style:style style:name="T56" style:family="text">
      <style:text-properties fo:color="#000000" fo:font-size="10pt" style:text-underline-style="none" officeooo:rsid="00107671" style:text-underline-mode="continuous" style:text-overline-mode="continuous" style:text-line-through-mode="continuous" style:font-size-asian="10pt" style:language-asian="zh" style:country-asian="TW" style:font-weight-complex="bold"/>
    </style:style>
    <style:style style:name="T57" style:family="text">
      <style:text-properties fo:color="#000000" fo:language="pt" fo:country="BR" style:font-name-asian="標楷體" style:font-size-complex="12pt"/>
    </style:style>
    <style:style style:name="T58" style:family="text">
      <style:text-properties fo:color="#000000" style:font-name="Wingdings" fo:language="pt" fo:country="BR" style:font-name-asian="Wingdings" style:font-name-complex="Wingdings" style:font-size-complex="12pt"/>
    </style:style>
    <style:style style:name="T59" style:family="text">
      <style:text-properties fo:color="#000000" style:font-name="標楷體" style:font-name-asian="標楷體" style:font-name-complex="標楷體"/>
    </style:style>
    <style:style style:name="T60" style:family="text">
      <style:text-properties fo:color="#000000" style:text-position="-19% 100%" fo:font-size="8pt" style:font-size-asian="8pt" style:font-size-complex="8pt"/>
    </style:style>
    <style:style style:name="T61" style:family="text">
      <style:text-properties fo:color="#000000" style:font-size-complex="12pt"/>
    </style:style>
    <style:style style:name="T62" style:family="text">
      <style:text-properties fo:color="#000000" style:text-position="sub 63%" fo:font-size="12pt" style:text-underline-style="none" style:text-underline-mode="continuous" style:text-overline-mode="continuous" style:text-line-through-mode="continuous" fo:background-color="#ffffff" loext:char-shading-value="0" style:font-name-asian="標楷體" style:font-size-asian="12pt" style:font-size-complex="12pt"/>
    </style:style>
    <style:style style:name="T63" style:family="text">
      <style:text-properties fo:font-size="12pt" style:text-underline-style="none" style:font-size-asian="12pt" style:font-size-complex="12pt"/>
    </style:style>
    <style:style style:name="T64" style:family="text">
      <style:text-properties officeooo:rsid="00107671"/>
    </style:style>
    <style:style style:name="T65" style:family="text">
      <style:text-properties officeooo:rsid="00155474" style:font-name-asian="標楷體1"/>
    </style:style>
    <style:style style:name="T66" style:family="text">
      <style:text-properties officeooo:rsid="0015796b" style:font-name-asian="標楷體1"/>
    </style:style>
    <style:style style:name="T67" style:family="text">
      <style:text-properties officeooo:rsid="0016653f" style:font-name-asian="標楷體1"/>
    </style:style>
    <style:style style:name="T68" style:family="text">
      <style:text-properties officeooo:rsid="00173911" style:font-name-asian="標楷體1"/>
    </style:style>
    <style:style style:name="T69" style:family="text">
      <style:text-properties officeooo:rsid="001904d4" style:font-name-asian="標楷體1"/>
    </style:style>
    <style:style style:name="T70" style:family="text">
      <style:text-properties fo:font-variant="normal" fo:text-transform="none" fo:color="#000000" style:text-position="0% 100%" style:font-name="Times New Roman" fo:font-size="12pt" fo:letter-spacing="normal" fo:font-style="normal" fo:font-weight="normal" style:font-name-asian="標楷體" style:font-size-asian="12pt" style:font-size-complex="12pt"/>
    </style:style>
    <style:style style:name="T71" style:family="text">
      <style:text-properties fo:font-variant="normal" fo:text-transform="none" fo:color="#000000" style:text-position="sub 58%" style:font-name="Times New Roman" fo:font-size="12pt" fo:letter-spacing="normal" fo:font-style="normal" fo:font-weight="normal" style:font-name-asian="標楷體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6"><text:span text:style-name="預設段落字型"><text:span text:style-name="T6">附表一 </text:span></text:span><text:span text:style-name="預設段落字型"><text:span text:style-name="T5"><text:s text:c="2"/></text:span></text:span><text:span text:style-name="預設段落字型"><text:span text:style-name="T6">公告毒性化學物質及其管制濃度與分級運作量一覽表</text:span></text:span>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header-rows>
          <table:table-row table:style-name="表格1.1">
            <table:table-cell table:style-name="表格1.A1" office:value-type="string">
              <text:p text:style-name="P3">列管</text:p>
              <text:p text:style-name="P3">編號</text:p>
              <text:p text:style-name="P4">註1</text:p>
              <text:p text:style-name="P3">Listed No.</text:p>
            </table:table-cell>
            <table:table-cell table:style-name="表格1.A1" office:value-type="string">
              <text:p text:style-name="P3">序號</text:p>
              <text:p text:style-name="P5"><text:span text:style-name="預設段落字型"><text:span text:style-name="T10">註1</text:span></text:span></text:p>
              <text:p text:style-name="P5"><text:span text:style-name="預設段落字型"><text:span text:style-name="T11">Series</text:span></text:span><text:span text:style-name="預設段落字型"><text:span text:style-name="T13"> No</text:span></text:span><text:span text:style-name="預設段落字型"><text:span text:style-name="T15">.</text:span></text:span></text:p>
            </table:table-cell>
            <table:table-cell table:style-name="表格1.A1" office:value-type="string">
              <text:p text:style-name="P24">中文名稱</text:p>
              <text:p text:style-name="P26">Chinese Name</text:p>
            </table:table-cell>
            <table:table-cell table:style-name="表格1.A1" office:value-type="string">
              <text:p text:style-name="P27"><text:span text:style-name="預設段落字型"><text:span text:style-name="T13">英文名稱</text:span></text:span><text:span text:style-name="預設段落字型"><text:span text:style-name="T10">註2</text:span></text:span></text:p>
              <text:p text:style-name="P28">English Name</text:p>
            </table:table-cell>
            <table:table-cell table:style-name="表格1.A1" office:value-type="string">
              <text:p text:style-name="P48"><text:span text:style-name="預設段落字型"><text:span text:style-name="T13">分子式</text:span></text:span><text:span text:style-name="預設段落字型"><text:span text:style-name="T10">註2</text:span></text:span></text:p>
              <text:p text:style-name="P28">Chemical <text:s/>Formula</text:p>
            </table:table-cell>
            <table:table-cell table:style-name="表格1.A1" office:value-type="string">
              <text:p text:style-name="P49"><text:span text:style-name="預設段落字型"><text:span text:style-name="T13">化學文摘</text:span></text:span><text:span text:style-name="預設段落字型"><text:span text:style-name="T10">註2</text:span></text:span></text:p>
              <text:p text:style-name="P50">社登記號碼</text:p>
              <text:p text:style-name="P57">CAS. Number</text:p>
            </table:table-cell>
            <table:table-cell table:style-name="表格1.A1" office:value-type="string">
              <text:p text:style-name="P65">管制</text:p>
              <text:p text:style-name="P25"><text:span text:style-name="預設段落字型"><text:span text:style-name="T13">濃度</text:span></text:span><text:span text:style-name="預設段落字型"><text:span text:style-name="T10">註3</text:span></text:span></text:p>
              <text:p text:style-name="P66">control concentration standard</text:p>
              <text:p text:style-name="P24">w/w <text:s/>%</text:p>
            </table:table-cell>
            <table:table-cell table:style-name="表格1.A1" office:value-type="string">
              <text:p text:style-name="P24">分級運作量</text:p>
              <text:p text:style-name="P67"><text:span text:style-name="預設段落字型"><text:span text:style-name="T10">註4</text:span></text:span></text:p>
              <text:p text:style-name="P244"><text:span text:style-name="預設段落字型"><text:span text:style-name="T40">graded</text:span></text:span><text:span text:style-name="預設段落字型"><text:span text:style-name="T44"> handling </text:span></text:span><text:span text:style-name="預設段落字型"><text:span text:style-name="T40">quantity</text:span></text:span></text:p>
              <text:p text:style-name="P26"><text:span text:style-name="T69">（</text:span>公斤<text:span text:style-name="T69">）</text:span></text:p>
            </table:table-cell>
            <table:table-cell table:style-name="表格1.A1" office:value-type="string">
              <text:p text:style-name="P28">毒性</text:p>
              <text:p text:style-name="P28">分類</text:p>
              <text:p text:style-name="P29">註5</text:p>
              <text:p text:style-name="P30">Toxicity <text:s/>Classify</text:p>
            </table:table-cell>
            <table:table-cell table:style-name="表格1.A1" office:value-type="string">
              <text:p text:style-name="P26">公告</text:p>
              <text:p text:style-name="P26">日期</text:p>
            </table:table-cell>
          </table:table-row>
        </table:table-header-rows>
        <table:table-row table:style-name="表格1.2">
          <table:table-cell table:style-name="表格1.A1" office:value-type="string">
            <text:p text:style-name="P6">00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多氯聯苯</text:p>
          </table:table-cell>
          <table:table-cell table:style-name="表格1.A1" office:value-type="string">
            <text:p text:style-name="P127">Polychlorinated biphenyls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10</text:span></text:span><text:span text:style-name="預設段落字型"><text:span text:style-name="T1">-xClx</text:span></text:span></text:p>
            <text:p text:style-name="P148">（1≦x≦10）</text:p>
          </table:table-cell>
          <table:table-cell table:style-name="表格1.A1" office:value-type="string">
            <text:p text:style-name="P58">1336-36-3等</text:p>
          </table:table-cell>
          <table:table-cell table:style-name="表格1.A1" office:value-type="string">
            <text:p text:style-name="P70">0.1</text:p>
          </table:table-cell>
          <table:table-cell table:style-name="表格1.A1" office:value-type="string">
            <text:p text:style-name="P6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77.06.22</text:p>
            <text:p text:style-name="P97">88.07.19</text:p>
            <text:p text:style-name="P97">88.12.24</text:p>
            <text:p text:style-name="P97">89.10.25</text:p>
            <text:p text:style-name="P97">89.12.20</text:p>
          </table:table-cell>
        </table:table-row>
        <table:table-row table:style-name="表格1.3">
          <table:table-cell table:style-name="表格1.A1" office:value-type="string">
            <text:p text:style-name="P31">00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可氯丹</text:p>
          </table:table-cell>
          <table:table-cell table:style-name="表格1.A1" office:value-type="string">
            <text:p text:style-name="P127">Chlorda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8</text:span></text:span></text:p>
          </table:table-cell>
          <table:table-cell table:style-name="表格1.A1" office:value-type="string">
            <text:p text:style-name="P58">57-74-9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7.06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">
          <table:table-cell table:style-name="表格1.A1" office:value-type="string">
            <text:p text:style-name="P31">00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石綿</text:p>
          </table:table-cell>
          <table:table-cell table:style-name="表格1.A1" office:value-type="string">
            <text:p text:style-name="P127">Asbestos</text:p>
          </table:table-cell>
          <table:table-cell table:style-name="表格1.A1" office:value-type="string">
            <text:p text:style-name="P144"><text:span text:style-name="預設段落字型"><text:span text:style-name="T1">5.5FeO,1.5MgO,8SiO</text:span></text:span><text:span text:style-name="預設段落字型"><text:span text:style-name="T17">2</text:span></text:span><text:span text:style-name="預設段落字型"><text:span text:style-name="T1">,H</text:span></text:span><text:span text:style-name="預設段落字型"><text:span text:style-name="T17">2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8">1332-21-4</text:p>
          </table:table-cell>
          <table:table-cell table:style-name="表格1.A1" office:value-type="string">
            <text:p text:style-name="P37"><text:span text:style-name="預設段落字型"><text:span text:style-name="T1">1</text:span></text:span><text:span text:style-name="預設段落字型"><text:span text:style-name="T10">註7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78.05.01</text:p>
            <text:p text:style-name="P97">80.02.27</text:p>
            <text:p text:style-name="P97">85.10.17</text:p>
            <text:p text:style-name="P97">86.02.26</text:p>
            <text:p text:style-name="P97">87.07.07</text:p>
            <text:p text:style-name="P97">87.12.01</text:p>
            <text:p text:style-name="P97">88.07.19</text:p>
            <text:p text:style-name="P97">88.12.24</text:p>
            <text:p text:style-name="P97">89.10.25</text:p>
            <text:p text:style-name="P97">94.12.30</text:p>
            <text:p text:style-name="P97">98.07.31</text:p>
            <text:p text:style-name="P97">101.02.02</text:p>
            <text:p text:style-name="P97">102.01.24</text:p>
            <text:p text:style-name="P97">106.05.10</text:p>
          </table:table-cell>
        </table:table-row>
        <table:table-row table:style-name="表格1.5">
          <table:table-cell table:style-name="表格1.A1" office:value-type="string">
            <text:p text:style-name="P31">00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地特靈</text:p>
          </table:table-cell>
          <table:table-cell table:style-name="表格1.A1" office:value-type="string">
            <text:p text:style-name="P127">Dieldri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8">60-57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6">
          <table:table-cell table:style-name="表格1.A1" office:value-type="string">
            <text:p text:style-name="P31">005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滴滴涕</text:p>
          </table:table-cell>
          <table:table-cell table:style-name="表格1.A1" office:value-type="string">
            <text:p text:style-name="P136">4,4-Dichlorodiphenyl-trichloroethane(DDT)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Cl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58">50-29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7">
          <table:table-cell table:style-name="表格1.A1" office:value-type="string">
            <text:p text:style-name="P31">006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毒殺芬</text:p>
          </table:table-cell>
          <table:table-cell table:style-name="表格1.A1" office:value-type="string">
            <text:p text:style-name="P127">Toxaph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10</text:span></text:span><text:span text:style-name="預設段落字型"><text:span text:style-name="T1">Cl</text:span></text:span><text:span text:style-name="預設段落字型"><text:span text:style-name="T17">8</text:span></text:span></text:p>
          </table:table-cell>
          <table:table-cell table:style-name="表格1.A1" office:value-type="string">
            <text:p text:style-name="P58">8001-35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">
          <table:table-cell table:style-name="表格1.A1" office:value-type="string">
            <text:p text:style-name="P31">007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五氯酚</text:p>
          </table:table-cell>
          <table:table-cell table:style-name="表格1.A1" office:value-type="string">
            <text:p text:style-name="P127">Pentachlorophen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5</text:span></text:span><text:span text:style-name="預設段落字型"><text:span text:style-name="T1">OH</text:span></text:span></text:p>
          </table:table-cell>
          <table:table-cell table:style-name="表格1.A1" office:value-type="string">
            <text:p text:style-name="P58">87-86-5</text:p>
          </table:table-cell>
          <table:table-cell table:style-name="表格1.A1" office:value-type="string">
            <text:p text:style-name="P31">0.0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9">
          <table:table-cell table:style-name="表格1.A9" office:value-type="string">
            <text:p text:style-name="P156">007</text:p>
          </table:table-cell>
          <table:table-cell table:style-name="表格1.B9" office:value-type="string">
            <text:p text:style-name="P157">02</text:p>
          </table:table-cell>
          <table:table-cell table:style-name="表格1.C9" office:value-type="string">
            <text:p text:style-name="P158"><text:span text:style-name="預設段落字型"><text:span text:style-name="T8">月桂酸五氯苯酯</text:span></text:span></text:p>
          </table:table-cell>
          <table:table-cell table:style-name="表格1.D9" office:value-type="string">
            <text:p text:style-name="P159">Pentachlorophenyl laurate</text:p>
          </table:table-cell>
          <table:table-cell table:style-name="表格1.E9" office:value-type="string">
            <text:p text:style-name="P160"><text:span text:style-name="預設段落字型"><text:span text:style-name="T23">C</text:span></text:span><text:span text:style-name="預設段落字型"><text:span text:style-name="T24">18</text:span></text:span><text:span text:style-name="預設段落字型"><text:span text:style-name="T23">H</text:span></text:span><text:span text:style-name="預設段落字型"><text:span text:style-name="T24">23</text:span></text:span><text:span text:style-name="預設段落字型"><text:span text:style-name="T23">C</text:span></text:span><text:span text:style-name="預設段落字型"><text:span text:style-name="T24">l5</text:span></text:span><text:span text:style-name="預設段落字型"><text:span text:style-name="T23">O</text:span></text:span><text:span text:style-name="預設段落字型"><text:span text:style-name="T24">2</text:span></text:span></text:p>
          </table:table-cell>
          <table:table-cell table:style-name="表格1.F9" office:value-type="string">
            <text:p text:style-name="P161">3772-94-9</text:p>
          </table:table-cell>
          <table:table-cell table:style-name="表格1.G9" office:value-type="string">
            <text:p text:style-name="P162">0.01</text:p>
          </table:table-cell>
          <table:table-cell table:style-name="表格1.H9" office:value-type="string">
            <text:p text:style-name="P163">50 <text:span text:style-name="預設段落字型"><text:span text:style-name="T25">註 </text:span></text:span><text:span text:style-name="預設段落字型"><text:span text:style-name="T26">6</text:span></text:span></text:p>
          </table:table-cell>
          <table:table-cell table:style-name="表格1.I9" office:value-type="string">
            <text:p text:style-name="P164">1,3</text:p>
          </table:table-cell>
          <table:table-cell table:style-name="表格1.J9" office:value-type="string">
            <text:p text:style-name="P165"><text:span text:style-name="預設段落字型"><text:span text:style-name="T37">107.06.28</text:span></text:span></text:p>
          </table:table-cell>
        </table:table-row>
        <table:table-row table:style-name="表格1.10">
          <table:table-cell table:style-name="表格1.A1" office:value-type="string">
            <text:p text:style-name="P31">00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五氯酚鈉</text:p>
          </table:table-cell>
          <table:table-cell table:style-name="表格1.A1" office:value-type="string">
            <text:p text:style-name="P127">Sodium pentachlorophenat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5</text:span></text:span><text:span text:style-name="預設段落字型"><text:span text:style-name="T1">ONa</text:span></text:span></text:p>
          </table:table-cell>
          <table:table-cell table:style-name="表格1.A1" office:value-type="string">
            <text:p text:style-name="P58">131-52-2</text:p>
          </table:table-cell>
          <table:table-cell table:style-name="表格1.A1" office:value-type="string">
            <text:p text:style-name="P31">0.0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">
          <table:table-cell table:style-name="表格1.A1" office:value-type="string">
            <text:p text:style-name="P31">009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甲基汞</text:p>
          </table:table-cell>
          <table:table-cell table:style-name="表格1.A1" office:value-type="string">
            <text:p text:style-name="P127">Methylmercury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Hg</text:span></text:span></text:p>
          </table:table-cell>
          <table:table-cell table:style-name="表格1.A1" office:value-type="string">
            <text:p text:style-name="P58">22967-92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2">
          <table:table-cell table:style-name="表格1.A1" office:value-type="string">
            <text:p text:style-name="P31">010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安特靈</text:p>
          </table:table-cell>
          <table:table-cell table:style-name="表格1.A1" office:value-type="string">
            <text:p text:style-name="P127">Endri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8">72-20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3">
          <table:table-cell table:style-name="表格1.A1" office:value-type="string">
            <text:p text:style-name="P31">011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飛佈達</text:p>
          </table:table-cell>
          <table:table-cell table:style-name="表格1.A1" office:value-type="string">
            <text:p text:style-name="P127">Heptachlor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l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76-44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14">
          <table:table-cell table:style-name="表格1.A1" office:value-type="string">
            <text:p text:style-name="P31">01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蟲必死</text:p>
          </table:table-cell>
          <table:table-cell table:style-name="表格1.A1" office:value-type="string">
            <text:p text:style-name="P127">Hexachlorocyclohexa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1">319-84-6</text:p>
            <text:p text:style-name="P51">319-85-7</text:p>
            <text:p text:style-name="P51">319-86-8</text:p>
            <text:p text:style-name="P51">6108-10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5">
          <table:table-cell table:style-name="表格1.A1" office:value-type="string">
            <text:p text:style-name="P31">01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阿特靈</text:p>
          </table:table-cell>
          <table:table-cell table:style-name="表格1.A1" office:value-type="string">
            <text:p text:style-name="P127">Aldri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8">309-00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6">
          <table:table-cell table:style-name="表格1.A1" office:value-type="string">
            <text:p text:style-name="P31">01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二溴氯丙烷</text:p>
          </table:table-cell>
          <table:table-cell table:style-name="表格1.A1" office:value-type="string">
            <text:p text:style-name="P127">1,2-Dibromo-3-chloropropane</text:p>
            <text:p text:style-name="P127">(DBCP)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BrCHBr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58">96-12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7">
          <table:table-cell table:style-name="表格1.A1" office:value-type="string">
            <text:p text:style-name="P31">015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福賜松</text:p>
          </table:table-cell>
          <table:table-cell table:style-name="表格1.A1" office:value-type="string">
            <text:p text:style-name="P127">Leptophos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PS(OCH</text:span></text:span><text:span text:style-name="預設段落字型"><text:span text:style-name="T17">3</text:span></text:span><text:span text:style-name="預設段落字型"><text:span text:style-name="T1">)O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Br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21609-90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8">
          <table:table-cell table:style-name="表格1.A1" office:value-type="string">
            <text:p text:style-name="P31">016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克氯苯</text:p>
          </table:table-cell>
          <table:table-cell table:style-name="表格1.A1" office:value-type="string">
            <text:p text:style-name="P127">Chlorobenzilat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6</text:span></text:span><text:span text:style-name="預設段落字型"><text:span text:style-name="T1">H</text:span></text:span><text:span text:style-name="預設段落字型"><text:span text:style-name="T17">14</text:span></text:span><text:span text:style-name="預設段落字型"><text:span text:style-name="T1">Cl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510-15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9">
          <table:table-cell table:style-name="表格1.A1" office:value-type="string">
            <text:p text:style-name="P31">017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護谷</text:p>
          </table:table-cell>
          <table:table-cell table:style-name="表格1.A1" office:value-type="string">
            <text:p text:style-name="P127">Nitrofe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Cl</text:span></text:span><text:span text:style-name="預設段落字型"><text:span text:style-name="T17">2</text:span></text:span><text:span text:style-name="預設段落字型"><text:span text:style-name="T1">NO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1836-75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0">
          <table:table-cell table:style-name="表格1.A1" office:value-type="string">
            <text:p text:style-name="P31">01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達諾殺</text:p>
          </table:table-cell>
          <table:table-cell table:style-name="表格1.A1" office:value-type="string">
            <text:p text:style-name="P127">Dinoseb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(NO</text:span></text:span><text:span text:style-name="預設段落字型"><text:span text:style-name="T17">2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OH</text:span></text:span></text:p>
          </table:table-cell>
          <table:table-cell table:style-name="表格1.A1" office:value-type="string">
            <text:p text:style-name="P58">88-85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 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  <text:p text:style-name="P41">90.06.21</text:p>
          </table:table-cell>
        </table:table-row>
        <text:soft-page-break/>
        <table:table-row table:style-name="表格1.21">
          <table:table-cell table:style-name="表格1.A1" office:value-type="string">
            <text:p text:style-name="P31">019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靈丹</text:p>
          </table:table-cell>
          <table:table-cell table:style-name="表格1.A1" office:value-type="string">
            <text:p text:style-name="P127">Lindane (γ-BHC, or γ-HCH)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8">58-89-9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78.05.02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2">
          <table:table-cell table:style-name="表格1.A1" office:value-type="string">
            <text:p text:style-name="P31">02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汞</text:p>
          </table:table-cell>
          <table:table-cell table:style-name="表格1.A1" office:value-type="string">
            <text:p text:style-name="P127">Mercury</text:p>
          </table:table-cell>
          <table:table-cell table:style-name="表格1.A1" office:value-type="string">
            <text:p text:style-name="P148">Hg</text:p>
          </table:table-cell>
          <table:table-cell table:style-name="表格1.A1" office:value-type="string">
            <text:p text:style-name="P58">7439-97-6</text:p>
          </table:table-cell>
          <table:table-cell table:style-name="表格1.A1" office:value-type="string">
            <text:p text:style-name="P31">95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  <text:p text:style-name="P41">90.06.21</text:p>
            <text:p text:style-name="P41">98.07.31</text:p>
            <text:p text:style-name="P42">108.07.05</text:p>
          </table:table-cell>
        </table:table-row>
        <table:table-row table:style-name="表格1.23">
          <table:table-cell table:style-name="表格1.A1" office:value-type="string">
            <text:p text:style-name="P31">02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五氯硝苯</text:p>
          </table:table-cell>
          <table:table-cell table:style-name="表格1.A1" office:value-type="string">
            <text:p text:style-name="P127">Pentachloronitro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5</text:span></text:span><text:span text:style-name="預設段落字型"><text:span text:style-name="T1">N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82-68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4">
          <table:table-cell table:style-name="表格1.A1" office:value-type="string">
            <text:p text:style-name="P31">02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亞拉生長素</text:p>
          </table:table-cell>
          <table:table-cell table:style-name="表格1.A1" office:value-type="string">
            <text:p text:style-name="P127">Daminozide</text:p>
          </table:table-cell>
          <table:table-cell table:style-name="表格1.A1" office:value-type="string">
            <text:p text:style-name="P144"><text:span text:style-name="預設段落字型"><text:span text:style-name="T1">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NNHCOCH</text:span></text:span><text:span text:style-name="預設段落字型"><text:span text:style-name="T17">2</text:span></text:span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OOH</text:span></text:span></text:p>
          </table:table-cell>
          <table:table-cell table:style-name="表格1.A1" office:value-type="string">
            <text:p text:style-name="P58">1596-84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5">
          <table:table-cell table:style-name="表格1.A1" office:value-type="string">
            <text:p text:style-name="P31">025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氰乃淨</text:p>
          </table:table-cell>
          <table:table-cell table:style-name="表格1.A1" office:value-type="string">
            <text:p text:style-name="P127">Cyanaz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13</text:span></text:span><text:span text:style-name="預設段落字型"><text:span text:style-name="T1">ClN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8">21725-46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6">
          <table:table-cell table:style-name="表格1.A1" office:value-type="string">
            <text:p text:style-name="P31">026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樂乃松</text:p>
          </table:table-cell>
          <table:table-cell table:style-name="表格1.A1" office:value-type="string">
            <text:p text:style-name="P127">Fenchlorphos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8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</text:span></text:span><text:span text:style-name="預設段落字型"><text:span text:style-name="T17">3</text:span></text:span><text:span text:style-name="預設段落字型"><text:span text:style-name="T1">O</text:span></text:span><text:span text:style-name="預設段落字型"><text:span text:style-name="T17">3</text:span></text:span><text:span text:style-name="預設段落字型"><text:span text:style-name="T1">PS</text:span></text:span></text:p>
          </table:table-cell>
          <table:table-cell table:style-name="表格1.A1" office:value-type="string">
            <text:p text:style-name="P58">299-84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27">
          <table:table-cell table:style-name="表格1.A1" office:value-type="string">
            <text:p text:style-name="P31">027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四氯丹</text:p>
          </table:table-cell>
          <table:table-cell table:style-name="表格1.A1" office:value-type="string">
            <text:p text:style-name="P127">Captaf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Cl</text:span></text:span><text:span text:style-name="預設段落字型"><text:span text:style-name="T17">4</text:span></text:span><text:span text:style-name="預設段落字型"><text:span text:style-name="T1">NO</text:span></text:span><text:span text:style-name="預設段落字型"><text:span text:style-name="T17">2</text:span></text:span><text:span text:style-name="預設段落字型"><text:span text:style-name="T1">S</text:span></text:span></text:p>
          </table:table-cell>
          <table:table-cell table:style-name="表格1.A1" office:value-type="string">
            <text:p text:style-name="P58">2425-06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28">
          <table:table-cell table:style-name="表格1.A1" office:value-type="string">
            <text:p text:style-name="P31">02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蓋普丹</text:p>
          </table:table-cell>
          <table:table-cell table:style-name="表格1.A1" office:value-type="string">
            <text:p text:style-name="P127">Capta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</text:span></text:span><text:span text:style-name="預設段落字型"><text:span text:style-name="T17">3</text:span></text:span><text:span text:style-name="預設段落字型"><text:span text:style-name="T1">NO</text:span></text:span><text:span text:style-name="預設段落字型"><text:span text:style-name="T17">2</text:span></text:span><text:span text:style-name="預設段落字型"><text:span text:style-name="T1">S</text:span></text:span></text:p>
          </table:table-cell>
          <table:table-cell table:style-name="表格1.A1" office:value-type="string">
            <text:p text:style-name="P58">133-06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  <text:p text:style-name="P41">99.12.24</text:p>
          </table:table-cell>
        </table:table-row>
        <table:table-row table:style-name="表格1.29">
          <table:table-cell table:style-name="表格1.A1" office:value-type="string">
            <text:p text:style-name="P31">029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福爾培</text:p>
          </table:table-cell>
          <table:table-cell table:style-name="表格1.A1" office:value-type="string">
            <text:p text:style-name="P127">Folpet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3</text:span></text:span><text:span text:style-name="預設段落字型"><text:span text:style-name="T1">NO</text:span></text:span><text:span text:style-name="預設段落字型"><text:span text:style-name="T17">2</text:span></text:span><text:span text:style-name="預設段落字型"><text:span text:style-name="T1">S</text:span></text:span></text:p>
          </table:table-cell>
          <table:table-cell table:style-name="表格1.A1" office:value-type="string">
            <text:p text:style-name="P58">133-07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0">
          <table:table-cell table:style-name="表格1.A1" office:value-type="string">
            <text:p text:style-name="P31">030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錫蟎丹</text:p>
          </table:table-cell>
          <table:table-cell table:style-name="表格1.A1" office:value-type="string">
            <text:p text:style-name="P127">Cyhexatin</text:p>
          </table:table-cell>
          <table:table-cell table:style-name="表格1.A1" office:value-type="string">
            <text:p text:style-name="P144"><text:span text:style-name="預設段落字型"><text:span text:style-name="T1"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11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H</text:span></text:span></text:p>
          </table:table-cell>
          <table:table-cell table:style-name="表格1.A1" office:value-type="string">
            <text:p text:style-name="P58">13121-70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0.12.07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1">
          <table:table-cell table:style-name="表格1.A1" office:value-type="string">
            <text:p text:style-name="P31">031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α-氰溴甲苯</text:p>
          </table:table-cell>
          <table:table-cell table:style-name="表格1.A1" office:value-type="string">
            <text:p text:style-name="P127">α -Bromobenzyl cyani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HBrCN</text:span></text:span></text:p>
          </table:table-cell>
          <table:table-cell table:style-name="表格1.A1" office:value-type="string">
            <text:p text:style-name="P58">5798-79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2">
          <table:table-cell table:style-name="表格1.A1" office:value-type="string">
            <text:p text:style-name="P31">03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二氯甲醚</text:p>
          </table:table-cell>
          <table:table-cell table:style-name="表格1.A1" office:value-type="string">
            <text:p text:style-name="P127">Bis-Chloromethyl ether</text:p>
          </table:table-cell>
          <table:table-cell table:style-name="表格1.A1" office:value-type="string">
            <text:p text:style-name="P144"><text:span text:style-name="預設段落字型"><text:span text:style-name="T1">(CH</text:span></text:span><text:span text:style-name="預設段落字型"><text:span text:style-name="T17">2</text:span></text:span><text:span text:style-name="預設段落字型"><text:span text:style-name="T1">Cl)</text:span></text:span><text:span text:style-name="預設段落字型"><text:span text:style-name="T17"> 2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8">542-88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3">
          <table:table-cell table:style-name="表格1.A1" office:value-type="string">
            <text:p text:style-name="P31">03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對-硝基聯苯</text:p>
          </table:table-cell>
          <table:table-cell table:style-name="表格1.A1" office:value-type="string">
            <text:p text:style-name="P127">P-Nitrobipheny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92-93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4">
          <table:table-cell table:style-name="表格1.A1" office:value-type="string">
            <text:p text:style-name="P31">03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66">對-胺基聯苯</text:p>
          </table:table-cell>
          <table:table-cell table:style-name="表格1.A1" office:value-type="string">
            <text:p text:style-name="P167">P-Aminobipheny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92-67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35">
          <table:table-cell table:style-name="表格1.A1" office:value-type="string">
            <text:p text:style-name="P31">034</text:p>
          </table:table-cell>
          <table:table-cell table:style-name="表格1.A1" office:value-type="string">
            <text:p text:style-name="P31">02</text:p>
          </table:table-cell>
          <table:table-cell table:style-name="表格1.A1" office:value-type="string">
            <text:p text:style-name="P115">對-胺基聯苯鹽酸鹽</text:p>
          </table:table-cell>
          <table:table-cell table:style-name="表格1.A1" office:value-type="string">
            <text:p text:style-name="P127">P-Aminobiphenyl Hydrochlori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H</text:span></text:span><text:span text:style-name="預設段落字型"><text:span text:style-name="T17">2</text:span></text:span><text:span text:style-name="預設段落字型"><text:span text:style-name="T1">‧HCl</text:span></text:span></text:p>
          </table:table-cell>
          <table:table-cell table:style-name="表格1.A1" office:value-type="string">
            <text:p text:style-name="P58">2113-61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6">
          <table:table-cell table:style-name="表格1.A1" office:value-type="string">
            <text:p text:style-name="P31">035</text:p>
          </table:table-cell>
          <table:table-cell table:style-name="表格1.A1" office:value-type="string">
            <text:p text:style-name="P70">01</text:p>
          </table:table-cell>
          <table:table-cell table:style-name="表格1.A1" office:value-type="string">
            <text:p text:style-name="P122">2-萘胺</text:p>
          </table:table-cell>
          <table:table-cell table:style-name="表格1.A1" office:value-type="string">
            <text:p text:style-name="P137">2-Naphthylamine</text:p>
          </table:table-cell>
          <table:table-cell table:style-name="表格1.A1" office:value-type="string">
            <text:p text:style-name="P150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1">91-59-8 <text:s text:c="13"/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7">
          <table:table-cell table:style-name="表格1.A1" office:value-type="string">
            <text:p text:style-name="P31">035</text:p>
          </table:table-cell>
          <table:table-cell table:style-name="表格1.A1" office:value-type="string">
            <text:p text:style-name="P70">02</text:p>
          </table:table-cell>
          <table:table-cell table:style-name="表格1.A1" office:value-type="string">
            <text:p text:style-name="P126"><text:span text:style-name="預設段落字型"><text:span text:style-name="T1">2-萘胺</text:span></text:span><text:span text:style-name="預設段落字型"><text:span text:style-name="T28">醋酸鹽</text:span></text:span></text:p>
          </table:table-cell>
          <table:table-cell table:style-name="表格1.A1" office:value-type="string">
            <text:p text:style-name="P137">2-Naphthylamine acetate</text:p>
          </table:table-cell>
          <table:table-cell table:style-name="表格1.A1" office:value-type="string">
            <text:p text:style-name="P150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NH</text:span></text:span><text:span text:style-name="預設段落字型"><text:span text:style-name="T17">2</text:span></text:span><text:span text:style-name="預設段落字型"><text:span text:style-name="T1">‧CH</text:span></text:span><text:span text:style-name="預設段落字型"><text:span text:style-name="T17">3</text:span></text:span><text:span text:style-name="預設段落字型"><text:span text:style-name="T1">COOH</text:span></text:span></text:p>
          </table:table-cell>
          <table:table-cell table:style-name="表格1.A1" office:value-type="string">
            <text:p text:style-name="P51">553-00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8">
          <table:table-cell table:style-name="表格1.A1" office:value-type="string">
            <text:p text:style-name="P31">035</text:p>
          </table:table-cell>
          <table:table-cell table:style-name="表格1.A1" office:value-type="string">
            <text:p text:style-name="P70">03</text:p>
          </table:table-cell>
          <table:table-cell table:style-name="表格1.A1" office:value-type="string">
            <text:p text:style-name="P126"><text:span text:style-name="預設段落字型"><text:span text:style-name="T1">2-萘胺</text:span></text:span><text:span text:style-name="預設段落字型"><text:span text:style-name="T28">鹽酸鹽</text:span></text:span></text:p>
          </table:table-cell>
          <table:table-cell table:style-name="表格1.A1" office:value-type="string">
            <text:p text:style-name="P137">2-Naphthylamine Hydrochloride</text:p>
          </table:table-cell>
          <table:table-cell table:style-name="表格1.A1" office:value-type="string">
            <text:p text:style-name="P150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NH</text:span></text:span><text:span text:style-name="預設段落字型"><text:span text:style-name="T17">2</text:span></text:span><text:span text:style-name="預設段落字型"><text:span text:style-name="T1">‧HCl</text:span></text:span></text:p>
          </table:table-cell>
          <table:table-cell table:style-name="表格1.A1" office:value-type="string">
            <text:p text:style-name="P51">612-52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39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1</text:p>
          </table:table-cell>
          <table:table-cell table:style-name="表格1.A1" office:value-type="string">
            <text:p text:style-name="P122">聯苯胺</text:p>
          </table:table-cell>
          <table:table-cell table:style-name="表格1.A1" office:value-type="string">
            <text:p text:style-name="P137">Benzidin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1">92-87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0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2</text:p>
          </table:table-cell>
          <table:table-cell table:style-name="表格1.A1" office:value-type="string">
            <text:p text:style-name="P126"><text:span text:style-name="預設段落字型"><text:span text:style-name="T29">聯苯胺醋酸鹽</text:span></text:span></text:p>
          </table:table-cell>
          <table:table-cell table:style-name="表格1.A1" office:value-type="string">
            <text:p text:style-name="P137">Benzidine acetate</text:p>
          </table:table-cell>
          <table:table-cell table:style-name="表格1.A1" office:value-type="string">
            <text:p text:style-name="P150"><text:span text:style-name="預設段落字型"><text:span text:style-name="T12">(NH</text:span></text:span><text:span text:style-name="預設段落字型"><text:span text:style-name="T31">2</text:span></text:span><text:span text:style-name="預設段落字型"><text:span text:style-name="T12">C</text:span></text:span><text:span text:style-name="預設段落字型"><text:span text:style-name="T31">6</text:span></text:span><text:span text:style-name="預設段落字型"><text:span text:style-name="T12">H</text:span></text:span><text:span text:style-name="預設段落字型"><text:span text:style-name="T31">4</text:span></text:span><text:span text:style-name="預設段落字型"><text:span text:style-name="T12">)</text:span></text:span><text:span text:style-name="預設段落字型"><text:span text:style-name="T31">2</text:span></text:span><text:span text:style-name="預設段落字型"><text:span text:style-name="T12">‧CH</text:span></text:span><text:span text:style-name="預設段落字型"><text:span text:style-name="T31">3</text:span></text:span><text:span text:style-name="預設段落字型"><text:span text:style-name="T12">COOH</text:span></text:span></text:p>
          </table:table-cell>
          <table:table-cell table:style-name="表格1.A1" office:value-type="string">
            <text:p text:style-name="P51">36341-27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1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3</text:p>
          </table:table-cell>
          <table:table-cell table:style-name="表格1.A1" office:value-type="string">
            <text:p text:style-name="P126"><text:span text:style-name="預設段落字型"><text:span text:style-name="T29">聯苯胺硫酸鹽</text:span></text:span></text:p>
          </table:table-cell>
          <table:table-cell table:style-name="表格1.A1" office:value-type="string">
            <text:p text:style-name="P137">Benzidine sulfat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H</text:span></text:span><text:span text:style-name="預設段落字型"><text:span text:style-name="T17">2</text:span></text:span><text:span text:style-name="預設段落字型"><text:span text:style-name="T1">S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1">531-86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42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4</text:p>
          </table:table-cell>
          <table:table-cell table:style-name="表格1.A1" office:value-type="string">
            <text:p text:style-name="P126"><text:span text:style-name="預設段落字型"><text:span text:style-name="T29">聯苯胺二鹽酸鹽</text:span></text:span></text:p>
          </table:table-cell>
          <table:table-cell table:style-name="表格1.A1" office:value-type="string">
            <text:p text:style-name="P137">Benzidine dihydrochlorid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2HCl</text:span></text:span></text:p>
          </table:table-cell>
          <table:table-cell table:style-name="表格1.A1" office:value-type="string">
            <text:p text:style-name="P51">531-85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3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5</text:p>
          </table:table-cell>
          <table:table-cell table:style-name="表格1.A1" office:value-type="string">
            <text:p text:style-name="P126"><text:span text:style-name="預設段落字型"><text:span text:style-name="T29">聯苯胺二氫氟酸鹽</text:span></text:span></text:p>
          </table:table-cell>
          <table:table-cell table:style-name="表格1.A1" office:value-type="string">
            <text:p text:style-name="P137">Benzidine dihydrofluorid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2HF</text:span></text:span></text:p>
          </table:table-cell>
          <table:table-cell table:style-name="表格1.A1" office:value-type="string">
            <text:p text:style-name="P51">41766-73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4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6</text:p>
          </table:table-cell>
          <table:table-cell table:style-name="表格1.A1" office:value-type="string">
            <text:p text:style-name="P126"><text:span text:style-name="預設段落字型"><text:span text:style-name="T29">聯苯胺過氯酸鹽</text:span></text:span><text:span text:style-name="預設段落字型"><text:span text:style-name="T30">（</text:span></text:span><text:span text:style-name="預設段落字型"><text:span text:style-name="T29">一</text:span></text:span><text:span text:style-name="預設段落字型"><text:span text:style-name="T30">）</text:span></text:span></text:p>
          </table:table-cell>
          <table:table-cell table:style-name="表格1.A1" office:value-type="string">
            <text:p text:style-name="P137">Benzidine perchlorat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HCl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1">29806-76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5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7</text:p>
          </table:table-cell>
          <table:table-cell table:style-name="表格1.A1" office:value-type="string">
            <text:p text:style-name="P126"><text:span text:style-name="預設段落字型"><text:span text:style-name="T29">聯苯胺過氯酸鹽</text:span></text:span><text:span text:style-name="預設段落字型"><text:span text:style-name="T30">（</text:span></text:span><text:span text:style-name="預設段落字型"><text:span text:style-name="T29">二</text:span></text:span><text:span text:style-name="預設段落字型"><text:span text:style-name="T30">）</text:span></text:span></text:p>
          </table:table-cell>
          <table:table-cell table:style-name="表格1.A1" office:value-type="string">
            <text:p text:style-name="P137">Benzidine perchlorat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xHCl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1">38668-12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6">
          <table:table-cell table:style-name="表格1.A1" office:value-type="string">
            <text:p text:style-name="P31">036</text:p>
          </table:table-cell>
          <table:table-cell table:style-name="表格1.A1" office:value-type="string">
            <text:p text:style-name="P70">08</text:p>
          </table:table-cell>
          <table:table-cell table:style-name="表格1.A1" office:value-type="string">
            <text:p text:style-name="P126"><text:span text:style-name="預設段落字型"><text:span text:style-name="T29">聯苯胺二過氯酸鹽</text:span></text:span></text:p>
          </table:table-cell>
          <table:table-cell table:style-name="表格1.A1" office:value-type="string">
            <text:p text:style-name="P137">Benzidine diperchlorate</text:p>
          </table:table-cell>
          <table:table-cell table:style-name="表格1.A1" office:value-type="string">
            <text:p text:style-name="P150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2HCl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1">41195-21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7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70">01</text:p>
          </table:table-cell>
          <table:table-cell table:style-name="表格1.A1" office:value-type="string">
            <text:p text:style-name="P122">鎘</text:p>
          </table:table-cell>
          <table:table-cell table:style-name="表格1.A1" office:value-type="string">
            <text:p text:style-name="P137">Cadmium</text:p>
          </table:table-cell>
          <table:table-cell table:style-name="表格1.A1" office:value-type="string">
            <text:p text:style-name="P152">Cd</text:p>
          </table:table-cell>
          <table:table-cell table:style-name="表格1.A1" office:value-type="string">
            <text:p text:style-name="P51">7440-43-9</text:p>
          </table:table-cell>
          <table:table-cell table:style-name="表格1.A1" office:value-type="string">
            <text:p text:style-name="P31">95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48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2</text:p>
          </table:table-cell>
          <table:table-cell table:style-name="表格1.A1" office:value-type="string">
            <text:p text:style-name="P115">氧化鎘</text:p>
          </table:table-cell>
          <table:table-cell table:style-name="表格1.A1" office:value-type="string">
            <text:p text:style-name="P127">Cadmium oxide</text:p>
          </table:table-cell>
          <table:table-cell table:style-name="表格1.A1" office:value-type="string">
            <text:p text:style-name="P148">CdO</text:p>
          </table:table-cell>
          <table:table-cell table:style-name="表格1.A1" office:value-type="string">
            <text:p text:style-name="P58">1306-19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49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3</text:p>
          </table:table-cell>
          <table:table-cell table:style-name="表格1.A1" office:value-type="string">
            <text:p text:style-name="P115">碳酸鎘</text:p>
          </table:table-cell>
          <table:table-cell table:style-name="表格1.A1" office:value-type="string">
            <text:p text:style-name="P127">Cadmium carbonate</text:p>
          </table:table-cell>
          <table:table-cell table:style-name="表格1.A1" office:value-type="string">
            <text:p text:style-name="P144"><text:span text:style-name="預設段落字型"><text:span text:style-name="T1">CdCO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513-78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0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4</text:p>
          </table:table-cell>
          <table:table-cell table:style-name="表格1.A1" office:value-type="string">
            <text:p text:style-name="P115">硫化鎘</text:p>
          </table:table-cell>
          <table:table-cell table:style-name="表格1.A1" office:value-type="string">
            <text:p text:style-name="P127">Cadmium sulfide</text:p>
          </table:table-cell>
          <table:table-cell table:style-name="表格1.A1" office:value-type="string">
            <text:p text:style-name="P148">CdS</text:p>
          </table:table-cell>
          <table:table-cell table:style-name="表格1.A1" office:value-type="string">
            <text:p text:style-name="P58">1306-23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1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5</text:p>
          </table:table-cell>
          <table:table-cell table:style-name="表格1.A1" office:value-type="string">
            <text:p text:style-name="P115">硫酸鎘</text:p>
          </table:table-cell>
          <table:table-cell table:style-name="表格1.A1" office:value-type="string">
            <text:p text:style-name="P127">Cadmium sulfate</text:p>
          </table:table-cell>
          <table:table-cell table:style-name="表格1.A1" office:value-type="string">
            <text:p text:style-name="P144"><text:span text:style-name="預設段落字型"><text:span text:style-name="T1">CdS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10124-36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2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6</text:p>
          </table:table-cell>
          <table:table-cell table:style-name="表格1.A1" office:value-type="string">
            <text:p text:style-name="P115">硝酸鎘</text:p>
          </table:table-cell>
          <table:table-cell table:style-name="表格1.A1" office:value-type="string">
            <text:p text:style-name="P127">Cadmium nitrate</text:p>
          </table:table-cell>
          <table:table-cell table:style-name="表格1.A1" office:value-type="string">
            <text:p text:style-name="P144"><text:span text:style-name="預設段落字型"><text:span text:style-name="T1">Cd(NO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325-94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3">
          <table:table-cell table:style-name="表格1.A1" office:value-type="string">
            <text:p text:style-name="P31">037</text:p>
          </table:table-cell>
          <table:table-cell table:style-name="表格1.A1" office:value-type="string">
            <text:p text:style-name="P31">07</text:p>
          </table:table-cell>
          <table:table-cell table:style-name="表格1.A1" office:value-type="string">
            <text:p text:style-name="P115">氯化鎘</text:p>
          </table:table-cell>
          <table:table-cell table:style-name="表格1.A1" office:value-type="string">
            <text:p text:style-name="P127">Cadmium chloride</text:p>
          </table:table-cell>
          <table:table-cell table:style-name="表格1.A1" office:value-type="string">
            <text:p text:style-name="P144"><text:span text:style-name="預設段落字型"><text:span text:style-name="T1">Cd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108-64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4">
          <table:table-cell table:style-name="表格1.A1" office:value-type="string">
            <text:p text:style-name="P31">03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苯胺</text:p>
          </table:table-cell>
          <table:table-cell table:style-name="表格1.A1" office:value-type="string">
            <text:p text:style-name="P127">Anil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62-53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5">
          <table:table-cell table:style-name="表格1.A1" office:value-type="string">
            <text:p text:style-name="P31">039</text:p>
          </table:table-cell>
          <table:table-cell table:style-name="表格1.A1" office:value-type="string">
            <text:p text:style-name="P70">01</text:p>
          </table:table-cell>
          <table:table-cell table:style-name="表格1.A1" office:value-type="string">
            <text:p text:style-name="P122">鄰-甲苯胺</text:p>
          </table:table-cell>
          <table:table-cell table:style-name="表格1.A1" office:value-type="string">
            <text:p text:style-name="P137">o-Aminotoluene</text:p>
          </table:table-cell>
          <table:table-cell table:style-name="表格1.A1" office:value-type="string">
            <text:p text:style-name="P150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1">95-53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56">
          <table:table-cell table:style-name="表格1.A1" office:value-type="string">
            <text:p text:style-name="P31">039</text:p>
          </table:table-cell>
          <table:table-cell table:style-name="表格1.A1" office:value-type="string">
            <text:p text:style-name="P31">02</text:p>
          </table:table-cell>
          <table:table-cell table:style-name="表格1.A1" office:value-type="string">
            <text:p text:style-name="P115">間-甲苯胺</text:p>
          </table:table-cell>
          <table:table-cell table:style-name="表格1.A1" office:value-type="string">
            <text:p text:style-name="P127">m-Aminotoluen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8-44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7">
          <table:table-cell table:style-name="表格1.A1" office:value-type="string">
            <text:p text:style-name="P31">039</text:p>
          </table:table-cell>
          <table:table-cell table:style-name="表格1.A1" office:value-type="string">
            <text:p text:style-name="P31">03</text:p>
          </table:table-cell>
          <table:table-cell table:style-name="表格1.A1" office:value-type="string">
            <text:p text:style-name="P115">對-甲苯胺</text:p>
          </table:table-cell>
          <table:table-cell table:style-name="表格1.A1" office:value-type="string">
            <text:p text:style-name="P127">p-Aminotoluen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6-49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8">
          <table:table-cell table:style-name="表格1.A1" office:value-type="string">
            <text:p text:style-name="P31">040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1-萘胺</text:p>
          </table:table-cell>
          <table:table-cell table:style-name="表格1.A1" office:value-type="string">
            <text:p text:style-name="P127">1-Naphthylam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34-32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59">
          <table:table-cell table:style-name="表格1.A1" office:value-type="string">
            <text:p text:style-name="P31">041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二甲氧基聯苯胺</text:p>
          </table:table-cell>
          <table:table-cell table:style-name="表格1.A1" office:value-type="string">
            <text:p text:style-name="P127">3,3’-Dimethoxybenzidine</text:p>
          </table:table-cell>
          <table:table-cell table:style-name="表格1.A1" office:value-type="string">
            <text:p text:style-name="P144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‧(CH</text:span></text:span><text:span text:style-name="預設段落字型"><text:span text:style-name="T17">3</text:span></text:span><text:span text:style-name="預設段落字型"><text:span text:style-name="T1">O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19-90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0">
          <table:table-cell table:style-name="表格1.A1" office:value-type="string">
            <text:p text:style-name="P31">04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二氯聯苯胺</text:p>
          </table:table-cell>
          <table:table-cell table:style-name="表格1.A1" office:value-type="string">
            <text:p text:style-name="P127">3,3’-Dichlorobenzidine</text:p>
          </table:table-cell>
          <table:table-cell table:style-name="表格1.A1" office:value-type="string">
            <text:p text:style-name="P144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l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91-94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1">
          <table:table-cell table:style-name="表格1.A1" office:value-type="string">
            <text:p text:style-name="P31">04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鄰-二甲基聯苯胺</text:p>
          </table:table-cell>
          <table:table-cell table:style-name="表格1.A1" office:value-type="string">
            <text:p text:style-name="P127">3,3’-Dimethyl-[1,1’-biphenyl]-4,4’-diamine</text:p>
          </table:table-cell>
          <table:table-cell table:style-name="表格1.A1" office:value-type="string">
            <text:p text:style-name="P144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19-93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2">
          <table:table-cell table:style-name="表格1.A1" office:value-type="string">
            <text:p text:style-name="P31">04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三氯甲苯</text:p>
          </table:table-cell>
          <table:table-cell table:style-name="表格1.A1" office:value-type="string">
            <text:p text:style-name="P127">Trichloromethyl benzene</text:p>
          </table:table-cell>
          <table:table-cell table:style-name="表格1.A1" office:value-type="string">
            <text:p text:style-name="P144"><text:span text:style-name="預設段落字型"><text:span text:style-name="T1">CCl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58">98-07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63">
          <table:table-cell table:style-name="表格1.A63" office:value-type="string">
            <text:p text:style-name="P31">045</text:p>
          </table:table-cell>
          <table:table-cell table:style-name="表格1.A63" office:value-type="string">
            <text:p text:style-name="P31">01</text:p>
          </table:table-cell>
          <table:table-cell table:style-name="表格1.A63" office:value-type="string">
            <text:p text:style-name="P115">三氧化二砷</text:p>
          </table:table-cell>
          <table:table-cell table:style-name="表格1.A63" office:value-type="string">
            <text:p text:style-name="P127">Arsenic trioxide</text:p>
          </table:table-cell>
          <table:table-cell table:style-name="表格1.A63" office:value-type="string">
            <text:p text:style-name="P144"><text:span text:style-name="預設段落字型"><text:span text:style-name="T1">As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3</text:span></text:span></text:p>
          </table:table-cell>
          <table:table-cell table:style-name="表格1.A63" office:value-type="string">
            <text:p text:style-name="P58">1327-53-3</text:p>
          </table:table-cell>
          <table:table-cell table:style-name="表格1.A63" office:value-type="string">
            <text:p text:style-name="P31">1</text:p>
          </table:table-cell>
          <table:table-cell table:style-name="表格1.A63" office:value-type="string">
            <text:p text:style-name="P31">50</text:p>
          </table:table-cell>
          <table:table-cell table:style-name="表格1.A63" office:value-type="string">
            <text:p text:style-name="P31">1,2,3</text:p>
          </table:table-cell>
          <table:table-cell table:style-name="表格1.A63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4">
          <table:table-cell table:style-name="表格1.A64" office:value-type="string">
            <text:p text:style-name="P35">045</text:p>
          </table:table-cell>
          <table:table-cell table:style-name="表格1.A64" office:value-type="string">
            <text:p text:style-name="P35">02</text:p>
          </table:table-cell>
          <table:table-cell table:style-name="表格1.A64" office:value-type="string">
            <text:p text:style-name="P118">五氧化二砷</text:p>
          </table:table-cell>
          <table:table-cell table:style-name="表格1.A64" office:value-type="string">
            <text:p text:style-name="P129">Arsenic pentoxide</text:p>
          </table:table-cell>
          <table:table-cell table:style-name="表格1.A64" office:value-type="string">
            <text:p text:style-name="P149"><text:span text:style-name="預設段落字型"><text:span text:style-name="T2">As</text:span></text:span><text:span text:style-name="預設段落字型"><text:span text:style-name="T18">2</text:span></text:span><text:span text:style-name="預設段落字型"><text:span text:style-name="T2">O</text:span></text:span><text:span text:style-name="預設段落字型"><text:span text:style-name="T18">5</text:span></text:span></text:p>
          </table:table-cell>
          <table:table-cell table:style-name="表格1.A64" office:value-type="string">
            <text:p text:style-name="P61">1303-28-2</text:p>
          </table:table-cell>
          <table:table-cell table:style-name="表格1.A64" office:value-type="string">
            <text:p text:style-name="P35">1</text:p>
          </table:table-cell>
          <table:table-cell table:style-name="表格1.A64" office:value-type="string">
            <text:p text:style-name="P35">50</text:p>
          </table:table-cell>
          <table:table-cell table:style-name="表格1.A64" office:value-type="string">
            <text:p text:style-name="P35">2,3</text:p>
          </table:table-cell>
          <table:table-cell table:style-name="表格1.A64" office:value-type="string">
            <text:p text:style-name="P90"><text:span text:style-name="預設段落字型"><text:span text:style-name="T37">102.01.24</text:span></text:span></text:p>
          </table:table-cell>
        </table:table-row>
        <table:table-row table:style-name="表格1.65">
          <table:table-cell table:style-name="表格1.A65" office:value-type="string">
            <text:p text:style-name="P31">046</text:p>
          </table:table-cell>
          <table:table-cell table:style-name="表格1.A65" office:value-type="string">
            <text:p text:style-name="P31">01</text:p>
          </table:table-cell>
          <table:table-cell table:style-name="表格1.A65" office:value-type="string">
            <text:p text:style-name="P115">氰化鈉</text:p>
          </table:table-cell>
          <table:table-cell table:style-name="表格1.A65" office:value-type="string">
            <text:p text:style-name="P127">Sodium cyanide</text:p>
          </table:table-cell>
          <table:table-cell table:style-name="表格1.A65" office:value-type="string">
            <text:p text:style-name="P148">NaCN</text:p>
          </table:table-cell>
          <table:table-cell table:style-name="表格1.A65" office:value-type="string">
            <text:p text:style-name="P58">143-33-9</text:p>
          </table:table-cell>
          <table:table-cell table:style-name="表格1.A65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65" office:value-type="string">
            <text:p text:style-name="P31">500</text:p>
          </table:table-cell>
          <table:table-cell table:style-name="表格1.A65" office:value-type="string">
            <text:p text:style-name="P31">3</text:p>
          </table:table-cell>
          <table:table-cell table:style-name="表格1.A65" office:value-type="string">
            <text:p text:style-name="P97">79.02.15</text:p>
            <text:p text:style-name="P97">88.07.19</text:p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2</text:p>
          </table:table-cell>
          <table:table-cell table:style-name="表格1.A1" office:value-type="string">
            <text:p text:style-name="P115">氰化鉀</text:p>
          </table:table-cell>
          <table:table-cell table:style-name="表格1.A1" office:value-type="string">
            <text:p text:style-name="P127">Potassium cyanide</text:p>
          </table:table-cell>
          <table:table-cell table:style-name="表格1.A1" office:value-type="string">
            <text:p text:style-name="P148">KCN</text:p>
          </table:table-cell>
          <table:table-cell table:style-name="表格1.A1" office:value-type="string">
            <text:p text:style-name="P58">151-50-8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79.02.15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3</text:p>
          </table:table-cell>
          <table:table-cell table:style-name="表格1.A1" office:value-type="string">
            <text:p text:style-name="P115">氰化銀</text:p>
          </table:table-cell>
          <table:table-cell table:style-name="表格1.A1" office:value-type="string">
            <text:p text:style-name="P127">Silver cyanide</text:p>
          </table:table-cell>
          <table:table-cell table:style-name="表格1.A1" office:value-type="string">
            <text:p text:style-name="P148">AgCN</text:p>
          </table:table-cell>
          <table:table-cell table:style-name="表格1.A1" office:value-type="string">
            <text:p text:style-name="P58">506-64-9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4</text:p>
          </table:table-cell>
          <table:table-cell table:style-name="表格1.A1" office:value-type="string">
            <text:p text:style-name="P115">氰化亞銅</text:p>
          </table:table-cell>
          <table:table-cell table:style-name="表格1.A1" office:value-type="string">
            <text:p text:style-name="P127">Copper(I) cyanide</text:p>
          </table:table-cell>
          <table:table-cell table:style-name="表格1.A1" office:value-type="string">
            <text:p text:style-name="P148">CuCN</text:p>
          </table:table-cell>
          <table:table-cell table:style-name="表格1.A1" office:value-type="string">
            <text:p text:style-name="P58">544-92-3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5</text:p>
          </table:table-cell>
          <table:table-cell table:style-name="表格1.A1" office:value-type="string">
            <text:p text:style-name="P115">氰化鉀銅</text:p>
          </table:table-cell>
          <table:table-cell table:style-name="表格1.A1" office:value-type="string">
            <text:p text:style-name="P127">Copper(I) potassium cyanide</text:p>
          </table:table-cell>
          <table:table-cell table:style-name="表格1.A1" office:value-type="string">
            <text:p text:style-name="P144"><text:span text:style-name="預設段落字型"><text:span text:style-name="T1">KCu(CN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3682-73-0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6</text:p>
          </table:table-cell>
          <table:table-cell table:style-name="表格1.A1" office:value-type="string">
            <text:p text:style-name="P115">氰化鎘</text:p>
          </table:table-cell>
          <table:table-cell table:style-name="表格1.A1" office:value-type="string">
            <text:p text:style-name="P127">Cadmium cyanide</text:p>
          </table:table-cell>
          <table:table-cell table:style-name="表格1.A1" office:value-type="string">
            <text:p text:style-name="P144"><text:span text:style-name="預設段落字型"><text:span text:style-name="T1">Cd(CN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542-83-6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7</text:p>
          </table:table-cell>
          <table:table-cell table:style-name="表格1.A1" office:value-type="string">
            <text:p text:style-name="P115">氰化鋅</text:p>
          </table:table-cell>
          <table:table-cell table:style-name="表格1.A1" office:value-type="string">
            <text:p text:style-name="P127">Zinc cyanide</text:p>
          </table:table-cell>
          <table:table-cell table:style-name="表格1.A1" office:value-type="string">
            <text:p text:style-name="P144"><text:span text:style-name="預設段落字型"><text:span text:style-name="T1">Zn(CN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557-21-1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8</text:p>
          </table:table-cell>
          <table:table-cell table:style-name="表格1.A1" office:value-type="string">
            <text:p text:style-name="P115">氰化銅</text:p>
          </table:table-cell>
          <table:table-cell table:style-name="表格1.A1" office:value-type="string">
            <text:p text:style-name="P127">Copper(II) cyanide</text:p>
          </table:table-cell>
          <table:table-cell table:style-name="表格1.A1" office:value-type="string">
            <text:p text:style-name="P144"><text:span text:style-name="預設段落字型"><text:span text:style-name="T1">Cu(CN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4763-77-0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6</text:p>
          </table:table-cell>
          <table:table-cell table:style-name="表格1.A1" office:value-type="string">
            <text:p text:style-name="P31">09</text:p>
          </table:table-cell>
          <table:table-cell table:style-name="表格1.A1" office:value-type="string">
            <text:p text:style-name="P115">氰化銅鈉</text:p>
          </table:table-cell>
          <table:table-cell table:style-name="表格1.A1" office:value-type="string">
            <text:p text:style-name="P127">Copper Sodium cyanide</text:p>
          </table:table-cell>
          <table:table-cell table:style-name="表格1.A1" office:value-type="string">
            <text:p text:style-name="P144"><text:span text:style-name="預設段落字型"><text:span text:style-name="T1">NaCu(CN)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14264-31-4</text:p>
          </table:table-cell>
          <table:table-cell table:style-name="表格1.A1" office:value-type="string">
            <text:p text:style-name="P37"><text:span text:style-name="預設段落字型"><text:span text:style-name="T27">氰離子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65">
          <table:table-cell table:style-name="表格1.A1" office:value-type="string">
            <text:p text:style-name="P31">047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光氣</text:p>
          </table:table-cell>
          <table:table-cell table:style-name="表格1.A1" office:value-type="string">
            <text:p text:style-name="P127">Phosgene</text:p>
          </table:table-cell>
          <table:table-cell table:style-name="表格1.A1" office:value-type="string">
            <text:p text:style-name="P144"><text:span text:style-name="預設段落字型"><text:span text:style-name="T1">CO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75-44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</text:p>
          </table:table-cell>
          <table:table-cell table:style-name="表格1.A1" office:value-type="string">
            <text:p text:style-name="P31">1,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75">
          <table:table-cell table:style-name="表格1.A1" office:value-type="string">
            <text:p text:style-name="P31">04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異氰酸甲酯</text:p>
          </table:table-cell>
          <table:table-cell table:style-name="表格1.A1" office:value-type="string">
            <text:p text:style-name="P127">Methyl isocyanat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OCN</text:span></text:span></text:p>
          </table:table-cell>
          <table:table-cell table:style-name="表格1.A1" office:value-type="string">
            <text:p text:style-name="P58">624-83-9</text:p>
          </table:table-cell>
          <table:table-cell table:style-name="表格1.A1" office:value-type="string">
            <text:p text:style-name="P31">1 </text:p>
          </table:table-cell>
          <table:table-cell table:style-name="表格1.A1" office:value-type="string">
            <text:p text:style-name="P31">5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76">
          <table:table-cell table:style-name="表格1.A1" office:value-type="string">
            <text:p text:style-name="P31">049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氯</text:p>
          </table:table-cell>
          <table:table-cell table:style-name="表格1.A1" office:value-type="string">
            <text:p text:style-name="P127">Chlorine</text:p>
          </table:table-cell>
          <table:table-cell table:style-name="表格1.A1" office:value-type="string">
            <text:p text:style-name="P144"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7782-50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97">81.08.08</text:p>
            <text:p text:style-name="P97">88.07.19</text:p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77">
          <table:table-cell table:style-name="表格1.A1" office:value-type="string">
            <text:p text:style-name="P31">050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丙烯醯胺</text:p>
          </table:table-cell>
          <table:table-cell table:style-name="表格1.A1" office:value-type="string">
            <text:p text:style-name="P127">Acrylamid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HCO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79-06-1</text:p>
          </table:table-cell>
          <table:table-cell table:style-name="表格1.A1" office:value-type="string">
            <text:p text:style-name="P31">3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  <text:p text:style-name="P41">104.12.31</text:p>
          </table:table-cell>
        </table:table-row>
        <text:soft-page-break/>
        <table:table-row table:style-name="表格1.78">
          <table:table-cell table:style-name="表格1.A1" office:value-type="string">
            <text:p text:style-name="P31">051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丙烯腈</text:p>
          </table:table-cell>
          <table:table-cell table:style-name="表格1.A1" office:value-type="string">
            <text:p text:style-name="P127">Acrylonitril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HCN</text:span></text:span></text:p>
          </table:table-cell>
          <table:table-cell table:style-name="表格1.A1" office:value-type="string">
            <text:p text:style-name="P58">107-13-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79">
          <table:table-cell table:style-name="表格1.A1" office:value-type="string">
            <text:p text:style-name="P31">05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苯</text:p>
          </table:table-cell>
          <table:table-cell table:style-name="表格1.A1" office:value-type="string">
            <text:p text:style-name="P127">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8">71-43-2</text:p>
          </table:table-cell>
          <table:table-cell table:style-name="表格1.A1" office:value-type="string">
            <text:p text:style-name="P31">7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0">
          <table:table-cell table:style-name="表格1.A80" office:value-type="string">
            <text:p text:style-name="P31">053</text:p>
          </table:table-cell>
          <table:table-cell table:style-name="表格1.A80" office:value-type="string">
            <text:p text:style-name="P31">01</text:p>
          </table:table-cell>
          <table:table-cell table:style-name="表格1.A80" office:value-type="string">
            <text:p text:style-name="P115">四氯化碳</text:p>
          </table:table-cell>
          <table:table-cell table:style-name="表格1.A1" office:value-type="string">
            <text:p text:style-name="P127">Carbon tetrachloride</text:p>
          </table:table-cell>
          <table:table-cell table:style-name="表格1.A1" office:value-type="string">
            <text:p text:style-name="P144"><text:span text:style-name="預設段落字型"><text:span text:style-name="T1">CCl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56-23-5</text:p>
          </table:table-cell>
          <table:table-cell table:style-name="表格1.A1" office:value-type="string">
            <text:p text:style-name="P31">50</text:p>
          </table:table-cell>
          <table:table-cell table:style-name="表格1.A80" office:value-type="string">
            <text:p text:style-name="P31">50</text:p>
          </table:table-cell>
          <table:table-cell table:style-name="表格1.A80" office:value-type="string">
            <text:p text:style-name="P31">1</text:p>
          </table:table-cell>
          <table:table-cell table:style-name="表格1.A80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1">
          <table:table-cell table:style-name="表格1.A1" office:value-type="string">
            <text:p text:style-name="P31">05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三氯甲烷</text:p>
          </table:table-cell>
          <table:table-cell table:style-name="表格1.A1" office:value-type="string">
            <text:p text:style-name="P127">Chloroform</text:p>
          </table:table-cell>
          <table:table-cell table:style-name="表格1.A1" office:value-type="string">
            <text:p text:style-name="P144"><text:span text:style-name="預設段落字型"><text:span text:style-name="T1">CHCl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67-66-3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1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70">01</text:p>
          </table:table-cell>
          <table:table-cell table:style-name="表格1.A1" office:value-type="string">
            <text:p text:style-name="P126"><text:span text:style-name="預設段落字型"><text:span text:style-name="T13">三氧化鉻</text:span></text:span><text:span text:style-name="預設段落字型"><text:span text:style-name="T14">（</text:span></text:span><text:span text:style-name="預設段落字型"><text:span text:style-name="T13">鉻酸</text:span></text:span><text:span text:style-name="預設段落字型"><text:span text:style-name="T14">）</text:span></text:span><text:span text:style-name="預設段落字型"><text:span text:style-name="T1"> </text:span></text:span></text:p>
          </table:table-cell>
          <table:table-cell table:style-name="表格1.A1" office:value-type="string">
            <text:p text:style-name="P137">Chromium(VI) trioxide</text:p>
          </table:table-cell>
          <table:table-cell table:style-name="表格1.A1" office:value-type="string">
            <text:p text:style-name="P150"><text:span text:style-name="預設段落字型"><text:span text:style-name="T1">CrO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1">1333-82-0</text:p>
          </table:table-cell>
          <table:table-cell table:style-name="表格1.A1" office:value-type="string">
            <text:p text:style-name="P168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169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3">
          <table:table-cell table:style-name="表格1.A83" office:value-type="string">
            <text:p text:style-name="P31">055</text:p>
          </table:table-cell>
          <table:table-cell table:style-name="表格1.A83" office:value-type="string">
            <text:p text:style-name="P70">02</text:p>
          </table:table-cell>
          <table:table-cell table:style-name="表格1.A83" office:value-type="string">
            <text:p text:style-name="P122">重鉻酸鉀</text:p>
          </table:table-cell>
          <table:table-cell table:style-name="表格1.A83" office:value-type="string">
            <text:p text:style-name="P137">Potassium dichromate</text:p>
          </table:table-cell>
          <table:table-cell table:style-name="表格1.A83" office:value-type="string">
            <text:p text:style-name="P151"><text:span text:style-name="預設段落字型"><text:span text:style-name="T1">K</text:span></text:span><text:span text:style-name="預設段落字型"><text:span text:style-name="T17">2</text:span></text:span><text:span text:style-name="預設段落字型"><text:span text:style-name="T1">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F83" office:value-type="string">
            <text:p text:style-name="P51">7778-50-9</text:p>
          </table:table-cell>
          <table:table-cell table:style-name="表格1.A83" office:value-type="string">
            <text:p text:style-name="P168"><text:span text:style-name="預設段落字型"><text:span text:style-name="T27">六價鉻含量1 %以上</text:span></text:span></text:p>
          </table:table-cell>
          <table:table-cell table:style-name="表格1.A83" office:value-type="string">
            <text:p text:style-name="P169">500</text:p>
          </table:table-cell>
          <table:table-cell table:style-name="表格1.A83" office:value-type="string">
            <text:p text:style-name="P31">2</text:p>
          </table:table-cell>
          <table:table-cell table:style-name="表格1.A83" office:value-type="string">
            <text:p text:style-name="P97">82.12.24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3</text:p>
          </table:table-cell>
          <table:table-cell table:style-name="表格1.A1" office:value-type="string">
            <text:p text:style-name="P115">重鉻酸鈉</text:p>
          </table:table-cell>
          <table:table-cell table:style-name="表格1.A1" office:value-type="string">
            <text:p text:style-name="P142">Sodium dichromate, dihydrate</text:p>
            <text:p text:style-name="P171">Sodium dichromate</text:p>
          </table:table-cell>
          <table:table-cell table:style-name="表格1.A1" office:value-type="string">
            <text:p text:style-name="P150"><text:span text:style-name="預設段落字型"><text:span text:style-name="T1">Na</text:span></text:span><text:span text:style-name="預設段落字型"><text:span text:style-name="T17">2</text:span></text:span><text:span text:style-name="預設段落字型"><text:span text:style-name="T1">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text:span text:style-name="預設段落字型"><text:span text:style-name="T1">‧2H</text:span></text:span><text:span text:style-name="預設段落字型"><text:span text:style-name="T17">2</text:span></text:span><text:span text:style-name="預設段落字型"><text:span text:style-name="T1">O</text:span></text:span></text:p>
            <text:p text:style-name="P144"><text:span text:style-name="預設段落字型"><text:span text:style-name="T1">Na</text:span></text:span><text:span text:style-name="預設段落字型"><text:span text:style-name="T17">2</text:span></text:span><text:span text:style-name="預設段落字型"><text:span text:style-name="T1">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1">7789-12-0</text:p>
            <text:p text:style-name="P58">10588-01-9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170">88.12.24</text:p>
            <text:p text:style-name="P170">89.10.25</text:p>
          </table:table-cell>
        </table:table-row>
        <text:soft-page-break/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4</text:p>
          </table:table-cell>
          <table:table-cell table:style-name="表格1.A1" office:value-type="string">
            <text:p text:style-name="P115">重鉻酸銨</text:p>
          </table:table-cell>
          <table:table-cell table:style-name="表格1.A1" office:value-type="string">
            <text:p text:style-name="P172">Ammonium dichromate</text:p>
          </table:table-cell>
          <table:table-cell table:style-name="表格1.A1" office:value-type="string">
            <text:p text:style-name="P144"><text:span text:style-name="預設段落字型"><text:span text:style-name="T1">(N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7789-09-5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5</text:p>
          </table:table-cell>
          <table:table-cell table:style-name="表格1.A1" office:value-type="string">
            <text:p text:style-name="P115">重鉻酸鈣</text:p>
          </table:table-cell>
          <table:table-cell table:style-name="表格1.A1" office:value-type="string">
            <text:p text:style-name="P172">Calcium dichromate</text:p>
          </table:table-cell>
          <table:table-cell table:style-name="表格1.A1" office:value-type="string">
            <text:p text:style-name="P144"><text:span text:style-name="預設段落字型"><text:span text:style-name="T1">Ca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14307-33-6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6</text:p>
          </table:table-cell>
          <table:table-cell table:style-name="表格1.A1" office:value-type="string">
            <text:p text:style-name="P115">重鉻酸銅</text:p>
          </table:table-cell>
          <table:table-cell table:style-name="表格1.A1" office:value-type="string">
            <text:p text:style-name="P172">Cupric dichromate</text:p>
          </table:table-cell>
          <table:table-cell table:style-name="表格1.A1" office:value-type="string">
            <text:p text:style-name="P144"><text:span text:style-name="預設段落字型"><text:span text:style-name="T1">Cu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13675-47-3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7</text:p>
          </table:table-cell>
          <table:table-cell table:style-name="表格1.A1" office:value-type="string">
            <text:p text:style-name="P115">重鉻酸鋰</text:p>
          </table:table-cell>
          <table:table-cell table:style-name="表格1.A1" office:value-type="string">
            <text:p text:style-name="P172">Lithium dichromate</text:p>
          </table:table-cell>
          <table:table-cell table:style-name="表格1.A1" office:value-type="string">
            <text:p text:style-name="P144"><text:span text:style-name="預設段落字型"><text:span text:style-name="T1">Li</text:span></text:span><text:span text:style-name="預設段落字型"><text:span text:style-name="T17">2</text:span></text:span><text:span text:style-name="預設段落字型"><text:span text:style-name="T1">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13843-81-7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8</text:p>
          </table:table-cell>
          <table:table-cell table:style-name="表格1.A1" office:value-type="string">
            <text:p text:style-name="P115">重鉻酸汞</text:p>
          </table:table-cell>
          <table:table-cell table:style-name="表格1.A1" office:value-type="string">
            <text:p text:style-name="P172">Mercuric dichromate</text:p>
          </table:table-cell>
          <table:table-cell table:style-name="表格1.A1" office:value-type="string">
            <text:p text:style-name="P144"><text:span text:style-name="預設段落字型"><text:span text:style-name="T1">Hg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7789-10-8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09</text:p>
          </table:table-cell>
          <table:table-cell table:style-name="表格1.A1" office:value-type="string">
            <text:p text:style-name="P115">重鉻酸鋅</text:p>
          </table:table-cell>
          <table:table-cell table:style-name="表格1.A1" office:value-type="string">
            <text:p text:style-name="P172">Zinc dichromate</text:p>
          </table:table-cell>
          <table:table-cell table:style-name="表格1.A1" office:value-type="string">
            <text:p text:style-name="P144"><text:span text:style-name="預設段落字型"><text:span text:style-name="T1">ZnCr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58">14018-95-2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115">鉻酸銨</text:p>
          </table:table-cell>
          <table:table-cell table:style-name="表格1.A1" office:value-type="string">
            <text:p text:style-name="P172">Ammonium chromate</text:p>
          </table:table-cell>
          <table:table-cell table:style-name="表格1.A1" office:value-type="string">
            <text:p text:style-name="P144"><text:span text:style-name="預設段落字型"><text:span text:style-name="T1">(N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88-98-9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ext:soft-page-break/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1</text:p>
          </table:table-cell>
          <table:table-cell table:style-name="表格1.A1" office:value-type="string">
            <text:p text:style-name="P115">鉻酸鋇</text:p>
          </table:table-cell>
          <table:table-cell table:style-name="表格1.A1" office:value-type="string">
            <text:p text:style-name="P172">Barium chromate</text:p>
          </table:table-cell>
          <table:table-cell table:style-name="表格1.A1" office:value-type="string">
            <text:p text:style-name="P144"><text:span text:style-name="預設段落字型"><text:span text:style-name="T1">Ba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10294-40-3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2</text:p>
          </table:table-cell>
          <table:table-cell table:style-name="表格1.A1" office:value-type="string">
            <text:p text:style-name="P115">鉻酸鈣</text:p>
          </table:table-cell>
          <table:table-cell table:style-name="表格1.A1" office:value-type="string">
            <text:p text:style-name="P172">Calcium chromate</text:p>
          </table:table-cell>
          <table:table-cell table:style-name="表格1.A1" office:value-type="string">
            <text:p text:style-name="P144"><text:span text:style-name="預設段落字型"><text:span text:style-name="T1">Ca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13765-19-0</text:p>
          </table:table-cell>
          <table:table-cell table:style-name="表格1.A1" office:value-type="string">
            <text:p text:style-name="P31">六價鉻含量1 %以上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3</text:p>
          </table:table-cell>
          <table:table-cell table:style-name="表格1.A1" office:value-type="string">
            <text:p text:style-name="P115">鉻酸銅</text:p>
          </table:table-cell>
          <table:table-cell table:style-name="表格1.A1" office:value-type="string">
            <text:p text:style-name="P172">Cupric chromate</text:p>
          </table:table-cell>
          <table:table-cell table:style-name="表格1.A1" office:value-type="string">
            <text:p text:style-name="P144"><text:span text:style-name="預設段落字型"><text:span text:style-name="T1">Cu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13548-42-0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4</text:p>
          </table:table-cell>
          <table:table-cell table:style-name="表格1.A1" office:value-type="string">
            <text:p text:style-name="P115">鉻酸鐵</text:p>
          </table:table-cell>
          <table:table-cell table:style-name="表格1.A1" office:value-type="string">
            <text:p text:style-name="P172">Ferric chromate</text:p>
          </table:table-cell>
          <table:table-cell table:style-name="表格1.A1" office:value-type="string">
            <text:p text:style-name="P144"><text:span text:style-name="預設段落字型"><text:span text:style-name="T1">Fe</text:span></text:span><text:span text:style-name="預設段落字型"><text:span text:style-name="T17">2</text:span></text:span><text:span text:style-name="預設段落字型"><text:span text:style-name="T1">(CrO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10294-52-7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5</text:p>
          </table:table-cell>
          <table:table-cell table:style-name="表格1.A1" office:value-type="string">
            <text:p text:style-name="P115">鉻酸鉛</text:p>
          </table:table-cell>
          <table:table-cell table:style-name="表格1.A1" office:value-type="string">
            <text:p text:style-name="P172">Lead chromate</text:p>
          </table:table-cell>
          <table:table-cell table:style-name="表格1.A1" office:value-type="string">
            <text:p text:style-name="P144"><text:span text:style-name="預設段落字型"><text:span text:style-name="T1">Pb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58-97-6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6</text:p>
          </table:table-cell>
          <table:table-cell table:style-name="表格1.A1" office:value-type="string">
            <text:p text:style-name="P115">鉻酸氧鉛</text:p>
          </table:table-cell>
          <table:table-cell table:style-name="表格1.A1" office:value-type="string">
            <text:p text:style-name="P172">Lead chromate oxide</text:p>
          </table:table-cell>
          <table:table-cell table:style-name="表格1.A1" office:value-type="string">
            <text:p text:style-name="P144"><text:span text:style-name="預設段落字型"><text:span text:style-name="T1">Pb</text:span></text:span><text:span text:style-name="預設段落字型"><text:span text:style-name="T17">2</text:span></text:span><text:span text:style-name="預設段落字型"><text:span text:style-name="T1">(CrO</text:span></text:span><text:span text:style-name="預設段落字型"><text:span text:style-name="T17">4</text:span></text:span><text:span text:style-name="預設段落字型"><text:span text:style-name="T1">)O</text:span></text:span></text:p>
          </table:table-cell>
          <table:table-cell table:style-name="表格1.A1" office:value-type="string">
            <text:p text:style-name="P58">18454-12-1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7</text:p>
          </table:table-cell>
          <table:table-cell table:style-name="表格1.A1" office:value-type="string">
            <text:p text:style-name="P115">鉻酸鋰</text:p>
          </table:table-cell>
          <table:table-cell table:style-name="表格1.A1" office:value-type="string">
            <text:p text:style-name="P172">Lithium chromate</text:p>
          </table:table-cell>
          <table:table-cell table:style-name="表格1.A1" office:value-type="string">
            <text:p text:style-name="P144"><text:span text:style-name="預設段落字型"><text:span text:style-name="T1">Li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14307-35-8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ext:soft-page-break/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8</text:p>
          </table:table-cell>
          <table:table-cell table:style-name="表格1.A1" office:value-type="string">
            <text:p text:style-name="P115">鉻酸鉀</text:p>
          </table:table-cell>
          <table:table-cell table:style-name="表格1.A1" office:value-type="string">
            <text:p text:style-name="P172">Potassium chromate</text:p>
          </table:table-cell>
          <table:table-cell table:style-name="表格1.A1" office:value-type="string">
            <text:p text:style-name="P144"><text:span text:style-name="預設段落字型"><text:span text:style-name="T1">K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89-00-6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19</text:p>
          </table:table-cell>
          <table:table-cell table:style-name="表格1.A1" office:value-type="string">
            <text:p text:style-name="P115">鉻酸銀</text:p>
          </table:table-cell>
          <table:table-cell table:style-name="表格1.A1" office:value-type="string">
            <text:p text:style-name="P172">Silver chromate</text:p>
          </table:table-cell>
          <table:table-cell table:style-name="表格1.A1" office:value-type="string">
            <text:p text:style-name="P144"><text:span text:style-name="預設段落字型"><text:span text:style-name="T1">Ag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84-01-2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170">88.12.24</text:p>
            <text:p text:style-name="P170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20</text:p>
          </table:table-cell>
          <table:table-cell table:style-name="表格1.A1" office:value-type="string">
            <text:p text:style-name="P115">鉻酸鈉</text:p>
          </table:table-cell>
          <table:table-cell table:style-name="表格1.A1" office:value-type="string">
            <text:p text:style-name="P172">Sodium chromate</text:p>
          </table:table-cell>
          <table:table-cell table:style-name="表格1.A1" office:value-type="string">
            <text:p text:style-name="P144"><text:span text:style-name="預設段落字型"><text:span text:style-name="T1">Na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75-11-3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21</text:p>
          </table:table-cell>
          <table:table-cell table:style-name="表格1.A1" office:value-type="string">
            <text:p text:style-name="P115">鉻酸錫</text:p>
          </table:table-cell>
          <table:table-cell table:style-name="表格1.A1" office:value-type="string">
            <text:p text:style-name="P172">Stannic chromate</text:p>
          </table:table-cell>
          <table:table-cell table:style-name="表格1.A1" office:value-type="string">
            <text:p text:style-name="P144"><text:span text:style-name="預設段落字型"><text:span text:style-name="T1">Sn(CrO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38455-77-5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22</text:p>
          </table:table-cell>
          <table:table-cell table:style-name="表格1.A1" office:value-type="string">
            <text:p text:style-name="P115">鉻酸鍶</text:p>
          </table:table-cell>
          <table:table-cell table:style-name="表格1.A1" office:value-type="string">
            <text:p text:style-name="P172">Strontium chromate</text:p>
          </table:table-cell>
          <table:table-cell table:style-name="表格1.A1" office:value-type="string">
            <text:p text:style-name="P144"><text:span text:style-name="預設段落字型"><text:span text:style-name="T1">SrCr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8">7789-06-2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4">
          <table:table-cell table:style-name="表格1.A1" office:value-type="string">
            <text:p text:style-name="P31">055</text:p>
          </table:table-cell>
          <table:table-cell table:style-name="表格1.A1" office:value-type="string">
            <text:p text:style-name="P31">23</text:p>
          </table:table-cell>
          <table:table-cell table:style-name="表格1.A1" office:value-type="string">
            <text:p text:style-name="P119"><text:span text:style-name="預設段落字型"><text:span text:style-name="T1">鉻酸鋅</text:span></text:span><text:span text:style-name="預設段落字型"><text:span text:style-name="T32">（</text:span></text:span><text:span text:style-name="預設段落字型"><text:span text:style-name="T1">鉻酸鋅氫氧化合物</text:span></text:span><text:span text:style-name="預設段落字型"><text:span text:style-name="T32">）</text:span></text:span></text:p>
          </table:table-cell>
          <table:table-cell table:style-name="表格1.A1" office:value-type="string">
            <text:p text:style-name="P172">Zinc chromate (Zinc chromate hydroxide)</text:p>
          </table:table-cell>
          <table:table-cell table:style-name="表格1.A1" office:value-type="string">
            <text:p text:style-name="P144"><text:span text:style-name="預設段落字型"><text:span text:style-name="T1">ZnCrO</text:span></text:span><text:span text:style-name="預設段落字型"><text:span text:style-name="T17">4 <text:s/></text:span></text:span><text:span text:style-name="預設段落字型"><text:span text:style-name="T1">(Zn</text:span></text:span><text:span text:style-name="預設段落字型"><text:span text:style-name="T17">2</text:span></text:span><text:span text:style-name="預設段落字型"><text:span text:style-name="T1">CrO</text:span></text:span><text:span text:style-name="預設段落字型"><text:span text:style-name="T17">4</text:span></text:span><text:span text:style-name="預設段落字型"><text:span text:style-name="T1">(OH)</text:span></text:span><text:span text:style-name="預設段落字型"><text:span text:style-name="T17">2</text:span></text:span><text:span text:style-name="預設段落字型"><text:span text:style-name="T1">)</text:span></text:span></text:p>
          </table:table-cell>
          <table:table-cell table:style-name="表格1.A1" office:value-type="string">
            <text:p text:style-name="P58">13530-65-9</text:p>
          </table:table-cell>
          <table:table-cell table:style-name="表格1.A1" office:value-type="string">
            <text:p text:style-name="P37"><text:span text:style-name="預設段落字型"><text:span text:style-name="T27">六價鉻含量1 %以上</text:span></text:span>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5.05.31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84">
          <table:table-cell table:style-name="表格1.A1" office:value-type="string">
            <text:p text:style-name="P76">055</text:p>
          </table:table-cell>
          <table:table-cell table:style-name="表格1.A1" office:value-type="string">
            <text:p text:style-name="P76">24</text:p>
          </table:table-cell>
          <table:table-cell table:style-name="表格1.A1" office:value-type="string">
            <text:p text:style-name="P78">六羰鉻</text:p>
          </table:table-cell>
          <table:table-cell table:style-name="表格1.A1" office:value-type="string">
            <text:p text:style-name="P79">Chromium carbonyl</text:p>
          </table:table-cell>
          <table:table-cell table:style-name="表格1.A1" office:value-type="string">
            <text:p text:style-name="P92"><text:span text:style-name="預設段落字型"><text:span text:style-name="T3">Cr(CO)</text:span></text:span><text:span text:style-name="預設段落字型"><text:span text:style-name="T19">6</text:span></text:span></text:p>
          </table:table-cell>
          <table:table-cell table:style-name="表格1.A1" office:value-type="string">
            <text:p text:style-name="P52">13007-92-6</text:p>
          </table:table-cell>
          <table:table-cell table:style-name="表格1.A1" office:value-type="string">
            <text:p text:style-name="P76">鉻含量1 %以上</text:p>
          </table:table-cell>
          <table:table-cell table:style-name="表格1.A1" office:value-type="string">
            <text:p text:style-name="P77">500</text:p>
          </table:table-cell>
          <table:table-cell table:style-name="表格1.A1" office:value-type="string">
            <text:p text:style-name="P77">2</text:p>
          </table:table-cell>
          <table:table-cell table:style-name="表格1.J105" office:value-type="string">
            <text:p text:style-name="P101">85.05.31</text:p>
            <text:p text:style-name="P101">88.07.19</text:p>
            <text:p text:style-name="P101">88.12.24</text:p>
            <text:p text:style-name="P101">89.10.25</text:p>
            <text:p text:style-name="P101">106.09.26</text:p>
          </table:table-cell>
        </table:table-row>
        <text:soft-page-break/>
        <table:table-row table:style-name="表格1.84">
          <table:table-cell table:style-name="表格1.A63" office:value-type="string">
            <text:p text:style-name="P31">055</text:p>
          </table:table-cell>
          <table:table-cell table:style-name="表格1.A63" office:value-type="string">
            <text:p text:style-name="P31">25</text:p>
          </table:table-cell>
          <table:table-cell table:style-name="表格1.A63" office:value-type="string">
            <text:p text:style-name="P115">鉻化砷酸銅</text:p>
          </table:table-cell>
          <table:table-cell table:style-name="表格1.A63" office:value-type="string">
            <text:p text:style-name="P172">Chromated Copper Arsenate</text:p>
          </table:table-cell>
          <table:table-cell table:style-name="表格1.A63" office:value-type="string">
            <text:p text:style-name="P148"/>
          </table:table-cell>
          <table:table-cell table:style-name="表格1.A63" office:value-type="string">
            <text:p text:style-name="P58">37337-13-6</text:p>
          </table:table-cell>
          <table:table-cell table:style-name="表格1.A63" office:value-type="string">
            <text:p text:style-name="P31">1 </text:p>
          </table:table-cell>
          <table:table-cell table:style-name="表格1.A63" office:value-type="string">
            <text:p text:style-name="P31">500</text:p>
          </table:table-cell>
          <table:table-cell table:style-name="表格1.A63" office:value-type="string">
            <text:p text:style-name="P31">2</text:p>
          </table:table-cell>
          <table:table-cell table:style-name="表格1.A63" office:value-type="string">
            <text:p text:style-name="P41">94.12.30</text:p>
            <text:p text:style-name="P41">95.12.29</text:p>
            <text:p text:style-name="P41">101.02.02</text:p>
            <text:p text:style-name="P43">103.08.25</text:p>
          </table:table-cell>
        </table:table-row>
        <table:table-row table:style-name="表格1.84">
          <table:table-cell table:style-name="表格1.A64" office:value-type="string">
            <text:p text:style-name="P80">055</text:p>
          </table:table-cell>
          <table:table-cell table:style-name="表格1.A64" office:value-type="string">
            <text:p text:style-name="P14">26</text:p>
          </table:table-cell>
          <table:table-cell table:style-name="表格1.A64" office:value-type="string">
            <text:p text:style-name="P123">鉬鉻紅</text:p>
          </table:table-cell>
          <table:table-cell table:style-name="表格1.A64" office:value-type="string">
            <text:p text:style-name="P138">Lead chromate molybdate sulphate red (C.I. Pigment Red 104)</text:p>
          </table:table-cell>
          <table:table-cell table:style-name="表格1.A64" office:value-type="string">
            <text:p text:style-name="P153"><text:span text:style-name="預設段落字型"><text:span text:style-name="T2">Pb(Cr,Mo,S)O</text:span></text:span><text:span text:style-name="預設段落字型"><text:span text:style-name="T18">4</text:span></text:span></text:p>
          </table:table-cell>
          <table:table-cell table:style-name="表格1.A64" office:value-type="string">
            <text:p text:style-name="P53">12656-85-8</text:p>
          </table:table-cell>
          <table:table-cell table:style-name="表格1.A64" office:value-type="string">
            <text:p text:style-name="P90"><text:span text:style-name="預設段落字型"><text:span text:style-name="T27">六價鉻含量1%以上</text:span></text:span></text:p>
          </table:table-cell>
          <table:table-cell table:style-name="表格1.A64" office:value-type="string">
            <text:p text:style-name="P80">500</text:p>
          </table:table-cell>
          <table:table-cell table:style-name="表格1.A64" office:value-type="string">
            <text:p text:style-name="P80">2</text:p>
          </table:table-cell>
          <table:table-cell table:style-name="表格1.A64" office:value-type="string">
            <text:p text:style-name="P90"><text:span text:style-name="預設段落字型"><text:span text:style-name="T37">102.01.24</text:span></text:span></text:p>
          </table:table-cell>
        </table:table-row>
        <table:table-row table:style-name="表格1.84">
          <table:table-cell table:style-name="表格1.A64" office:value-type="string">
            <text:p text:style-name="P80">055</text:p>
          </table:table-cell>
          <table:table-cell table:style-name="表格1.A64" office:value-type="string">
            <text:p text:style-name="P14">27</text:p>
          </table:table-cell>
          <table:table-cell table:style-name="表格1.A64" office:value-type="string">
            <text:p text:style-name="P123">硫鉻酸鉛</text:p>
          </table:table-cell>
          <table:table-cell table:style-name="表格1.A64" office:value-type="string">
            <text:p text:style-name="P138">Lead sulfochromate yellow（C.I. Pigment Yellow 34）</text:p>
          </table:table-cell>
          <table:table-cell table:style-name="表格1.A64" office:value-type="string">
            <text:p text:style-name="P153"><text:span text:style-name="預設段落字型"><text:span text:style-name="T2">Pb (Cr,S) O</text:span></text:span><text:span text:style-name="預設段落字型"><text:span text:style-name="T18">4</text:span></text:span></text:p>
          </table:table-cell>
          <table:table-cell table:style-name="表格1.A64" office:value-type="string">
            <text:p text:style-name="P53">1344-37-2</text:p>
          </table:table-cell>
          <table:table-cell table:style-name="表格1.A64" office:value-type="string">
            <text:p text:style-name="P90"><text:span text:style-name="預設段落字型"><text:span text:style-name="T27">六價鉻含量1%以上</text:span></text:span></text:p>
          </table:table-cell>
          <table:table-cell table:style-name="表格1.A64" office:value-type="string">
            <text:p text:style-name="P80">500</text:p>
          </table:table-cell>
          <table:table-cell table:style-name="表格1.A64" office:value-type="string">
            <text:p text:style-name="P80">2</text:p>
          </table:table-cell>
          <table:table-cell table:style-name="表格1.A64" office:value-type="string">
            <text:p text:style-name="P90"><text:span text:style-name="預設段落字型"><text:span text:style-name="T37">102.01.24</text:span></text:span></text:p>
          </table:table-cell>
        </table:table-row>
        <table:table-row table:style-name="表格1.84">
          <table:table-cell table:style-name="表格1.A65" office:value-type="string">
            <text:p text:style-name="P31">056</text:p>
          </table:table-cell>
          <table:table-cell table:style-name="表格1.A65" office:value-type="string">
            <text:p text:style-name="P31">01</text:p>
          </table:table-cell>
          <table:table-cell table:style-name="表格1.A65" office:value-type="string">
            <text:p text:style-name="P115">2,4,6-三氯酚</text:p>
          </table:table-cell>
          <table:table-cell table:style-name="表格1.A65" office:value-type="string">
            <text:p text:style-name="P172">2,4,6-Trichlorophenol</text:p>
          </table:table-cell>
          <table:table-cell table:style-name="表格1.A65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Cl</text:span></text:span><text:span text:style-name="預設段落字型"><text:span text:style-name="T17">3</text:span></text:span><text:span text:style-name="預設段落字型"><text:span text:style-name="T1">OH</text:span></text:span></text:p>
          </table:table-cell>
          <table:table-cell table:style-name="表格1.A65" office:value-type="string">
            <text:p text:style-name="P58">88-06-2</text:p>
          </table:table-cell>
          <table:table-cell table:style-name="表格1.A65" office:value-type="string">
            <text:p text:style-name="P31">1</text:p>
          </table:table-cell>
          <table:table-cell table:style-name="表格1.A65" office:value-type="string">
            <text:p text:style-name="P31">50</text:p>
          </table:table-cell>
          <table:table-cell table:style-name="表格1.A65" office:value-type="string">
            <text:p text:style-name="P31">1,2</text:p>
          </table:table-cell>
          <table:table-cell table:style-name="表格1.A65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0">
          <table:table-cell table:style-name="表格1.A1" office:value-type="string">
            <text:p text:style-name="P31">056</text:p>
          </table:table-cell>
          <table:table-cell table:style-name="表格1.A1" office:value-type="string">
            <text:p text:style-name="P31">02</text:p>
          </table:table-cell>
          <table:table-cell table:style-name="表格1.A1" office:value-type="string">
            <text:p text:style-name="P115">2,4,5-三氯酚</text:p>
          </table:table-cell>
          <table:table-cell table:style-name="表格1.A1" office:value-type="string">
            <text:p text:style-name="P172">2,4,5-Trichlorophen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Cl</text:span></text:span><text:span text:style-name="預設段落字型"><text:span text:style-name="T17">3</text:span></text:span><text:span text:style-name="預設段落字型"><text:span text:style-name="T1">OH</text:span></text:span></text:p>
          </table:table-cell>
          <table:table-cell table:style-name="表格1.A1" office:value-type="string">
            <text:p text:style-name="P58">95-95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1">
          <table:table-cell table:style-name="表格1.A1" office:value-type="string">
            <text:p text:style-name="P31">057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9"><text:span text:style-name="預設段落字型"><text:span text:style-name="T29">氯甲基甲基醚</text:span></text:span></text:p>
          </table:table-cell>
          <table:table-cell table:style-name="表格1.A1" office:value-type="string">
            <text:p text:style-name="P172">Chloromethyl methyl ether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lOCH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8">107-30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,2,3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2">
          <table:table-cell table:style-name="表格1.A1" office:value-type="string">
            <text:p text:style-name="P31">058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六氯苯</text:p>
          </table:table-cell>
          <table:table-cell table:style-name="表格1.A1" office:value-type="string">
            <text:p text:style-name="P172">Hexachloro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8">118-74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97">82.12.24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3">
          <table:table-cell table:style-name="表格1.A1" office:value-type="string">
            <text:p text:style-name="P31">059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次硫化鎳</text:p>
          </table:table-cell>
          <table:table-cell table:style-name="表格1.A1" office:value-type="string">
            <text:p text:style-name="P172">Trinickel disulfide</text:p>
          </table:table-cell>
          <table:table-cell table:style-name="表格1.A1" office:value-type="string">
            <text:p text:style-name="P144"><text:span text:style-name="預設段落字型"><text:span text:style-name="T1">Ni</text:span></text:span><text:span text:style-name="預設段落字型"><text:span text:style-name="T17">3</text:span></text:span><text:span text:style-name="預設段落字型"><text:span text:style-name="T1">S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2035-72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6.04.25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114">
          <table:table-cell table:style-name="表格1.A1" office:value-type="string">
            <text:p text:style-name="P31">060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二溴乙烷<text:span text:style-name="T65">（</text:span>二溴乙烯<text:span text:style-name="T65">）</text:span></text:p>
          </table:table-cell>
          <table:table-cell table:style-name="表格1.A1" office:value-type="string">
            <text:p text:style-name="P172">Ethylene dibromi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Br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6-93-4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6.04.25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5">
          <table:table-cell table:style-name="表格1.A1" office:value-type="string">
            <text:p text:style-name="P31">061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環氧乙烷</text:p>
          </table:table-cell>
          <table:table-cell table:style-name="表格1.A1" office:value-type="string">
            <text:p text:style-name="P127">Ethylene oxi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8">75-21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6.04.25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6">
          <table:table-cell table:style-name="表格1.A1" office:value-type="string">
            <text:p text:style-name="P31">062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1,3-丁二烯</text:p>
          </table:table-cell>
          <table:table-cell table:style-name="表格1.A1" office:value-type="string">
            <text:p text:style-name="P172">1,3-Butadien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HCHC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06-99-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6.10.06</text:p>
            <text:p text:style-name="P97">88.07.19</text:p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117">
          <table:table-cell table:style-name="表格1.A1" office:value-type="string">
            <text:p text:style-name="P31">063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四氯乙烯</text:p>
          </table:table-cell>
          <table:table-cell table:style-name="表格1.A1" office:value-type="string">
            <text:p text:style-name="P172">Tetrachloroethylene</text:p>
          </table:table-cell>
          <table:table-cell table:style-name="表格1.A1" office:value-type="string">
            <text:p text:style-name="P144"><text:span text:style-name="預設段落字型"><text:span text:style-name="T1">CCl</text:span></text:span><text:span text:style-name="預設段落字型"><text:span text:style-name="T17">2</text:span></text:span><text:span text:style-name="預設段落字型"><text:span text:style-name="T1">C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127-18-4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3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6.10.06</text:p>
            <text:p text:style-name="P97">88.07.19</text:p>
            <text:p text:style-name="P41">88.12.24</text:p>
            <text:p text:style-name="P41">89.10.25</text:p>
            <text:p text:style-name="P41">94.02.23</text:p>
          </table:table-cell>
        </table:table-row>
        <table:table-row table:style-name="表格1.118">
          <table:table-cell table:style-name="表格1.A1" office:value-type="string">
            <text:p text:style-name="P31">064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三氯乙烯</text:p>
          </table:table-cell>
          <table:table-cell table:style-name="表格1.A1" office:value-type="string">
            <text:p text:style-name="P172">Trichloroethylene</text:p>
          </table:table-cell>
          <table:table-cell table:style-name="表格1.A1" office:value-type="string">
            <text:p text:style-name="P144"><text:span text:style-name="預設段落字型"><text:span text:style-name="T1">CHClC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8">79-01-6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97">86.10.06</text:p>
            <text:p text:style-name="P97">88.07.19</text:p>
            <text:p text:style-name="P41">88.12.24</text:p>
            <text:p text:style-name="P41">89.10.25</text:p>
          </table:table-cell>
        </table:table-row>
        <table:table-row table:style-name="表格1.119">
          <table:table-cell table:style-name="表格1.A1" office:value-type="string">
            <text:p text:style-name="P31">065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氯乙烯</text:p>
          </table:table-cell>
          <table:table-cell table:style-name="表格1.A1" office:value-type="string">
            <text:p text:style-name="P172">Vinyl Chlorid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HCl</text:span></text:span></text:p>
          </table:table-cell>
          <table:table-cell table:style-name="表格1.A1" office:value-type="string">
            <text:p text:style-name="P58">75-01-4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97">86.10.06</text:p>
            <text:p text:style-name="P97">88.07.19</text:p>
            <text:p text:style-name="P41">88.12.24</text:p>
            <text:p text:style-name="P41">89.10.25</text:p>
          </table:table-cell>
        </table:table-row>
        <text:soft-page-break/>
        <table:table-row table:style-name="表格1.120">
          <table:table-cell table:style-name="表格1.A1" office:value-type="string">
            <text:p text:style-name="P31">066</text:p>
          </table:table-cell>
          <table:table-cell table:style-name="表格1.A1" office:value-type="string">
            <text:p text:style-name="P31">01</text:p>
          </table:table-cell>
          <table:table-cell table:style-name="表格1.A1" office:value-type="string">
            <text:p text:style-name="P115">甲醛</text:p>
          </table:table-cell>
          <table:table-cell table:style-name="表格1.A1" office:value-type="string">
            <text:p text:style-name="P172">Formaldehyde</text:p>
          </table:table-cell>
          <table:table-cell table:style-name="表格1.A1" office:value-type="string">
            <text:p text:style-name="P148">HCHO</text:p>
          </table:table-cell>
          <table:table-cell table:style-name="表格1.A1" office:value-type="string">
            <text:p text:style-name="P58">50-00-0</text:p>
          </table:table-cell>
          <table:table-cell table:style-name="表格1.A1" office:value-type="string">
            <text:p text:style-name="P31">15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,3</text:p>
          </table:table-cell>
          <table:table-cell table:style-name="表格1.A1" office:value-type="string">
            <text:p text:style-name="P97">86.10.06</text:p>
            <text:p text:style-name="P97">88.07.19</text:p>
            <text:p text:style-name="P41">88.12.24</text:p>
            <text:p text:style-name="P41">89.10.25</text:p>
            <text:p text:style-name="P41">90.06.21</text:p>
            <text:p text:style-name="P41">104.12.31</text:p>
          </table:table-cell>
        </table:table-row>
        <table:table-row table:style-name="表格1.121">
          <table:table-cell table:style-name="表格1.A1" office:value-type="string">
            <text:p text:style-name="P31">06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4,4'-亞甲雙<text:span text:style-name="T65">（</text:span>2-氯苯胺<text:span text:style-name="T65">）</text:span></text:p>
          </table:table-cell>
          <table:table-cell table:style-name="表格1.A1" office:value-type="string">
            <text:p text:style-name="P127">4,4'-Methylenebis(2-chloroaniline)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NH</text:span></text:span><text:span text:style-name="預設段落字型"><text:span text:style-name="T17">2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101-14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90.08.09</text:p>
          </table:table-cell>
        </table:table-row>
        <table:table-row table:style-name="表格1.122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鄰苯二甲酸二<text:span text:style-name="T65">（</text:span>2-乙基己基<text:span text:style-name="T65">）</text:span>酯 <text:s text:c="7"/></text:p>
          </table:table-cell>
          <table:table-cell table:style-name="表格1.A1" office:value-type="string">
            <text:p text:style-name="P127">Di(2-ethylhexyl)phthalate（DEHP）</text:p>
          </table:table-cell>
          <table:table-cell table:style-name="表格1.A1" office:value-type="string">
            <text:p text:style-name="P38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[COOCH</text:span></text:span><text:span text:style-name="預設段落字型"><text:span text:style-name="T17">2</text:span></text:span><text:span text:style-name="預設段落字型"><text:span text:style-name="T1">CH(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]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117-81-7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90.06.21</text:p>
            <text:p text:style-name="P41">90.06.22</text:p>
            <text:p text:style-name="P41">90.08.09</text:p>
            <text:p text:style-name="P41">100.07.20</text:p>
            <text:p text:style-name="P37"><text:span text:style-name="預設段落字型"><text:span text:style-name="T37">102.01.24</text:span></text:span></text:p>
          </table:table-cell>
        </table:table-row>
        <table:table-row table:style-name="表格1.123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2</text:p>
          </table:table-cell>
          <table:table-cell table:style-name="表格1.A1" office:value-type="string">
            <text:p text:style-name="P115">鄰苯二甲酸二辛酯</text:p>
          </table:table-cell>
          <table:table-cell table:style-name="表格1.A1" office:value-type="string">
            <text:p text:style-name="P127">Di-n-octyl phthalate（DNOP）</text:p>
          </table:table-cell>
          <table:table-cell table:style-name="表格1.A1" office:value-type="string">
            <text:p text:style-name="P40">C<text:span text:style-name="預設段落字型"><text:span text:style-name="T16">6</text:span></text:span>H<text:span text:style-name="預設段落字型"><text:span text:style-name="T16">4</text:span></text:span>(COOC<text:span text:style-name="預設段落字型"><text:span text:style-name="T16">8</text:span></text:span>H<text:span text:style-name="預設段落字型"><text:span text:style-name="T16">17</text:span></text:span>)<text:span text:style-name="預設段落字型"><text:span text:style-name="T16">2</text:span></text:span></text:p>
          </table:table-cell>
          <table:table-cell table:style-name="表格1.A1" office:value-type="string">
            <text:p text:style-name="P59">117-84-0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95.12.29</text:p>
            <text:p text:style-name="P41">100.07.20</text:p>
            <text:p text:style-name="P37"><text:span text:style-name="預設段落字型"><text:span text:style-name="T37">102.01.24</text:span></text:span></text:p>
          </table:table-cell>
        </table:table-row>
        <table:table-row table:style-name="表格1.124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3</text:p>
          </table:table-cell>
          <table:table-cell table:style-name="表格1.A1" office:value-type="string">
            <text:p text:style-name="P115">鄰苯二甲酸丁基苯甲酯</text:p>
          </table:table-cell>
          <table:table-cell table:style-name="表格1.A1" office:value-type="string">
            <text:p text:style-name="P127">Benzyl butyl phthalate（BBP）</text:p>
          </table:table-cell>
          <table:table-cell table:style-name="表格1.A1" office:value-type="string">
            <text:p text:style-name="P40">1,2-C<text:span text:style-name="預設段落字型"><text:span text:style-name="T16">6</text:span></text:span>H<text:span text:style-name="預設段落字型"><text:span text:style-name="T16">4</text:span></text:span>(COOCH<text:span text:style-name="預設段落字型"><text:span text:style-name="T16">2</text:span></text:span>C<text:span text:style-name="預設段落字型"><text:span text:style-name="T16">6</text:span></text:span>H<text:span text:style-name="預設段落字型"><text:span text:style-name="T16">5</text:span></text:span>)(COOC<text:span text:style-name="預設段落字型"><text:span text:style-name="T16">4</text:span></text:span>H<text:span text:style-name="預設段落字型"><text:span text:style-name="T16">9</text:span></text:span>)</text:p>
          </table:table-cell>
          <table:table-cell table:style-name="表格1.A1" office:value-type="string">
            <text:p text:style-name="P59">85-68-7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41">100.07.20</text:p>
            <text:p text:style-name="P37"><text:span text:style-name="預設段落字型"><text:span text:style-name="T37">102.01.24</text:span></text:span></text:p>
          </table:table-cell>
        </table:table-row>
        <table:table-row table:style-name="表格1.125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4</text:p>
          </table:table-cell>
          <table:table-cell table:style-name="表格1.A1" office:value-type="string">
            <text:p text:style-name="P115">鄰苯二甲酸二異壬酯</text:p>
          </table:table-cell>
          <table:table-cell table:style-name="表格1.A1" office:value-type="string">
            <text:p text:style-name="P127">Di-isononyl phthalate（DINP）</text:p>
          </table:table-cell>
          <table:table-cell table:style-name="表格1.A1" office:value-type="string">
            <text:p text:style-name="P40">C<text:span text:style-name="預設段落字型"><text:span text:style-name="T16">26</text:span></text:span>H<text:span text:style-name="預設段落字型"><text:span text:style-name="T16">42</text:span></text:span>O<text:span text:style-name="預設段落字型"><text:span text:style-name="T16">4</text:span></text:span></text:p>
          </table:table-cell>
          <table:table-cell table:style-name="表格1.A1" office:value-type="string">
            <text:p text:style-name="P59">28553-12-0 68515-48-0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100.07.20</text:p>
          </table:table-cell>
        </table:table-row>
        <table:table-row table:style-name="表格1.126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5</text:p>
          </table:table-cell>
          <table:table-cell table:style-name="表格1.A1" office:value-type="string">
            <text:p text:style-name="P115">鄰苯二甲酸二異癸酯</text:p>
          </table:table-cell>
          <table:table-cell table:style-name="表格1.A1" office:value-type="string">
            <text:p text:style-name="P127">Di-isodecyl phthalate（DIDP）</text:p>
          </table:table-cell>
          <table:table-cell table:style-name="表格1.A1" office:value-type="string">
            <text:p text:style-name="P40">C<text:span text:style-name="預設段落字型"><text:span text:style-name="T16">6</text:span></text:span>H<text:span text:style-name="預設段落字型"><text:span text:style-name="T16">4</text:span></text:span>[COO(CH<text:span text:style-name="預設段落字型"><text:span text:style-name="T16">2</text:span></text:span>)<text:span text:style-name="預設段落字型"><text:span text:style-name="T16">7</text:span></text:span>CH(CH<text:span text:style-name="預設段落字型"><text:span text:style-name="T16">3</text:span></text:span>)<text:span text:style-name="預設段落字型"><text:span text:style-name="T16">2</text:span></text:span>]<text:span text:style-name="預設段落字型"><text:span text:style-name="T16">2</text:span></text:span></text:p>
          </table:table-cell>
          <table:table-cell table:style-name="表格1.A1" office:value-type="string">
            <text:p text:style-name="P59">26761-40-0</text:p>
            <text:p text:style-name="P59">68515-49-1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100.07.20</text:p>
          </table:table-cell>
        </table:table-row>
        <text:soft-page-break/>
        <table:table-row table:style-name="表格1.127">
          <table:table-cell table:style-name="表格1.A1" office:value-type="string">
            <text:p text:style-name="P31">068</text:p>
          </table:table-cell>
          <table:table-cell table:style-name="表格1.A1" office:value-type="string">
            <text:p text:style-name="P6">06</text:p>
          </table:table-cell>
          <table:table-cell table:style-name="表格1.A1" office:value-type="string">
            <text:p text:style-name="P115">鄰苯二甲酸二乙酯</text:p>
          </table:table-cell>
          <table:table-cell table:style-name="表格1.A1" office:value-type="string">
            <text:p text:style-name="P127">Diethyl phthalate（DEP）</text:p>
          </table:table-cell>
          <table:table-cell table:style-name="表格1.A1" office:value-type="string">
            <text:p text:style-name="P40">C<text:span text:style-name="預設段落字型"><text:span text:style-name="T16">6</text:span></text:span>H<text:span text:style-name="預設段落字型"><text:span text:style-name="T16">4</text:span></text:span>(COOC<text:span text:style-name="預設段落字型"><text:span text:style-name="T16">2</text:span></text:span>H<text:span text:style-name="預設段落字型"><text:span text:style-name="T16">5</text:span></text:span>)<text:span text:style-name="預設段落字型"><text:span text:style-name="T16">2</text:span></text:span></text:p>
          </table:table-cell>
          <table:table-cell table:style-name="表格1.A1" office:value-type="string">
            <text:p text:style-name="P59">84-66-2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100.07.20</text:p>
          </table:table-cell>
        </table:table-row>
        <table:table-row table:style-name="表格1.128">
          <table:table-cell table:style-name="表格1.A1" office:value-type="string">
            <text:p text:style-name="P84">068</text:p>
          </table:table-cell>
          <table:table-cell table:style-name="表格1.A1" office:value-type="string">
            <text:p text:style-name="P16">07</text:p>
          </table:table-cell>
          <table:table-cell table:style-name="表格1.A1" office:value-type="string">
            <text:p text:style-name="P125">鄰苯二甲酸二烷基酯<text:span text:style-name="T66">（</text:span>C7-11支鏈及直鏈<text:span text:style-name="T66">）</text:span></text:p>
          </table:table-cell>
          <table:table-cell table:style-name="表格1.A1" office:value-type="string">
            <text:p text:style-name="P140">1,2-Benzenedicarboxylic acid, di-C7-11-branched and linear alkyl esters</text:p>
            <text:p text:style-name="P140">(DHNU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2</text:span></text:span><text:span text:style-name="預設段落字型"><text:span text:style-name="T1">H</text:span></text:span><text:span text:style-name="預設段落字型"><text:span text:style-name="T17">34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-C</text:span></text:span><text:span text:style-name="預設段落字型"><text:span text:style-name="T17">30</text:span></text:span><text:span text:style-name="預設段落字型"><text:span text:style-name="T1">H</text:span></text:span><text:span text:style-name="預設段落字型"><text:span text:style-name="T17">50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68515-42-4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29">
          <table:table-cell table:style-name="表格1.A1" office:value-type="string">
            <text:p text:style-name="P84">068</text:p>
          </table:table-cell>
          <table:table-cell table:style-name="表格1.A1" office:value-type="string">
            <text:p text:style-name="P16">08</text:p>
          </table:table-cell>
          <table:table-cell table:style-name="表格1.A1" office:value-type="string">
            <text:p text:style-name="P125">鄰苯二甲酸二烷基酯<text:span text:style-name="T66">（</text:span>C6-8支鏈及直鏈，富含C7<text:span text:style-name="T66">）</text:span></text:p>
          </table:table-cell>
          <table:table-cell table:style-name="表格1.A1" office:value-type="string">
            <text:p text:style-name="P140">1,2-Benzenedicarboxylic acid, di-C6-8-branched alkyl esters, C7-rich </text:p>
            <text:p text:style-name="P140">(DIH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2</text:span></text:span><text:span text:style-name="預設段落字型"><text:span text:style-name="T1">H</text:span></text:span><text:span text:style-name="預設段落字型"><text:span text:style-name="T17">34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-C</text:span></text:span><text:span text:style-name="預設段落字型"><text:span text:style-name="T17">30</text:span></text:span><text:span text:style-name="預設段落字型"><text:span text:style-name="T1">H</text:span></text:span><text:span text:style-name="預設段落字型"><text:span text:style-name="T17">50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71888-89-6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0">
          <table:table-cell table:style-name="表格1.A1" office:value-type="string">
            <text:p text:style-name="P84">068</text:p>
          </table:table-cell>
          <table:table-cell table:style-name="表格1.A1" office:value-type="string">
            <text:p text:style-name="P16">09</text:p>
          </table:table-cell>
          <table:table-cell table:style-name="表格1.A1" office:value-type="string">
            <text:p text:style-name="P125">鄰苯二甲酸二丙酯</text:p>
          </table:table-cell>
          <table:table-cell table:style-name="表格1.A1" office:value-type="string">
            <text:p text:style-name="P140">Di-n-propyl Phthalate</text:p>
            <text:p text:style-name="P140">(DP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4</text:span></text:span><text:span text:style-name="預設段落字型"><text:span text:style-name="T1">H</text:span></text:span><text:span text:style-name="預設段落字型"><text:span text:style-name="T17">18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131-16-8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1">
          <table:table-cell table:style-name="表格1.A1" office:value-type="string">
            <text:p text:style-name="P84">068</text:p>
          </table:table-cell>
          <table:table-cell table:style-name="表格1.A1" office:value-type="string">
            <text:p text:style-name="P16">10</text:p>
          </table:table-cell>
          <table:table-cell table:style-name="表格1.A1" office:value-type="string">
            <text:p text:style-name="P125">鄰苯二甲酸二異丁酯</text:p>
          </table:table-cell>
          <table:table-cell table:style-name="表格1.A1" office:value-type="string">
            <text:p text:style-name="P140">Di-iso-butyl Phthalate</text:p>
            <text:p text:style-name="P140">(DIB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6</text:span></text:span><text:span text:style-name="預設段落字型"><text:span text:style-name="T1">H</text:span></text:span><text:span text:style-name="預設段落字型"><text:span text:style-name="T17">22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84-69-5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50</text:p>
          </table:table-cell>
          <table:table-cell table:style-name="表格1.A1" office:value-type="string">
            <text:p text:style-name="P84">1,2</text:p>
          </table:table-cell>
          <table:table-cell table:style-name="表格1.A1" office:value-type="string">
            <text:p text:style-name="P102">100.07.20</text:p>
            <text:p text:style-name="P94"><text:span text:style-name="預設段落字型"><text:span text:style-name="T37">102.01.24</text:span></text:span></text:p>
          </table:table-cell>
        </table:table-row>
        <table:table-row table:style-name="表格1.132">
          <table:table-cell table:style-name="表格1.A1" office:value-type="string">
            <text:p text:style-name="P84">068</text:p>
          </table:table-cell>
          <table:table-cell table:style-name="表格1.A1" office:value-type="string">
            <text:p text:style-name="P16">11</text:p>
          </table:table-cell>
          <table:table-cell table:style-name="表格1.A1" office:value-type="string">
            <text:p text:style-name="P125">鄰苯二甲酸二戊酯</text:p>
          </table:table-cell>
          <table:table-cell table:style-name="表格1.A1" office:value-type="string">
            <text:p text:style-name="P140">Di-n-pentyl Phthalate</text:p>
            <text:p text:style-name="P140">(DNP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8</text:span></text:span><text:span text:style-name="預設段落字型"><text:span text:style-name="T1">H</text:span></text:span><text:span text:style-name="預設段落字型"><text:span text:style-name="T17">26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131-18-0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3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2</text:p>
          </table:table-cell>
          <table:table-cell table:style-name="表格1.A1" office:value-type="string">
            <text:p text:style-name="P125">鄰苯二甲酸二己酯</text:p>
          </table:table-cell>
          <table:table-cell table:style-name="表格1.A1" office:value-type="string">
            <text:p text:style-name="P140">Di-n-hexyl Phthalate</text:p>
            <text:p text:style-name="P140">(DNH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0</text:span></text:span><text:span text:style-name="預設段落字型"><text:span text:style-name="T1">H</text:span></text:span><text:span text:style-name="預設段落字型"><text:span text:style-name="T17">30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84-75-3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4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3</text:p>
          </table:table-cell>
          <table:table-cell table:style-name="表格1.A1" office:value-type="string">
            <text:p text:style-name="P125">鄰苯二甲酸二環己酯</text:p>
          </table:table-cell>
          <table:table-cell table:style-name="表格1.A1" office:value-type="string">
            <text:p text:style-name="P140">Dicyclohexyl Phthalate</text:p>
            <text:p text:style-name="P140">(DCH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0</text:span></text:span><text:span text:style-name="預設段落字型"><text:span text:style-name="T1">H</text:span></text:span><text:span text:style-name="預設段落字型"><text:span text:style-name="T17">26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 </text:span></text:span></text:p>
          </table:table-cell>
          <table:table-cell table:style-name="表格1.A1" office:value-type="string">
            <text:p text:style-name="P55">84-61-7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5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4</text:p>
          </table:table-cell>
          <table:table-cell table:style-name="表格1.A1" office:value-type="string">
            <text:p text:style-name="P125">鄰苯二甲酸二異辛酯</text:p>
          </table:table-cell>
          <table:table-cell table:style-name="表格1.A1" office:value-type="string">
            <text:p text:style-name="P140">Di-iso-octyl Phthalate</text:p>
            <text:p text:style-name="P140">(DIO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4</text:span></text:span><text:span text:style-name="預設段落字型"><text:span text:style-name="T1">H</text:span></text:span><text:span text:style-name="預設段落字型"><text:span text:style-name="T17">38</text:span></text:span><text:span text:style-name="預設段落字型"><text:span text:style-name="T1">O</text:span></text:span><text:span text:style-name="預設段落字型"><text:span text:style-name="T17">4 </text:span></text:span></text:p>
          </table:table-cell>
          <table:table-cell table:style-name="表格1.A1" office:value-type="string">
            <text:p text:style-name="P55">27554-26-3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6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5</text:p>
          </table:table-cell>
          <table:table-cell table:style-name="表格1.A1" office:value-type="string">
            <text:p text:style-name="P125">鄰苯二甲酸二正壬酯</text:p>
          </table:table-cell>
          <table:table-cell table:style-name="表格1.A1" office:value-type="string">
            <text:p text:style-name="P140">Di-n-nonyl phthalate</text:p>
            <text:p text:style-name="P140">(DN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6</text:span></text:span><text:span text:style-name="預設段落字型"><text:span text:style-name="T1">H</text:span></text:span><text:span text:style-name="預設段落字型"><text:span text:style-name="T17">42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84-76-4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ext:soft-page-break/>
        <table:table-row table:style-name="表格1.137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6</text:p>
          </table:table-cell>
          <table:table-cell table:style-name="表格1.A1" office:value-type="string">
            <text:p text:style-name="P125">鄰苯二甲酸二<text:span text:style-name="T66">（</text:span>4-甲基-2-戊基<text:span text:style-name="T66">）</text:span>酯</text:p>
          </table:table-cell>
          <table:table-cell table:style-name="表格1.A1" office:value-type="string">
            <text:p text:style-name="P140">Bis(4-methyl-2-pentyl) phthalate</text:p>
            <text:p text:style-name="P140">(BMP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0</text:span></text:span><text:span text:style-name="預設段落字型"><text:span text:style-name="T1">H</text:span></text:span><text:span text:style-name="預設段落字型"><text:span text:style-name="T17">30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146-50-9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8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7</text:p>
          </table:table-cell>
          <table:table-cell table:style-name="表格1.A1" office:value-type="string">
            <text:p text:style-name="P125">鄰苯二甲酸二甲氧乙酯</text:p>
          </table:table-cell>
          <table:table-cell table:style-name="表格1.A1" office:value-type="string">
            <text:p text:style-name="P140">Bis(2-methoxyethyl) phthalate</text:p>
            <text:p text:style-name="P140">(BMEP)</text:p>
          </table:table-cell>
          <table:table-cell table:style-name="表格1.A1" office:value-type="string">
            <text:p text:style-name="P93"><text:span text:style-name="預設段落字型"><text:span text:style-name="T1">C</text:span></text:span><text:span text:style-name="預設段落字型"><text:span text:style-name="T17">14</text:span></text:span><text:span text:style-name="預設段落字型"><text:span text:style-name="T1">H</text:span></text:span><text:span text:style-name="預設段落字型"><text:span text:style-name="T17">18</text:span></text:span><text:span text:style-name="預設段落字型"><text:span text:style-name="T1">O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5">117-82-8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39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8</text:p>
          </table:table-cell>
          <table:table-cell table:style-name="表格1.A1" office:value-type="string">
            <text:p text:style-name="P125">鄰苯二甲酸雙-2-乙氧基乙酯</text:p>
          </table:table-cell>
          <table:table-cell table:style-name="表格1.A1" office:value-type="string">
            <text:p text:style-name="P140">Bis(2-ethoxyethyl) phthalate</text:p>
            <text:p text:style-name="P140">(BEE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6</text:span></text:span><text:span text:style-name="預設段落字型"><text:span text:style-name="T1">H</text:span></text:span><text:span text:style-name="預設段落字型"><text:span text:style-name="T17">22</text:span></text:span><text:span text:style-name="預設段落字型"><text:span text:style-name="T1">O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5">605-54-9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40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19</text:p>
          </table:table-cell>
          <table:table-cell table:style-name="表格1.A1" office:value-type="string">
            <text:p text:style-name="P125">鄰苯二甲酸己基2-乙基己基酯</text:p>
          </table:table-cell>
          <table:table-cell table:style-name="表格1.A1" office:value-type="string">
            <text:p text:style-name="P140">Hexyl 2-ethylhexyl phthalate</text:p>
            <text:p text:style-name="P140">(HEH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2</text:span></text:span><text:span text:style-name="預設段落字型"><text:span text:style-name="T1">H</text:span></text:span><text:span text:style-name="預設段落字型"><text:span text:style-name="T17">34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75673-16-4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4"><text:span text:style-name="預設段落字型"><text:span text:style-name="T37">100.07.20</text:span></text:span></text:p>
          </table:table-cell>
        </table:table-row>
        <table:table-row table:style-name="表格1.141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20</text:p>
          </table:table-cell>
          <table:table-cell table:style-name="表格1.A1" office:value-type="string">
            <text:p text:style-name="P125">鄰苯二甲酸二丁氧基乙酯</text:p>
          </table:table-cell>
          <table:table-cell table:style-name="表格1.A1" office:value-type="string">
            <text:p text:style-name="P140">Bis(2-n-butoxyethyl) phthalate</text:p>
            <text:p text:style-name="P140">(BBE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0</text:span></text:span><text:span text:style-name="預設段落字型"><text:span text:style-name="T1">H</text:span></text:span><text:span text:style-name="預設段落字型"><text:span text:style-name="T17">30</text:span></text:span><text:span text:style-name="預設段落字型"><text:span text:style-name="T1">O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55">117-83-9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1"><text:span text:style-name="預設段落字型"><text:span text:style-name="T37">100.07.20</text:span></text:span></text:p>
          </table:table-cell>
        </table:table-row>
        <table:table-row table:style-name="表格1.142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21</text:p>
          </table:table-cell>
          <table:table-cell table:style-name="表格1.A1" office:value-type="string">
            <text:p text:style-name="P125">鄰苯二甲酸二苯酯</text:p>
          </table:table-cell>
          <table:table-cell table:style-name="表格1.A1" office:value-type="string">
            <text:p text:style-name="P140">Diphenyl phthalate</text:p>
            <text:p text:style-name="P140">(DP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0</text:span></text:span><text:span text:style-name="預設段落字型"><text:span text:style-name="T1">H</text:span></text:span><text:span text:style-name="預設段落字型"><text:span text:style-name="T17">14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84-62-8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1"><text:span text:style-name="預設段落字型"><text:span text:style-name="T37">100.07.20</text:span></text:span></text:p>
          </table:table-cell>
        </table:table-row>
        <table:table-row table:style-name="表格1.143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22</text:p>
          </table:table-cell>
          <table:table-cell table:style-name="表格1.A1" office:value-type="string">
            <text:p text:style-name="P125">鄰苯二甲酸二苄酯</text:p>
          </table:table-cell>
          <table:table-cell table:style-name="表格1.A1" office:value-type="string">
            <text:p text:style-name="P140">Dibenzyl phthalate</text:p>
            <text:p text:style-name="P140">(DBZ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22</text:span></text:span><text:span text:style-name="預設段落字型"><text:span text:style-name="T1">H</text:span></text:span><text:span text:style-name="預設段落字型"><text:span text:style-name="T17">18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523-31-9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1"><text:span text:style-name="預設段落字型"><text:span text:style-name="T37">100.07.20</text:span></text:span></text:p>
          </table:table-cell>
        </table:table-row>
        <table:table-row table:style-name="表格1.144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23</text:p>
          </table:table-cell>
          <table:table-cell table:style-name="表格1.A1" office:value-type="string">
            <text:p text:style-name="P125">鄰苯二甲酸單<text:span text:style-name="T66">（</text:span>2-乙基己基<text:span text:style-name="T66">）</text:span>酯</text:p>
          </table:table-cell>
          <table:table-cell table:style-name="表格1.A1" office:value-type="string">
            <text:p text:style-name="P140">Mono(2-ethylhexyl) phthalate</text:p>
            <text:p text:style-name="P143"><text:span text:style-name="預設段落字型"><text:span text:style-name="T1">(</text:span></text:span> <text:span text:style-name="預設段落字型"><text:span text:style-name="T1">MEHP)</text:span></text:span>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6</text:span></text:span><text:span text:style-name="預設段落字型"><text:span text:style-name="T1">H</text:span></text:span><text:span text:style-name="預設段落字型"><text:span text:style-name="T17">22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4376-20-9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1"><text:span text:style-name="預設段落字型"><text:span text:style-name="T37">100.07.20</text:span></text:span></text:p>
          </table:table-cell>
        </table:table-row>
        <table:table-row table:style-name="表格1.145">
          <table:table-cell table:style-name="表格1.A1" office:value-type="string">
            <text:p text:style-name="P91"><text:span text:style-name="預設段落字型"><text:span text:style-name="T1">068</text:span></text:span></text:p>
          </table:table-cell>
          <table:table-cell table:style-name="表格1.A1" office:value-type="string">
            <text:p text:style-name="P16">24</text:p>
          </table:table-cell>
          <table:table-cell table:style-name="表格1.A1" office:value-type="string">
            <text:p text:style-name="P125">鄰苯二甲酸單丁酯</text:p>
          </table:table-cell>
          <table:table-cell table:style-name="表格1.A1" office:value-type="string">
            <text:p text:style-name="P140">Mono-n-Butyl phthalate</text:p>
            <text:p text:style-name="P140">(MNBP)</text:p>
          </table:table-cell>
          <table:table-cell table:style-name="表格1.A1" office:value-type="string">
            <text:p text:style-name="P15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14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55">131-70-4</text:p>
          </table:table-cell>
          <table:table-cell table:style-name="表格1.A1" office:value-type="string">
            <text:p text:style-name="P84">10</text:p>
          </table:table-cell>
          <table:table-cell table:style-name="表格1.A1" office:value-type="string">
            <text:p text:style-name="P84">－</text:p>
          </table:table-cell>
          <table:table-cell table:style-name="表格1.A1" office:value-type="string">
            <text:p text:style-name="P84">4</text:p>
          </table:table-cell>
          <table:table-cell table:style-name="表格1.A1" office:value-type="string">
            <text:p text:style-name="P91"><text:span text:style-name="預設段落字型"><text:span text:style-name="T37">100.07.20</text:span></text:span></text:p>
          </table:table-cell>
        </table:table-row>
        <table:table-row table:style-name="表格1.146">
          <table:table-cell table:style-name="表格1.A1" office:value-type="string">
            <text:p text:style-name="P31">06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1,3-二氯苯</text:p>
          </table:table-cell>
          <table:table-cell table:style-name="表格1.A1" office:value-type="string">
            <text:p text:style-name="P127">1,3-Dichloro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541-73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ext:soft-page-break/>
        <table:table-row table:style-name="表格1.147">
          <table:table-cell table:style-name="表格1.A1" office:value-type="string">
            <text:p text:style-name="P32">069</text:p>
          </table:table-cell>
          <table:table-cell table:style-name="表格1.A1" office:value-type="string">
            <text:p text:style-name="P32">02</text:p>
          </table:table-cell>
          <table:table-cell table:style-name="表格1.A1" office:value-type="string">
            <text:p text:style-name="P116">鄰-二氯苯</text:p>
          </table:table-cell>
          <table:table-cell table:style-name="表格1.A1" office:value-type="string">
            <text:p text:style-name="P128">o-Dichlorobenzene (1,2-Dichloro benzene)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95-50-1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48">
          <table:table-cell table:style-name="表格1.A1" office:value-type="string">
            <text:p text:style-name="P31">07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1,2,4-三氯苯</text:p>
          </table:table-cell>
          <table:table-cell table:style-name="表格1.A1" office:value-type="string">
            <text:p text:style-name="P127">1,2,4-Trichloro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Cl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9">120-82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49">
          <table:table-cell table:style-name="表格1.A1" office:value-type="string">
            <text:p text:style-name="P31">07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乙二醇乙醚</text:p>
          </table:table-cell>
          <table:table-cell table:style-name="表格1.A1" office:value-type="string">
            <text:p text:style-name="P128">2-Ethoxyethanol (Ethylene glycol monoethyl ether)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OHCH</text:span></text:span><text:span text:style-name="預設段落字型"><text:span text:style-name="T17">2</text:span></text:span><text:span text:style-name="預設段落字型"><text:span text:style-name="T1">O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59">110-80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0">
          <table:table-cell table:style-name="表格1.A1" office:value-type="string">
            <text:p text:style-name="P31">071</text:p>
          </table:table-cell>
          <table:table-cell table:style-name="表格1.A1" office:value-type="string">
            <text:p text:style-name="P6">02</text:p>
          </table:table-cell>
          <table:table-cell table:style-name="表格1.A1" office:value-type="string">
            <text:p text:style-name="P115">乙二醇甲醚</text:p>
          </table:table-cell>
          <table:table-cell table:style-name="表格1.A1" office:value-type="string">
            <text:p text:style-name="P127">2-Methoxyethanol (Ethylene glycol monomethyl ether)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OHCH</text:span></text:span><text:span text:style-name="預設段落字型"><text:span text:style-name="T17">2</text:span></text:span><text:span text:style-name="預設段落字型"><text:span text:style-name="T1">OCH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59">109-86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1">
          <table:table-cell table:style-name="表格1.A1" office:value-type="string">
            <text:p text:style-name="P31">07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環氧氯丙烷</text:p>
          </table:table-cell>
          <table:table-cell table:style-name="表格1.A1" office:value-type="string">
            <text:p text:style-name="P128">Epichlorohydrin (1-Chloro-2,3-epoxypropane)</text:p>
          </table:table-cell>
          <table:table-cell table:style-name="表格1.A1" office:value-type="string">
            <text:p text:style-name="P144"><text:span text:style-name="預設段落字型"><text:span text:style-name="T1">OCH</text:span></text:span><text:span text:style-name="預設段落字型"><text:span text:style-name="T17">2</text:span></text:span><text:span text:style-name="預設段落字型"><text:span text:style-name="T1">CH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59">106-89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2">
          <table:table-cell table:style-name="表格1.A1" office:value-type="string">
            <text:p text:style-name="P31">073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鄰苯二甲酐</text:p>
          </table:table-cell>
          <table:table-cell table:style-name="表格1.A1" office:value-type="string">
            <text:p text:style-name="P128">Phthalic anhydrid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(CO)</text:span></text:span><text:span text:style-name="預設段落字型"><text:span text:style-name="T17">2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59">85-44-9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153">
          <table:table-cell table:style-name="表格1.A1" office:value-type="string">
            <text:p text:style-name="P31">07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39"><text:span text:style-name="預設段落字型"><text:span text:style-name="T1">二異氰酸甲苯 <text:s text:c="3"/></text:span></text:span><text:span text:style-name="預設段落字型"><text:span text:style-name="T10">註8</text:span></text:span></text:p>
          </table:table-cell>
          <table:table-cell table:style-name="表格1.A1" office:value-type="string">
            <text:p text:style-name="P33">Toluene diisocyanate (mixed isomers)</text:p>
            <text:p text:style-name="P33">Toluene-2,4-diisocyanat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2</text:span></text:span><text:span text:style-name="預設段落字型"><text:span text:style-name="T1">N</text:span></text:span><text:span text:style-name="預設段落字型"><text:span text:style-name="T17">2</text:span></text:span></text:p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(NCO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26471-62-5</text:p>
            <text:p text:style-name="P59">584-84-9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0</text:p>
          </table:table-cell>
          <table:table-cell table:style-name="表格1.A1" office:value-type="string">
            <text:p text:style-name="P31">3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3">103.08.25</text:p>
          </table:table-cell>
        </table:table-row>
        <table:table-row table:style-name="表格1.154">
          <table:table-cell table:style-name="表格1.A1" office:value-type="string">
            <text:p text:style-name="P31">07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2-二氯乙烷 <text:s text:c="4"/></text:p>
          </table:table-cell>
          <table:table-cell table:style-name="表格1.A1" office:value-type="string">
            <text:p text:style-name="P173">1,2-Dichloroethane ( Ethylene dichloride)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l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59">107-06-2</text:p>
          </table:table-cell>
          <table:table-cell table:style-name="表格1.A1" office:value-type="string">
            <text:p text:style-name="P31">15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104.12.31</text:p>
          </table:table-cell>
        </table:table-row>
        <text:soft-page-break/>
        <table:table-row table:style-name="表格1.155">
          <table:table-cell table:style-name="表格1.A1" office:value-type="string">
            <text:p text:style-name="P31">07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1,1,2,2-四氯乙烷 <text:s/></text:p>
          </table:table-cell>
          <table:table-cell table:style-name="表格1.A1" office:value-type="string">
            <text:p text:style-name="P127">1,1,2,2-Tetrachloroethane</text:p>
          </table:table-cell>
          <table:table-cell table:style-name="表格1.A1" office:value-type="string">
            <text:p text:style-name="P144"><text:span text:style-name="預設段落字型"><text:span text:style-name="T1">CHCl</text:span></text:span><text:span text:style-name="預設段落字型"><text:span text:style-name="T17">2</text:span></text:span><text:span text:style-name="預設段落字型"><text:span text:style-name="T1">CH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79-34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6">
          <table:table-cell table:style-name="表格1.A1" office:value-type="string">
            <text:p text:style-name="P31">07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2-二氯乙烯 <text:s text:c="4"/></text:p>
          </table:table-cell>
          <table:table-cell table:style-name="表格1.A1" office:value-type="string">
            <text:p text:style-name="P128">1,2-Dichloroethylene</text:p>
          </table:table-cell>
          <table:table-cell table:style-name="表格1.A1" office:value-type="string">
            <text:p text:style-name="P148">ClCH=CHCl</text:p>
          </table:table-cell>
          <table:table-cell table:style-name="表格1.A1" office:value-type="string">
            <text:p text:style-name="P59">540-59-0</text:p>
            <text:p text:style-name="P59">156-59-2</text:p>
            <text:p text:style-name="P59">156-60-5</text:p>
          </table:table-cell>
          <table:table-cell table:style-name="表格1.A1" office:value-type="string">
            <text:p text:style-name="P31">25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7">
          <table:table-cell table:style-name="表格1.A157" office:value-type="string">
            <text:p text:style-name="P71">077</text:p>
          </table:table-cell>
          <table:table-cell table:style-name="表格1.A157" office:value-type="string">
            <text:p text:style-name="P71">02</text:p>
          </table:table-cell>
          <table:table-cell table:style-name="表格1.A157" office:value-type="string">
            <text:p text:style-name="P72">1,1-二氯乙烯 <text:s text:c="3"/></text:p>
          </table:table-cell>
          <table:table-cell table:style-name="表格1.A157" office:value-type="string">
            <text:p text:style-name="P72"><text:s/>1,1-Dichloroethylene</text:p>
          </table:table-cell>
          <table:table-cell table:style-name="表格1.A157" office:value-type="string">
            <text:p text:style-name="P68"><text:span text:style-name="預設段落字型"><text:span text:style-name="T1"><text:s/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57" office:value-type="string">
            <text:p text:style-name="P71">75-35-4</text:p>
          </table:table-cell>
          <table:table-cell table:style-name="表格1.A157" office:value-type="string">
            <text:p text:style-name="P71">25</text:p>
          </table:table-cell>
          <table:table-cell table:style-name="表格1.A157" office:value-type="string">
            <text:p text:style-name="P71">－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</table:table-cell>
        </table:table-row>
        <table:table-row table:style-name="表格1.158">
          <table:table-cell table:style-name="表格1.A1" office:value-type="string">
            <text:p text:style-name="P31">07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氯甲烷 <text:s text:c="9"/></text:p>
          </table:table-cell>
          <table:table-cell table:style-name="表格1.A1" office:value-type="string">
            <text:p text:style-name="P127">Chloromethane (Methyl chloride)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59">74-87-3</text:p>
          </table:table-cell>
          <table:table-cell table:style-name="表格1.A1" office:value-type="string">
            <text:p text:style-name="P31">25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59">
          <table:table-cell table:style-name="表格1.A1" office:value-type="string">
            <text:p text:style-name="P31">07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二氯甲烷 <text:s text:c="7"/></text:p>
          </table:table-cell>
          <table:table-cell table:style-name="表格1.A1" office:value-type="string">
            <text:p text:style-name="P33">Dichloromethane(Methylenechloride)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75-09-2</text:p>
          </table:table-cell>
          <table:table-cell table:style-name="表格1.A1" office:value-type="string">
            <text:p text:style-name="P31">25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60">
          <table:table-cell table:style-name="表格1.A1" office:value-type="string">
            <text:p text:style-name="P31">08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鄰苯二甲酸二甲酯</text:p>
          </table:table-cell>
          <table:table-cell table:style-name="表格1.A1" office:value-type="string">
            <text:p text:style-name="P127">Dimethyl phthalate（DMP）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(COO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131-11-3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100.07.20</text:p>
          </table:table-cell>
        </table:table-row>
        <table:table-row table:style-name="表格1.161">
          <table:table-cell table:style-name="表格1.A1" office:value-type="string">
            <text:p text:style-name="P31">080</text:p>
          </table:table-cell>
          <table:table-cell table:style-name="表格1.A1" office:value-type="string">
            <text:p text:style-name="P6">02</text:p>
          </table:table-cell>
          <table:table-cell table:style-name="表格1.A1" office:value-type="string">
            <text:p text:style-name="P166">鄰苯二甲酸二丁酯</text:p>
          </table:table-cell>
          <table:table-cell table:style-name="表格1.A1" office:value-type="string">
            <text:p text:style-name="P127">Dibutyl phthalate（DBP）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(COO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84-74-2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1">1,2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  <text:p text:style-name="P41">100.07.20</text:p>
          </table:table-cell>
        </table:table-row>
        <table:table-row table:style-name="表格1.162">
          <table:table-cell table:style-name="表格1.A1" office:value-type="string">
            <text:p text:style-name="P31">08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7">異丙苯 <text:s text:c="4"/></text:p>
          </table:table-cell>
          <table:table-cell table:style-name="表格1.A1" office:value-type="string">
            <text:p text:style-name="P127">Cum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H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59">98-82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63">
          <table:table-cell table:style-name="表格1.A1" office:value-type="string">
            <text:p text:style-name="P31">08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7">環己烷 <text:s text:c="4"/></text:p>
          </table:table-cell>
          <table:table-cell table:style-name="表格1.A1" office:value-type="string">
            <text:p text:style-name="P128">Cyclohexa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12</text:span></text:span></text:p>
          </table:table-cell>
          <table:table-cell table:style-name="表格1.A1" office:value-type="string">
            <text:p text:style-name="P59">110-82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ext:soft-page-break/>
        <table:table-row table:style-name="表格1.164">
          <table:table-cell table:style-name="表格1.A1" office:value-type="string">
            <text:p text:style-name="P31">083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7">氯乙酸 <text:s text:c="4"/></text:p>
          </table:table-cell>
          <table:table-cell table:style-name="表格1.A1" office:value-type="string">
            <text:p text:style-name="P127">Chloroacetic acid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lCOOH</text:span></text:span></text:p>
          </table:table-cell>
          <table:table-cell table:style-name="表格1.A1" office:value-type="string">
            <text:p text:style-name="P59">79-11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65">
          <table:table-cell table:style-name="表格1.A1" office:value-type="string">
            <text:p text:style-name="P31">08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5">氯甲酸乙酯 <text:s text:c="5"/></text:p>
          </table:table-cell>
          <table:table-cell table:style-name="表格1.A1" office:value-type="string">
            <text:p text:style-name="P127">Ethyl chloroformate</text:p>
          </table:table-cell>
          <table:table-cell table:style-name="表格1.A1" office:value-type="string">
            <text:p text:style-name="P144"><text:span text:style-name="預設段落字型"><text:span text:style-name="T1">ClCOO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59">541-41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1">4</text:p>
          </table:table-cell>
          <table:table-cell table:style-name="表格1.A1" office:value-type="string">
            <text:p text:style-name="P41">88.08.16</text:p>
            <text:p text:style-name="P41">88.12.24</text:p>
            <text:p text:style-name="P41">89.10.25</text:p>
          </table:table-cell>
        </table:table-row>
        <table:table-row table:style-name="表格1.166">
          <table:table-cell table:style-name="表格1.A1" office:value-type="string">
            <text:p text:style-name="P31">08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2,4-二硝基酚</text:p>
          </table:table-cell>
          <table:table-cell table:style-name="表格1.A1" office:value-type="string">
            <text:p text:style-name="P128">2,4-Dinitrophen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N</text:span></text:span><text:span text:style-name="預設段落字型"><text:span text:style-name="T17">2</text:span></text:span><text:span text:style-name="預設段落字型"><text:span text:style-name="T1">O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32">51-28-5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,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67">
          <table:table-cell table:style-name="表格1.A1" office:value-type="string">
            <text:p text:style-name="P31">08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硫酸二甲酯</text:p>
          </table:table-cell>
          <table:table-cell table:style-name="表格1.A1" office:value-type="string">
            <text:p text:style-name="P128">Dimethyl sulfat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S</text:span></text:span></text:p>
          </table:table-cell>
          <table:table-cell table:style-name="表格1.A1" office:value-type="string">
            <text:p text:style-name="P32">77-78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2,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68">
          <table:table-cell table:style-name="表格1.A1" office:value-type="string">
            <text:p text:style-name="P31">08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次乙亞胺</text:p>
          </table:table-cell>
          <table:table-cell table:style-name="表格1.A1" office:value-type="string">
            <text:p text:style-name="P128">Ethyleneim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N</text:span></text:span></text:p>
          </table:table-cell>
          <table:table-cell table:style-name="表格1.A1" office:value-type="string">
            <text:p text:style-name="P32">151-56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2,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69">
          <table:table-cell table:style-name="表格1.A1" office:value-type="string">
            <text:p text:style-name="P31">08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氯異丙醚</text:p>
          </table:table-cell>
          <table:table-cell table:style-name="表格1.A1" office:value-type="string">
            <text:p text:style-name="P128">Bis(2-chloro-1-methylethyl) ether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12</text:span></text:span><text:span text:style-name="預設段落字型"><text:span text:style-name="T1">Cl</text:span></text:span><text:span text:style-name="預設段落字型"><text:span text:style-name="T17">2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108-60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70">
          <table:table-cell table:style-name="表格1.A1" office:value-type="string">
            <text:p text:style-name="P31">08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硫化碳</text:p>
          </table:table-cell>
          <table:table-cell table:style-name="表格1.A1" office:value-type="string">
            <text:p text:style-name="P128">Carbon disulfide</text:p>
          </table:table-cell>
          <table:table-cell table:style-name="表格1.A1" office:value-type="string">
            <text:p text:style-name="P144"><text:span text:style-name="預設段落字型"><text:span text:style-name="T1">CS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75-15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171">
          <table:table-cell table:style-name="表格1.A1" office:value-type="string">
            <text:p text:style-name="P31">09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氯苯</text:p>
          </table:table-cell>
          <table:table-cell table:style-name="表格1.A1" office:value-type="string">
            <text:p text:style-name="P128">Chlorobenz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32">108-90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72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1</text:p>
          </table:table-cell>
          <table:table-cell table:style-name="表格1.A1" office:value-type="string">
            <text:p text:style-name="P121">十溴二苯醚 <text:s text:c="5"/></text:p>
          </table:table-cell>
          <table:table-cell table:style-name="表格1.A1" office:value-type="string">
            <text:p text:style-name="P134">Decabromobiphenyl ether</text:p>
          </table:table-cell>
          <table:table-cell table:style-name="表格1.A1" office:value-type="string">
            <text:p text:style-name="P144"><text:span text:style-name="預設段落字型"><text:span text:style-name="T46">C</text:span></text:span><text:span text:style-name="預設段落字型"><text:span text:style-name="T48">12</text:span></text:span><text:span text:style-name="預設段落字型"><text:span text:style-name="T46">Br</text:span></text:span><text:span text:style-name="預設段落字型"><text:span text:style-name="T48">10</text:span></text:span><text:span text:style-name="預設段落字型"><text:span text:style-name="T46">O</text:span></text:span></text:p>
          </table:table-cell>
          <table:table-cell table:style-name="表格1.A1" office:value-type="string">
            <text:p text:style-name="P45">1163-19-5</text:p>
          </table:table-cell>
          <table:table-cell table:style-name="表格1.A1" office:value-type="string">
            <text:p text:style-name="P44">1</text:p>
          </table:table-cell>
          <table:table-cell table:style-name="表格1.A1" office:value-type="string">
            <text:p text:style-name="P44">50</text:p>
          </table:table-cell>
          <table:table-cell table:style-name="表格1.A1" office:value-type="string">
            <text:p text:style-name="P44">1,2</text:p>
          </table:table-cell>
          <table:table-cell table:style-name="表格1.A1" office:value-type="string">
            <text:p text:style-name="P47">88.12.24</text:p>
            <text:p text:style-name="P47">89.10.25</text:p>
            <text:p text:style-name="P47">108.03.05</text:p>
          </table:table-cell>
        </table:table-row>
        <table:table-row table:style-name="表格1.173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2</text:p>
          </table:table-cell>
          <table:table-cell table:style-name="表格1.A1" office:value-type="string">
            <text:p text:style-name="P121">八溴二苯醚</text:p>
          </table:table-cell>
          <table:table-cell table:style-name="表格1.A1" office:value-type="string">
            <text:h text:style-name="P255" text:outline-level="1">Octabromodiphenyl ether</text:h>
          </table:table-cell>
          <table:table-cell table:style-name="表格1.A1" office:value-type="string">
            <text:p text:style-name="P145"><text:span text:style-name="預設段落字型"><text:span text:style-name="T70">C</text:span></text:span><text:span text:style-name="預設段落字型"><text:span text:style-name="T71">12</text:span></text:span><text:span text:style-name="預設段落字型"><text:span text:style-name="T70">H</text:span></text:span><text:span text:style-name="預設段落字型"><text:span text:style-name="T71">2</text:span></text:span><text:span text:style-name="預設段落字型"><text:span text:style-name="T70">Br</text:span></text:span><text:span text:style-name="預設段落字型"><text:span text:style-name="T71">8</text:span></text:span><text:span text:style-name="預設段落字型"><text:span text:style-name="T70">O</text:span></text:span><text:span text:style-name="預設段落字型"><text:span text:style-name="T52"> </text:span></text:span></text:p>
          </table:table-cell>
          <table:table-cell table:style-name="表格1.A1" office:value-type="string">
            <text:p text:style-name="P45">32536-52-0</text:p>
          </table:table-cell>
          <table:table-cell table:style-name="表格1.A1" office:value-type="string">
            <text:p text:style-name="P44">1</text:p>
          </table:table-cell>
          <table:table-cell table:style-name="表格1.A1" office:value-type="string">
            <text:p text:style-name="P44">50</text:p>
          </table:table-cell>
          <table:table-cell table:style-name="表格1.A1" office:value-type="string">
            <text:p text:style-name="P45">1</text:p>
          </table:table-cell>
          <table:table-cell table:style-name="表格1.A1" office:value-type="string">
            <text:p text:style-name="P47">94.12.30</text:p>
            <text:p text:style-name="P47">95.12.29</text:p>
            <text:p text:style-name="P37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ext:soft-page-break/>
        <table:table-row table:style-name="表格1.174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3</text:p>
          </table:table-cell>
          <table:table-cell table:style-name="表格1.A1" office:value-type="string">
            <text:p text:style-name="P121">五溴二苯醚</text:p>
          </table:table-cell>
          <table:table-cell table:style-name="表格1.A1" office:value-type="string">
            <text:p text:style-name="P134">Pentabromodiphenyl ether</text:p>
          </table:table-cell>
          <table:table-cell table:style-name="表格1.A1" office:value-type="string">
            <text:p text:style-name="P145"><text:span text:style-name="預設段落字型"><text:span text:style-name="T70">C</text:span></text:span><text:span text:style-name="預設段落字型"><text:span text:style-name="T71">12</text:span></text:span><text:span text:style-name="預設段落字型"><text:span text:style-name="T70">H</text:span></text:span><text:span text:style-name="預設段落字型"><text:span text:style-name="T71">5</text:span></text:span><text:span text:style-name="預設段落字型"><text:span text:style-name="T70">Br</text:span></text:span><text:span text:style-name="預設段落字型"><text:span text:style-name="T71">5</text:span></text:span><text:span text:style-name="預設段落字型"><text:span text:style-name="T70">O</text:span></text:span><text:span text:style-name="預設段落字型"><text:span text:style-name="T50"> </text:span></text:span></text:p>
          </table:table-cell>
          <table:table-cell table:style-name="表格1.A1" office:value-type="string">
            <text:p text:style-name="P45">32534-81-9</text:p>
            <text:p text:style-name="P13">60348-60-9</text:p>
          </table:table-cell>
          <table:table-cell table:style-name="表格1.A1" office:value-type="string">
            <text:p text:style-name="P44">1</text:p>
          </table:table-cell>
          <table:table-cell table:style-name="表格1.A1" office:value-type="string">
            <text:p text:style-name="P44">50</text:p>
          </table:table-cell>
          <table:table-cell table:style-name="表格1.A1" office:value-type="string">
            <text:p text:style-name="P45">1</text:p>
          </table:table-cell>
          <table:table-cell table:style-name="表格1.A1" office:value-type="string">
            <text:p text:style-name="P47">94.12.30</text:p>
            <text:p text:style-name="P47">95.12.29</text:p>
            <text:p text:style-name="P37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75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4</text:p>
          </table:table-cell>
          <table:table-cell table:style-name="表格1.A1" office:value-type="string">
            <text:p text:style-name="P121">四溴二苯醚</text:p>
          </table:table-cell>
          <table:table-cell table:style-name="表格1.A1" office:value-type="string">
            <text:p text:style-name="P134"><text:span text:style-name="T64">T</text:span>etrabromodiphenyl ether(BDE-47)</text:p>
          </table:table-cell>
          <table:table-cell table:style-name="表格1.A1" office:value-type="string">
            <text:p text:style-name="P147"><text:span text:style-name="預設段落字型"><text:span text:style-name="T47">C</text:span></text:span><text:span text:style-name="預設段落字型"><text:span text:style-name="T49">12</text:span></text:span><text:span text:style-name="預設段落字型"><text:span text:style-name="T47">H</text:span></text:span><text:span text:style-name="預設段落字型"><text:span text:style-name="T49">6</text:span></text:span><text:span text:style-name="預設段落字型"><text:span text:style-name="T47">Br</text:span></text:span><text:span text:style-name="預設段落字型"><text:span text:style-name="T49">4</text:span></text:span><text:span text:style-name="預設段落字型"><text:span text:style-name="T47">O</text:span></text:span></text:p>
          </table:table-cell>
          <table:table-cell table:style-name="表格1.A1" office:value-type="string">
            <text:p text:style-name="P104">40088-47-9</text:p>
            <text:p text:style-name="P19">5436-43-1</text:p>
          </table:table-cell>
          <table:table-cell table:style-name="表格1.A1" office:value-type="string">
            <text:p text:style-name="P108">1</text:p>
          </table:table-cell>
          <table:table-cell table:style-name="表格1.A1" office:value-type="string">
            <text:p text:style-name="P91"><text:span text:style-name="預設段落字型"><text:span text:style-name="T47">50</text:span></text:span></text:p>
          </table:table-cell>
          <table:table-cell table:style-name="表格1.A1" office:value-type="string">
            <text:p text:style-name="P106">1</text:p>
          </table:table-cell>
          <table:table-cell table:style-name="表格1.A1" office:value-type="string">
            <text:p text:style-name="P112">99.12.24</text:p>
            <text:p text:style-name="P91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76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5</text:p>
          </table:table-cell>
          <table:table-cell table:style-name="表格1.A1" office:value-type="string">
            <text:p text:style-name="P121">2,2',4,4',5,5'-六溴二苯醚</text:p>
          </table:table-cell>
          <table:table-cell table:style-name="表格1.A1" office:value-type="string">
            <text:p text:style-name="P134">2,2’,4,4’,5,5’-hexabromodiphenyl ether(BDE -153)</text:p>
          </table:table-cell>
          <table:table-cell table:style-name="表格1.A1" office:value-type="string">
            <text:p text:style-name="P147"><text:span text:style-name="預設段落字型"><text:span text:style-name="T47">C</text:span></text:span><text:span text:style-name="預設段落字型"><text:span text:style-name="T49">12</text:span></text:span><text:span text:style-name="預設段落字型"><text:span text:style-name="T47">H</text:span></text:span><text:span text:style-name="預設段落字型"><text:span text:style-name="T49">4</text:span></text:span><text:span text:style-name="預設段落字型"><text:span text:style-name="T47">Br</text:span></text:span><text:span text:style-name="預設段落字型"><text:span text:style-name="T49">6</text:span></text:span><text:span text:style-name="預設段落字型"><text:span text:style-name="T47">O</text:span></text:span></text:p>
          </table:table-cell>
          <table:table-cell table:style-name="表格1.A1" office:value-type="string">
            <text:p text:style-name="P104">68631-49-2</text:p>
          </table:table-cell>
          <table:table-cell table:style-name="表格1.A1" office:value-type="string">
            <text:p text:style-name="P108">1</text:p>
          </table:table-cell>
          <table:table-cell table:style-name="表格1.A1" office:value-type="string">
            <text:p text:style-name="P91"><text:span text:style-name="預設段落字型"><text:span text:style-name="T47">50</text:span></text:span></text:p>
          </table:table-cell>
          <table:table-cell table:style-name="表格1.A1" office:value-type="string">
            <text:p text:style-name="P106">1</text:p>
          </table:table-cell>
          <table:table-cell table:style-name="表格1.A1" office:value-type="string">
            <text:p text:style-name="P112">99.12.24</text:p>
            <text:p text:style-name="P91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77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6</text:p>
          </table:table-cell>
          <table:table-cell table:style-name="表格1.A1" office:value-type="string">
            <text:p text:style-name="P121">2,2',4,4',5,6'-六溴二苯醚</text:p>
          </table:table-cell>
          <table:table-cell table:style-name="表格1.A1" office:value-type="string">
            <text:p text:style-name="P134">2,2’,4,4’,5,6’-hexabromodiphenyl ether(BDE -154)</text:p>
          </table:table-cell>
          <table:table-cell table:style-name="表格1.A1" office:value-type="string">
            <text:p text:style-name="P147"><text:span text:style-name="預設段落字型"><text:span text:style-name="T47">C</text:span></text:span><text:span text:style-name="預設段落字型"><text:span text:style-name="T49">12</text:span></text:span><text:span text:style-name="預設段落字型"><text:span text:style-name="T47">H</text:span></text:span><text:span text:style-name="預設段落字型"><text:span text:style-name="T49">4</text:span></text:span><text:span text:style-name="預設段落字型"><text:span text:style-name="T47">Br</text:span></text:span><text:span text:style-name="預設段落字型"><text:span text:style-name="T49">6</text:span></text:span><text:span text:style-name="預設段落字型"><text:span text:style-name="T47">O</text:span></text:span></text:p>
          </table:table-cell>
          <table:table-cell table:style-name="表格1.A1" office:value-type="string">
            <text:p text:style-name="P105">207122-15-4</text:p>
          </table:table-cell>
          <table:table-cell table:style-name="表格1.A1" office:value-type="string">
            <text:p text:style-name="P108">1</text:p>
          </table:table-cell>
          <table:table-cell table:style-name="表格1.A1" office:value-type="string">
            <text:p text:style-name="P91"><text:span text:style-name="預設段落字型"><text:span text:style-name="T47">50</text:span></text:span></text:p>
          </table:table-cell>
          <table:table-cell table:style-name="表格1.A1" office:value-type="string">
            <text:p text:style-name="P106">1</text:p>
          </table:table-cell>
          <table:table-cell table:style-name="表格1.A1" office:value-type="string">
            <text:p text:style-name="P112">99.12.24</text:p>
            <text:p text:style-name="P91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78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7</text:p>
          </table:table-cell>
          <table:table-cell table:style-name="表格1.A1" office:value-type="string">
            <text:p text:style-name="P121">2,2',3,3',4,5',6-七溴二苯醚</text:p>
          </table:table-cell>
          <table:table-cell table:style-name="表格1.A1" office:value-type="string">
            <text:p text:style-name="P134">2,2’,3,3’,4,5’,6-heptabromodiphenyl ether(BDE-175)</text:p>
          </table:table-cell>
          <table:table-cell table:style-name="表格1.A1" office:value-type="string">
            <text:p text:style-name="P147"><text:span text:style-name="預設段落字型"><text:span text:style-name="T47">C</text:span></text:span><text:span text:style-name="預設段落字型"><text:span text:style-name="T49">12</text:span></text:span><text:span text:style-name="預設段落字型"><text:span text:style-name="T47">H</text:span></text:span><text:span text:style-name="預設段落字型"><text:span text:style-name="T49">3</text:span></text:span><text:span text:style-name="預設段落字型"><text:span text:style-name="T47">Br</text:span></text:span><text:span text:style-name="預設段落字型"><text:span text:style-name="T49">7</text:span></text:span><text:span text:style-name="預設段落字型"><text:span text:style-name="T47">O</text:span></text:span></text:p>
          </table:table-cell>
          <table:table-cell table:style-name="表格1.A1" office:value-type="string">
            <text:p text:style-name="P105">446255-22-7</text:p>
          </table:table-cell>
          <table:table-cell table:style-name="表格1.A1" office:value-type="string">
            <text:p text:style-name="P108">1</text:p>
          </table:table-cell>
          <table:table-cell table:style-name="表格1.A1" office:value-type="string">
            <text:p text:style-name="P91"><text:span text:style-name="預設段落字型"><text:span text:style-name="T47">50</text:span></text:span></text:p>
          </table:table-cell>
          <table:table-cell table:style-name="表格1.A1" office:value-type="string">
            <text:p text:style-name="P106">1</text:p>
          </table:table-cell>
          <table:table-cell table:style-name="表格1.A1" office:value-type="string">
            <text:p text:style-name="P112">99.12.24</text:p>
            <text:p text:style-name="P91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79">
          <table:table-cell table:style-name="表格1.A1" office:value-type="string">
            <text:p text:style-name="P44">091</text:p>
          </table:table-cell>
          <table:table-cell table:style-name="表格1.A1" office:value-type="string">
            <text:p text:style-name="P8">08</text:p>
          </table:table-cell>
          <table:table-cell table:style-name="表格1.A1" office:value-type="string">
            <text:p text:style-name="P121">2,2',3,4,4',5',6-七溴二苯醚</text:p>
          </table:table-cell>
          <table:table-cell table:style-name="表格1.A1" office:value-type="string">
            <text:p text:style-name="P134">2,2’,3,4,4’,5’,6-heptabromodiphenyl ether(BDE -183)</text:p>
          </table:table-cell>
          <table:table-cell table:style-name="表格1.A1" office:value-type="string">
            <text:p text:style-name="P147"><text:span text:style-name="預設段落字型"><text:span text:style-name="T47">C</text:span></text:span><text:span text:style-name="預設段落字型"><text:span text:style-name="T49">12</text:span></text:span><text:span text:style-name="預設段落字型"><text:span text:style-name="T47">H</text:span></text:span><text:span text:style-name="預設段落字型"><text:span text:style-name="T49">3</text:span></text:span><text:span text:style-name="預設段落字型"><text:span text:style-name="T47">Br</text:span></text:span><text:span text:style-name="預設段落字型"><text:span text:style-name="T49">7</text:span></text:span><text:span text:style-name="預設段落字型"><text:span text:style-name="T47">O</text:span></text:span></text:p>
          </table:table-cell>
          <table:table-cell table:style-name="表格1.A1" office:value-type="string">
            <text:p text:style-name="P105">207122-16-5</text:p>
          </table:table-cell>
          <table:table-cell table:style-name="表格1.A1" office:value-type="string">
            <text:p text:style-name="P108">1</text:p>
          </table:table-cell>
          <table:table-cell table:style-name="表格1.A1" office:value-type="string">
            <text:p text:style-name="P91"><text:span text:style-name="預設段落字型"><text:span text:style-name="T47">50</text:span></text:span></text:p>
          </table:table-cell>
          <table:table-cell table:style-name="表格1.A1" office:value-type="string">
            <text:p text:style-name="P106">1</text:p>
          </table:table-cell>
          <table:table-cell table:style-name="表格1.A1" office:value-type="string">
            <text:p text:style-name="P112">99.12.24</text:p>
            <text:p text:style-name="P91"><text:span text:style-name="預設段落字型"><text:span text:style-name="T54">103.08.25</text:span></text:span></text:p>
            <text:p text:style-name="P10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180">
          <table:table-cell table:style-name="表格1.A1" office:value-type="string">
            <text:p text:style-name="P31">09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苯駢呋喃</text:p>
          </table:table-cell>
          <table:table-cell table:style-name="表格1.A1" office:value-type="string">
            <text:p text:style-name="P128">Dibenzofura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132-64-9</text:p>
          </table:table-cell>
          <table:table-cell table:style-name="表格1.A1" office:value-type="string">
            <text:p text:style-name="P31">70</text:p>
          </table:table-cell>
          <table:table-cell table:style-name="表格1.A1" office:value-type="string">
            <text:p text:style-name="P37"><text:span text:style-name="預設段落字型"><text:span text:style-name="T1">50</text:span></text:span><text:span text:style-name="預設段落字型"><text:span text:style-name="T10">註6</text:span></text:span>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  <text:p text:style-name="P37"><text:span text:style-name="預設段落字型"><text:span text:style-name="T38">103.08.25</text:span></text:span></text:p>
          </table:table-cell>
        </table:table-row>
        <table:table-row table:style-name="表格1.181">
          <table:table-cell table:style-name="表格1.A1" office:value-type="string">
            <text:p text:style-name="P31">093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4-二氧陸圜</text:p>
          </table:table-cell>
          <table:table-cell table:style-name="表格1.A1" office:value-type="string">
            <text:p text:style-name="P128">1,4-Dioxa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123-91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  <text:p text:style-name="P41">98.07.31</text:p>
          </table:table-cell>
        </table:table-row>
        <text:soft-page-break/>
        <table:table-row table:style-name="表格1.182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74">二氯萘</text:p>
          </table:table-cell>
          <table:table-cell table:style-name="表格1.A1" office:value-type="string">
            <text:p text:style-name="P175">Di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88">1825-31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104.12.31</text:p>
          </table:table-cell>
        </table:table-row>
        <table:table-row table:style-name="表格1.183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6">02</text:p>
          </table:table-cell>
          <table:table-cell table:style-name="表格1.A1" office:value-type="string">
            <text:p text:style-name="P174">三氯萘</text:p>
          </table:table-cell>
          <table:table-cell table:style-name="表格1.A1" office:value-type="string">
            <text:p text:style-name="P175">Tri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l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87">1321-65-9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104.12.31</text:p>
          </table:table-cell>
        </table:table-row>
        <table:table-row table:style-name="表格1.184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6">03</text:p>
          </table:table-cell>
          <table:table-cell table:style-name="表格1.A1" office:value-type="string">
            <text:p text:style-name="P174">四氯萘</text:p>
          </table:table-cell>
          <table:table-cell table:style-name="表格1.A1" office:value-type="string">
            <text:p text:style-name="P175">Tetra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87">1335-88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104.12.31</text:p>
          </table:table-cell>
        </table:table-row>
        <table:table-row table:style-name="表格1.185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6">04</text:p>
          </table:table-cell>
          <table:table-cell table:style-name="表格1.A1" office:value-type="string">
            <text:p text:style-name="P174">五氯萘</text:p>
          </table:table-cell>
          <table:table-cell table:style-name="表格1.A1" office:value-type="string">
            <text:p text:style-name="P175">Penta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Cl</text:span></text:span><text:span text:style-name="預設段落字型"><text:span text:style-name="T17">5</text:span></text:span></text:p>
          </table:table-cell>
          <table:table-cell table:style-name="表格1.A1" office:value-type="string">
            <text:p text:style-name="P87">1321-64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104.12.31</text:p>
          </table:table-cell>
        </table:table-row>
        <table:table-row table:style-name="表格1.186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6">05</text:p>
          </table:table-cell>
          <table:table-cell table:style-name="表格1.A1" office:value-type="string">
            <text:p text:style-name="P174">六氯萘</text:p>
          </table:table-cell>
          <table:table-cell table:style-name="表格1.A1" office:value-type="string">
            <text:p text:style-name="P175">Hexa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Cl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88">1335-87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88.12.24</text:p>
            <text:p text:style-name="P241">89.10.25</text:p>
            <text:p text:style-name="P241">104.12.31</text:p>
          </table:table-cell>
        </table:table-row>
        <table:table-row table:style-name="表格1.187">
          <table:table-cell table:style-name="表格1.A1" office:value-type="string">
            <text:p text:style-name="P31">094</text:p>
          </table:table-cell>
          <table:table-cell table:style-name="表格1.A1" office:value-type="string">
            <text:p text:style-name="P17">06</text:p>
          </table:table-cell>
          <table:table-cell table:style-name="表格1.A1" office:value-type="string">
            <text:p text:style-name="P174">七氯萘</text:p>
          </table:table-cell>
          <table:table-cell table:style-name="表格1.A1" office:value-type="string">
            <text:p text:style-name="P175">Heptachloronaphthalene</text:p>
          </table:table-cell>
          <table:table-cell table:style-name="表格1.A1" office:value-type="string">
            <text:p text:style-name="P177"><text:span text:style-name="預設段落字型"><text:span text:style-name="T1">C</text:span></text:span><text:span text:style-name="預設段落字型"><text:span text:style-name="T17">10</text:span></text:span><text:span text:style-name="預設段落字型"><text:span text:style-name="T1">HCl</text:span></text:span><text:span text:style-name="預設段落字型"><text:span text:style-name="T17">7</text:span></text:span></text:p>
          </table:table-cell>
          <table:table-cell table:style-name="表格1.A1" office:value-type="string">
            <text:p text:style-name="P87">32241-08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104.12.31</text:p>
          </table:table-cell>
        </table:table-row>
        <table:table-row table:style-name="表格1.188">
          <table:table-cell table:style-name="表格1.A1" office:value-type="string">
            <text:p text:style-name="P17">094</text:p>
          </table:table-cell>
          <table:table-cell table:style-name="表格1.A1" office:value-type="string">
            <text:p text:style-name="P17">07</text:p>
          </table:table-cell>
          <table:table-cell table:style-name="表格1.A1" office:value-type="string">
            <text:p text:style-name="P174">八氯萘</text:p>
          </table:table-cell>
          <table:table-cell table:style-name="表格1.A1" office:value-type="string">
            <text:p text:style-name="P176"><text:span text:style-name="預設段落字型"><text:span text:style-name="T1">Octachloronaphthalene</text:span></text:span></text:p>
          </table:table-cell>
          <table:table-cell table:style-name="表格1.A1" office:value-type="string">
            <text:p text:style-name="P177"><text:span text:style-name="預設段落字型"><text:span text:style-name="T4">C</text:span></text:span><text:span text:style-name="預設段落字型"><text:span text:style-name="T20">10</text:span></text:span><text:span text:style-name="預設段落字型"><text:span text:style-name="T4">Cl</text:span></text:span><text:span text:style-name="預設段落字型"><text:span text:style-name="T20">8</text:span></text:span></text:p>
          </table:table-cell>
          <table:table-cell table:style-name="表格1.A1" office:value-type="string">
            <text:p text:style-name="P32">2234-13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241">88.12.24</text:p>
            <text:p text:style-name="P241">89.10.25</text:p>
            <text:p text:style-name="P241">104.12.31</text:p>
          </table:table-cell>
        </table:table-row>
        <table:table-row table:style-name="表格1.189">
          <table:table-cell table:style-name="表格1.A1" office:value-type="string">
            <text:p text:style-name="P31">09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碘甲烷</text:p>
          </table:table-cell>
          <table:table-cell table:style-name="表格1.A1" office:value-type="string">
            <text:p text:style-name="P128">Methyl iodid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I</text:span></text:span></text:p>
          </table:table-cell>
          <table:table-cell table:style-name="表格1.A1" office:value-type="string">
            <text:p text:style-name="P32">74-88-4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0">
          <table:table-cell table:style-name="表格1.A1" office:value-type="string">
            <text:p text:style-name="P31">09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20"><text:span text:style-name="預設段落字型"><text:span text:style-name="T7">β</text:span></text:span><text:span text:style-name="預設段落字型"><text:span text:style-name="T1">-丙內酯</text:span></text:span></text:p>
          </table:table-cell>
          <table:table-cell table:style-name="表格1.A1" office:value-type="string">
            <text:p text:style-name="P132"><text:span text:style-name="預設段落字型"><text:span text:style-name="T7">β</text:span></text:span><text:span text:style-name="預設段落字型"><text:span text:style-name="T1">-Propiolactone</text:span></text:span>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57-57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1">
          <table:table-cell table:style-name="表格1.A1" office:value-type="string">
            <text:p text:style-name="P31">09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吡啶</text:p>
          </table:table-cell>
          <table:table-cell table:style-name="表格1.A1" office:value-type="string">
            <text:p text:style-name="P128">Pyrid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5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N</text:span></text:span></text:p>
          </table:table-cell>
          <table:table-cell table:style-name="表格1.A1" office:value-type="string">
            <text:p text:style-name="P32">110-86-1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2">
          <table:table-cell table:style-name="表格1.A1" office:value-type="string">
            <text:p text:style-name="P31">09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甲基甲醯胺</text:p>
          </table:table-cell>
          <table:table-cell table:style-name="表格1.A1" office:value-type="string">
            <text:p text:style-name="P128">N,N-Dimethyl formami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NO</text:span></text:span></text:p>
          </table:table-cell>
          <table:table-cell table:style-name="表格1.A1" office:value-type="string">
            <text:p text:style-name="P32">68-12-2</text:p>
          </table:table-cell>
          <table:table-cell table:style-name="表格1.A1" office:value-type="string">
            <text:p text:style-name="P31">3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2</text:p>
          </table:table-cell>
          <table:table-cell table:style-name="表格1.A1" office:value-type="string">
            <text:p text:style-name="P41">88.12.24</text:p>
            <text:p text:style-name="P41">89.10.25</text:p>
            <text:p text:style-name="P41">90.06.21</text:p>
          </table:table-cell>
        </table:table-row>
        <table:table-row table:style-name="表格1.193">
          <table:table-cell table:style-name="表格1.A1" office:value-type="string">
            <text:p text:style-name="P31">098</text:p>
          </table:table-cell>
          <table:table-cell table:style-name="表格1.A1" office:value-type="string">
            <text:p text:style-name="P6">02</text:p>
          </table:table-cell>
          <table:table-cell table:style-name="表格1.A1" office:value-type="string">
            <text:p text:style-name="P116">甲醯胺</text:p>
          </table:table-cell>
          <table:table-cell table:style-name="表格1.A1" office:value-type="string">
            <text:p text:style-name="P128">Formamide</text:p>
          </table:table-cell>
          <table:table-cell table:style-name="表格1.A1" office:value-type="string">
            <text:p text:style-name="P144"><text:span text:style-name="預設段落字型"><text:span text:style-name="T1">HCO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75-12-7</text:p>
          </table:table-cell>
          <table:table-cell table:style-name="表格1.A1" office:value-type="string">
            <text:p text:style-name="P31">10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1,2</text:p>
          </table:table-cell>
          <table:table-cell table:style-name="表格1.A1" office:value-type="string">
            <text:p text:style-name="P41">100.07.20</text:p>
          </table:table-cell>
        </table:table-row>
        <table:table-row table:style-name="表格1.194">
          <table:table-cell table:style-name="表格1.A1" office:value-type="string">
            <text:p text:style-name="P31">09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四羰化鎳</text:p>
          </table:table-cell>
          <table:table-cell table:style-name="表格1.A1" office:value-type="string">
            <text:p text:style-name="P128">Nickel carbony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4</text:span></text:span><text:span text:style-name="預設段落字型"><text:span text:style-name="T1">Ni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32">13463-39-3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ext:soft-page-break/>
        <table:table-row table:style-name="表格1.195">
          <table:table-cell table:style-name="表格1.A1" office:value-type="string">
            <text:p text:style-name="P31">10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丙烯醛</text:p>
          </table:table-cell>
          <table:table-cell table:style-name="表格1.A1" office:value-type="string">
            <text:p text:style-name="P128">Acrolein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107-02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6">
          <table:table-cell table:style-name="表格1.A1" office:value-type="string">
            <text:p text:style-name="P31">10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丙烯醇</text:p>
          </table:table-cell>
          <table:table-cell table:style-name="表格1.A1" office:value-type="string">
            <text:p text:style-name="P128">Allyl alcoh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107-18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7">
          <table:table-cell table:style-name="表格1.A1" office:value-type="string">
            <text:p text:style-name="P31">10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2-二苯基聯胺</text:p>
          </table:table-cell>
          <table:table-cell table:style-name="表格1.A1" office:value-type="string">
            <text:p text:style-name="P128">1,2-Diphenylhydraz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12</text:span></text:span><text:span text:style-name="預設段落字型"><text:span text:style-name="T1">N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122-66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198">
          <table:table-cell table:style-name="表格1.A1" office:value-type="string">
            <text:p text:style-name="P31">103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氰化氫</text:p>
          </table:table-cell>
          <table:table-cell table:style-name="表格1.A1" office:value-type="string">
            <text:p text:style-name="P128">Hydrogen cyanide</text:p>
          </table:table-cell>
          <table:table-cell table:style-name="表格1.A1" office:value-type="string">
            <text:p text:style-name="P148">HCN</text:p>
          </table:table-cell>
          <table:table-cell table:style-name="表格1.A1" office:value-type="string">
            <text:p text:style-name="P32">74-90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50</text:p>
          </table:table-cell>
          <table:table-cell table:style-name="表格1.A1" office:value-type="string">
            <text:p text:style-name="P32">3</text:p>
          </table:table-cell>
          <table:table-cell table:style-name="表格1.A1" office:value-type="string">
            <text:p text:style-name="P41">88.12.24</text:p>
            <text:p text:style-name="P41">89.10.25</text:p>
            <text:p text:style-name="P41">91.04.09</text:p>
          </table:table-cell>
        </table:table-row>
        <table:table-row table:style-name="表格1.199">
          <table:table-cell table:style-name="表格1.A1" office:value-type="string">
            <text:p text:style-name="P31">10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乙醛 <text:s text:c="6"/></text:p>
          </table:table-cell>
          <table:table-cell table:style-name="表格1.A1" office:value-type="string">
            <text:p text:style-name="P128">Acetaldehy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75-07-0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0">
          <table:table-cell table:style-name="表格1.A1" office:value-type="string">
            <text:p text:style-name="P31">10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乙腈 <text:s text:c="6"/></text:p>
          </table:table-cell>
          <table:table-cell table:style-name="表格1.A1" office:value-type="string">
            <text:p text:style-name="P128">Acetonitrile</text:p>
          </table:table-cell>
          <table:table-cell table:style-name="表格1.A1" office:value-type="string">
            <text:p text:style-name="P144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N</text:span></text:span></text:p>
          </table:table-cell>
          <table:table-cell table:style-name="表格1.A1" office:value-type="string">
            <text:p text:style-name="P32">75-05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1">
          <table:table-cell table:style-name="表格1.A1" office:value-type="string">
            <text:p text:style-name="P31">10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苯甲氯 <text:s text:c="4"/></text:p>
          </table:table-cell>
          <table:table-cell table:style-name="表格1.A1" office:value-type="string">
            <text:p text:style-name="P128">Benzyl chlorid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7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32">100-44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2">
          <table:table-cell table:style-name="表格1.A1" office:value-type="string">
            <text:p text:style-name="P31">10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丙烯酸丁酯 </text:p>
          </table:table-cell>
          <table:table-cell table:style-name="表格1.A1" office:value-type="string">
            <text:p text:style-name="P128">Butyl acrylat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7</text:span></text:span><text:span text:style-name="預設段落字型"><text:span text:style-name="T1">H</text:span></text:span><text:span text:style-name="預設段落字型"><text:span text:style-name="T17">12</text:span></text:span><text:span text:style-name="預設段落字型"><text:span text:style-name="T1">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32">141-32-2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3">
          <table:table-cell table:style-name="表格1.A1" office:value-type="string">
            <text:p text:style-name="P31">10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丁醛 <text:s text:c="6"/></text:p>
          </table:table-cell>
          <table:table-cell table:style-name="表格1.A1" office:value-type="string">
            <text:p text:style-name="P128">Butyraldehyd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32">123-72-8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4">
          <table:table-cell table:style-name="表格1.A1" office:value-type="string">
            <text:p text:style-name="P31">10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氰胺化鈣 <text:s/></text:p>
          </table:table-cell>
          <table:table-cell table:style-name="表格1.A1" office:value-type="string">
            <text:p text:style-name="P128">Calcium cyanamide</text:p>
          </table:table-cell>
          <table:table-cell table:style-name="表格1.A1" office:value-type="string">
            <text:p text:style-name="P144"><text:span text:style-name="預設段落字型"><text:span text:style-name="T1">CN</text:span></text:span><text:span text:style-name="預設段落字型"><text:span text:style-name="T17">2</text:span></text:span><text:span text:style-name="預設段落字型"><text:span text:style-name="T1">Ca</text:span></text:span></text:p>
          </table:table-cell>
          <table:table-cell table:style-name="表格1.A1" office:value-type="string">
            <text:p text:style-name="P32">156-62-7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5">
          <table:table-cell table:style-name="表格1.A1" office:value-type="string">
            <text:p text:style-name="P31">11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六氯內-甲烯基-四氫苯二甲酸 <text:s text:c="7"/></text:p>
          </table:table-cell>
          <table:table-cell table:style-name="表格1.A1" office:value-type="string">
            <text:p text:style-name="P128">Chlorendic acid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32">115-28-6</text:p>
          </table:table-cell>
          <table:table-cell table:style-name="表格1.A1" office:value-type="string">
            <text:p text:style-name="P31">1</text:p>
          </table:table-cell>
          <table:table-cell table:style-name="表格1.A1" office:value-type="string">
            <text:p text:style-name="P31">--</text:p>
          </table:table-cell>
          <table:table-cell table:style-name="表格1.A1" office:value-type="string">
            <text:p text:style-name="P32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6">
          <table:table-cell table:style-name="表格1.A1" office:value-type="string">
            <text:p text:style-name="P31">11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78">氯丁二烯 <text:s text:c="2"/></text:p>
          </table:table-cell>
          <table:table-cell table:style-name="表格1.A1" office:value-type="string">
            <text:p text:style-name="P128">Chloropr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71">126-99-8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7">
          <table:table-cell table:style-name="表格1.A1" office:value-type="string">
            <text:p text:style-name="P31">112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間-甲酚 <text:s text:c="3"/></text:p>
          </table:table-cell>
          <table:table-cell table:style-name="表格1.A1" office:value-type="string">
            <text:p text:style-name="P128">m-Cresol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7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71">108-39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ext:soft-page-break/>
        <table:table-row table:style-name="表格1.208">
          <table:table-cell table:style-name="表格1.A1" office:value-type="string">
            <text:p text:style-name="P31">113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3-二氯丙烯</text:p>
          </table:table-cell>
          <table:table-cell table:style-name="表格1.A1" office:value-type="string">
            <text:p text:style-name="P128">1,3-Dichloroprope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l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542-75-6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09">
          <table:table-cell table:style-name="表格1.A1" office:value-type="string">
            <text:p text:style-name="P31">114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乙醇胺 <text:s text:c="2"/></text:p>
          </table:table-cell>
          <table:table-cell table:style-name="表格1.A1" office:value-type="string">
            <text:p text:style-name="P128">Diethanolam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11</text:span></text:span><text:span text:style-name="預設段落字型"><text:span text:style-name="T1">N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111-42-2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0">
          <table:table-cell table:style-name="表格1.A1" office:value-type="string">
            <text:p text:style-name="P31">115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二苯胺 <text:s text:c="4"/></text:p>
          </table:table-cell>
          <table:table-cell table:style-name="表格1.A1" office:value-type="string">
            <text:p text:style-name="P128">Diphenylam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12</text:span></text:span><text:span text:style-name="預設段落字型"><text:span text:style-name="T1">H</text:span></text:span><text:span text:style-name="預設段落字型"><text:span text:style-name="T17">11</text:span></text:span><text:span text:style-name="預設段落字型"><text:span text:style-name="T1">N</text:span></text:span></text:p>
          </table:table-cell>
          <table:table-cell table:style-name="表格1.A1" office:value-type="string">
            <text:p text:style-name="P71">122-39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1">
          <table:table-cell table:style-name="表格1.A1" office:value-type="string">
            <text:p text:style-name="P31">116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乙苯 <text:s text:c="6"/></text:p>
          </table:table-cell>
          <table:table-cell table:style-name="表格1.A1" office:value-type="string">
            <text:p text:style-name="P128">Ethylbenzen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8</text:span></text:span><text:span text:style-name="預設段落字型"><text:span text:style-name="T1">H</text:span></text:span><text:span text:style-name="預設段落字型"><text:span text:style-name="T17">10</text:span></text:span></text:p>
          </table:table-cell>
          <table:table-cell table:style-name="表格1.A1" office:value-type="string">
            <text:p text:style-name="P71">100-41-4</text:p>
          </table:table-cell>
          <table:table-cell table:style-name="表格1.A1" office:value-type="string">
            <text:p text:style-name="P70">70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2">
          <table:table-cell table:style-name="表格1.A1" office:value-type="string">
            <text:p text:style-name="P31">117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甲基異丁酮 </text:p>
          </table:table-cell>
          <table:table-cell table:style-name="表格1.A1" office:value-type="string">
            <text:p text:style-name="P128">Methyl isobutyl keto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12</text:span></text:span><text:span text:style-name="預設段落字型"><text:span text:style-name="T1">O</text:span></text:span></text:p>
          </table:table-cell>
          <table:table-cell table:style-name="表格1.A1" office:value-type="string">
            <text:p text:style-name="P71">108-10-1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3">
          <table:table-cell table:style-name="表格1.A1" office:value-type="string">
            <text:p text:style-name="P31">118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4,4’-二胺基二苯甲烷</text:p>
          </table:table-cell>
          <table:table-cell table:style-name="表格1.A1" office:value-type="string">
            <text:p text:style-name="P128">4,4’-Methylenedianilin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13</text:span></text:span><text:span text:style-name="預設段落字型"><text:span text:style-name="T1">H</text:span></text:span><text:span text:style-name="預設段落字型"><text:span text:style-name="T17">14</text:span></text:span><text:span text:style-name="預設段落字型"><text:span text:style-name="T1">N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101-77-9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4">
          <table:table-cell table:style-name="表格1.A1" office:value-type="string">
            <text:p text:style-name="P31">119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三乙酸基氨 </text:p>
          </table:table-cell>
          <table:table-cell table:style-name="表格1.A1" office:value-type="string">
            <text:p text:style-name="P128">Nitrilotri acetic acid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NO</text:span></text:span><text:span text:style-name="預設段落字型"><text:span text:style-name="T17">6</text:span></text:span></text:p>
          </table:table-cell>
          <table:table-cell table:style-name="表格1.A1" office:value-type="string">
            <text:p text:style-name="P71">139-13-9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5">
          <table:table-cell table:style-name="表格1.A1" office:value-type="string">
            <text:p text:style-name="P31">120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1,3-丙烷礦內酯 <text:s text:c="2"/></text:p>
          </table:table-cell>
          <table:table-cell table:style-name="表格1.A1" office:value-type="string">
            <text:p text:style-name="P128">Propane sulto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3</text:span></text:span><text:span text:style-name="預設段落字型"><text:span text:style-name="T1">S</text:span></text:span></text:p>
          </table:table-cell>
          <table:table-cell table:style-name="表格1.A1" office:value-type="string">
            <text:p text:style-name="P71">1120-71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6">
          <table:table-cell table:style-name="表格1.A1" office:value-type="string">
            <text:p text:style-name="P31">121</text:p>
          </table:table-cell>
          <table:table-cell table:style-name="表格1.A1" office:value-type="string">
            <text:p text:style-name="P6">01</text:p>
          </table:table-cell>
          <table:table-cell table:style-name="表格1.A1" office:value-type="string">
            <text:p text:style-name="P116">三乙胺 <text:s text:c="3"/></text:p>
          </table:table-cell>
          <table:table-cell table:style-name="表格1.A1" office:value-type="string">
            <text:p text:style-name="P128">Triethylamine</text:p>
          </table:table-cell>
          <table:table-cell table:style-name="表格1.A1" office:value-type="string">
            <text:p text:style-name="P144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15</text:span></text:span><text:span text:style-name="預設段落字型"><text:span text:style-name="T1">N</text:span></text:span></text:p>
          </table:table-cell>
          <table:table-cell table:style-name="表格1.A1" office:value-type="string">
            <text:p text:style-name="P71">121-44-8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7">
          <table:table-cell table:style-name="表格1.A1" office:value-type="string">
            <text:p text:style-name="P32">122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40"><text:span text:style-name="預設段落字型"><text:span text:style-name="T7">α</text:span></text:span><text:span text:style-name="預設段落字型"><text:span text:style-name="T1">-苯氯乙酮</text:span></text:span><text:span text:style-name="預設段落字型"><text:span text:style-name="T66">（</text:span></text:span><text:span text:style-name="預設段落字型"><text:span text:style-name="T1">w-苯氯乙酮</text:span></text:span><text:span text:style-name="預設段落字型"><text:span text:style-name="T66">）</text:span></text:span></text:p>
          </table:table-cell>
          <table:table-cell table:style-name="表格1.A1" office:value-type="string">
            <text:p text:style-name="P132"><text:span text:style-name="預設段落字型"><text:span text:style-name="T7">α</text:span></text:span><text:span text:style-name="預設段落字型"><text:span text:style-name="T1">-Chloroacetophenone (w-Chloroacetophenone )</text:span></text:span>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O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71">532-27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,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8">
          <table:table-cell table:style-name="表格1.A1" office:value-type="string">
            <text:p text:style-name="P32">123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蒽</text:p>
          </table:table-cell>
          <table:table-cell table:style-name="表格1.A1" office:value-type="string">
            <text:p text:style-name="P128">Anthracen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(CH)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71">120-12-7</text:p>
          </table:table-cell>
          <table:table-cell table:style-name="表格1.A1" office:value-type="string">
            <text:p text:style-name="P70">10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19">
          <table:table-cell table:style-name="表格1.A1" office:value-type="string">
            <text:p text:style-name="P32">124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二溴甲烷</text:p>
          </table:table-cell>
          <table:table-cell table:style-name="表格1.A1" office:value-type="string">
            <text:p text:style-name="P34">Dibromomethane(Methylenebromide)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Br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74-95-3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0">
          <table:table-cell table:style-name="表格1.A1" office:value-type="string">
            <text:p text:style-name="P32">125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三溴甲烷<text:span text:style-name="T66">（</text:span>溴仿<text:span text:style-name="T66">）</text:span></text:p>
          </table:table-cell>
          <table:table-cell table:style-name="表格1.A1" office:value-type="string">
            <text:p text:style-name="P128">Bromoform (Tribromomethane)</text:p>
          </table:table-cell>
          <table:table-cell table:style-name="表格1.A1" office:value-type="string">
            <text:p text:style-name="P146"><text:span text:style-name="預設段落字型"><text:span text:style-name="T1">CHBr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71">75-25-2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ext:soft-page-break/>
        <table:table-row table:style-name="表格1.221">
          <table:table-cell table:style-name="表格1.A1" office:value-type="string">
            <text:p text:style-name="P32">126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氯乙烷</text:p>
          </table:table-cell>
          <table:table-cell table:style-name="表格1.A1" office:value-type="string">
            <text:p text:style-name="P128">Chloroethane (Ethyl chloride)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l</text:span></text:span></text:p>
          </table:table-cell>
          <table:table-cell table:style-name="表格1.A1" office:value-type="string">
            <text:p text:style-name="P71">75-00-3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2">
          <table:table-cell table:style-name="表格1.A1" office:value-type="string">
            <text:p text:style-name="P32">128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34">六氯芬<text:span text:style-name="T66">（</text:span>2,2'-二羥-3,3', 5,5',6,6'-六氯二苯甲烷<text:span text:style-name="T66">）</text:span></text:p>
          </table:table-cell>
          <table:table-cell table:style-name="表格1.A1" office:value-type="string">
            <text:p text:style-name="P60">Hexachlorophene (2,2'-dihydroxy-3, 3',5,5',6,6'-hexachlorodiphenylmethane)</text:p>
          </table:table-cell>
          <table:table-cell table:style-name="表格1.A1" office:value-type="string">
            <text:p text:style-name="P146"><text:span text:style-name="預設段落字型"><text:span text:style-name="T1">(C</text:span></text:span><text:span text:style-name="預設段落字型"><text:span text:style-name="T17">6</text:span></text:span><text:span text:style-name="預設段落字型"><text:span text:style-name="T1">HCl</text:span></text:span><text:span text:style-name="預設段落字型"><text:span text:style-name="T17">3</text:span></text:span><text:span text:style-name="預設段落字型"><text:span text:style-name="T1">OH)</text:span></text:span><text:span text:style-name="預設段落字型"><text:span text:style-name="T17">2</text:span></text:span><text:span text:style-name="預設段落字型"><text:span text:style-name="T1">C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70-30-4</text:p>
          </table:table-cell>
          <table:table-cell table:style-name="表格1.A1" office:value-type="string">
            <text:p text:style-name="P70">10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3">
          <table:table-cell table:style-name="表格1.A1" office:value-type="string">
            <text:p text:style-name="P32">129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硝苯</text:p>
          </table:table-cell>
          <table:table-cell table:style-name="表格1.A1" office:value-type="string">
            <text:p text:style-name="P128">Nitrobenzene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N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98-95-3</text:p>
          </table:table-cell>
          <table:table-cell table:style-name="表格1.A1" office:value-type="string">
            <text:p text:style-name="P70">10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1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4">
          <table:table-cell table:style-name="表格1.A1" office:value-type="string">
            <text:p text:style-name="P32">131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34">硫酸乙酯<text:span text:style-name="T66">（</text:span>硫酸二乙酯<text:span text:style-name="T66">）</text:span></text:p>
          </table:table-cell>
          <table:table-cell table:style-name="表格1.A1" office:value-type="string">
            <text:p text:style-name="P128">ethyl sulfate (Diethyl sulfate)</text:p>
          </table:table-cell>
          <table:table-cell table:style-name="表格1.A1" office:value-type="string">
            <text:p text:style-name="P146"><text:span text:style-name="預設段落字型"><text:span text:style-name="T1">(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SO</text:span></text:span><text:span text:style-name="預設段落字型"><text:span text:style-name="T17">4</text:span></text:span></text:p>
          </table:table-cell>
          <table:table-cell table:style-name="表格1.A1" office:value-type="string">
            <text:p text:style-name="P71">64-67-5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5">
          <table:table-cell table:style-name="表格1.A1" office:value-type="string">
            <text:p text:style-name="P32">132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六甲基磷酸三胺</text:p>
          </table:table-cell>
          <table:table-cell table:style-name="表格1.A1" office:value-type="string">
            <text:p text:style-name="P128">Hexamethylphosphoramide(HMPA)</text:p>
          </table:table-cell>
          <table:table-cell table:style-name="表格1.A1" office:value-type="string">
            <text:p text:style-name="P146"><text:span text:style-name="預設段落字型"><text:span text:style-name="T1">[N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]</text:span></text:span><text:span text:style-name="預設段落字型"><text:span text:style-name="T17">3</text:span></text:span><text:span text:style-name="預設段落字型"><text:span text:style-name="T1">PO </text:span></text:span></text:p>
          </table:table-cell>
          <table:table-cell table:style-name="表格1.A1" office:value-type="string">
            <text:p text:style-name="P71">680-31-9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6">
          <table:table-cell table:style-name="表格1.A1" office:value-type="string">
            <text:p text:style-name="P32">133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N-亞硝-正-甲脲</text:p>
          </table:table-cell>
          <table:table-cell table:style-name="表格1.A1" office:value-type="string">
            <text:p text:style-name="P128">N-Nitroso-N-methylurea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N</text:span></text:span><text:span text:style-name="預設段落字型"><text:span text:style-name="T17">3</text:span></text:span><text:span text:style-name="預設段落字型"><text:span text:style-name="T1">O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684-93-5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7">
          <table:table-cell table:style-name="表格1.A1" office:value-type="string">
            <text:p text:style-name="P32">134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N-亞硝二甲胺<text:span text:style-name="T66">（</text:span>二甲亞硝胺<text:span text:style-name="T66">）</text:span></text:p>
          </table:table-cell>
          <table:table-cell table:style-name="表格1.A1" office:value-type="string">
            <text:p text:style-name="P128">Nitrosodimethylamine (DMNA)</text:p>
          </table:table-cell>
          <table:table-cell table:style-name="表格1.A1" office:value-type="string">
            <text:p text:style-name="P146"><text:span text:style-name="預設段落字型"><text:span text:style-name="T1">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N N O</text:span></text:span></text:p>
          </table:table-cell>
          <table:table-cell table:style-name="表格1.A1" office:value-type="string">
            <text:p text:style-name="P71">62-75-9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8">
          <table:table-cell table:style-name="表格1.A1" office:value-type="string">
            <text:p text:style-name="P32">134</text:p>
          </table:table-cell>
          <table:table-cell table:style-name="表格1.A1" office:value-type="string">
            <text:p text:style-name="P32">02</text:p>
          </table:table-cell>
          <table:table-cell table:style-name="表格1.A1" office:value-type="string">
            <text:p text:style-name="P116">N-亞硝二乙胺<text:span text:style-name="T66">（</text:span>二乙亞硝胺<text:span text:style-name="T66">）</text:span></text:p>
          </table:table-cell>
          <table:table-cell table:style-name="表格1.A1" office:value-type="string">
            <text:p text:style-name="P133">Diethylamine, N-nitroso-( Nitrosamine diethyl )</text:p>
          </table:table-cell>
          <table:table-cell table:style-name="表格1.A1" office:value-type="string">
            <text:p text:style-name="P146"><text:span text:style-name="預設段落字型"><text:span text:style-name="T1">(C</text:span></text:span><text:span text:style-name="預設段落字型"><text:span text:style-name="T17">2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N N O</text:span></text:span></text:p>
          </table:table-cell>
          <table:table-cell table:style-name="表格1.A1" office:value-type="string">
            <text:p text:style-name="P71">55-18-5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29">
          <table:table-cell table:style-name="表格1.A1" office:value-type="string">
            <text:p text:style-name="P32">135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60">三<text:span text:style-name="T66">（</text:span>2,3-二溴丙基<text:span text:style-name="T66">）</text:span>-磷酸酯</text:p>
          </table:table-cell>
          <table:table-cell table:style-name="表格1.A1" office:value-type="string">
            <text:p text:style-name="P128">Tris-(2,3-dibromopropyl)-phosphate</text:p>
          </table:table-cell>
          <table:table-cell table:style-name="表格1.A1" office:value-type="string">
            <text:p text:style-name="P146"><text:span text:style-name="預設段落字型"><text:span text:style-name="T1">[BrCH</text:span></text:span><text:span text:style-name="預設段落字型"><text:span text:style-name="T17">2</text:span></text:span><text:span text:style-name="預設段落字型"><text:span text:style-name="T1">CH(Br)CH2O]</text:span></text:span><text:span text:style-name="預設段落字型"><text:span text:style-name="T17">3</text:span></text:span><text:span text:style-name="預設段落字型"><text:span text:style-name="T1">P =O</text:span></text:span></text:p>
          </table:table-cell>
          <table:table-cell table:style-name="表格1.A1" office:value-type="string">
            <text:p text:style-name="P71">126-72-7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0">
          <table:table-cell table:style-name="表格1.A1" office:value-type="string">
            <text:p text:style-name="P32">136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溴乙烯</text:p>
          </table:table-cell>
          <table:table-cell table:style-name="表格1.A1" office:value-type="string">
            <text:p text:style-name="P128">Vinyl bromide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CHBr</text:span></text:span></text:p>
          </table:table-cell>
          <table:table-cell table:style-name="表格1.A1" office:value-type="string">
            <text:p text:style-name="P71">593-60-2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2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1">
          <table:table-cell table:style-name="表格1.A1" office:value-type="string">
            <text:p text:style-name="P32">137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4,6-二硝基-鄰-甲酚</text:p>
          </table:table-cell>
          <table:table-cell table:style-name="表格1.A1" office:value-type="string">
            <text:p text:style-name="P128">4,6-Dinitro-o-cresol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2</text:span></text:span><text:span text:style-name="預設段落字型"><text:span text:style-name="T1">(NO</text:span></text:span><text:span text:style-name="預設段落字型"><text:span text:style-name="T17">2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OH</text:span></text:span></text:p>
          </table:table-cell>
          <table:table-cell table:style-name="表格1.A1" office:value-type="string">
            <text:p text:style-name="P71">534-52-1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ext:soft-page-break/>
        <table:table-row table:style-name="表格1.232">
          <table:table-cell table:style-name="表格1.A1" office:value-type="string">
            <text:p text:style-name="P32">138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甲基聯胺</text:p>
          </table:table-cell>
          <table:table-cell table:style-name="表格1.A1" office:value-type="string">
            <text:p text:style-name="P128">Methyl hydrazine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NH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60-34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3">
          <table:table-cell table:style-name="表格1.A1" office:value-type="string">
            <text:p text:style-name="P32">139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氟乙醯胺</text:p>
          </table:table-cell>
          <table:table-cell table:style-name="表格1.A1" office:value-type="string">
            <text:p text:style-name="P128">Monofluoroacetamide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FCON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640-19-7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4">
          <table:table-cell table:style-name="表格1.A1" office:value-type="string">
            <text:p text:style-name="P32">140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34">炔丙醇<text:span text:style-name="T66">（</text:span>2-丙炔-1-醇<text:span text:style-name="T66">）</text:span></text:p>
          </table:table-cell>
          <table:table-cell table:style-name="表格1.A1" office:value-type="string">
            <text:p text:style-name="P128">Propargyl alcohol</text:p>
          </table:table-cell>
          <table:table-cell table:style-name="表格1.A1" office:value-type="string">
            <text:p text:style-name="P146"><text:span text:style-name="預設段落字型"><text:span text:style-name="T1">HCCCH</text:span></text:span><text:span text:style-name="預設段落字型"><text:span text:style-name="T17">2</text:span></text:span><text:span text:style-name="預設段落字型"><text:span text:style-name="T1">OH</text:span></text:span></text:p>
          </table:table-cell>
          <table:table-cell table:style-name="表格1.A1" office:value-type="string">
            <text:p text:style-name="P71">107-19-7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5">
          <table:table-cell table:style-name="表格1.A1" office:value-type="string">
            <text:p text:style-name="P32">141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丙烯亞胺</text:p>
          </table:table-cell>
          <table:table-cell table:style-name="表格1.A1" office:value-type="string">
            <text:p text:style-name="P128">Propyleneimine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HCH</text:span></text:span><text:span text:style-name="預設段落字型"><text:span text:style-name="T17">2</text:span></text:span><text:span text:style-name="預設段落字型"><text:span text:style-name="T1">NH</text:span></text:span></text:p>
          </table:table-cell>
          <table:table-cell table:style-name="表格1.A1" office:value-type="string">
            <text:p text:style-name="P71">75-55-8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50</text:p>
          </table:table-cell>
          <table:table-cell table:style-name="表格1.A1" office:value-type="string">
            <text:p text:style-name="P71">3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6">
          <table:table-cell table:style-name="表格1.A1" office:value-type="string">
            <text:p text:style-name="P32">142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三氟化硼 <text:s text:c="2"/></text:p>
          </table:table-cell>
          <table:table-cell table:style-name="表格1.A1" office:value-type="string">
            <text:p text:style-name="P128">Boron trifluoride</text:p>
          </table:table-cell>
          <table:table-cell table:style-name="表格1.A1" office:value-type="string">
            <text:p text:style-name="P146"><text:span text:style-name="預設段落字型"><text:span text:style-name="T1">BF</text:span></text:span><text:span text:style-name="預設段落字型"><text:span text:style-name="T17">3</text:span></text:span></text:p>
          </table:table-cell>
          <table:table-cell table:style-name="表格1.A1" office:value-type="string">
            <text:p text:style-name="P71">7637-07-2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7">
          <table:table-cell table:style-name="表格1.A1" office:value-type="string">
            <text:p text:style-name="P32">143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巴豆醛<text:span text:style-name="T66">（</text:span>2-丁烯醛<text:span text:style-name="T66">）</text:span></text:p>
          </table:table-cell>
          <table:table-cell table:style-name="表格1.A1" office:value-type="string">
            <text:p text:style-name="P128">Crotonaldehyde (2-butenal) 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H=CHCHO</text:span></text:span></text:p>
          </table:table-cell>
          <table:table-cell table:style-name="表格1.A1" office:value-type="string">
            <text:p text:style-name="P71">4170-30-3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8">
          <table:table-cell table:style-name="表格1.A1" office:value-type="string">
            <text:p text:style-name="P32">144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硫脲 <text:s text:c="6"/></text:p>
          </table:table-cell>
          <table:table-cell table:style-name="表格1.A1" office:value-type="string">
            <text:p text:style-name="P128">Thiourea (thiocarbamide)</text:p>
          </table:table-cell>
          <table:table-cell table:style-name="表格1.A1" office:value-type="string">
            <text:p text:style-name="P146"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S</text:span></text:span></text:p>
          </table:table-cell>
          <table:table-cell table:style-name="表格1.A1" office:value-type="string">
            <text:p text:style-name="P71">62-56-6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39">
          <table:table-cell table:style-name="表格1.A1" office:value-type="string">
            <text:p text:style-name="P32">145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2,4-甲苯二胺 <text:s text:c="4"/></text:p>
          </table:table-cell>
          <table:table-cell table:style-name="表格1.A1" office:value-type="string">
            <text:p text:style-name="P128">m-Toluylenediamine(m-Tolylene-diamine；toluene- 2,4-diamine)</text:p>
          </table:table-cell>
          <table:table-cell table:style-name="表格1.A1" office:value-type="string">
            <text:p text:style-name="P146"><text:span text:style-name="預設段落字型"><text:span text:style-name="T1">C</text:span></text:span><text:span text:style-name="預設段落字型"><text:span text:style-name="T17">7</text:span></text:span><text:span text:style-name="預設段落字型"><text:span text:style-name="T1">H</text:span></text:span><text:span text:style-name="預設段落字型"><text:span text:style-name="T17">10</text:span></text:span><text:span text:style-name="預設段落字型"><text:span text:style-name="T1">N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95-80-7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40">
          <table:table-cell table:style-name="表格1.A1" office:value-type="string">
            <text:p text:style-name="P32">145</text:p>
          </table:table-cell>
          <table:table-cell table:style-name="表格1.A1" office:value-type="string">
            <text:p text:style-name="P32">02</text:p>
          </table:table-cell>
          <table:table-cell table:style-name="表格1.A1" office:value-type="string">
            <text:p text:style-name="P116">甲苯二胺<text:span text:style-name="T67">（</text:span>同分異構物混合物<text:span text:style-name="T67">）</text:span> <text:s text:c="8"/></text:p>
          </table:table-cell>
          <table:table-cell table:style-name="表格1.A1" office:value-type="string">
            <text:p text:style-name="P60">Toluylenediamines(mixed isomers)；(toluene,diamino-) (mixed isomers)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(NH</text:span></text:span><text:span text:style-name="預設段落字型"><text:span text:style-name="T17">2</text:span></text:span><text:span text:style-name="預設段落字型"><text:span text:style-name="T1">)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25376-45-8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41">
          <table:table-cell table:style-name="表格1.A1" office:value-type="string">
            <text:p text:style-name="P32">146</text:p>
          </table:table-cell>
          <table:table-cell table:style-name="表格1.A1" office:value-type="string">
            <text:p text:style-name="P32">01</text:p>
          </table:table-cell>
          <table:table-cell table:style-name="表格1.A1" office:value-type="string">
            <text:p text:style-name="P116">醋酸乙烯酯 </text:p>
          </table:table-cell>
          <table:table-cell table:style-name="表格1.A1" office:value-type="string">
            <text:p text:style-name="P128">Vinyl acetate</text:p>
          </table:table-cell>
          <table:table-cell table:style-name="表格1.A1" office:value-type="string">
            <text:p text:style-name="P146"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COOCH=CH</text:span></text:span><text:span text:style-name="預設段落字型"><text:span text:style-name="T17">2</text:span></text:span></text:p>
          </table:table-cell>
          <table:table-cell table:style-name="表格1.A1" office:value-type="string">
            <text:p text:style-name="P71">108-05-4</text:p>
          </table:table-cell>
          <table:table-cell table:style-name="表格1.A1" office:value-type="string">
            <text:p text:style-name="P70">1</text:p>
          </table:table-cell>
          <table:table-cell table:style-name="表格1.A1" office:value-type="string">
            <text:p text:style-name="P70">--</text:p>
          </table:table-cell>
          <table:table-cell table:style-name="表格1.A1" office:value-type="string">
            <text:p text:style-name="P71">4</text:p>
          </table:table-cell>
          <table:table-cell table:style-name="表格1.A1" office:value-type="string">
            <text:p text:style-name="P41">88.12.24</text:p>
            <text:p text:style-name="P41">89.10.25</text:p>
          </table:table-cell>
        </table:table-row>
        <table:table-row table:style-name="表格1.242">
          <table:table-cell table:style-name="表格1.A157" office:value-type="string">
            <text:p text:style-name="P71">147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1,2-二氯丙烷</text:p>
          </table:table-cell>
          <table:table-cell table:style-name="表格1.A157" office:value-type="string">
            <text:p text:style-name="P72"><text:s/>1,2-Dichloropropane</text:p>
          </table:table-cell>
          <table:table-cell table:style-name="表格1.A157" office:value-type="string">
            <text:p text:style-name="P68"><text:span text:style-name="預設段落字型"><text:span text:style-name="T1"><text:s/>CH</text:span></text:span><text:span text:style-name="預設段落字型"><text:span text:style-name="T17">3</text:span></text:span><text:span text:style-name="預設段落字型"><text:span text:style-name="T1">CHCl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57" office:value-type="string">
            <text:p text:style-name="P71">78-87-5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5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98">89.03.15</text:p>
            <text:p text:style-name="P98">89.10.25</text:p>
          </table:table-cell>
        </table:table-row>
        <text:soft-page-break/>
        <table:table-row table:style-name="表格1.243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氧化三丁錫</text:p>
          </table:table-cell>
          <table:table-cell table:style-name="表格1.A157" office:value-type="string">
            <text:p text:style-name="P72"><text:s/>Tributyltin oxide</text:p>
            <text:p text:style-name="P72"><text:s/>Bis(tributyltin)ox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Sn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56-35-9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5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4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2</text:p>
          </table:table-cell>
          <table:table-cell table:style-name="表格1.A157" office:value-type="string">
            <text:p text:style-name="P72">氫氧化三苯錫</text:p>
          </table:table-cell>
          <table:table-cell table:style-name="表格1.A157" office:value-type="string">
            <text:p text:style-name="P72"><text:s/>Triphenyltin hydrox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H</text:span></text:span></text:p>
          </table:table-cell>
          <table:table-cell table:style-name="表格1.A157" office:value-type="string">
            <text:p text:style-name="P71">76-87-9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5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5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3</text:p>
          </table:table-cell>
          <table:table-cell table:style-name="表格1.A157" office:value-type="string">
            <text:p text:style-name="P72">醋酸三丁錫 <text:s text:c="5"/></text:p>
          </table:table-cell>
          <table:table-cell table:style-name="表格1.A157" office:value-type="string">
            <text:p text:style-name="P72"><text:s/>Tributyltin acetat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OCC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56-36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6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4</text:p>
          </table:table-cell>
          <table:table-cell table:style-name="表格1.A157" office:value-type="string">
            <text:p text:style-name="P72">溴化三丁錫 <text:s text:c="5"/></text:p>
          </table:table-cell>
          <table:table-cell table:style-name="表格1.A157" office:value-type="string">
            <text:p text:style-name="P72"><text:s/>Tributyltin brom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Br</text:span></text:span></text:p>
          </table:table-cell>
          <table:table-cell table:style-name="表格1.A157" office:value-type="string">
            <text:p text:style-name="P71">1461-23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7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5</text:p>
          </table:table-cell>
          <table:table-cell table:style-name="表格1.A157" office:value-type="string">
            <text:p text:style-name="P72">氯化三丁錫 <text:s text:c="5"/></text:p>
          </table:table-cell>
          <table:table-cell table:style-name="表格1.A157" office:value-type="string">
            <text:p text:style-name="P72"><text:s/>Tributyltin chl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l</text:span></text:span></text:p>
          </table:table-cell>
          <table:table-cell table:style-name="表格1.A157" office:value-type="string">
            <text:p text:style-name="P71">1461-22-9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8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6</text:p>
          </table:table-cell>
          <table:table-cell table:style-name="表格1.A157" office:value-type="string">
            <text:p text:style-name="P72">氟化三丁錫 <text:s text:c="5"/></text:p>
          </table:table-cell>
          <table:table-cell table:style-name="表格1.A157" office:value-type="string">
            <text:p text:style-name="P72"><text:s/>Tributyltin flu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F</text:span></text:span></text:p>
          </table:table-cell>
          <table:table-cell table:style-name="表格1.A157" office:value-type="string">
            <text:p text:style-name="P71">1983-10-4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49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7</text:p>
          </table:table-cell>
          <table:table-cell table:style-name="表格1.A157" office:value-type="string">
            <text:p text:style-name="P72">氫化三丁錫 <text:s text:c="5"/></text:p>
          </table:table-cell>
          <table:table-cell table:style-name="表格1.A157" office:value-type="string">
            <text:p text:style-name="P72"><text:s/>Tributyltin hyd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H</text:span></text:span></text:p>
          </table:table-cell>
          <table:table-cell table:style-name="表格1.A157" office:value-type="string">
            <text:p text:style-name="P71">688-73-3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50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8</text:p>
          </table:table-cell>
          <table:table-cell table:style-name="表格1.A157" office:value-type="string">
            <text:p text:style-name="P72">月桂酸三丁錫 <text:s text:c="3"/></text:p>
          </table:table-cell>
          <table:table-cell table:style-name="表格1.A157" office:value-type="string">
            <text:p text:style-name="P72"><text:s/>Tributyltin laurate</text:p>
          </table:table-cell>
          <table:table-cell table:style-name="表格1.A157" office:value-type="string">
            <text:p text:style-name="P69"><text:span text:style-name="預設段落字型"><text:span text:style-name="T1"><text:s/>C</text:span></text:span><text:span text:style-name="預設段落字型"><text:span text:style-name="T17">24</text:span></text:span><text:span text:style-name="預設段落字型"><text:span text:style-name="T1">H</text:span></text:span><text:span text:style-name="預設段落字型"><text:span text:style-name="T17">50</text:span></text:span><text:span text:style-name="預設段落字型"><text:span text:style-name="T1">O</text:span></text:span><text:span text:style-name="預設段落字型"><text:span text:style-name="T17">2</text:span></text:span><text:span text:style-name="預設段落字型"><text:span text:style-name="T1">Sn</text:span></text:span></text:p>
          </table:table-cell>
          <table:table-cell table:style-name="表格1.A157" office:value-type="string">
            <text:p text:style-name="P71">3090-36-6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ext:soft-page-break/>
        <table:table-row table:style-name="表格1.251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09</text:p>
          </table:table-cell>
          <table:table-cell table:style-name="表格1.A157" office:value-type="string">
            <text:p text:style-name="P72">順丁烯二酸三丁錫</text:p>
          </table:table-cell>
          <table:table-cell table:style-name="表格1.A157" office:value-type="string">
            <text:p text:style-name="P72"><text:s/>Tributyltin maleate</text:p>
          </table:table-cell>
          <table:table-cell table:style-name="表格1.A157" office:value-type="string">
            <text:p text:style-name="P69"><text:span text:style-name="預設段落字型"><text:span text:style-name="T1"><text:s/>C</text:span></text:span><text:span text:style-name="預設段落字型"><text:span text:style-name="T17">16</text:span></text:span><text:span text:style-name="預設段落字型"><text:span text:style-name="T1">H</text:span></text:span><text:span text:style-name="預設段落字型"><text:span text:style-name="T17">30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Sn</text:span></text:span></text:p>
          </table:table-cell>
          <table:table-cell table:style-name="表格1.A157" office:value-type="string">
            <text:p text:style-name="P71">4027-18-3</text:p>
            <text:p text:style-name="P71">14275-57-1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52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0</text:p>
          </table:table-cell>
          <table:table-cell table:style-name="表格1.A157" office:value-type="string">
            <text:p text:style-name="P72">三正丙基乙錫 <text:s text:c="3"/></text:p>
          </table:table-cell>
          <table:table-cell table:style-name="表格1.A157" office:value-type="string">
            <text:p text:style-name="P68"><text:span text:style-name="預設段落字型"><text:span text:style-name="T1"><text:s/>Tri-</text:span></text:span><text:span text:style-name="預設段落字型"><text:span text:style-name="T33">n</text:span></text:span><text:span text:style-name="預設段落字型"><text:span text:style-name="T1">-propylethyltin</text:span></text:span>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H</text:span></text:span><text:span text:style-name="預設段落字型"><text:span text:style-name="T17">2</text:span></text:span><text:span text:style-name="預設段落字型"><text:span text:style-name="T1">C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3440-79-7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53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1</text:p>
          </table:table-cell>
          <table:table-cell table:style-name="表格1.A157" office:value-type="string">
            <text:p text:style-name="P73">三正丙基異丁錫 <text:s/></text:p>
          </table:table-cell>
          <table:table-cell table:style-name="表格1.A157" office:value-type="string">
            <text:p text:style-name="P68"><text:span text:style-name="預設段落字型"><text:span text:style-name="T1"><text:s/>Tri-</text:span></text:span><text:span text:style-name="預設段落字型"><text:span text:style-name="T33">n</text:span></text:span><text:span text:style-name="預設段落字型"><text:span text:style-name="T1">-propylisobutyltin</text:span></text:span>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(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text:span text:style-name="預設段落字型"><text:span text:style-name="T1">)</text:span></text:span></text:p>
          </table:table-cell>
          <table:table-cell table:style-name="表格1.A157" office:value-type="string">
            <text:p text:style-name="P71">92154-74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54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2</text:p>
          </table:table-cell>
          <table:table-cell table:style-name="表格1.A157" office:value-type="string">
            <text:p text:style-name="P73">三正丙基正丁錫 <text:s/></text:p>
          </table:table-cell>
          <table:table-cell table:style-name="表格1.A157" office:value-type="string">
            <text:p text:style-name="P68"><text:span text:style-name="預設段落字型"><text:span text:style-name="T1"><text:s/>Tri-</text:span></text:span><text:span text:style-name="預設段落字型"><text:span text:style-name="T33">n</text:span></text:span><text:span text:style-name="預設段落字型"><text:span text:style-name="T1">-propyl-n-butyltin</text:span></text:span>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</text:span></text:span><text:span text:style-name="預設段落字型"><text:span text:style-name="T17">4</text:span></text:span><text:span text:style-name="預設段落字型"><text:span text:style-name="T1">H</text:span></text:span><text:span text:style-name="預設段落字型"><text:span text:style-name="T17">9</text:span></text:span></text:p>
          </table:table-cell>
          <table:table-cell table:style-name="表格1.A157" office:value-type="string">
            <text:p text:style-name="P71">3634-62-6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55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3</text:p>
          </table:table-cell>
          <table:table-cell table:style-name="表格1.A157" office:value-type="string">
            <text:p text:style-name="P73">碘化三正丙錫 <text:s text:c="3"/></text:p>
          </table:table-cell>
          <table:table-cell table:style-name="表格1.A157" office:value-type="string">
            <text:p text:style-name="P68"><text:span text:style-name="預設段落字型"><text:span text:style-name="T1"><text:s/>Tri-</text:span></text:span><text:span text:style-name="預設段落字型"><text:span text:style-name="T33">n</text:span></text:span><text:span text:style-name="預設段落字型"><text:span text:style-name="T1">-propyltin iodide</text:span></text:span>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I</text:span></text:span></text:p>
          </table:table-cell>
          <table:table-cell table:style-name="表格1.A157" office:value-type="string">
            <text:p text:style-name="P71">7342-45-2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56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4</text:p>
          </table:table-cell>
          <table:table-cell table:style-name="表格1.A157" office:value-type="string">
            <text:p text:style-name="P73">三苯基芐錫 <text:s text:c="5"/></text:p>
          </table:table-cell>
          <table:table-cell table:style-name="表格1.A157" office:value-type="string">
            <text:p text:style-name="P72"><text:s/>Triphenylbenzyltin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H</text:span></text:span><text:span text:style-name="預設段落字型"><text:span text:style-name="T17">2</text:span></text:span><text:span text:style-name="預設段落字型"><text:span text:style-name="T1">)Sn</text:span></text:span></text:p>
          </table:table-cell>
          <table:table-cell table:style-name="表格1.A157" office:value-type="string">
            <text:p text:style-name="P71">2847-58-7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57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5</text:p>
          </table:table-cell>
          <table:table-cell table:style-name="表格1.A157" office:value-type="string">
            <text:p text:style-name="P73">三苯基甲錫 <text:s text:c="5"/></text:p>
          </table:table-cell>
          <table:table-cell table:style-name="表格1.A157" office:value-type="string">
            <text:p text:style-name="P72"><text:s/>Triphenylmethyltin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1089-59-4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ext:soft-page-break/>
        <table:table-row table:style-name="表格1.258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6</text:p>
          </table:table-cell>
          <table:table-cell table:style-name="表格1.A157" office:value-type="string">
            <text:p text:style-name="P73">三苯基-對-甲苯錫</text:p>
          </table:table-cell>
          <table:table-cell table:style-name="表格1.A157" office:value-type="string">
            <text:p text:style-name="P68"><text:span text:style-name="預設段落字型"><text:span text:style-name="T1"><text:s/>Triphenyl-</text:span></text:span><text:span text:style-name="預設段落字型"><text:span text:style-name="T33">p</text:span></text:span><text:span text:style-name="預設段落字型"><text:span text:style-name="T1">-tolyltin</text:span></text:span>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CH</text:span></text:span><text:span text:style-name="預設段落字型"><text:span text:style-name="T17">3</text:span></text:span><text:span text:style-name="預設段落字型"><text:span text:style-name="T1">)</text:span></text:span></text:p>
          </table:table-cell>
          <table:table-cell table:style-name="表格1.A157" office:value-type="string">
            <text:p text:style-name="P71">15807-28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59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7</text:p>
          </table:table-cell>
          <table:table-cell table:style-name="表格1.A157" office:value-type="string">
            <text:p text:style-name="P73">溴化三苯錫 <text:s text:c="5"/></text:p>
          </table:table-cell>
          <table:table-cell table:style-name="表格1.A157" office:value-type="string">
            <text:p text:style-name="P72"><text:s/>Triphenyltin brom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Br</text:span></text:span></text:p>
          </table:table-cell>
          <table:table-cell table:style-name="表格1.A157" office:value-type="string">
            <text:p text:style-name="P71">962-89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60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8</text:p>
          </table:table-cell>
          <table:table-cell table:style-name="表格1.A157" office:value-type="string">
            <text:p text:style-name="P73">氟化三苯錫 <text:s text:c="5"/></text:p>
          </table:table-cell>
          <table:table-cell table:style-name="表格1.A157" office:value-type="string">
            <text:p text:style-name="P72"><text:s/>Triphenyltin flu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F</text:span></text:span></text:p>
          </table:table-cell>
          <table:table-cell table:style-name="表格1.A157" office:value-type="string">
            <text:p text:style-name="P71">379-52-2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1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19</text:p>
          </table:table-cell>
          <table:table-cell table:style-name="表格1.A157" office:value-type="string">
            <text:p text:style-name="P73">碘化三苯錫 <text:s text:c="5"/></text:p>
          </table:table-cell>
          <table:table-cell table:style-name="表格1.A157" office:value-type="string">
            <text:p text:style-name="P72"><text:s/>Triphenyltin iod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I</text:span></text:span></text:p>
          </table:table-cell>
          <table:table-cell table:style-name="表格1.A157" office:value-type="string">
            <text:p text:style-name="P71">894-09-7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2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0</text:p>
          </table:table-cell>
          <table:table-cell table:style-name="表格1.A157" office:value-type="string">
            <text:p text:style-name="P72">醋酸三苯錫 <text:s text:c="5"/></text:p>
          </table:table-cell>
          <table:table-cell table:style-name="表格1.A157" office:value-type="string">
            <text:p text:style-name="P72"><text:s/>Triphenyltin acetat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OCC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900-95-8</text:p>
          </table:table-cell>
          <table:table-cell table:style-name="表格1.A157" office:value-type="string">
            <text:p text:style-name="P71">1</text:p>
          </table:table-cell>
          <table:table-cell table:style-name="表格1.H262" office:value-type="string">
            <text:p text:style-name="P71">--</text:p>
          </table:table-cell>
          <table:table-cell table:style-name="表格1.H262" office:value-type="string">
            <text:p text:style-name="P71">4</text:p>
          </table:table-cell>
          <table:table-cell table:style-name="表格1.H262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3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1</text:p>
          </table:table-cell>
          <table:table-cell table:style-name="表格1.A157" office:value-type="string">
            <text:p text:style-name="P72">氯化三苯錫 <text:s text:c="5"/></text:p>
          </table:table-cell>
          <table:table-cell table:style-name="表格1.A157" office:value-type="string">
            <text:p text:style-name="P72"><text:s/>Triphenyltin chl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l</text:span></text:span></text:p>
          </table:table-cell>
          <table:table-cell table:style-name="表格1.A157" office:value-type="string">
            <text:p text:style-name="P71">639-58-7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4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2</text:p>
          </table:table-cell>
          <table:table-cell table:style-name="表格1.A157" office:value-type="string">
            <text:p text:style-name="P72">三苯基-α-萘錫 <text:s text:c="2"/></text:p>
          </table:table-cell>
          <table:table-cell table:style-name="表格1.A157" office:value-type="string">
            <text:p text:style-name="P72"><text:s/>Triphenyl-α-naphthyltin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7</text:span></text:span></text:p>
          </table:table-cell>
          <table:table-cell table:style-name="表格1.A157" office:value-type="string">
            <text:p text:style-name="P71"/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ext:soft-page-break/>
        <table:table-row table:style-name="表格1.265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3</text:p>
          </table:table-cell>
          <table:table-cell table:style-name="表格1.A157" office:value-type="string">
            <text:p text:style-name="P72">溴化三丙錫 <text:s text:c="5"/></text:p>
          </table:table-cell>
          <table:table-cell table:style-name="表格1.A157" office:value-type="string">
            <text:p text:style-name="P72"><text:s/>Tripropyltin brom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Br</text:span></text:span></text:p>
          </table:table-cell>
          <table:table-cell table:style-name="表格1.A157" office:value-type="string">
            <text:p text:style-name="P71">2767-61-5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66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4</text:p>
          </table:table-cell>
          <table:table-cell table:style-name="表格1.A157" office:value-type="string">
            <text:p text:style-name="P72">氯化三丙錫 <text:s text:c="5"/></text:p>
          </table:table-cell>
          <table:table-cell table:style-name="表格1.A157" office:value-type="string">
            <text:p text:style-name="P72"><text:s/>Tripropyltin chl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l</text:span></text:span></text:p>
          </table:table-cell>
          <table:table-cell table:style-name="表格1.A157" office:value-type="string">
            <text:p text:style-name="P71">2279-76-7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7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5</text:p>
          </table:table-cell>
          <table:table-cell table:style-name="表格1.A157" office:value-type="string">
            <text:p text:style-name="P72">氟化三丙錫 <text:s text:c="5"/></text:p>
          </table:table-cell>
          <table:table-cell table:style-name="表格1.A157" office:value-type="string">
            <text:p text:style-name="P72"><text:s/>Tripropyltin fluoride</text:p>
          </table:table-cell>
          <table:table-cell table:style-name="表格1.A157" office:value-type="string">
            <text:p text:style-name="P69"><text:span text:style-name="預設段落字型"><text:span text:style-name="T1"><text:s/>(C</text:span></text:span><text:span text:style-name="預設段落字型"><text:span text:style-name="T17">3</text:span></text:span><text:span text:style-name="預設段落字型"><text:span text:style-name="T1">H</text:span></text:span><text:span text:style-name="預設段落字型"><text:span text:style-name="T17">7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F</text:span></text:span></text:p>
          </table:table-cell>
          <table:table-cell table:style-name="表格1.A157" office:value-type="string">
            <text:p text:style-name="P71"/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8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6</text:p>
          </table:table-cell>
          <table:table-cell table:style-name="表格1.A157" office:value-type="string">
            <text:p text:style-name="P72">溴化三甲苯錫 <text:s text:c="3"/></text:p>
          </table:table-cell>
          <table:table-cell table:style-name="表格1.A157" office:value-type="string">
            <text:p text:style-name="P72"><text:s/>Tritolyltin brom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Br</text:span></text:span></text:p>
          </table:table-cell>
          <table:table-cell table:style-name="表格1.A157" office:value-type="string">
            <text:p text:style-name="P71"/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69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7</text:p>
          </table:table-cell>
          <table:table-cell table:style-name="表格1.A157" office:value-type="string">
            <text:p text:style-name="P72">氯化三甲苯錫 <text:s text:c="3"/></text:p>
          </table:table-cell>
          <table:table-cell table:style-name="表格1.A157" office:value-type="string">
            <text:p text:style-name="P72"><text:s/>Tritolyltin chlor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Cl</text:span></text:span></text:p>
          </table:table-cell>
          <table:table-cell table:style-name="表格1.A157" office:value-type="string">
            <text:p text:style-name="P71">353747-42-9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0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8</text:p>
          </table:table-cell>
          <table:table-cell table:style-name="表格1.A157" office:value-type="string">
            <text:p text:style-name="P72">氟化三甲苯錫 <text:s text:c="3"/></text:p>
          </table:table-cell>
          <table:table-cell table:style-name="表格1.A157" office:value-type="string">
            <text:p text:style-name="P72"><text:s/>Tritolyltin fluor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F</text:span></text:span></text:p>
          </table:table-cell>
          <table:table-cell table:style-name="表格1.A157" office:value-type="string">
            <text:p text:style-name="P71">353747-43-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1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29</text:p>
          </table:table-cell>
          <table:table-cell table:style-name="表格1.A157" office:value-type="string">
            <text:p text:style-name="P72">氫氧化三甲苯錫 <text:s/></text:p>
          </table:table-cell>
          <table:table-cell table:style-name="表格1.A157" office:value-type="string">
            <text:p text:style-name="P72"><text:s/>Tritolyltin hydrox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OH</text:span></text:span></text:p>
          </table:table-cell>
          <table:table-cell table:style-name="表格1.A157" office:value-type="string">
            <text:p text:style-name="P71">228262-76-8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ext:soft-page-break/>
        <table:table-row table:style-name="表格1.272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0</text:p>
          </table:table-cell>
          <table:table-cell table:style-name="表格1.A157" office:value-type="string">
            <text:p text:style-name="P72">碘化三甲苯錫 <text:s text:c="3"/></text:p>
          </table:table-cell>
          <table:table-cell table:style-name="表格1.A157" office:value-type="string">
            <text:p text:style-name="P72"><text:s/>Tritolyltin iod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4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I</text:span></text:span></text:p>
          </table:table-cell>
          <table:table-cell table:style-name="表格1.A157" office:value-type="string">
            <text:p text:style-name="P71">353747-44-1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3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1</text:p>
          </table:table-cell>
          <table:table-cell table:style-name="表格1.A157" office:value-type="string">
            <text:p text:style-name="P72">參<text:span text:style-name="T67">（</text:span>三苯錫<text:span text:style-name="T67">）</text:span>甲烷 <text:s text:c="2"/></text:p>
          </table:table-cell>
          <table:table-cell table:style-name="表格1.A157" office:value-type="string">
            <text:p text:style-name="P72"><text:s/>Tritriphenylstannyl-</text:p>
            <text:p text:style-name="P72"><text:s/>methane</text:p>
          </table:table-cell>
          <table:table-cell table:style-name="表格1.A157" office:value-type="string">
            <text:p text:style-name="P69"><text:span text:style-name="預設段落字型"><text:span text:style-name="T1"><text:s/>[(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Sn]</text:span></text:span><text:span text:style-name="預設段落字型"><text:span text:style-name="T17">3</text:span></text:span><text:span text:style-name="預設段落字型"><text:span text:style-name="T1">CH</text:span></text:span></text:p>
          </table:table-cell>
          <table:table-cell table:style-name="表格1.A157" office:value-type="string">
            <text:p text:style-name="P71"/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</table:table-cell>
        </table:table-row>
        <table:table-row table:style-name="表格1.274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2</text:p>
          </table:table-cell>
          <table:table-cell table:style-name="表格1.A157" office:value-type="string">
            <text:p text:style-name="P72">溴化三茬錫 <text:s text:c="5"/></text:p>
          </table:table-cell>
          <table:table-cell table:style-name="表格1.A157" office:value-type="string">
            <text:p text:style-name="P72"><text:s/>Trixylyltin bromide</text:p>
          </table:table-cell>
          <table:table-cell table:style-name="表格1.A157" office:value-type="string">
            <text:p text:style-name="P69"><text:span text:style-name="預設段落字型"><text:span text:style-name="T1"><text:s/>[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]</text:span></text:span><text:span text:style-name="預設段落字型"><text:span text:style-name="T17">3</text:span></text:span><text:span text:style-name="預設段落字型"><text:span text:style-name="T1">SnBr</text:span></text:span></text:p>
          </table:table-cell>
          <table:table-cell table:style-name="表格1.A157" office:value-type="string">
            <text:p text:style-name="P71">353747-45-2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5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3</text:p>
          </table:table-cell>
          <table:table-cell table:style-name="表格1.A157" office:value-type="string">
            <text:p text:style-name="P72">氯化三茬錫 <text:s text:c="5"/></text:p>
          </table:table-cell>
          <table:table-cell table:style-name="表格1.A157" office:value-type="string">
            <text:p text:style-name="P179">Trixylyltin chloride</text:p>
          </table:table-cell>
          <table:table-cell table:style-name="表格1.A157" office:value-type="string">
            <text:p text:style-name="P180"><text:span text:style-name="預設段落字型"><text:span text:style-name="T1">[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]</text:span></text:span><text:span text:style-name="預設段落字型"><text:span text:style-name="T17">3</text:span></text:span><text:span text:style-name="預設段落字型"><text:span text:style-name="T1">SnCl</text:span></text:span></text:p>
          </table:table-cell>
          <table:table-cell table:style-name="表格1.A157" office:value-type="string">
            <text:p text:style-name="P71">353747-46-3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6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4</text:p>
          </table:table-cell>
          <table:table-cell table:style-name="表格1.A157" office:value-type="string">
            <text:p text:style-name="P72">氟化三茬錫 <text:s text:c="5"/></text:p>
          </table:table-cell>
          <table:table-cell table:style-name="表格1.A157" office:value-type="string">
            <text:p text:style-name="P179">Trixylyltin fluoride</text:p>
          </table:table-cell>
          <table:table-cell table:style-name="表格1.A157" office:value-type="string">
            <text:p text:style-name="P180"><text:span text:style-name="預設段落字型"><text:span text:style-name="T1">[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]</text:span></text:span><text:span text:style-name="預設段落字型"><text:span text:style-name="T17">3</text:span></text:span><text:span text:style-name="預設段落字型"><text:span text:style-name="T1">SnF</text:span></text:span></text:p>
          </table:table-cell>
          <table:table-cell table:style-name="表格1.A157" office:value-type="string">
            <text:p text:style-name="P71">353747-47-4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7">
          <table:table-cell table:style-name="表格1.A157" office:value-type="string">
            <text:p text:style-name="P71">148</text:p>
          </table:table-cell>
          <table:table-cell table:style-name="表格1.A157" office:value-type="string">
            <text:p text:style-name="P71">35</text:p>
          </table:table-cell>
          <table:table-cell table:style-name="表格1.A157" office:value-type="string">
            <text:p text:style-name="P72">碘化三茬錫 <text:s text:c="5"/></text:p>
          </table:table-cell>
          <table:table-cell table:style-name="表格1.A157" office:value-type="string">
            <text:p text:style-name="P72"><text:s/>Trixylyltin iodide</text:p>
          </table:table-cell>
          <table:table-cell table:style-name="表格1.A157" office:value-type="string">
            <text:p text:style-name="P69"><text:span text:style-name="預設段落字型"><text:span text:style-name="T1"><text:s/>[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]</text:span></text:span><text:span text:style-name="預設段落字型"><text:span text:style-name="T17">3</text:span></text:span><text:span text:style-name="預設段落字型"><text:span text:style-name="T1">SnI</text:span></text:span></text:p>
          </table:table-cell>
          <table:table-cell table:style-name="表格1.A157" office:value-type="string">
            <text:p text:style-name="P71">353747-48-5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  <text:p text:style-name="P98">91.05.24</text:p>
            <text:p text:style-name="P98">94.02.23</text:p>
            <text:p text:style-name="P98">101.02.02</text:p>
          </table:table-cell>
        </table:table-row>
        <table:table-row table:style-name="表格1.278">
          <table:table-cell table:style-name="表格1.A157" office:value-type="string">
            <text:p text:style-name="P110">149</text:p>
          </table:table-cell>
          <table:table-cell table:style-name="表格1.A157" office:value-type="string">
            <text:p text:style-name="P110">01</text:p>
          </table:table-cell>
          <table:table-cell table:style-name="表格1.A157" office:value-type="string">
            <text:p text:style-name="P111">六氯乙烷</text:p>
          </table:table-cell>
          <table:table-cell table:style-name="表格1.A157" office:value-type="string">
            <text:p text:style-name="P111"><text:s/>Hexachloroethane</text:p>
          </table:table-cell>
          <table:table-cell table:style-name="表格1.A157" office:value-type="string">
            <text:p text:style-name="P69"><text:span text:style-name="預設段落字型"><text:span text:style-name="T46"><text:s/>Cl</text:span></text:span><text:span text:style-name="預設段落字型"><text:span text:style-name="T48">3</text:span></text:span><text:span text:style-name="預設段落字型"><text:span text:style-name="T46">CCCl</text:span></text:span><text:span text:style-name="預設段落字型"><text:span text:style-name="T48">3</text:span></text:span></text:p>
          </table:table-cell>
          <table:table-cell table:style-name="表格1.A157" office:value-type="string">
            <text:p text:style-name="P110">67-72-1</text:p>
          </table:table-cell>
          <table:table-cell table:style-name="表格1.A157" office:value-type="string">
            <text:p text:style-name="P110">1</text:p>
          </table:table-cell>
          <table:table-cell table:style-name="表格1.H278" office:value-type="string">
            <text:p text:style-name="P110">50</text:p>
          </table:table-cell>
          <table:table-cell table:style-name="表格1.H278" office:value-type="string">
            <text:p text:style-name="P110">1</text:p>
          </table:table-cell>
          <table:table-cell table:style-name="表格1.H278" office:value-type="string">
            <text:p text:style-name="P113">89.03.15</text:p>
            <text:p text:style-name="P113">89.10.25</text:p>
          </table:table-cell>
        </table:table-row>
        <table:table-row table:style-name="表格1.279">
          <table:table-cell table:style-name="表格1.A157" office:value-type="string">
            <text:p text:style-name="P110">150</text:p>
          </table:table-cell>
          <table:table-cell table:style-name="表格1.A157" office:value-type="string">
            <text:p text:style-name="P110">01</text:p>
          </table:table-cell>
          <table:table-cell table:style-name="表格1.A157" office:value-type="string">
            <text:p text:style-name="P111">六氯-1,3-丁二烯</text:p>
          </table:table-cell>
          <table:table-cell table:style-name="表格1.A157" office:value-type="string">
            <text:p text:style-name="P111">Hexachloro-1,3-butadiene</text:p>
          </table:table-cell>
          <table:table-cell table:style-name="表格1.A157" office:value-type="string">
            <text:p text:style-name="P69"><text:span text:style-name="預設段落字型"><text:span text:style-name="T46"><text:s/>Cl</text:span></text:span><text:span text:style-name="預設段落字型"><text:span text:style-name="T48">2</text:span></text:span><text:span text:style-name="預設段落字型"><text:span text:style-name="T46">CCClCClCCl</text:span></text:span><text:span text:style-name="預設段落字型"><text:span text:style-name="T48">2</text:span></text:span></text:p>
          </table:table-cell>
          <table:table-cell table:style-name="表格1.A157" office:value-type="string">
            <text:p text:style-name="P110">87-68-3</text:p>
          </table:table-cell>
          <table:table-cell table:style-name="表格1.A157" office:value-type="string">
            <text:p text:style-name="P110">1</text:p>
          </table:table-cell>
          <table:table-cell table:style-name="表格1.H261" office:value-type="string">
            <text:p text:style-name="P110">50</text:p>
          </table:table-cell>
          <table:table-cell table:style-name="表格1.H261" office:value-type="string">
            <text:p text:style-name="P110">1</text:p>
          </table:table-cell>
          <table:table-cell table:style-name="表格1.H261" office:value-type="string">
            <text:p text:style-name="P113">89.03.15</text:p>
            <text:p text:style-name="P113">89.10.25</text:p>
            <text:p text:style-name="P114">108.03.05</text:p>
          </table:table-cell>
        </table:table-row>
        <text:soft-page-break/>
        <table:table-row table:style-name="表格1.280">
          <table:table-cell table:style-name="表格1.A157" office:value-type="string">
            <text:p text:style-name="P71">151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鈹</text:p>
          </table:table-cell>
          <table:table-cell table:style-name="表格1.A157" office:value-type="string">
            <text:p text:style-name="P72"><text:s/>Beryllium</text:p>
          </table:table-cell>
          <table:table-cell table:style-name="表格1.A157" office:value-type="string">
            <text:p text:style-name="P73"><text:s/>Be</text:p>
          </table:table-cell>
          <table:table-cell table:style-name="表格1.A157" office:value-type="string">
            <text:p text:style-name="P71">7440-41-7</text:p>
          </table:table-cell>
          <table:table-cell table:style-name="表格1.A157" office:value-type="string">
            <text:p text:style-name="P71">95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2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1">
          <table:table-cell table:style-name="表格1.A157" office:value-type="string">
            <text:p text:style-name="P71">152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對-氯-鄰-甲苯胺</text:p>
          </table:table-cell>
          <table:table-cell table:style-name="表格1.A157" office:value-type="string">
            <text:p text:style-name="P72"><text:s/>p-Chloro-o-toluidine</text:p>
          </table:table-cell>
          <table:table-cell table:style-name="表格1.A157" office:value-type="string">
            <text:p text:style-name="P69"><text:span text:style-name="預設段落字型"><text:span text:style-name="T1"><text:s/>C</text:span></text:span><text:span text:style-name="預設段落字型"><text:span text:style-name="T17">7</text:span></text:span><text:span text:style-name="預設段落字型"><text:span text:style-name="T1">H</text:span></text:span><text:span text:style-name="預設段落字型"><text:span text:style-name="T17">8</text:span></text:span><text:span text:style-name="預設段落字型"><text:span text:style-name="T1">ClN</text:span></text:span></text:p>
          </table:table-cell>
          <table:table-cell table:style-name="表格1.A157" office:value-type="string">
            <text:p text:style-name="P71">95-69-2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2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2">
          <table:table-cell table:style-name="表格1.A157" office:value-type="string">
            <text:p text:style-name="P71">153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二甲基胺甲醯氯</text:p>
          </table:table-cell>
          <table:table-cell table:style-name="表格1.A157" office:value-type="string">
            <text:p text:style-name="P72"><text:s/>Dimethylcarbamyl chloride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2</text:span></text:span><text:span text:style-name="預設段落字型"><text:span text:style-name="T1">NCOCl</text:span></text:span></text:p>
          </table:table-cell>
          <table:table-cell table:style-name="表格1.A157" office:value-type="string">
            <text:p text:style-name="P71">79-44-7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2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3">
          <table:table-cell table:style-name="表格1.A157" office:value-type="string">
            <text:p text:style-name="P71">154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氧化苯乙烯</text:p>
          </table:table-cell>
          <table:table-cell table:style-name="表格1.A157" office:value-type="string">
            <text:p text:style-name="P72"><text:s/>Styrene oxide</text:p>
          </table:table-cell>
          <table:table-cell table:style-name="表格1.A157" office:value-type="string">
            <text:p text:style-name="P69"><text:span text:style-name="預設段落字型"><text:span text:style-name="T1"><text:s/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5</text:span></text:span><text:span text:style-name="預設段落字型"><text:span text:style-name="T1">CHCH</text:span></text:span><text:span text:style-name="預設段落字型"><text:span text:style-name="T17">2</text:span></text:span><text:span text:style-name="預設段落字型"><text:span text:style-name="T1">O</text:span></text:span></text:p>
          </table:table-cell>
          <table:table-cell table:style-name="表格1.A157" office:value-type="string">
            <text:p text:style-name="P71">96-09-3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2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4">
          <table:table-cell table:style-name="表格1.A157" office:value-type="string">
            <text:p text:style-name="P71">155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1,2,3-三氯丙烷</text:p>
          </table:table-cell>
          <table:table-cell table:style-name="表格1.A157" office:value-type="string">
            <text:p text:style-name="P72"><text:s/>1,2,3-Trichloropropane</text:p>
          </table:table-cell>
          <table:table-cell table:style-name="表格1.A157" office:value-type="string">
            <text:p text:style-name="P69"><text:span text:style-name="預設段落字型"><text:span text:style-name="T1"><text:s/>ClCH</text:span></text:span><text:span text:style-name="預設段落字型"><text:span text:style-name="T17">2</text:span></text:span><text:span text:style-name="預設段落字型"><text:span text:style-name="T1">CHClCH</text:span></text:span><text:span text:style-name="預設段落字型"><text:span text:style-name="T17">2</text:span></text:span><text:span text:style-name="預設段落字型"><text:span text:style-name="T1">Cl</text:span></text:span></text:p>
          </table:table-cell>
          <table:table-cell table:style-name="表格1.A157" office:value-type="string">
            <text:p text:style-name="P71">96-18-4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2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5">
          <table:table-cell table:style-name="表格1.A157" office:value-type="string">
            <text:p text:style-name="P71">156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氟</text:p>
          </table:table-cell>
          <table:table-cell table:style-name="表格1.A157" office:value-type="string">
            <text:p text:style-name="P72"><text:s/>Fluorine</text:p>
          </table:table-cell>
          <table:table-cell table:style-name="表格1.A157" office:value-type="string">
            <text:p text:style-name="P69"><text:span text:style-name="預設段落字型"><text:span text:style-name="T1"><text:s/>F</text:span></text:span><text:span text:style-name="預設段落字型"><text:span text:style-name="T17">2</text:span></text:span></text:p>
          </table:table-cell>
          <table:table-cell table:style-name="表格1.A157" office:value-type="string">
            <text:p text:style-name="P71">7782-41-4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3</text:p>
          </table:table-cell>
          <table:table-cell table:style-name="表格1.H261" office:value-type="string">
            <text:p text:style-name="P98">89.03.15</text:p>
            <text:p text:style-name="P98">89.10.25</text:p>
            <text:p text:style-name="P98">94.02.23</text:p>
          </table:table-cell>
        </table:table-row>
        <table:table-row table:style-name="表格1.286">
          <table:table-cell table:style-name="表格1.A157" office:value-type="string">
            <text:p text:style-name="P71">157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磷化氫</text:p>
          </table:table-cell>
          <table:table-cell table:style-name="表格1.A157" office:value-type="string">
            <text:p text:style-name="P72"><text:s/>Phosphine</text:p>
          </table:table-cell>
          <table:table-cell table:style-name="表格1.A157" office:value-type="string">
            <text:p text:style-name="P69"><text:span text:style-name="預設段落字型"><text:span text:style-name="T1"><text:s/>P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7803-51-2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3</text:p>
          </table:table-cell>
          <table:table-cell table:style-name="表格1.H261" office:value-type="string">
            <text:p text:style-name="P98">89.03.15</text:p>
            <text:p text:style-name="P98">89.10.25</text:p>
            <text:p text:style-name="P98">90.06.21</text:p>
          </table:table-cell>
        </table:table-row>
        <table:table-row table:style-name="表格1.287">
          <table:table-cell table:style-name="表格1.A157" office:value-type="string">
            <text:p text:style-name="P71">158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三氯化磷</text:p>
          </table:table-cell>
          <table:table-cell table:style-name="表格1.A157" office:value-type="string">
            <text:p text:style-name="P72"><text:s/>Phosphorus trichloride</text:p>
          </table:table-cell>
          <table:table-cell table:style-name="表格1.A157" office:value-type="string">
            <text:p text:style-name="P69"><text:span text:style-name="預設段落字型"><text:span text:style-name="T1"><text:s/>PCl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7719-12-2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3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8">
          <table:table-cell table:style-name="表格1.A157" office:value-type="string">
            <text:p text:style-name="P71">159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胺基硫脲</text:p>
          </table:table-cell>
          <table:table-cell table:style-name="表格1.A157" office:value-type="string">
            <text:p text:style-name="P72"><text:s/>Thiosemicarbazide <text:s text:c="10"/></text:p>
            <text:p text:style-name="P72"><text:s/>1-amino-2-thiourea</text:p>
          </table:table-cell>
          <table:table-cell table:style-name="表格1.A157" office:value-type="string">
            <text:p text:style-name="P69"><text:span text:style-name="預設段落字型"><text:span text:style-name="T1"><text:s/>CH</text:span></text:span><text:span text:style-name="預設段落字型"><text:span text:style-name="T17">5</text:span></text:span><text:span text:style-name="預設段落字型"><text:span text:style-name="T1">N</text:span></text:span><text:span text:style-name="預設段落字型"><text:span text:style-name="T17">3</text:span></text:span><text:span text:style-name="預設段落字型"><text:span text:style-name="T1">S</text:span></text:span></text:p>
          </table:table-cell>
          <table:table-cell table:style-name="表格1.A157" office:value-type="string">
            <text:p text:style-name="P71">79-19-6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50</text:p>
          </table:table-cell>
          <table:table-cell table:style-name="表格1.H261" office:value-type="string">
            <text:p text:style-name="P71">3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89">
          <table:table-cell table:style-name="表格1.A157" office:value-type="string">
            <text:p text:style-name="P71">160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甲基第三丁基醚 <text:s/></text:p>
          </table:table-cell>
          <table:table-cell table:style-name="表格1.A157" office:value-type="string">
            <text:p text:style-name="P72"><text:s/>Methyl-tert-butyl ether</text:p>
          </table:table-cell>
          <table:table-cell table:style-name="表格1.A157" office:value-type="string">
            <text:p text:style-name="P69"><text:span text:style-name="預設段落字型"><text:span text:style-name="T1"><text:s/>(CH</text:span></text:span><text:span text:style-name="預設段落字型"><text:span text:style-name="T17">3</text:span></text:span><text:span text:style-name="預設段落字型"><text:span text:style-name="T1">)</text:span></text:span><text:span text:style-name="預設段落字型"><text:span text:style-name="T17">3</text:span></text:span><text:span text:style-name="預設段落字型"><text:span text:style-name="T1">COCH</text:span></text:span><text:span text:style-name="預設段落字型"><text:span text:style-name="T17">3</text:span></text:span></text:p>
          </table:table-cell>
          <table:table-cell table:style-name="表格1.A157" office:value-type="string">
            <text:p text:style-name="P71">1634-04-4</text:p>
          </table:table-cell>
          <table:table-cell table:style-name="表格1.A157" office:value-type="string">
            <text:p text:style-name="P71">20 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90">
          <table:table-cell table:style-name="表格1.A157" office:value-type="string">
            <text:p text:style-name="P71">161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2,4-二氯酚 <text:s text:c="6"/></text:p>
          </table:table-cell>
          <table:table-cell table:style-name="表格1.A157" office:value-type="string">
            <text:p text:style-name="P72"><text:s/>2,4-Dichlorophenol</text:p>
          </table:table-cell>
          <table:table-cell table:style-name="表格1.A157" office:value-type="string">
            <text:p text:style-name="P69"><text:span text:style-name="預設段落字型"><text:span text:style-name="T1"><text:s/>Cl</text:span></text:span><text:span text:style-name="預設段落字型"><text:span text:style-name="T17">2</text:span></text:span><text:span text:style-name="預設段落字型"><text:span text:style-name="T1">C</text:span></text:span><text:span text:style-name="預設段落字型"><text:span text:style-name="T17">6</text:span></text:span><text:span text:style-name="預設段落字型"><text:span text:style-name="T1">H</text:span></text:span><text:span text:style-name="預設段落字型"><text:span text:style-name="T17">3</text:span></text:span><text:span text:style-name="預設段落字型"><text:span text:style-name="T1">OH</text:span></text:span></text:p>
          </table:table-cell>
          <table:table-cell table:style-name="表格1.A157" office:value-type="string">
            <text:p text:style-name="P71">120-83-2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91">
          <table:table-cell table:style-name="表格1.A157" office:value-type="string">
            <text:p text:style-name="P71">162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二氯溴甲烷 <text:s text:c="5"/></text:p>
          </table:table-cell>
          <table:table-cell table:style-name="表格1.A157" office:value-type="string">
            <text:p text:style-name="P72"><text:s/>Dichlorobromomethane</text:p>
          </table:table-cell>
          <table:table-cell table:style-name="表格1.A157" office:value-type="string">
            <text:p text:style-name="P69"><text:span text:style-name="預設段落字型"><text:span text:style-name="T1"><text:s/>CHBrCl</text:span></text:span><text:span text:style-name="預設段落字型"><text:span text:style-name="T17">2</text:span></text:span></text:p>
          </table:table-cell>
          <table:table-cell table:style-name="表格1.A157" office:value-type="string">
            <text:p text:style-name="P71">75-27-4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92">
          <table:table-cell table:style-name="表格1.A157" office:value-type="string">
            <text:p text:style-name="P71">163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二環戊二烯 <text:s text:c="5"/></text:p>
          </table:table-cell>
          <table:table-cell table:style-name="表格1.A157" office:value-type="string">
            <text:p text:style-name="P72"><text:s/>Dicyclopentadiene</text:p>
          </table:table-cell>
          <table:table-cell table:style-name="表格1.A157" office:value-type="string">
            <text:p text:style-name="P69"><text:span text:style-name="預設段落字型"><text:span text:style-name="T1"><text:s/>C</text:span></text:span><text:span text:style-name="預設段落字型"><text:span text:style-name="T17">10</text:span></text:span><text:span text:style-name="預設段落字型"><text:span text:style-name="T1">H</text:span></text:span><text:span text:style-name="預設段落字型"><text:span text:style-name="T17">12</text:span></text:span></text:p>
          </table:table-cell>
          <table:table-cell table:style-name="表格1.A157" office:value-type="string">
            <text:p text:style-name="P71">77-73-6</text:p>
          </table:table-cell>
          <table:table-cell table:style-name="表格1.A157" office:value-type="string">
            <text:p text:style-name="P71">1</text:p>
          </table:table-cell>
          <table:table-cell table:style-name="表格1.H261" office:value-type="string">
            <text:p text:style-name="P71">--</text:p>
          </table:table-cell>
          <table:table-cell table:style-name="表格1.H261" office:value-type="string">
            <text:p text:style-name="P71">4</text:p>
          </table:table-cell>
          <table:table-cell table:style-name="表格1.H261" office:value-type="string">
            <text:p text:style-name="P98">89.03.15</text:p>
            <text:p text:style-name="P98">89.10.25</text:p>
          </table:table-cell>
        </table:table-row>
        <table:table-row table:style-name="表格1.293">
          <table:table-cell table:style-name="表格1.A157" office:value-type="string">
            <text:p text:style-name="P71">164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聯胺 <text:s text:c="11"/></text:p>
          </table:table-cell>
          <table:table-cell table:style-name="表格1.A157" office:value-type="string">
            <text:p text:style-name="P72"><text:s/>Hydrazine</text:p>
          </table:table-cell>
          <table:table-cell table:style-name="表格1.A157" office:value-type="string">
            <text:p text:style-name="P69"><text:span text:style-name="預設段落字型"><text:span text:style-name="T1"><text:s/>H</text:span></text:span><text:span text:style-name="預設段落字型"><text:span text:style-name="T17">2</text:span></text:span><text:span text:style-name="預設段落字型"><text:span text:style-name="T1">NNH</text:span></text:span><text:span text:style-name="預設段落字型"><text:span text:style-name="T17">2</text:span></text:span></text:p>
          </table:table-cell>
          <table:table-cell table:style-name="表格1.A157" office:value-type="string">
            <text:p text:style-name="P71">302-01-2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89.03.15</text:p>
            <text:p text:style-name="P98">89.10.25</text:p>
          </table:table-cell>
        </table:table-row>
        <text:soft-page-break/>
        <table:table-row table:style-name="表格1.294">
          <table:table-cell table:style-name="表格1.A157" office:value-type="string">
            <text:p text:style-name="P71">165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壬基酚<text:span text:style-name="T67">（</text:span>壬酚<text:span text:style-name="T67">）</text:span></text:p>
          </table:table-cell>
          <table:table-cell table:style-name="表格1.A157" office:value-type="string">
            <text:p text:style-name="P179">Nonylphenol</text:p>
          </table:table-cell>
          <table:table-cell table:style-name="表格1.A157" office:value-type="string">
            <text:p text:style-name="P180"><text:span text:style-name="預設段落字型"><text:span text:style-name="T15">C</text:span></text:span><text:span text:style-name="預設段落字型"><text:span text:style-name="T21">6</text:span></text:span><text:span text:style-name="預設段落字型"><text:span text:style-name="T15">H</text:span></text:span><text:span text:style-name="預設段落字型"><text:span text:style-name="T21">4</text:span></text:span><text:span text:style-name="預設段落字型"><text:span text:style-name="T15">(OH)C</text:span></text:span><text:span text:style-name="預設段落字型"><text:span text:style-name="T21">9</text:span></text:span><text:span text:style-name="預設段落字型"><text:span text:style-name="T15">H</text:span></text:span><text:span text:style-name="預設段落字型"><text:span text:style-name="T21">19</text:span></text:span></text:p>
          </table:table-cell>
          <table:table-cell table:style-name="表格1.A157" office:value-type="string">
            <text:p text:style-name="P71">25154-52-3</text:p>
            <text:p text:style-name="P71">84852-15-3</text:p>
          </table:table-cell>
          <table:table-cell table:style-name="表格1.A157" office:value-type="string">
            <text:p text:style-name="P71">5</text:p>
          </table:table-cell>
          <table:table-cell table:style-name="表格1.A157" office:value-type="string">
            <text:p text:style-name="P71">5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98">96.12.17</text:p>
            <text:p text:style-name="P98">98.07.31</text:p>
            <text:p text:style-name="P98">104.12.31</text:p>
          </table:table-cell>
        </table:table-row>
        <table:table-row table:style-name="表格1.295">
          <table:table-cell table:style-name="表格1.A157" office:value-type="string">
            <text:p text:style-name="P71">165</text:p>
          </table:table-cell>
          <table:table-cell table:style-name="表格1.A157" office:value-type="string">
            <text:p text:style-name="P71">02</text:p>
          </table:table-cell>
          <table:table-cell table:style-name="表格1.A157" office:value-type="string">
            <text:p text:style-name="P72">壬基酚聚乙氧基醇</text:p>
          </table:table-cell>
          <table:table-cell table:style-name="表格1.A157" office:value-type="string">
            <text:p text:style-name="P181">Nonylphenol polyethylene glycol ether </text:p>
          </table:table-cell>
          <table:table-cell table:style-name="表格1.A157" office:value-type="string">
            <text:p text:style-name="P180"><text:span text:style-name="預設段落字型"><text:span text:style-name="T15">(C</text:span></text:span><text:span text:style-name="預設段落字型"><text:span text:style-name="T21">2</text:span></text:span><text:span text:style-name="預設段落字型"><text:span text:style-name="T15">H</text:span></text:span><text:span text:style-name="預設段落字型"><text:span text:style-name="T21">4</text:span></text:span><text:span text:style-name="預設段落字型"><text:span text:style-name="T15">O)</text:span></text:span><text:span text:style-name="預設段落字型"><text:span text:style-name="T21">n</text:span></text:span><text:span text:style-name="預設段落字型"><text:span text:style-name="T15">C</text:span></text:span><text:span text:style-name="預設段落字型"><text:span text:style-name="T21">15</text:span></text:span><text:span text:style-name="預設段落字型"><text:span text:style-name="T15">H</text:span></text:span><text:span text:style-name="預設段落字型"><text:span text:style-name="T21">24</text:span></text:span><text:span text:style-name="預設段落字型"><text:span text:style-name="T15">O</text:span></text:span></text:p>
          </table:table-cell>
          <table:table-cell table:style-name="表格1.A157" office:value-type="string">
            <text:p text:style-name="P71">9016-45-9</text:p>
            <text:p text:style-name="P71">26027-38-3</text:p>
          </table:table-cell>
          <table:table-cell table:style-name="表格1.A157" office:value-type="string">
            <text:p text:style-name="P71">5</text:p>
          </table:table-cell>
          <table:table-cell table:style-name="表格1.A157" office:value-type="string">
            <text:p text:style-name="P71">50</text:p>
          </table:table-cell>
          <table:table-cell table:style-name="表格1.A157" office:value-type="string">
            <text:p text:style-name="P71">1</text:p>
          </table:table-cell>
          <table:table-cell table:style-name="表格1.A157" office:value-type="string">
            <text:p text:style-name="P98">96.12.17</text:p>
            <text:p text:style-name="P98">98.07.31</text:p>
            <text:p text:style-name="P98">104.12.31</text:p>
          </table:table-cell>
        </table:table-row>
        <table:table-row table:style-name="表格1.296">
          <table:table-cell table:style-name="表格1.A157" office:value-type="string">
            <text:p text:style-name="P71">166</text:p>
          </table:table-cell>
          <table:table-cell table:style-name="表格1.A157" office:value-type="string">
            <text:p text:style-name="P71">01</text:p>
          </table:table-cell>
          <table:table-cell table:style-name="表格1.A157" office:value-type="string">
            <text:p text:style-name="P72">雙酚A</text:p>
          </table:table-cell>
          <table:table-cell table:style-name="表格1.A157" office:value-type="string">
            <text:p text:style-name="P181">4,4-isopropylidene diphenol</text:p>
            <text:p text:style-name="P181">（Bisphenol A）</text:p>
          </table:table-cell>
          <table:table-cell table:style-name="表格1.A157" office:value-type="string">
            <text:p text:style-name="P180"><text:span text:style-name="預設段落字型"><text:span text:style-name="T1">C</text:span></text:span><text:span text:style-name="預設段落字型"><text:span text:style-name="T18">12</text:span></text:span><text:span text:style-name="預設段落字型"><text:span text:style-name="T1">H</text:span></text:span><text:span text:style-name="預設段落字型"><text:span text:style-name="T18">16</text:span></text:span><text:span text:style-name="預設段落字型"><text:span text:style-name="T1">O</text:span></text:span><text:span text:style-name="預設段落字型"><text:span text:style-name="T18">2</text:span></text:span></text:p>
          </table:table-cell>
          <table:table-cell table:style-name="表格1.A157" office:value-type="string">
            <text:p text:style-name="P71">80-05-7</text:p>
          </table:table-cell>
          <table:table-cell table:style-name="表格1.A157" office:value-type="string">
            <text:p text:style-name="P71">30</text:p>
          </table:table-cell>
          <table:table-cell table:style-name="表格1.A157" office:value-type="string">
            <text:p text:style-name="P71">--</text:p>
          </table:table-cell>
          <table:table-cell table:style-name="表格1.A157" office:value-type="string">
            <text:p text:style-name="P71">4</text:p>
          </table:table-cell>
          <table:table-cell table:style-name="表格1.A157" office:value-type="string">
            <text:p text:style-name="P98">98.07.31</text:p>
          </table:table-cell>
        </table:table-row>
        <table:table-row table:style-name="表格1.297">
          <table:table-cell table:style-name="表格1.A157" office:value-type="string">
            <text:p text:style-name="P7">167</text:p>
          </table:table-cell>
          <table:table-cell table:style-name="表格1.A157" office:value-type="string">
            <text:p text:style-name="P7">01</text:p>
          </table:table-cell>
          <table:table-cell table:style-name="表格1.A157" office:value-type="string">
            <text:p text:style-name="P72">滅蟻樂</text:p>
          </table:table-cell>
          <table:table-cell table:style-name="表格1.A157" office:value-type="string">
            <text:p text:style-name="P130">Mirex</text:p>
          </table:table-cell>
          <table:table-cell table:style-name="表格1.A157" office:value-type="string">
            <text:p text:style-name="P131"><text:span text:style-name="預設段落字型"><text:span text:style-name="T2">C</text:span></text:span><text:span text:style-name="預設段落字型"><text:span text:style-name="T18">10</text:span></text:span><text:span text:style-name="預設段落字型"><text:span text:style-name="T2">Cl</text:span></text:span><text:span text:style-name="預設段落字型"><text:span text:style-name="T18">12</text:span></text:span></text:p>
          </table:table-cell>
          <table:table-cell table:style-name="表格1.A157" office:value-type="string">
            <text:p text:style-name="P63"><text:span text:style-name="預設段落字型"><text:span text:style-name="T34">2385-85-5</text:span></text:span></text:p>
          </table:table-cell>
          <table:table-cell table:style-name="表格1.A157" office:value-type="string">
            <text:p text:style-name="P81">1</text:p>
          </table:table-cell>
          <table:table-cell table:style-name="表格1.A157" office:value-type="string">
            <text:p text:style-name="P81">50</text:p>
          </table:table-cell>
          <table:table-cell table:style-name="表格1.A157" office:value-type="string">
            <text:p text:style-name="P36">1, 3</text:p>
          </table:table-cell>
          <table:table-cell table:style-name="表格1.A157" office:value-type="string">
            <text:p text:style-name="P96">99.12.24</text:p>
          </table:table-cell>
        </table:table-row>
        <table:table-row table:style-name="表格1.298">
          <table:table-cell table:style-name="表格1.A157" office:value-type="string">
            <text:p text:style-name="P7">168</text:p>
          </table:table-cell>
          <table:table-cell table:style-name="表格1.A157" office:value-type="string">
            <text:p text:style-name="P7">01</text:p>
          </table:table-cell>
          <table:table-cell table:style-name="表格1.A157" office:value-type="string">
            <text:p text:style-name="P72">十氯酮</text:p>
          </table:table-cell>
          <table:table-cell table:style-name="表格1.A157" office:value-type="string">
            <text:p text:style-name="P130">Chlordecone</text:p>
          </table:table-cell>
          <table:table-cell table:style-name="表格1.A157" office:value-type="string">
            <text:p text:style-name="P147"><text:span text:style-name="預設段落字型"><text:span text:style-name="T34">C</text:span></text:span><text:span text:style-name="預設段落字型"><text:span text:style-name="T22">10</text:span></text:span><text:span text:style-name="預設段落字型"><text:span text:style-name="T34">Cl</text:span></text:span><text:span text:style-name="預設段落字型"><text:span text:style-name="T22">10</text:span></text:span><text:span text:style-name="預設段落字型"><text:span text:style-name="T34">O</text:span></text:span></text:p>
          </table:table-cell>
          <table:table-cell table:style-name="表格1.A157" office:value-type="string">
            <text:p text:style-name="P62">143-50-0</text:p>
          </table:table-cell>
          <table:table-cell table:style-name="表格1.A157" office:value-type="string">
            <text:p text:style-name="P81">1</text:p>
          </table:table-cell>
          <table:table-cell table:style-name="表格1.A157" office:value-type="string">
            <text:p text:style-name="P91"><text:span text:style-name="預設段落字型"><text:span text:style-name="T2">50</text:span></text:span></text:p>
          </table:table-cell>
          <table:table-cell table:style-name="表格1.A157" office:value-type="string">
            <text:p text:style-name="P36">1, 3</text:p>
          </table:table-cell>
          <table:table-cell table:style-name="表格1.A157" office:value-type="string">
            <text:p text:style-name="P99">99.12.24</text:p>
          </table:table-cell>
        </table:table-row>
        <table:table-row table:style-name="表格1.299">
          <table:table-cell table:style-name="表格1.A157" office:value-type="string">
            <text:p text:style-name="P9">169</text:p>
          </table:table-cell>
          <table:table-cell table:style-name="表格1.A157" office:value-type="string">
            <text:p text:style-name="P9">01</text:p>
          </table:table-cell>
          <table:table-cell table:style-name="表格1.A157" office:value-type="string">
            <text:p text:style-name="P111">全氟辛烷磺酸</text:p>
          </table:table-cell>
          <table:table-cell table:style-name="表格1.A157" office:value-type="string">
            <text:p text:style-name="P135">Perfluorooctane sulfonic acid</text:p>
          </table:table-cell>
          <table:table-cell table:style-name="表格1.A157" office:value-type="string">
            <text:p text:style-name="P147"><text:span text:style-name="預設段落字型"><text:span text:style-name="T57">C</text:span></text:span><text:span text:style-name="預設段落字型"><text:span text:style-name="T51">8</text:span></text:span><text:span text:style-name="預設段落字型"><text:span text:style-name="T57">HF</text:span></text:span><text:span text:style-name="預設段落字型"><text:span text:style-name="T51">17</text:span></text:span><text:span text:style-name="預設段落字型"><text:span text:style-name="T57">O</text:span></text:span><text:span text:style-name="預設段落字型"><text:span text:style-name="T51">3</text:span></text:span><text:span text:style-name="預設段落字型"><text:span text:style-name="T57">S</text:span></text:span></text:p>
          </table:table-cell>
          <table:table-cell table:style-name="表格1.A157" office:value-type="string">
            <text:p text:style-name="P104">1763-23-1</text:p>
          </table:table-cell>
          <table:table-cell table:style-name="表格1.A157" office:value-type="string">
            <text:p text:style-name="P108"><text:span text:style-name="T36">0.0</text:span>1</text:p>
          </table:table-cell>
          <table:table-cell table:style-name="表格1.A157" office:value-type="string">
            <text:p text:style-name="P91"><text:span text:style-name="預設段落字型"><text:span text:style-name="T47">50</text:span></text:span></text:p>
          </table:table-cell>
          <table:table-cell table:style-name="表格1.A157" office:value-type="string">
            <text:p text:style-name="P106">1, 2</text:p>
          </table:table-cell>
          <table:table-cell table:style-name="表格1.A157" office:value-type="string">
            <text:p text:style-name="P112">99.12.24</text:p>
            <text:p text:style-name="P112">107.06.28</text:p>
            <text:p text:style-name="P12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300">
          <table:table-cell table:style-name="表格1.A157" office:value-type="string">
            <text:p text:style-name="P9">169</text:p>
          </table:table-cell>
          <table:table-cell table:style-name="表格1.A157" office:value-type="string">
            <text:p text:style-name="P9">02</text:p>
          </table:table-cell>
          <table:table-cell table:style-name="表格1.A157" office:value-type="string">
            <text:p text:style-name="P111">全氟辛烷磺酸鋰鹽</text:p>
          </table:table-cell>
          <table:table-cell table:style-name="表格1.A157" office:value-type="string">
            <text:p text:style-name="P135">Lithium perfluorooctane sulfonate</text:p>
          </table:table-cell>
          <table:table-cell table:style-name="表格1.A157" office:value-type="string">
            <text:p text:style-name="P147"><text:span text:style-name="預設段落字型"><text:span text:style-name="T57">C</text:span></text:span><text:span text:style-name="預設段落字型"><text:span text:style-name="T51">8</text:span></text:span><text:span text:style-name="預設段落字型"><text:span text:style-name="T57">HF</text:span></text:span><text:span text:style-name="預設段落字型"><text:span text:style-name="T51">17</text:span></text:span><text:span text:style-name="預設段落字型"><text:span text:style-name="T57">O</text:span></text:span><text:span text:style-name="預設段落字型"><text:span text:style-name="T51">3</text:span></text:span><text:span text:style-name="預設段落字型"><text:span text:style-name="T57">S</text:span></text:span><text:span text:style-name="預設段落字型"><text:span text:style-name="T58"></text:span></text:span><text:span text:style-name="預設段落字型"><text:span text:style-name="T57">Li</text:span></text:span></text:p>
          </table:table-cell>
          <table:table-cell table:style-name="表格1.A157" office:value-type="string">
            <text:p text:style-name="P64">29457-72-5</text:p>
          </table:table-cell>
          <table:table-cell table:style-name="表格1.A157" office:value-type="string">
            <text:p text:style-name="P109"><text:span text:style-name="T36">0.0</text:span>1</text:p>
          </table:table-cell>
          <table:table-cell table:style-name="表格1.A157" office:value-type="string">
            <text:p text:style-name="P91"><text:span text:style-name="預設段落字型"><text:span text:style-name="T47">50</text:span></text:span></text:p>
          </table:table-cell>
          <table:table-cell table:style-name="表格1.A157" office:value-type="string">
            <text:p text:style-name="P46">1, 2</text:p>
          </table:table-cell>
          <table:table-cell table:style-name="表格1.A157" office:value-type="string">
            <text:p text:style-name="P112">99.12.24</text:p>
            <text:p text:style-name="P12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301">
          <table:table-cell table:style-name="表格1.A157" office:value-type="string">
            <text:p text:style-name="P9">169</text:p>
          </table:table-cell>
          <table:table-cell table:style-name="表格1.A157" office:value-type="string">
            <text:p text:style-name="P9">03</text:p>
          </table:table-cell>
          <table:table-cell table:style-name="表格1.A157" office:value-type="string">
            <text:p text:style-name="P111">全氟辛烷磺醯氟</text:p>
          </table:table-cell>
          <table:table-cell table:style-name="表格1.A157" office:value-type="string">
            <text:p text:style-name="P135">Perfluorooctane sulfonyl fluoride</text:p>
          </table:table-cell>
          <table:table-cell table:style-name="表格1.A157" office:value-type="string">
            <text:p text:style-name="P147"><text:span text:style-name="預設段落字型"><text:span text:style-name="T57">C</text:span></text:span><text:span text:style-name="預設段落字型"><text:span text:style-name="T51">8</text:span></text:span><text:span text:style-name="預設段落字型"><text:span text:style-name="T57">F</text:span></text:span><text:span text:style-name="預設段落字型"><text:span text:style-name="T51">18</text:span></text:span><text:span text:style-name="預設段落字型"><text:span text:style-name="T57">O</text:span></text:span><text:span text:style-name="預設段落字型"><text:span text:style-name="T51">2</text:span></text:span><text:span text:style-name="預設段落字型"><text:span text:style-name="T57">S</text:span></text:span></text:p>
          </table:table-cell>
          <table:table-cell table:style-name="表格1.A157" office:value-type="string">
            <text:p text:style-name="P104">307-35-7</text:p>
          </table:table-cell>
          <table:table-cell table:style-name="表格1.A157" office:value-type="string">
            <text:p text:style-name="P109"><text:span text:style-name="T36">0.0</text:span>1</text:p>
          </table:table-cell>
          <table:table-cell table:style-name="表格1.A157" office:value-type="string">
            <text:p text:style-name="P103"><text:span text:style-name="預設段落字型"><text:span text:style-name="T61">50</text:span></text:span></text:p>
          </table:table-cell>
          <table:table-cell table:style-name="表格1.A157" office:value-type="string">
            <text:p text:style-name="P107">1</text:p>
          </table:table-cell>
          <table:table-cell table:style-name="表格1.A157" office:value-type="string">
            <text:p text:style-name="P112">99.12.24</text:p>
            <text:p text:style-name="P12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302">
          <table:table-cell table:style-name="表格1.A302" office:value-type="string">
            <text:p text:style-name="P183">169</text:p>
          </table:table-cell>
          <table:table-cell table:style-name="表格1.B302" office:value-type="string">
            <text:p text:style-name="P250">04</text:p>
          </table:table-cell>
          <table:table-cell table:style-name="表格1.C302" office:value-type="string">
            <text:p text:style-name="P184"><text:span text:style-name="預設段落字型"><text:span text:style-name="T59">全氟辛酸</text:span></text:span></text:p>
          </table:table-cell>
          <table:table-cell table:style-name="表格1.D302" office:value-type="string">
            <text:p text:style-name="P251">Perflurooctanoic acid (PFOA)</text:p>
          </table:table-cell>
          <table:table-cell table:style-name="表格1.E302" office:value-type="string">
            <text:p text:style-name="P182"><text:span text:style-name="T39">C</text:span><text:span text:style-name="預設段落字型"><text:span text:style-name="T60">8</text:span></text:span><text:span text:style-name="T39">HF</text:span><text:span text:style-name="預設段落字型"><text:span text:style-name="T60">15</text:span></text:span><text:span text:style-name="T39">O</text:span><text:span text:style-name="預設段落字型"><text:span text:style-name="T60">2</text:span></text:span></text:p>
          </table:table-cell>
          <table:table-cell table:style-name="表格1.F302" office:value-type="string">
            <text:p text:style-name="P252">335-67-1</text:p>
          </table:table-cell>
          <table:table-cell table:style-name="表格1.G302" office:value-type="string">
            <text:p text:style-name="P253">0.01</text:p>
          </table:table-cell>
          <table:table-cell table:style-name="表格1.H302" office:value-type="string">
            <text:p text:style-name="P242"><text:span text:style-name="預設段落字型"><text:span text:style-name="T47">50</text:span></text:span></text:p>
          </table:table-cell>
          <table:table-cell table:style-name="表格1.I302" office:value-type="string">
            <text:p text:style-name="P254">1</text:p>
          </table:table-cell>
          <table:table-cell table:style-name="表格1.J302" office:value-type="string">
            <text:p text:style-name="P187"/>
            <text:p text:style-name="P249"><text:span text:style-name="預設段落字型"><text:span text:style-name="T53">107.06.28</text:span></text:span></text:p>
            <text:p text:style-name="P11"><text:span text:style-name="預設段落字型"><text:span text:style-name="T55">109.</text:span></text:span><text:span text:style-name="預設段落字型"><text:span text:style-name="T56">09</text:span></text:span><text:span text:style-name="預設段落字型"><text:span text:style-name="T55">.</text:span></text:span><text:span text:style-name="預設段落字型"><text:span text:style-name="T56">08</text:span></text:span></text:p>
          </table:table-cell>
        </table:table-row>
        <table:table-row table:style-name="表格1.303">
          <table:table-cell table:style-name="表格1.A157" office:value-type="string">
            <text:p text:style-name="P7">170</text:p>
          </table:table-cell>
          <table:table-cell table:style-name="表格1.A157" office:value-type="string">
            <text:p text:style-name="P7">01</text:p>
          </table:table-cell>
          <table:table-cell table:style-name="表格1.A157" office:value-type="string">
            <text:p text:style-name="P72">五氯苯</text:p>
          </table:table-cell>
          <table:table-cell table:style-name="表格1.A157" office:value-type="string">
            <text:p text:style-name="P131"><text:span text:style-name="預設段落字型"><text:span text:style-name="T2">Pentachlorobenzene </text:span></text:span></text:p>
          </table:table-cell>
          <table:table-cell table:style-name="表格1.A157" office:value-type="string">
            <text:p text:style-name="P147"><text:span text:style-name="預設段落字型"><text:span text:style-name="T34">C</text:span></text:span><text:span text:style-name="預設段落字型"><text:span text:style-name="T22">6</text:span></text:span><text:span text:style-name="預設段落字型"><text:span text:style-name="T34">HC</text:span></text:span><text:span text:style-name="預設段落字型"><text:span text:style-name="T22">l5</text:span></text:span></text:p>
          </table:table-cell>
          <table:table-cell table:style-name="表格1.A157" office:value-type="string">
            <text:p text:style-name="P85">608-93-5</text:p>
          </table:table-cell>
          <table:table-cell table:style-name="表格1.A157" office:value-type="string">
            <text:p text:style-name="P81">1</text:p>
          </table:table-cell>
          <table:table-cell table:style-name="表格1.A157" office:value-type="string">
            <text:p text:style-name="P91"><text:span text:style-name="預設段落字型"><text:span text:style-name="T2">50</text:span></text:span></text:p>
          </table:table-cell>
          <table:table-cell table:style-name="表格1.A157" office:value-type="string">
            <text:p text:style-name="P36">1, 3</text:p>
          </table:table-cell>
          <table:table-cell table:style-name="表格1.A157" office:value-type="string">
            <text:p text:style-name="P99">99.12.24</text:p>
          </table:table-cell>
        </table:table-row>
        <table:table-row table:style-name="表格1.304">
          <table:table-cell table:style-name="表格1.A157" office:value-type="string">
            <text:p text:style-name="P7">171</text:p>
          </table:table-cell>
          <table:table-cell table:style-name="表格1.A157" office:value-type="string">
            <text:p text:style-name="P7">01</text:p>
          </table:table-cell>
          <table:table-cell table:style-name="表格1.A157" office:value-type="string">
            <text:p text:style-name="P72">六溴聯苯</text:p>
          </table:table-cell>
          <table:table-cell table:style-name="表格1.A157" office:value-type="string">
            <text:p text:style-name="P130">Hexabromobiphenyl</text:p>
          </table:table-cell>
          <table:table-cell table:style-name="表格1.A157" office:value-type="string">
            <text:p text:style-name="P147"><text:span text:style-name="預設段落字型"><text:span text:style-name="T34">C</text:span></text:span><text:span text:style-name="預設段落字型"><text:span text:style-name="T22">12</text:span></text:span><text:span text:style-name="預設段落字型"><text:span text:style-name="T34">H</text:span></text:span><text:span text:style-name="預設段落字型"><text:span text:style-name="T22">4</text:span></text:span><text:span text:style-name="預設段落字型"><text:span text:style-name="T34">Br</text:span></text:span><text:span text:style-name="預設段落字型"><text:span text:style-name="T22">6</text:span></text:span></text:p>
          </table:table-cell>
          <table:table-cell table:style-name="表格1.A157" office:value-type="string">
            <text:p text:style-name="P85">36355-01-8</text:p>
          </table:table-cell>
          <table:table-cell table:style-name="表格1.A157" office:value-type="string">
            <text:p text:style-name="P81">1</text:p>
          </table:table-cell>
          <table:table-cell table:style-name="表格1.A157" office:value-type="string">
            <text:p text:style-name="P91"><text:span text:style-name="預設段落字型"><text:span text:style-name="T2">50</text:span></text:span></text:p>
          </table:table-cell>
          <table:table-cell table:style-name="表格1.A157" office:value-type="string">
            <text:p text:style-name="P86">1</text:p>
          </table:table-cell>
          <table:table-cell table:style-name="表格1.A157" office:value-type="string">
            <text:p text:style-name="P99">99.12.24</text:p>
          </table:table-cell>
        </table:table-row>
        <table:table-row table:style-name="表格1.305">
          <table:table-cell table:style-name="表格1.A157" office:value-type="string">
            <text:p text:style-name="P7">172</text:p>
          </table:table-cell>
          <table:table-cell table:style-name="表格1.A157" office:value-type="string">
            <text:p text:style-name="P7">01</text:p>
          </table:table-cell>
          <table:table-cell table:style-name="表格1.A157" office:value-type="string">
            <text:p text:style-name="P72">安殺番<text:span text:style-name="T67">（</text:span>工業級安殺番<text:span text:style-name="T67">）</text:span></text:p>
          </table:table-cell>
          <table:table-cell table:style-name="表格1.A157" office:value-type="string">
            <text:p text:style-name="P141">Endosulfan（Technical endosulfan）</text:p>
          </table:table-cell>
          <table:table-cell table:style-name="表格1.A157" office:value-type="string">
            <text:p text:style-name="P155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3</text:span></text:span><text:span text:style-name="預設段落字型"><text:span text:style-name="T1">S</text:span></text:span></text:p>
          </table:table-cell>
          <table:table-cell table:style-name="表格1.A157" office:value-type="string">
            <text:p text:style-name="P56">115-29-7</text:p>
          </table:table-cell>
          <table:table-cell table:style-name="表格1.A157" office:value-type="string">
            <text:p text:style-name="P89">1</text:p>
          </table:table-cell>
          <table:table-cell table:style-name="表格1.A157" office:value-type="string">
            <text:p text:style-name="P89">50</text:p>
          </table:table-cell>
          <table:table-cell table:style-name="表格1.A157" office:value-type="string">
            <text:p text:style-name="P89">1,3</text:p>
          </table:table-cell>
          <table:table-cell table:style-name="表格1.A157" office:value-type="string">
            <text:p text:style-name="P99">100.07.20</text:p>
            <text:p text:style-name="P91"><text:span text:style-name="預設段落字型"><text:span text:style-name="T37">104.12.31</text:span></text:span></text:p>
          </table:table-cell>
        </table:table-row>
        <text:soft-page-break/>
        <table:table-row table:style-name="表格1.306">
          <table:table-cell table:style-name="表格1.A157" office:value-type="string">
            <text:p text:style-name="P7">172</text:p>
          </table:table-cell>
          <table:table-cell table:style-name="表格1.A157" office:value-type="string">
            <text:p text:style-name="P7">02</text:p>
          </table:table-cell>
          <table:table-cell table:style-name="表格1.A157" office:value-type="string">
            <text:p text:style-name="P72">α−安殺番</text:p>
          </table:table-cell>
          <table:table-cell table:style-name="表格1.A157" office:value-type="string">
            <text:p text:style-name="P141">Alpha (α) endosulfan</text:p>
          </table:table-cell>
          <table:table-cell table:style-name="表格1.A157" office:value-type="string">
            <text:p text:style-name="P155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3</text:span></text:span><text:span text:style-name="預設段落字型"><text:span text:style-name="T1">S</text:span></text:span></text:p>
          </table:table-cell>
          <table:table-cell table:style-name="表格1.A157" office:value-type="string">
            <text:p text:style-name="P56">959-98-8</text:p>
          </table:table-cell>
          <table:table-cell table:style-name="表格1.A157" office:value-type="string">
            <text:p text:style-name="P89">1</text:p>
          </table:table-cell>
          <table:table-cell table:style-name="表格1.A157" office:value-type="string">
            <text:p text:style-name="P89">50</text:p>
          </table:table-cell>
          <table:table-cell table:style-name="表格1.A157" office:value-type="string">
            <text:p text:style-name="P89">1,3</text:p>
          </table:table-cell>
          <table:table-cell table:style-name="表格1.A157" office:value-type="string">
            <text:p text:style-name="P99">100.07.20</text:p>
            <text:p text:style-name="P91"><text:span text:style-name="預設段落字型"><text:span text:style-name="T37">104.12.31</text:span></text:span></text:p>
          </table:table-cell>
        </table:table-row>
        <table:table-row table:style-name="表格1.307">
          <table:table-cell table:style-name="表格1.A157" office:value-type="string">
            <text:p text:style-name="P7">172</text:p>
          </table:table-cell>
          <table:table-cell table:style-name="表格1.A157" office:value-type="string">
            <text:p text:style-name="P7">03</text:p>
          </table:table-cell>
          <table:table-cell table:style-name="表格1.A157" office:value-type="string">
            <text:p text:style-name="P72">β−安殺番</text:p>
          </table:table-cell>
          <table:table-cell table:style-name="表格1.A157" office:value-type="string">
            <text:p text:style-name="P141">Beta (β) endosulfan</text:p>
          </table:table-cell>
          <table:table-cell table:style-name="表格1.A157" office:value-type="string">
            <text:p text:style-name="P155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3</text:span></text:span><text:span text:style-name="預設段落字型"><text:span text:style-name="T1">S</text:span></text:span></text:p>
          </table:table-cell>
          <table:table-cell table:style-name="表格1.A157" office:value-type="string">
            <text:p text:style-name="P56">33213-65-9</text:p>
          </table:table-cell>
          <table:table-cell table:style-name="表格1.A157" office:value-type="string">
            <text:p text:style-name="P89">1</text:p>
          </table:table-cell>
          <table:table-cell table:style-name="表格1.A157" office:value-type="string">
            <text:p text:style-name="P89">50</text:p>
          </table:table-cell>
          <table:table-cell table:style-name="表格1.A157" office:value-type="string">
            <text:p text:style-name="P89">1,3</text:p>
          </table:table-cell>
          <table:table-cell table:style-name="表格1.A157" office:value-type="string">
            <text:p text:style-name="P99">100.07.20</text:p>
            <text:p text:style-name="P91"><text:span text:style-name="預設段落字型"><text:span text:style-name="T37">104.12.31</text:span></text:span></text:p>
          </table:table-cell>
        </table:table-row>
        <table:table-row table:style-name="表格1.308">
          <table:table-cell table:style-name="表格1.H261" office:value-type="string">
            <text:p text:style-name="P7">172</text:p>
          </table:table-cell>
          <table:table-cell table:style-name="表格1.H261" office:value-type="string">
            <text:p text:style-name="P7">04</text:p>
          </table:table-cell>
          <table:table-cell table:style-name="表格1.H261" office:value-type="string">
            <text:p text:style-name="P72">安殺番硫酸鹽</text:p>
          </table:table-cell>
          <table:table-cell table:style-name="表格1.H261" office:value-type="string">
            <text:p text:style-name="P141">Endosulfan sulfate</text:p>
          </table:table-cell>
          <table:table-cell table:style-name="表格1.H261" office:value-type="string">
            <text:p text:style-name="P155"><text:span text:style-name="預設段落字型"><text:span text:style-name="T1">C</text:span></text:span><text:span text:style-name="預設段落字型"><text:span text:style-name="T17">9</text:span></text:span><text:span text:style-name="預設段落字型"><text:span text:style-name="T1">H</text:span></text:span><text:span text:style-name="預設段落字型"><text:span text:style-name="T17">6</text:span></text:span><text:span text:style-name="預設段落字型"><text:span text:style-name="T1">Cl</text:span></text:span><text:span text:style-name="預設段落字型"><text:span text:style-name="T17">6</text:span></text:span><text:span text:style-name="預設段落字型"><text:span text:style-name="T1">O</text:span></text:span><text:span text:style-name="預設段落字型"><text:span text:style-name="T17">4</text:span></text:span><text:span text:style-name="預設段落字型"><text:span text:style-name="T1">S</text:span></text:span></text:p>
          </table:table-cell>
          <table:table-cell table:style-name="表格1.H261" office:value-type="string">
            <text:p text:style-name="P56">1031-07-8</text:p>
          </table:table-cell>
          <table:table-cell table:style-name="表格1.H261" office:value-type="string">
            <text:p text:style-name="P89">1</text:p>
          </table:table-cell>
          <table:table-cell table:style-name="表格1.H261" office:value-type="string">
            <text:p text:style-name="P89">50</text:p>
          </table:table-cell>
          <table:table-cell table:style-name="表格1.H261" office:value-type="string">
            <text:p text:style-name="P89">1,3</text:p>
          </table:table-cell>
          <table:table-cell table:style-name="表格1.H261" office:value-type="string">
            <text:p text:style-name="P99">100.07.20</text:p>
            <text:p text:style-name="P91"><text:span text:style-name="預設段落字型"><text:span text:style-name="T37">104.12.31</text:span></text:span></text:p>
          </table:table-cell>
        </table:table-row>
        <table:table-row table:style-name="表格1.309">
          <table:table-cell table:style-name="表格1.A309" office:value-type="string">
            <text:p text:style-name="P82">173</text:p>
          </table:table-cell>
          <table:table-cell table:style-name="表格1.A309" office:value-type="string">
            <text:p text:style-name="P15">01</text:p>
          </table:table-cell>
          <table:table-cell table:style-name="表格1.A309" office:value-type="string">
            <text:p text:style-name="P124">三2-<text:span text:style-name="T67">（</text:span>氯乙基<text:span text:style-name="T67">）</text:span>磷酸酯</text:p>
          </table:table-cell>
          <table:table-cell table:style-name="表格1.A309" office:value-type="string">
            <text:p text:style-name="P139">Tris(2-chloroethyl) phosphate（TCEP）</text:p>
          </table:table-cell>
          <table:table-cell table:style-name="表格1.A309" office:value-type="string">
            <text:p text:style-name="P154"><text:span text:style-name="預設段落字型"><text:span text:style-name="T2">C</text:span></text:span><text:span text:style-name="預設段落字型"><text:span text:style-name="T18">6</text:span></text:span><text:span text:style-name="預設段落字型"><text:span text:style-name="T2">H</text:span></text:span><text:span text:style-name="預設段落字型"><text:span text:style-name="T18">12</text:span></text:span><text:span text:style-name="預設段落字型"><text:span text:style-name="T2">C</text:span></text:span><text:span text:style-name="預設段落字型"><text:span text:style-name="T18">l3</text:span></text:span><text:span text:style-name="預設段落字型"><text:span text:style-name="T2">O</text:span></text:span><text:span text:style-name="預設段落字型"><text:span text:style-name="T18">4</text:span></text:span><text:span text:style-name="預設段落字型"><text:span text:style-name="T2">P</text:span></text:span></text:p>
          </table:table-cell>
          <table:table-cell table:style-name="表格1.A309" office:value-type="string">
            <text:p text:style-name="P54">115-96-8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94"><text:span text:style-name="預設段落字型"><text:span text:style-name="T2">50</text:span></text:span><text:span text:style-name="預設段落字型"><text:span text:style-name="T10">註6</text:span></text:span></text:p>
          </table:table-cell>
          <table:table-cell table:style-name="表格1.A309" office:value-type="string">
            <text:p text:style-name="P82">2</text:p>
          </table:table-cell>
          <table:table-cell table:style-name="表格1.A309" office:value-type="string">
            <text:p text:style-name="P94"><text:span text:style-name="預設段落字型"><text:span text:style-name="T37">102.01.24</text:span></text:span></text:p>
            <text:p text:style-name="P94"><text:span text:style-name="預設段落字型"><text:span text:style-name="T38">103.08.25</text:span></text:span></text:p>
          </table:table-cell>
        </table:table-row>
        <table:table-row table:style-name="表格1.309">
          <table:table-cell table:style-name="表格1.A309" office:value-type="string">
            <text:p text:style-name="P82">174</text:p>
          </table:table-cell>
          <table:table-cell table:style-name="表格1.A309" office:value-type="string">
            <text:p text:style-name="P15">01</text:p>
          </table:table-cell>
          <table:table-cell table:style-name="表格1.A309" office:value-type="string">
            <text:p text:style-name="P124">六溴環十二烷</text:p>
          </table:table-cell>
          <table:table-cell table:style-name="表格1.A309" office:value-type="string">
            <text:p text:style-name="P139">Hexabromocyclododecane(HBCD)</text:p>
            <text:p text:style-name="P139">1,2,5,6,9,10-hexabromocyclododecane</text:p>
          </table:table-cell>
          <table:table-cell table:style-name="表格1.A309" office:value-type="string">
            <text:p text:style-name="P154"><text:span text:style-name="預設段落字型"><text:span text:style-name="T2">C</text:span></text:span><text:span text:style-name="預設段落字型"><text:span text:style-name="T18">12</text:span></text:span><text:span text:style-name="預設段落字型"><text:span text:style-name="T2">H</text:span></text:span><text:span text:style-name="預設段落字型"><text:span text:style-name="T18">18</text:span></text:span><text:span text:style-name="預設段落字型"><text:span text:style-name="T2">Br</text:span></text:span><text:span text:style-name="預設段落字型"><text:span text:style-name="T18">6</text:span></text:span></text:p>
          </table:table-cell>
          <table:table-cell table:style-name="表格1.A309" office:value-type="string">
            <text:p text:style-name="P54">3194-55-6</text:p>
            <text:p text:style-name="P54">25637-99-4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82">50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94"><text:span text:style-name="預設段落字型"><text:span text:style-name="T38">103.08.25</text:span></text:span></text:p>
          </table:table-cell>
        </table:table-row>
        <table:table-row table:style-name="表格1.309">
          <table:table-cell table:style-name="表格1.A309" office:value-type="string">
            <text:p text:style-name="P82">174</text:p>
          </table:table-cell>
          <table:table-cell table:style-name="表格1.A309" office:value-type="string">
            <text:p text:style-name="P15">02</text:p>
          </table:table-cell>
          <table:table-cell table:style-name="表格1.A309" office:value-type="string">
            <text:p text:style-name="P124">α-六溴環十二烷</text:p>
          </table:table-cell>
          <table:table-cell table:style-name="表格1.A309" office:value-type="string">
            <text:p text:style-name="P83">alpha-hexabromocyclododecane</text:p>
          </table:table-cell>
          <table:table-cell table:style-name="表格1.A309" office:value-type="string">
            <text:p text:style-name="P154"><text:span text:style-name="預設段落字型"><text:span text:style-name="T2">C</text:span></text:span><text:span text:style-name="預設段落字型"><text:span text:style-name="T18">12</text:span></text:span><text:span text:style-name="預設段落字型"><text:span text:style-name="T2">H</text:span></text:span><text:span text:style-name="預設段落字型"><text:span text:style-name="T18">18</text:span></text:span><text:span text:style-name="預設段落字型"><text:span text:style-name="T2">Br</text:span></text:span><text:span text:style-name="預設段落字型"><text:span text:style-name="T18">6</text:span></text:span></text:p>
          </table:table-cell>
          <table:table-cell table:style-name="表格1.A309" office:value-type="string">
            <text:p text:style-name="P54">134237-50-6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82">50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94"><text:span text:style-name="預設段落字型"><text:span text:style-name="T38">103.08.25</text:span></text:span></text:p>
          </table:table-cell>
        </table:table-row>
        <table:table-row table:style-name="表格1.309">
          <table:table-cell table:style-name="表格1.A309" office:value-type="string">
            <text:p text:style-name="P82">174</text:p>
          </table:table-cell>
          <table:table-cell table:style-name="表格1.A309" office:value-type="string">
            <text:p text:style-name="P15">03</text:p>
          </table:table-cell>
          <table:table-cell table:style-name="表格1.A309" office:value-type="string">
            <text:p text:style-name="P124">β-六溴環十二烷</text:p>
          </table:table-cell>
          <table:table-cell table:style-name="表格1.A309" office:value-type="string">
            <text:p text:style-name="P139">beta-hexabromocyclododecane</text:p>
          </table:table-cell>
          <table:table-cell table:style-name="表格1.A309" office:value-type="string">
            <text:p text:style-name="P154"><text:span text:style-name="預設段落字型"><text:span text:style-name="T2">C</text:span></text:span><text:span text:style-name="預設段落字型"><text:span text:style-name="T18">12</text:span></text:span><text:span text:style-name="預設段落字型"><text:span text:style-name="T2">H</text:span></text:span><text:span text:style-name="預設段落字型"><text:span text:style-name="T18">18</text:span></text:span><text:span text:style-name="預設段落字型"><text:span text:style-name="T2">Br</text:span></text:span><text:span text:style-name="預設段落字型"><text:span text:style-name="T18">6</text:span></text:span></text:p>
          </table:table-cell>
          <table:table-cell table:style-name="表格1.A309" office:value-type="string">
            <text:p text:style-name="P54">134237-51-7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82">50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94"><text:span text:style-name="預設段落字型"><text:span text:style-name="T38">103.08.25</text:span></text:span></text:p>
          </table:table-cell>
        </table:table-row>
        <table:table-row table:style-name="表格1.309">
          <table:table-cell table:style-name="表格1.A309" office:value-type="string">
            <text:p text:style-name="P82">174</text:p>
          </table:table-cell>
          <table:table-cell table:style-name="表格1.A309" office:value-type="string">
            <text:p text:style-name="P15">04</text:p>
          </table:table-cell>
          <table:table-cell table:style-name="表格1.A309" office:value-type="string">
            <text:p text:style-name="P124">γ-六溴環十二烷</text:p>
          </table:table-cell>
          <table:table-cell table:style-name="表格1.A309" office:value-type="string">
            <text:p text:style-name="P139">gamma-hexabromocyclododecane</text:p>
          </table:table-cell>
          <table:table-cell table:style-name="表格1.A309" office:value-type="string">
            <text:p text:style-name="P154"><text:span text:style-name="預設段落字型"><text:span text:style-name="T2">C</text:span></text:span><text:span text:style-name="預設段落字型"><text:span text:style-name="T18">12</text:span></text:span><text:span text:style-name="預設段落字型"><text:span text:style-name="T2">H</text:span></text:span><text:span text:style-name="預設段落字型"><text:span text:style-name="T18">18</text:span></text:span><text:span text:style-name="預設段落字型"><text:span text:style-name="T2">Br</text:span></text:span><text:span text:style-name="預設段落字型"><text:span text:style-name="T18">6</text:span></text:span></text:p>
          </table:table-cell>
          <table:table-cell table:style-name="表格1.A309" office:value-type="string">
            <text:p text:style-name="P54">134237-52-8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82">50</text:p>
          </table:table-cell>
          <table:table-cell table:style-name="表格1.A309" office:value-type="string">
            <text:p text:style-name="P82">1</text:p>
          </table:table-cell>
          <table:table-cell table:style-name="表格1.A309" office:value-type="string">
            <text:p text:style-name="P94"><text:span text:style-name="預設段落字型"><text:span text:style-name="T38">103.08.25</text:span></text:span></text:p>
          </table:table-cell>
        </table:table-row>
        <table:table-row table:style-name="表格1.309">
          <table:table-cell table:style-name="表格1.A309" office:value-type="string">
            <text:p text:style-name="P76">175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8">孔雀綠</text:p>
          </table:table-cell>
          <table:table-cell table:style-name="表格1.A309" office:value-type="string">
            <text:p text:style-name="P79">Malachite green</text:p>
          </table:table-cell>
          <table:table-cell table:style-name="表格1.A309" office:value-type="string">
            <text:p text:style-name="P188"><text:span text:style-name="預設段落字型"><text:span text:style-name="T3">C</text:span></text:span><text:span text:style-name="預設段落字型"><text:span text:style-name="T19">23</text:span></text:span><text:span text:style-name="預設段落字型"><text:span text:style-name="T3">H</text:span></text:span><text:span text:style-name="預設段落字型"><text:span text:style-name="T19">25</text:span></text:span><text:span text:style-name="預設段落字型"><text:span text:style-name="T3">ClN</text:span></text:span><text:span text:style-name="預設段落字型"><text:span text:style-name="T19">2</text:span></text:span></text:p>
          </table:table-cell>
          <table:table-cell table:style-name="表格1.A309" office:value-type="string">
            <text:p text:style-name="P52">569-64-2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76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189">順丁烯二酸(馬來酸）</text:p>
          </table:table-cell>
          <table:table-cell table:style-name="表格1.A309" office:value-type="string">
            <text:p text:style-name="P79">Maleic acid</text:p>
          </table:table-cell>
          <table:table-cell table:style-name="表格1.A309" office:value-type="string">
            <text:p text:style-name="P95"><text:span text:style-name="預設段落字型"><text:span text:style-name="T3">C</text:span></text:span><text:span text:style-name="預設段落字型"><text:span text:style-name="T19">4</text:span></text:span><text:span text:style-name="預設段落字型"><text:span text:style-name="T3">H</text:span></text:span><text:span text:style-name="預設段落字型"><text:span text:style-name="T19">4</text:span></text:span><text:span text:style-name="預設段落字型"><text:span text:style-name="T3">O</text:span></text:span><text:span text:style-name="預設段落字型"><text:span text:style-name="T19">4</text:span></text:span></text:p>
          </table:table-cell>
          <table:table-cell table:style-name="表格1.A309" office:value-type="string">
            <text:p text:style-name="P52">110-16-7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ext:soft-page-break/>
        <table:table-row table:style-name="表格1.309">
          <table:table-cell table:style-name="表格1.A309" office:value-type="string">
            <text:p text:style-name="P76">176</text:p>
          </table:table-cell>
          <table:table-cell table:style-name="表格1.A309" office:value-type="string">
            <text:p text:style-name="P76">02</text:p>
          </table:table-cell>
          <table:table-cell table:style-name="表格1.A309" office:value-type="string">
            <text:p text:style-name="P78">順丁烯二酸酐</text:p>
          </table:table-cell>
          <table:table-cell table:style-name="表格1.A309" office:value-type="string">
            <text:p text:style-name="P79">Maleic anhydride</text:p>
          </table:table-cell>
          <table:table-cell table:style-name="表格1.A309" office:value-type="string">
            <text:p text:style-name="P95"><text:span text:style-name="預設段落字型"><text:span text:style-name="T3">C</text:span></text:span><text:span text:style-name="預設段落字型"><text:span text:style-name="T19">4</text:span></text:span><text:span text:style-name="預設段落字型"><text:span text:style-name="T3">H</text:span></text:span><text:span text:style-name="預設段落字型"><text:span text:style-name="T19">2</text:span></text:span><text:span text:style-name="預設段落字型"><text:span text:style-name="T3">O</text:span></text:span><text:span text:style-name="預設段落字型"><text:span text:style-name="T19">3</text:span></text:span></text:p>
          </table:table-cell>
          <table:table-cell table:style-name="表格1.A309" office:value-type="string">
            <text:p text:style-name="P52">108-31-6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77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8">對位乙氧基苯脲<text:span text:style-name="T67">（</text:span>甘精<text:span text:style-name="T67">）</text:span></text:p>
          </table:table-cell>
          <table:table-cell table:style-name="表格1.A309" office:value-type="string">
            <text:p text:style-name="P79">(4-Ethoxyphenyl)urea、Dulcin</text:p>
          </table:table-cell>
          <table:table-cell table:style-name="表格1.A309" office:value-type="string">
            <text:p text:style-name="P95"><text:span text:style-name="預設段落字型"><text:span text:style-name="T3">C</text:span></text:span><text:span text:style-name="預設段落字型"><text:span text:style-name="T19">9</text:span></text:span><text:span text:style-name="預設段落字型"><text:span text:style-name="T3">H</text:span></text:span><text:span text:style-name="預設段落字型"><text:span text:style-name="T19">12</text:span></text:span><text:span text:style-name="預設段落字型"><text:span text:style-name="T3">N</text:span></text:span><text:span text:style-name="預設段落字型"><text:span text:style-name="T19">2</text:span></text:span><text:span text:style-name="預設段落字型"><text:span text:style-name="T3">O</text:span></text:span><text:span text:style-name="預設段落字型"><text:span text:style-name="T19">2</text:span></text:span></text:p>
          </table:table-cell>
          <table:table-cell table:style-name="表格1.A309" office:value-type="string">
            <text:p text:style-name="P52">150-69-6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78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8">溴酸鉀</text:p>
          </table:table-cell>
          <table:table-cell table:style-name="表格1.A309" office:value-type="string">
            <text:p text:style-name="P79">Potassium bromate</text:p>
          </table:table-cell>
          <table:table-cell table:style-name="表格1.A309" office:value-type="string">
            <text:p text:style-name="P95"><text:span text:style-name="預設段落字型"><text:span text:style-name="T3">KBrO</text:span></text:span><text:span text:style-name="預設段落字型"><text:span text:style-name="T19">3</text:span></text:span></text:p>
          </table:table-cell>
          <table:table-cell table:style-name="表格1.A309" office:value-type="string">
            <text:p text:style-name="P52">7758-01-2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79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8">富馬酸二甲酯</text:p>
          </table:table-cell>
          <table:table-cell table:style-name="表格1.A309" office:value-type="string">
            <text:p text:style-name="P79">Dimethyl fumarate (DMF)</text:p>
          </table:table-cell>
          <table:table-cell table:style-name="表格1.A309" office:value-type="string">
            <text:p text:style-name="P95"><text:span text:style-name="預設段落字型"><text:span text:style-name="T3">C</text:span></text:span><text:span text:style-name="預設段落字型"><text:span text:style-name="T19">6</text:span></text:span><text:span text:style-name="預設段落字型"><text:span text:style-name="T3">H</text:span></text:span><text:span text:style-name="預設段落字型"><text:span text:style-name="T19">8</text:span></text:span><text:span text:style-name="預設段落字型"><text:span text:style-name="T3">O</text:span></text:span><text:span text:style-name="預設段落字型"><text:span text:style-name="T19">4</text:span></text:span></text:p>
          </table:table-cell>
          <table:table-cell table:style-name="表格1.A309" office:value-type="string">
            <text:p text:style-name="P52">624-49-7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0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8">芐基紫</text:p>
          </table:table-cell>
          <table:table-cell table:style-name="表格1.A309" office:value-type="string">
            <text:p text:style-name="P79">Benzyl violet 4B</text:p>
          </table:table-cell>
          <table:table-cell table:style-name="表格1.A309" office:value-type="string">
            <text:p text:style-name="P95"><text:span text:style-name="預設段落字型"><text:span text:style-name="T3">C</text:span></text:span><text:span text:style-name="預設段落字型"><text:span text:style-name="T19">39</text:span></text:span><text:span text:style-name="預設段落字型"><text:span text:style-name="T3">H</text:span></text:span><text:span text:style-name="預設段落字型"><text:span text:style-name="T19">40</text:span></text:span><text:span text:style-name="預設段落字型"><text:span text:style-name="T3">N</text:span></text:span><text:span text:style-name="預設段落字型"><text:span text:style-name="T19">3</text:span></text:span><text:span text:style-name="預設段落字型"><text:span text:style-name="T3">NaO</text:span></text:span><text:span text:style-name="預設段落字型"><text:span text:style-name="T19">6</text:span></text:span><text:span text:style-name="預設段落字型"><text:span text:style-name="T3">S</text:span></text:span><text:span text:style-name="預設段落字型"><text:span text:style-name="T19">2</text:span></text:span></text:p>
          </table:table-cell>
          <table:table-cell table:style-name="表格1.A309" office:value-type="string">
            <text:p text:style-name="P52">1694-09-3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1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皂黃</text:p>
          </table:table-cell>
          <table:table-cell table:style-name="表格1.A309" office:value-type="string">
            <text:p text:style-name="P74">Metanil yellow</text:p>
          </table:table-cell>
          <table:table-cell table:style-name="表格1.A309" office:value-type="string">
            <text:p text:style-name="Text_20_body"><text:span text:style-name="預設段落字型"><text:span text:style-name="T3">C</text:span></text:span><text:span text:style-name="預設段落字型"><text:span text:style-name="T19">18</text:span></text:span><text:span text:style-name="預設段落字型"><text:span text:style-name="T3">H</text:span></text:span><text:span text:style-name="預設段落字型"><text:span text:style-name="T19">14</text:span></text:span><text:span text:style-name="預設段落字型"><text:span text:style-name="T3">N</text:span></text:span><text:span text:style-name="預設段落字型"><text:span text:style-name="T19">3</text:span></text:span><text:span text:style-name="預設段落字型"><text:span text:style-name="T3">NaO</text:span></text:span><text:span text:style-name="預設段落字型"><text:span text:style-name="T19">3</text:span></text:span><text:span text:style-name="預設段落字型"><text:span text:style-name="T3">S</text:span></text:span></text:p>
          </table:table-cell>
          <table:table-cell table:style-name="表格1.A309" office:value-type="string">
            <text:p text:style-name="P75">587-98-4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2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玫瑰紅B</text:p>
          </table:table-cell>
          <table:table-cell table:style-name="表格1.A309" office:value-type="string">
            <text:p text:style-name="P74">Rhodamine B</text:p>
          </table:table-cell>
          <table:table-cell table:style-name="表格1.A309" office:value-type="string">
            <text:p text:style-name="Text_20_body"><text:span text:style-name="預設段落字型"><text:span text:style-name="T3">C</text:span></text:span><text:span text:style-name="預設段落字型"><text:span text:style-name="T19">28</text:span></text:span><text:span text:style-name="預設段落字型"><text:span text:style-name="T3">H</text:span></text:span><text:span text:style-name="預設段落字型"><text:span text:style-name="T19">31</text:span></text:span><text:span text:style-name="預設段落字型"><text:span text:style-name="T3">ClN</text:span></text:span><text:span text:style-name="預設段落字型"><text:span text:style-name="T19">2</text:span></text:span><text:span text:style-name="預設段落字型"><text:span text:style-name="T3">O</text:span></text:span><text:span text:style-name="預設段落字型"><text:span text:style-name="T19">3</text:span></text:span></text:p>
          </table:table-cell>
          <table:table-cell table:style-name="表格1.A309" office:value-type="string">
            <text:p text:style-name="P75">81-88-9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3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二甲基黃</text:p>
          </table:table-cell>
          <table:table-cell table:style-name="表格1.A309" office:value-type="string">
            <text:p text:style-name="P74">Butter yellow</text:p>
          </table:table-cell>
          <table:table-cell table:style-name="表格1.A309" office:value-type="string">
            <text:p text:style-name="Text_20_body"><text:span text:style-name="預設段落字型"><text:span text:style-name="T3">C</text:span></text:span><text:span text:style-name="預設段落字型"><text:span text:style-name="T19">14</text:span></text:span><text:span text:style-name="預設段落字型"><text:span text:style-name="T3">H</text:span></text:span><text:span text:style-name="預設段落字型"><text:span text:style-name="T19">15</text:span></text:span><text:span text:style-name="預設段落字型"><text:span text:style-name="T3">N</text:span></text:span><text:span text:style-name="預設段落字型"><text:span text:style-name="T19">3</text:span></text:span></text:p>
          </table:table-cell>
          <table:table-cell table:style-name="表格1.A309" office:value-type="string">
            <text:p text:style-name="P75">60-11-7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4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甲醛次硫酸氫鈉<text:span text:style-name="T67">（</text:span>吊白塊<text:span text:style-name="T67">）</text:span></text:p>
          </table:table-cell>
          <table:table-cell table:style-name="表格1.A309" office:value-type="string">
            <text:p text:style-name="P74">Sodium hydroxymethanesulfinate</text:p>
          </table:table-cell>
          <table:table-cell table:style-name="表格1.A309" office:value-type="string">
            <text:p text:style-name="Text_20_body"><text:span text:style-name="預設段落字型"><text:span text:style-name="T3">CH</text:span></text:span><text:span text:style-name="預設段落字型"><text:span text:style-name="T19">7</text:span></text:span><text:span text:style-name="預設段落字型"><text:span text:style-name="T3">NaO</text:span></text:span><text:span text:style-name="預設段落字型"><text:span text:style-name="T19">5</text:span></text:span><text:span text:style-name="預設段落字型"><text:span text:style-name="T3">S</text:span></text:span></text:p>
          </table:table-cell>
          <table:table-cell table:style-name="表格1.A309" office:value-type="string">
            <text:p text:style-name="P75">6035-47-8</text:p>
            <text:p text:style-name="P75">149-44-0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5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三聚氰胺</text:p>
          </table:table-cell>
          <table:table-cell table:style-name="表格1.A309" office:value-type="string">
            <text:p text:style-name="P74">Melamine</text:p>
          </table:table-cell>
          <table:table-cell table:style-name="表格1.A309" office:value-type="string">
            <text:p text:style-name="Text_20_body"><text:span text:style-name="預設段落字型"><text:span text:style-name="T3">C</text:span></text:span><text:span text:style-name="預設段落字型"><text:span text:style-name="T19">3</text:span></text:span><text:span text:style-name="預設段落字型"><text:span text:style-name="T3">H</text:span></text:span><text:span text:style-name="預設段落字型"><text:span text:style-name="T19">6</text:span></text:span><text:span text:style-name="預設段落字型"><text:span text:style-name="T3">N</text:span></text:span><text:span text:style-name="預設段落字型"><text:span text:style-name="T19">6</text:span></text:span></text:p>
          </table:table-cell>
          <table:table-cell table:style-name="表格1.A309" office:value-type="string">
            <text:p text:style-name="P75">108-78-1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09" office:value-type="string">
            <text:p text:style-name="P76">186</text:p>
          </table:table-cell>
          <table:table-cell table:style-name="表格1.A309" office:value-type="string">
            <text:p text:style-name="P76">01</text:p>
          </table:table-cell>
          <table:table-cell table:style-name="表格1.A309" office:value-type="string">
            <text:p text:style-name="P74">α-苯並吡喃酮<text:span text:style-name="T67">（</text:span>香豆素<text:span text:style-name="T67">）</text:span></text:p>
          </table:table-cell>
          <table:table-cell table:style-name="表格1.A309" office:value-type="string">
            <text:p text:style-name="P74">Coumarin</text:p>
          </table:table-cell>
          <table:table-cell table:style-name="表格1.A309" office:value-type="string">
            <text:p text:style-name="Text_20_body"><text:span text:style-name="預設段落字型"><text:span text:style-name="T3">C</text:span></text:span><text:span text:style-name="預設段落字型"><text:span text:style-name="T19">9</text:span></text:span><text:span text:style-name="預設段落字型"><text:span text:style-name="T3">H</text:span></text:span><text:span text:style-name="預設段落字型"><text:span text:style-name="T19">6</text:span></text:span><text:span text:style-name="預設段落字型"><text:span text:style-name="T3">O</text:span></text:span><text:span text:style-name="預設段落字型"><text:span text:style-name="T19">2</text:span></text:span></text:p>
          </table:table-cell>
          <table:table-cell table:style-name="表格1.A309" office:value-type="string">
            <text:p text:style-name="P75">91-64-5</text:p>
          </table:table-cell>
          <table:table-cell table:style-name="表格1.A309" office:value-type="string">
            <text:p text:style-name="P76">1</text:p>
          </table:table-cell>
          <table:table-cell table:style-name="表格1.A309" office:value-type="string">
            <text:p text:style-name="P76">－</text:p>
          </table:table-cell>
          <table:table-cell table:style-name="表格1.A309" office:value-type="string">
            <text:p text:style-name="P76">4</text:p>
          </table:table-cell>
          <table:table-cell table:style-name="表格1.A309" office:value-type="string">
            <text:p text:style-name="P100">106.09.26</text:p>
          </table:table-cell>
        </table:table-row>
        <table:table-row table:style-name="表格1.309">
          <table:table-cell table:style-name="表格1.A327" office:value-type="string">
            <text:p text:style-name="P190">187</text:p>
          </table:table-cell>
          <table:table-cell table:style-name="表格1.B327" office:value-type="string">
            <text:p text:style-name="P193">01</text:p>
          </table:table-cell>
          <table:table-cell table:style-name="表格1.C327" office:value-type="string">
            <text:p text:style-name="P197"><text:span text:style-name="預設段落字型"><text:span text:style-name="T8">蘇丹 </text:span></text:span><text:span text:style-name="預設段落字型"><text:span text:style-name="T1">1 </text:span></text:span><text:span text:style-name="預設段落字型"><text:span text:style-name="T8">號</text:span></text:span></text:p>
          </table:table-cell>
          <table:table-cell table:style-name="表格1.D327" office:value-type="string">
            <text:p text:style-name="P200">Sudan 1</text:p>
          </table:table-cell>
          <table:table-cell table:style-name="表格1.E327" office:value-type="string">
            <text:p text:style-name="P202"><text:span text:style-name="預設段落字型"><text:span text:style-name="T23">C</text:span></text:span><text:span text:style-name="預設段落字型"><text:span text:style-name="T24">16</text:span></text:span><text:span text:style-name="預設段落字型"><text:span text:style-name="T23">H</text:span></text:span><text:span text:style-name="預設段落字型"><text:span text:style-name="T24">12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O</text:span></text:span></text:p>
          </table:table-cell>
          <table:table-cell table:style-name="表格1.F327" office:value-type="string">
            <text:p text:style-name="P205">842-07-9</text:p>
          </table:table-cell>
          <table:table-cell table:style-name="表格1.G327" office:value-type="string">
            <text:p text:style-name="P207">1</text:p>
          </table:table-cell>
          <table:table-cell table:style-name="表格1.H327" office:value-type="string">
            <text:p text:style-name="P210"><text:span text:style-name="預設段落字型"><text:span text:style-name="T8">－</text:span></text:span></text:p>
          </table:table-cell>
          <table:table-cell table:style-name="表格1.I327" office:value-type="string">
            <text:p text:style-name="P212">4</text:p>
          </table:table-cell>
          <table:table-cell table:style-name="表格1.J327" office:value-type="string">
            <text:p text:style-name="P218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28" office:value-type="string">
            <text:p text:style-name="P191">187</text:p>
          </table:table-cell>
          <table:table-cell table:style-name="表格1.B328" office:value-type="string">
            <text:p text:style-name="P222">02</text:p>
          </table:table-cell>
          <table:table-cell table:style-name="表格1.C328" office:value-type="string">
            <text:p text:style-name="P197"><text:span text:style-name="預設段落字型"><text:span text:style-name="T8">蘇丹 </text:span></text:span><text:span text:style-name="預設段落字型"><text:span text:style-name="T1">2 </text:span></text:span><text:span text:style-name="預設段落字型"><text:span text:style-name="T8">號</text:span></text:span></text:p>
          </table:table-cell>
          <table:table-cell table:style-name="表格1.D328" office:value-type="string">
            <text:p text:style-name="P203">Sudan 2</text:p>
          </table:table-cell>
          <table:table-cell table:style-name="表格1.E328" office:value-type="string">
            <text:p text:style-name="P201"><text:span text:style-name="預設段落字型"><text:span text:style-name="T23">C</text:span></text:span><text:span text:style-name="預設段落字型"><text:span text:style-name="T24">18</text:span></text:span><text:span text:style-name="預設段落字型"><text:span text:style-name="T23">H</text:span></text:span><text:span text:style-name="預設段落字型"><text:span text:style-name="T24">16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O</text:span></text:span></text:p>
          </table:table-cell>
          <table:table-cell table:style-name="表格1.F328" office:value-type="string">
            <text:p text:style-name="P223">3118-97-6</text:p>
          </table:table-cell>
          <table:table-cell table:style-name="表格1.G328" office:value-type="string">
            <text:p text:style-name="P208">1</text:p>
          </table:table-cell>
          <table:table-cell table:style-name="表格1.H328" office:value-type="string">
            <text:p text:style-name="P210"><text:span text:style-name="預設段落字型"><text:span text:style-name="T8">－</text:span></text:span></text:p>
          </table:table-cell>
          <table:table-cell table:style-name="表格1.I328" office:value-type="string">
            <text:p text:style-name="P214">4</text:p>
          </table:table-cell>
          <table:table-cell table:style-name="表格1.J328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29" office:value-type="string">
            <text:p text:style-name="P191">187</text:p>
          </table:table-cell>
          <table:table-cell table:style-name="表格1.B329" office:value-type="string">
            <text:p text:style-name="P222">03</text:p>
          </table:table-cell>
          <table:table-cell table:style-name="表格1.C329" office:value-type="string">
            <text:p text:style-name="P197"><text:span text:style-name="預設段落字型"><text:span text:style-name="T8">蘇丹 </text:span></text:span><text:span text:style-name="預設段落字型"><text:span text:style-name="T1">3 </text:span></text:span><text:span text:style-name="預設段落字型"><text:span text:style-name="T8">號</text:span></text:span></text:p>
          </table:table-cell>
          <table:table-cell table:style-name="表格1.D329" office:value-type="string">
            <text:p text:style-name="P203">Sudan 3</text:p>
          </table:table-cell>
          <table:table-cell table:style-name="表格1.E329" office:value-type="string">
            <text:p text:style-name="P201"><text:span text:style-name="預設段落字型"><text:span text:style-name="T23">C</text:span></text:span><text:span text:style-name="預設段落字型"><text:span text:style-name="T24">22</text:span></text:span><text:span text:style-name="預設段落字型"><text:span text:style-name="T23">H</text:span></text:span><text:span text:style-name="預設段落字型"><text:span text:style-name="T24">16</text:span></text:span><text:span text:style-name="預設段落字型"><text:span text:style-name="T23">N</text:span></text:span><text:span text:style-name="預設段落字型"><text:span text:style-name="T24">4</text:span></text:span><text:span text:style-name="預設段落字型"><text:span text:style-name="T23">O</text:span></text:span></text:p>
          </table:table-cell>
          <table:table-cell table:style-name="表格1.F329" office:value-type="string">
            <text:p text:style-name="P225">85-86-9</text:p>
          </table:table-cell>
          <table:table-cell table:style-name="表格1.G329" office:value-type="string">
            <text:p text:style-name="P208">1</text:p>
          </table:table-cell>
          <table:table-cell table:style-name="表格1.H329" office:value-type="string">
            <text:p text:style-name="P210"><text:span text:style-name="預設段落字型"><text:span text:style-name="T8">－</text:span></text:span></text:p>
          </table:table-cell>
          <table:table-cell table:style-name="表格1.I329" office:value-type="string">
            <text:p text:style-name="P214">4</text:p>
          </table:table-cell>
          <table:table-cell table:style-name="表格1.J329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0" office:value-type="string">
            <text:p text:style-name="P191">187</text:p>
          </table:table-cell>
          <table:table-cell table:style-name="表格1.B330" office:value-type="string">
            <text:p text:style-name="P222">04</text:p>
          </table:table-cell>
          <table:table-cell table:style-name="表格1.C330" office:value-type="string">
            <text:p text:style-name="P197"><text:span text:style-name="預設段落字型"><text:span text:style-name="T8">蘇丹 </text:span></text:span><text:span text:style-name="預設段落字型"><text:span text:style-name="T1">4 </text:span></text:span><text:span text:style-name="預設段落字型"><text:span text:style-name="T8">號</text:span></text:span></text:p>
          </table:table-cell>
          <table:table-cell table:style-name="表格1.D330" office:value-type="string">
            <text:p text:style-name="P203">Sudan 4</text:p>
          </table:table-cell>
          <table:table-cell table:style-name="表格1.E330" office:value-type="string">
            <text:p text:style-name="P201"><text:span text:style-name="預設段落字型"><text:span text:style-name="T23">C</text:span></text:span><text:span text:style-name="預設段落字型"><text:span text:style-name="T24">24</text:span></text:span><text:span text:style-name="預設段落字型"><text:span text:style-name="T23">H</text:span></text:span><text:span text:style-name="預設段落字型"><text:span text:style-name="T24">20</text:span></text:span><text:span text:style-name="預設段落字型"><text:span text:style-name="T23">N</text:span></text:span><text:span text:style-name="預設段落字型"><text:span text:style-name="T24">4</text:span></text:span><text:span text:style-name="預設段落字型"><text:span text:style-name="T23">O</text:span></text:span></text:p>
          </table:table-cell>
          <table:table-cell table:style-name="表格1.F330" office:value-type="string">
            <text:p text:style-name="P225">85-83-6</text:p>
          </table:table-cell>
          <table:table-cell table:style-name="表格1.G330" office:value-type="string">
            <text:p text:style-name="P208">1</text:p>
          </table:table-cell>
          <table:table-cell table:style-name="表格1.H330" office:value-type="string">
            <text:p text:style-name="P210"><text:span text:style-name="預設段落字型"><text:span text:style-name="T8">－</text:span></text:span></text:p>
          </table:table-cell>
          <table:table-cell table:style-name="表格1.I330" office:value-type="string">
            <text:p text:style-name="P215">4</text:p>
          </table:table-cell>
          <table:table-cell table:style-name="表格1.J330" office:value-type="string">
            <text:p text:style-name="P219"><text:span text:style-name="預設段落字型"><text:span text:style-name="T37">107.06.28</text:span></text:span></text:p>
          </table:table-cell>
        </table:table-row>
        <text:soft-page-break/>
        <table:table-row table:style-name="表格1.309">
          <table:table-cell table:style-name="表格1.A331" office:value-type="string">
            <text:p text:style-name="P191">187</text:p>
          </table:table-cell>
          <table:table-cell table:style-name="表格1.B331" office:value-type="string">
            <text:p text:style-name="P222">05</text:p>
          </table:table-cell>
          <table:table-cell table:style-name="表格1.C331" office:value-type="string">
            <text:p text:style-name="P197"><text:span text:style-name="預設段落字型"><text:span text:style-name="T8">蘇丹紅 </text:span></text:span><text:span text:style-name="預設段落字型"><text:span text:style-name="T1">G</text:span></text:span></text:p>
          </table:table-cell>
          <table:table-cell table:style-name="表格1.D331" office:value-type="string">
            <text:p text:style-name="P203">Sudan Red G</text:p>
          </table:table-cell>
          <table:table-cell table:style-name="表格1.E331" office:value-type="string">
            <text:p text:style-name="P201"><text:span text:style-name="預設段落字型"><text:span text:style-name="T23">C</text:span></text:span><text:span text:style-name="預設段落字型"><text:span text:style-name="T24">17</text:span></text:span><text:span text:style-name="預設段落字型"><text:span text:style-name="T23">H</text:span></text:span><text:span text:style-name="預設段落字型"><text:span text:style-name="T24">14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O</text:span></text:span><text:span text:style-name="預設段落字型"><text:span text:style-name="T24">2</text:span></text:span></text:p>
          </table:table-cell>
          <table:table-cell table:style-name="表格1.F331" office:value-type="string">
            <text:p text:style-name="P223">1229-55-6</text:p>
          </table:table-cell>
          <table:table-cell table:style-name="表格1.G331" office:value-type="string">
            <text:p text:style-name="P208">1</text:p>
          </table:table-cell>
          <table:table-cell table:style-name="表格1.H331" office:value-type="string">
            <text:p text:style-name="P210"><text:span text:style-name="預設段落字型"><text:span text:style-name="T8">－</text:span></text:span></text:p>
          </table:table-cell>
          <table:table-cell table:style-name="表格1.I331" office:value-type="string">
            <text:p text:style-name="P215">4</text:p>
          </table:table-cell>
          <table:table-cell table:style-name="表格1.J331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2" office:value-type="string">
            <text:p text:style-name="P191">187</text:p>
          </table:table-cell>
          <table:table-cell table:style-name="表格1.B332" office:value-type="string">
            <text:p text:style-name="P222">06</text:p>
          </table:table-cell>
          <table:table-cell table:style-name="表格1.C332" office:value-type="string">
            <text:p text:style-name="P197"><text:span text:style-name="預設段落字型"><text:span text:style-name="T8">蘇丹橙 </text:span></text:span><text:span text:style-name="預設段落字型"><text:span text:style-name="T1">G</text:span></text:span></text:p>
          </table:table-cell>
          <table:table-cell table:style-name="表格1.D332" office:value-type="string">
            <text:p text:style-name="P226">Sudan Orange G</text:p>
          </table:table-cell>
          <table:table-cell table:style-name="表格1.E332" office:value-type="string">
            <text:p text:style-name="P228"><text:span text:style-name="預設段落字型"><text:span text:style-name="T23">C</text:span></text:span><text:span text:style-name="預設段落字型"><text:span text:style-name="T24">12</text:span></text:span><text:span text:style-name="預設段落字型"><text:span text:style-name="T23">H</text:span></text:span><text:span text:style-name="預設段落字型"><text:span text:style-name="T24">10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O</text:span></text:span><text:span text:style-name="預設段落字型"><text:span text:style-name="T24">2</text:span></text:span></text:p>
          </table:table-cell>
          <table:table-cell table:style-name="表格1.F332" office:value-type="string">
            <text:p text:style-name="P223">2051-85-6</text:p>
          </table:table-cell>
          <table:table-cell table:style-name="表格1.G332" office:value-type="string">
            <text:p text:style-name="P208">1</text:p>
          </table:table-cell>
          <table:table-cell table:style-name="表格1.H332" office:value-type="string">
            <text:p text:style-name="P210"><text:span text:style-name="預設段落字型"><text:span text:style-name="T8">－</text:span></text:span></text:p>
          </table:table-cell>
          <table:table-cell table:style-name="表格1.I332" office:value-type="string">
            <text:p text:style-name="P215">4</text:p>
          </table:table-cell>
          <table:table-cell table:style-name="表格1.J332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3" office:value-type="string">
            <text:p text:style-name="P191">187</text:p>
          </table:table-cell>
          <table:table-cell table:style-name="表格1.B333" office:value-type="string">
            <text:p text:style-name="P222">07</text:p>
          </table:table-cell>
          <table:table-cell table:style-name="表格1.C333" office:value-type="string">
            <text:p text:style-name="P197"><text:span text:style-name="預設段落字型"><text:span text:style-name="T8">蘇丹黑 </text:span></text:span><text:span text:style-name="預設段落字型"><text:span text:style-name="T1">B</text:span></text:span></text:p>
          </table:table-cell>
          <table:table-cell table:style-name="表格1.D333" office:value-type="string">
            <text:p text:style-name="P226">Sudan Black B</text:p>
          </table:table-cell>
          <table:table-cell table:style-name="表格1.E333" office:value-type="string">
            <text:p text:style-name="P229"><text:span text:style-name="預設段落字型"><text:span text:style-name="T23">C</text:span></text:span><text:span text:style-name="預設段落字型"><text:span text:style-name="T24">29</text:span></text:span><text:span text:style-name="預設段落字型"><text:span text:style-name="T23">H</text:span></text:span><text:span text:style-name="預設段落字型"><text:span text:style-name="T24">24</text:span></text:span><text:span text:style-name="預設段落字型"><text:span text:style-name="T23">N</text:span></text:span><text:span text:style-name="預設段落字型"><text:span text:style-name="T24">6</text:span></text:span></text:p>
          </table:table-cell>
          <table:table-cell table:style-name="表格1.F333" office:value-type="string">
            <text:p text:style-name="P223">4197-25-5</text:p>
          </table:table-cell>
          <table:table-cell table:style-name="表格1.G333" office:value-type="string">
            <text:p text:style-name="P208">1</text:p>
          </table:table-cell>
          <table:table-cell table:style-name="表格1.H333" office:value-type="string">
            <text:p text:style-name="P210"><text:span text:style-name="預設段落字型"><text:span text:style-name="T8">－</text:span></text:span></text:p>
          </table:table-cell>
          <table:table-cell table:style-name="表格1.I333" office:value-type="string">
            <text:p text:style-name="P215">4</text:p>
          </table:table-cell>
          <table:table-cell table:style-name="表格1.J333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4" office:value-type="string">
            <text:p text:style-name="P191">187</text:p>
          </table:table-cell>
          <table:table-cell table:style-name="表格1.B334" office:value-type="string">
            <text:p text:style-name="P194">08</text:p>
          </table:table-cell>
          <table:table-cell table:style-name="表格1.C334" office:value-type="string">
            <text:p text:style-name="P197"><text:span text:style-name="預設段落字型"><text:span text:style-name="T8">蘇丹紅 </text:span></text:span><text:span text:style-name="預設段落字型"><text:span text:style-name="T1">7B</text:span></text:span></text:p>
          </table:table-cell>
          <table:table-cell table:style-name="表格1.D334" office:value-type="string">
            <text:p text:style-name="P226">Sudan Red 7B</text:p>
          </table:table-cell>
          <table:table-cell table:style-name="表格1.E334" office:value-type="string">
            <text:p text:style-name="P229"><text:span text:style-name="預設段落字型"><text:span text:style-name="T23">C</text:span></text:span><text:span text:style-name="預設段落字型"><text:span text:style-name="T24">24</text:span></text:span><text:span text:style-name="預設段落字型"><text:span text:style-name="T23">H</text:span></text:span><text:span text:style-name="預設段落字型"><text:span text:style-name="T24">21</text:span></text:span><text:span text:style-name="預設段落字型"><text:span text:style-name="T23">N</text:span></text:span><text:span text:style-name="預設段落字型"><text:span text:style-name="T24">5</text:span></text:span></text:p>
          </table:table-cell>
          <table:table-cell table:style-name="表格1.F334" office:value-type="string">
            <text:p text:style-name="P223">6368-72-5</text:p>
          </table:table-cell>
          <table:table-cell table:style-name="表格1.G334" office:value-type="string">
            <text:p text:style-name="P208">1</text:p>
          </table:table-cell>
          <table:table-cell table:style-name="表格1.H334" office:value-type="string">
            <text:p text:style-name="P210"><text:span text:style-name="預設段落字型"><text:span text:style-name="T8">－</text:span></text:span></text:p>
          </table:table-cell>
          <table:table-cell table:style-name="表格1.I334" office:value-type="string">
            <text:p text:style-name="P215">4</text:p>
          </table:table-cell>
          <table:table-cell table:style-name="表格1.J334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5" office:value-type="string">
            <text:p text:style-name="P232"/>
            <text:p text:style-name="P192">188</text:p>
          </table:table-cell>
          <table:table-cell table:style-name="表格1.B335" office:value-type="string">
            <text:p text:style-name="P232"/>
            <text:p text:style-name="P196">01</text:p>
          </table:table-cell>
          <table:table-cell table:style-name="表格1.C335" office:value-type="string">
            <text:p text:style-name="P204"><text:span text:style-name="預設段落字型"><text:span text:style-name="T8">二乙基黃</text:span></text:span></text:p>
          </table:table-cell>
          <table:table-cell table:style-name="表格1.D335" office:value-type="string">
            <text:p text:style-name="P233">Diethyl yellow/Solvent yellow 56</text:p>
          </table:table-cell>
          <table:table-cell table:style-name="表格1.E335" office:value-type="string">
            <text:p text:style-name="P185"/>
            <text:p text:style-name="P230"><text:span text:style-name="預設段落字型"><text:span text:style-name="T23">C</text:span></text:span><text:span text:style-name="預設段落字型"><text:span text:style-name="T24">16</text:span></text:span><text:span text:style-name="預設段落字型"><text:span text:style-name="T23">H</text:span></text:span><text:span text:style-name="預設段落字型"><text:span text:style-name="T24">19</text:span></text:span><text:span text:style-name="預設段落字型"><text:span text:style-name="T23">N</text:span></text:span><text:span text:style-name="預設段落字型"><text:span text:style-name="T24">3</text:span></text:span></text:p>
          </table:table-cell>
          <table:table-cell table:style-name="表格1.F335" office:value-type="string">
            <text:p text:style-name="P232"/>
            <text:p text:style-name="P224">2481-94-9</text:p>
          </table:table-cell>
          <table:table-cell table:style-name="表格1.G335" office:value-type="string">
            <text:p text:style-name="P232"/>
            <text:p text:style-name="P209">1</text:p>
          </table:table-cell>
          <table:table-cell table:style-name="表格1.H335" office:value-type="string">
            <text:p text:style-name="P211"><text:span text:style-name="預設段落字型"><text:span text:style-name="T8">－</text:span></text:span></text:p>
          </table:table-cell>
          <table:table-cell table:style-name="表格1.I335" office:value-type="string">
            <text:p text:style-name="P216"/>
            <text:p text:style-name="P217">4</text:p>
          </table:table-cell>
          <table:table-cell table:style-name="表格1.J335" office:value-type="string">
            <text:p text:style-name="P186"/>
            <text:p text:style-name="P221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6" office:value-type="string">
            <text:p text:style-name="P191">189</text:p>
          </table:table-cell>
          <table:table-cell table:style-name="表格1.B336" office:value-type="string">
            <text:p text:style-name="P194">01</text:p>
          </table:table-cell>
          <table:table-cell table:style-name="表格1.C336" office:value-type="string">
            <text:p text:style-name="P197"><text:span text:style-name="預設段落字型"><text:span text:style-name="T8">王金黃</text:span></text:span><text:span text:style-name="預設段落字型"><text:span text:style-name="T9">（</text:span></text:span><text:span text:style-name="預設段落字型"><text:span text:style-name="T8">塊黃</text:span></text:span><text:span text:style-name="預設段落字型"><text:span text:style-name="T9">）</text:span></text:span></text:p>
          </table:table-cell>
          <table:table-cell table:style-name="表格1.D336" office:value-type="string">
            <text:p text:style-name="P226">Basic orange 2</text:p>
          </table:table-cell>
          <table:table-cell table:style-name="表格1.E336" office:value-type="string">
            <text:p text:style-name="P234">C<text:span text:style-name="預設段落字型"><text:span text:style-name="T35">12</text:span></text:span>H<text:span text:style-name="預設段落字型"><text:span text:style-name="T35">13</text:span></text:span>ClN<text:span text:style-name="預設段落字型"><text:span text:style-name="T35">4</text:span></text:span></text:p>
          </table:table-cell>
          <table:table-cell table:style-name="表格1.F336" office:value-type="string">
            <text:p text:style-name="P206">532-82-1</text:p>
          </table:table-cell>
          <table:table-cell table:style-name="表格1.G336" office:value-type="string">
            <text:p text:style-name="P208">1</text:p>
          </table:table-cell>
          <table:table-cell table:style-name="表格1.H336" office:value-type="string">
            <text:p text:style-name="P210"><text:span text:style-name="預設段落字型"><text:span text:style-name="T8">－</text:span></text:span></text:p>
          </table:table-cell>
          <table:table-cell table:style-name="表格1.I336" office:value-type="string">
            <text:p text:style-name="P215">4</text:p>
          </table:table-cell>
          <table:table-cell table:style-name="表格1.J336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7" office:value-type="string">
            <text:p text:style-name="P191">190</text:p>
          </table:table-cell>
          <table:table-cell table:style-name="表格1.B337" office:value-type="string">
            <text:p text:style-name="P194">01</text:p>
          </table:table-cell>
          <table:table-cell table:style-name="表格1.C337" office:value-type="string">
            <text:p text:style-name="P197"><text:span text:style-name="預設段落字型"><text:span text:style-name="T8">鹽基性芥黃</text:span></text:span></text:p>
          </table:table-cell>
          <table:table-cell table:style-name="表格1.D337" office:value-type="string">
            <text:p text:style-name="P226">Auramine</text:p>
          </table:table-cell>
          <table:table-cell table:style-name="表格1.E337" office:value-type="string">
            <text:p text:style-name="P234">C<text:span text:style-name="預設段落字型"><text:span text:style-name="T35">17</text:span></text:span>H<text:span text:style-name="預設段落字型"><text:span text:style-name="T35">22</text:span></text:span>ClN<text:span text:style-name="預設段落字型"><text:span text:style-name="T35">3</text:span></text:span></text:p>
          </table:table-cell>
          <table:table-cell table:style-name="表格1.F337" office:value-type="string">
            <text:p text:style-name="P223">2465-27-2</text:p>
          </table:table-cell>
          <table:table-cell table:style-name="表格1.G337" office:value-type="string">
            <text:p text:style-name="P208">1</text:p>
          </table:table-cell>
          <table:table-cell table:style-name="表格1.H337" office:value-type="string">
            <text:p text:style-name="P210"><text:span text:style-name="預設段落字型"><text:span text:style-name="T8">－</text:span></text:span></text:p>
          </table:table-cell>
          <table:table-cell table:style-name="表格1.I337" office:value-type="string">
            <text:p text:style-name="P215">4</text:p>
          </table:table-cell>
          <table:table-cell table:style-name="表格1.J337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8" office:value-type="string">
            <text:p text:style-name="P190">191</text:p>
          </table:table-cell>
          <table:table-cell table:style-name="表格1.B338" office:value-type="string">
            <text:p text:style-name="P193">01</text:p>
          </table:table-cell>
          <table:table-cell table:style-name="表格1.C338" office:value-type="string">
            <text:p text:style-name="P197"><text:span text:style-name="預設段落字型"><text:span text:style-name="T8">紅色 </text:span></text:span><text:span text:style-name="預設段落字型"><text:span text:style-name="T1">2 </text:span></text:span><text:span text:style-name="預設段落字型"><text:span text:style-name="T8">號</text:span></text:span></text:p>
          </table:table-cell>
          <table:table-cell table:style-name="表格1.D338" office:value-type="string">
            <text:p text:style-name="P227">Red No.2</text:p>
          </table:table-cell>
          <table:table-cell table:style-name="表格1.E338" office:value-type="string">
            <text:p text:style-name="P228"><text:span text:style-name="預設段落字型"><text:span text:style-name="T23">C</text:span></text:span><text:span text:style-name="預設段落字型"><text:span text:style-name="T24">20</text:span></text:span><text:span text:style-name="預設段落字型"><text:span text:style-name="T23">H</text:span></text:span><text:span text:style-name="預設段落字型"><text:span text:style-name="T24">11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Na</text:span></text:span><text:span text:style-name="預設段落字型"><text:span text:style-name="T24">3</text:span></text:span><text:span text:style-name="預設段落字型"><text:span text:style-name="T23">O</text:span></text:span><text:span text:style-name="預設段落字型"><text:span text:style-name="T24">10</text:span></text:span><text:span text:style-name="預設段落字型"><text:span text:style-name="T23">S</text:span></text:span><text:span text:style-name="預設段落字型"><text:span text:style-name="T24">3</text:span></text:span></text:p>
          </table:table-cell>
          <table:table-cell table:style-name="表格1.F338" office:value-type="string">
            <text:p text:style-name="P205">915-67-3</text:p>
          </table:table-cell>
          <table:table-cell table:style-name="表格1.G338" office:value-type="string">
            <text:p text:style-name="P207">1</text:p>
          </table:table-cell>
          <table:table-cell table:style-name="表格1.H338" office:value-type="string">
            <text:p text:style-name="P210"><text:span text:style-name="預設段落字型"><text:span text:style-name="T8">－</text:span></text:span></text:p>
          </table:table-cell>
          <table:table-cell table:style-name="表格1.I338" office:value-type="string">
            <text:p text:style-name="P213">4</text:p>
          </table:table-cell>
          <table:table-cell table:style-name="表格1.J338" office:value-type="string">
            <text:p text:style-name="P218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39" office:value-type="string">
            <text:p text:style-name="P191">192</text:p>
          </table:table-cell>
          <table:table-cell table:style-name="表格1.B339" office:value-type="string">
            <text:p text:style-name="P194">01</text:p>
          </table:table-cell>
          <table:table-cell table:style-name="表格1.C339" office:value-type="string">
            <text:p text:style-name="P197"><text:span text:style-name="預設段落字型"><text:span text:style-name="T8">氮紅</text:span></text:span></text:p>
          </table:table-cell>
          <table:table-cell table:style-name="表格1.D339" office:value-type="string">
            <text:p text:style-name="P226">Azorubine</text:p>
          </table:table-cell>
          <table:table-cell table:style-name="表格1.E339" office:value-type="string">
            <text:p text:style-name="P229"><text:span text:style-name="預設段落字型"><text:span text:style-name="T23">C</text:span></text:span><text:span text:style-name="預設段落字型"><text:span text:style-name="T24">20</text:span></text:span><text:span text:style-name="預設段落字型"><text:span text:style-name="T23">H</text:span></text:span><text:span text:style-name="預設段落字型"><text:span text:style-name="T24">12</text:span></text:span><text:span text:style-name="預設段落字型"><text:span text:style-name="T23">N</text:span></text:span><text:span text:style-name="預設段落字型"><text:span text:style-name="T24">2</text:span></text:span><text:span text:style-name="預設段落字型"><text:span text:style-name="T23">Na</text:span></text:span><text:span text:style-name="預設段落字型"><text:span text:style-name="T24">2</text:span></text:span><text:span text:style-name="預設段落字型"><text:span text:style-name="T23">O</text:span></text:span><text:span text:style-name="預設段落字型"><text:span text:style-name="T24">7</text:span></text:span><text:span text:style-name="預設段落字型"><text:span text:style-name="T23">S</text:span></text:span><text:span text:style-name="預設段落字型"><text:span text:style-name="T24">2</text:span></text:span></text:p>
          </table:table-cell>
          <table:table-cell table:style-name="表格1.F339" office:value-type="string">
            <text:p text:style-name="P223">3567-69-9</text:p>
          </table:table-cell>
          <table:table-cell table:style-name="表格1.G339" office:value-type="string">
            <text:p text:style-name="P208">1</text:p>
          </table:table-cell>
          <table:table-cell table:style-name="表格1.H339" office:value-type="string">
            <text:p text:style-name="P210"><text:span text:style-name="預設段落字型"><text:span text:style-name="T8">－</text:span></text:span></text:p>
          </table:table-cell>
          <table:table-cell table:style-name="表格1.I339" office:value-type="string">
            <text:p text:style-name="P215">4</text:p>
          </table:table-cell>
          <table:table-cell table:style-name="表格1.J339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40" office:value-type="string">
            <text:p text:style-name="P191">193</text:p>
          </table:table-cell>
          <table:table-cell table:style-name="表格1.B340" office:value-type="string">
            <text:p text:style-name="P194">01</text:p>
          </table:table-cell>
          <table:table-cell table:style-name="表格1.C340" office:value-type="string">
            <text:p text:style-name="P197"><text:span text:style-name="預設段落字型"><text:span text:style-name="T8">橘色 </text:span></text:span><text:span text:style-name="預設段落字型"><text:span text:style-name="T1">2 </text:span></text:span><text:span text:style-name="預設段落字型"><text:span text:style-name="T8">號</text:span></text:span></text:p>
          </table:table-cell>
          <table:table-cell table:style-name="表格1.D340" office:value-type="string">
            <text:p text:style-name="P226">Orange2</text:p>
          </table:table-cell>
          <table:table-cell table:style-name="表格1.E340" office:value-type="string">
            <text:p text:style-name="P231">C<text:span text:style-name="預設段落字型"><text:span text:style-name="T35">16</text:span></text:span>H<text:span text:style-name="預設段落字型"><text:span text:style-name="T35">11</text:span></text:span>N<text:span text:style-name="預設段落字型"><text:span text:style-name="T35">2</text:span></text:span>NaO<text:span text:style-name="預設段落字型"><text:span text:style-name="T35">4</text:span></text:span>S</text:p>
          </table:table-cell>
          <table:table-cell table:style-name="表格1.F340" office:value-type="string">
            <text:p text:style-name="P206">633-96-5</text:p>
          </table:table-cell>
          <table:table-cell table:style-name="表格1.G340" office:value-type="string">
            <text:p text:style-name="P208">1</text:p>
          </table:table-cell>
          <table:table-cell table:style-name="表格1.H340" office:value-type="string">
            <text:p text:style-name="P210"><text:span text:style-name="預設段落字型"><text:span text:style-name="T8">－</text:span></text:span></text:p>
          </table:table-cell>
          <table:table-cell table:style-name="表格1.I340" office:value-type="string">
            <text:p text:style-name="P215">4</text:p>
          </table:table-cell>
          <table:table-cell table:style-name="表格1.J340" office:value-type="string">
            <text:p text:style-name="P219"><text:span text:style-name="預設段落字型"><text:span text:style-name="T37">107.06.28</text:span></text:span></text:p>
          </table:table-cell>
        </table:table-row>
        <table:table-row table:style-name="表格1.309">
          <table:table-cell table:style-name="表格1.A309" office:value-type="string">
            <text:p text:style-name="P191">194</text:p>
          </table:table-cell>
          <table:table-cell table:style-name="表格1.A309" office:value-type="string">
            <text:p text:style-name="P195">01</text:p>
          </table:table-cell>
          <table:table-cell table:style-name="表格1.A309" office:value-type="string">
            <text:p text:style-name="P198">短鏈氯化石蠟</text:p>
          </table:table-cell>
          <table:table-cell table:style-name="表格1.A309" office:value-type="string">
            <text:p text:style-name="P198">Short-chain chlorinated paraffins (SCCPs)</text:p>
          </table:table-cell>
          <table:table-cell table:style-name="表格1.A309" office:value-type="string">
            <text:p text:style-name="P198">CxH(2x-y+2)Cly， x=10-13</text:p>
            <text:p text:style-name="P198">y=1-13</text:p>
          </table:table-cell>
          <table:table-cell table:style-name="表格1.A309" office:value-type="string">
            <text:p text:style-name="P199">85535-84-8</text:p>
          </table:table-cell>
          <table:table-cell table:style-name="表格1.A309" office:value-type="string">
            <text:p text:style-name="P199">1</text:p>
          </table:table-cell>
          <table:table-cell table:style-name="表格1.A309" office:value-type="string">
            <text:p text:style-name="P199">100</text:p>
          </table:table-cell>
          <table:table-cell table:style-name="表格1.A309" office:value-type="string">
            <text:p text:style-name="P199">1</text:p>
          </table:table-cell>
          <table:table-cell table:style-name="表格1.A309" office:value-type="string">
            <text:p text:style-name="P220"><text:s text:c="2"/>108.03.05</text:p>
          </table:table-cell>
        </table:table-row>
        <table:table-row table:style-name="表格1.309">
          <table:table-cell table:style-name="表格1.A342" office:value-type="string">
            <text:p text:style-name="P245"><text:span text:style-name="預設段落字型"><text:span text:style-name="T41">19</text:span></text:span><text:span text:style-name="預設段落字型"><text:span text:style-name="T42">5</text:span></text:span></text:p>
          </table:table-cell>
          <table:table-cell table:style-name="表格1.A342" office:value-type="string">
            <text:p text:style-name="P18"><text:span text:style-name="預設段落字型"><text:span text:style-name="T42">0</text:span></text:span><text:span text:style-name="預設段落字型"><text:span text:style-name="T41">1</text:span></text:span></text:p>
          </table:table-cell>
          <table:table-cell table:style-name="表格1.A342" office:value-type="string">
            <text:p text:style-name="P21">大克蟎</text:p>
          </table:table-cell>
          <table:table-cell table:style-name="表格1.A342" office:value-type="string">
            <text:p text:style-name="P22">Dicofol</text:p>
          </table:table-cell>
          <table:table-cell table:style-name="表格1.A342" office:value-type="string">
            <text:p text:style-name="P246"><text:span text:style-name="預設段落字型"><text:span text:style-name="T43">C</text:span></text:span><text:span text:style-name="預設段落字型"><text:span text:style-name="T62">14</text:span></text:span><text:span text:style-name="預設段落字型"><text:span text:style-name="T43">H</text:span></text:span><text:span text:style-name="預設段落字型"><text:span text:style-name="T62">9</text:span></text:span><text:span text:style-name="預設段落字型"><text:span text:style-name="T43">Cl</text:span></text:span><text:span text:style-name="預設段落字型"><text:span text:style-name="T62">5</text:span></text:span><text:span text:style-name="預設段落字型"><text:span text:style-name="T43">O</text:span></text:span></text:p>
          </table:table-cell>
          <table:table-cell table:style-name="表格1.A342" office:value-type="string">
            <text:p text:style-name="P23">115-32-2</text:p>
            <text:p text:style-name="P20">10606-46-9</text:p>
          </table:table-cell>
          <table:table-cell table:style-name="表格1.A342" office:value-type="string">
            <text:p text:style-name="P247">1</text:p>
          </table:table-cell>
          <table:table-cell table:style-name="表格1.A342" office:value-type="string">
            <text:p text:style-name="P247">50</text:p>
          </table:table-cell>
          <table:table-cell table:style-name="表格1.A342" office:value-type="string">
            <text:p text:style-name="P247">1,3</text:p>
          </table:table-cell>
          <table:table-cell table:style-name="表格1.A342" office:value-type="string">
            <text:p text:style-name="P248">109.09.08</text:p>
          </table:table-cell>
        </table:table-row>
      </table:table>
      <text:p text:style-name="P2"/>
      <text:p text:style-name="P235">註：1.本表中毒理特性類似者，歸類為同一列管編號；一列管編號下之不同序號物質，計為不同種之毒性化學物質。</text:p>
      <text:p text:style-name="P236">2.本表以中文名稱為準，英文名稱、分子式及化學文摘社登記號碼僅供參考。</text:p>
      <text:p text:style-name="P236">3.管制濃度：</text:p>
      <text:p text:style-name="P239">例1：「苯」表示含苯70 %以上<text:span text:style-name="T67">（</text:span>含70 %<text:span text:style-name="T67">）</text:span>w/w者。</text:p>
      <text:p text:style-name="P239">例2：「氰化鈉」表示含氰離子達1 %以上<text:span text:style-name="T67">（</text:span>含1 %<text:span text:style-name="T67">）</text:span>w/w者。</text:p>
      <text:p text:style-name="P239">例3：「多氯聯苯」表示含多氯聯苯0.1 %<text:span text:style-name="T67">（</text:span>1,000 ppm<text:span text:style-name="T67">）</text:span>以上<text:span text:style-name="T67">（</text:span>含0.1 %<text:span text:style-name="T67">）</text:span>w/w者。</text:p>
      <text:p text:style-name="P237"><text:soft-page-break/>4.分級運作量：鍍槽之鍍液、金屬表面處理槽之表面處理液及乾洗機器內循環使用中之四氯乙烯，不計入<text:span text:style-name="預設段落字型"><text:span text:style-name="T44">分級運作量</text:span></text:span>。</text:p>
      <text:p text:style-name="P240"><text:span text:style-name="預設段落字型"><text:span text:style-name="T1">例1：含六價鉻達1 %以上</text:span></text:span><text:span text:style-name="預設段落字型"><text:span text:style-name="T67">（</text:span></text:span><text:span text:style-name="預設段落字型"><text:span text:style-name="T1">含1 %</text:span></text:span><text:span text:style-name="預設段落字型"><text:span text:style-name="T67">）</text:span></text:span><text:span text:style-name="預設段落字型"><text:span text:style-name="T1">w/w</text:span></text:span><text:span text:style-name="預設段落字型"><text:span text:style-name="T13">三氧化鉻</text:span></text:span><text:span text:style-name="預設段落字型"><text:span text:style-name="T1">運作總量</text:span></text:span><text:span text:style-name="預設段落字型"><text:span text:style-name="T67">（</text:span></text:span><text:span text:style-name="預設段落字型"><text:span text:style-name="T1">不含鍍槽之鍍液</text:span></text:span><text:span text:style-name="預設段落字型"><text:span text:style-name="T67">）</text:span></text:span><text:span text:style-name="預設段落字型"><text:span text:style-name="T1">低於500公斤</text:span></text:span><text:span text:style-name="預設段落字型"><text:span text:style-name="T67">（</text:span></text:span><text:span text:style-name="預設段落字型"><text:span text:style-name="T1">不含500公斤</text:span></text:span><text:span text:style-name="預設段落字型"><text:span text:style-name="T67">）</text:span></text:span><text:span text:style-name="預設段落字型"><text:span text:style-name="T1">者，運作量低於。</text:span></text:span><text:span text:style-name="預設段落字型"><text:span text:style-name="T45">分級運作量。</text:span></text:span></text:p>
      <text:p text:style-name="P243">例2：含氰離子達1 %以上<text:span text:style-name="T67">（</text:span>含1 %<text:span text:style-name="T67">）</text:span>w/w氰化鈉運作總量<text:span text:style-name="T67">（</text:span>不含鍍槽之鍍液<text:span text:style-name="T67">）</text:span>低於500公斤<text:span text:style-name="T67">（</text:span>不含500公斤<text:span text:style-name="T67">）</text:span>者，運作量低於<text:span text:style-name="預設段落字型"><text:span text:style-name="T44">分級運作量</text:span></text:span><text:span text:style-name="T63">。</text:span></text:p>
      <text:p text:style-name="P236">5.毒性分類：「1」表第一類毒性化學物質，「2」表第二類毒性化學物質，「3」表第三類毒性化學物質，「4」表第四類毒性化學物質。</text:p>
      <text:p text:style-name="P236">6.僅限試驗、研究、教育用。</text:p>
      <text:p text:style-name="P236">7.石綿管制濃度為纖維狀、細絲狀或絨毛狀石綿含量達1 %以上<text:span text:style-name="T68">（</text:span>含1 %<text:span text:style-name="T68">）</text:span>W/W者。</text:p>
      <text:p text:style-name="P238"><text:span text:style-name="預設段落字型"><text:span text:style-name="T1">8.在攝氏25度以下恆溫製程處理中之二異氰酸甲苯</text:span></text:span><text:span text:style-name="預設段落字型"><text:span text:style-name="T68">（</text:span></text:span><text:span text:style-name="預設段落字型"><text:span text:style-name="T1">其管制濃度計算以2,4-二異氰酸甲苯為主</text:span></text:span><text:span text:style-name="預設段落字型"><text:span text:style-name="T68">）</text:span></text:span><text:span text:style-name="預設段落字型"><text:span text:style-name="T1">，其5公噸以下數量均計為使用量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標楷體1" svg:font-family="標楷體"/>
    <style:font-face style:name="全真楷書" svg:font-family="全真楷書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style:line-height-at-least="0.635cm" fo:orphans="0" fo:widows="0" fo:hyphenation-ladder-count="no-limit" style:vertical-align="baseline"/>
      <style:text-properties fo:font-size="12pt" style:font-size-asian="12pt"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0.162cm" fo:margin-right="0cm" fo:margin-top="0.035cm" fo:margin-bottom="0.035cm" loext:contextual-spacing="false" fo:line-height="0.494cm" fo:hyphenation-ladder-count="no-limit" fo:text-indent="0cm" style:auto-text-indent="false" fo:keep-with-next="always" style:text-autospace="none" style:snap-to-layout-grid="false">
        <style:tab-stops/>
      </style:paragraph-properties>
      <style:text-properties fo:color="#000000" style:font-name="Arial" fo:font-family="Arial" style:font-family-generic="swiss" style:font-pitch="variable" fo:font-size="14pt" style:font-name-asian="標楷體" style:font-family-asian="標楷體" style:font-family-generic-asian="script" style:font-pitch-asian="fixed" style:font-size-asian="14pt" style:font-name-complex="Arial" style:font-family-complex="Arial" style:font-family-generic-complex="swiss" style:font-pitch-complex="variable" fo:hyphenate="false"/>
    </style:style>
    <style:style style:name="T-1" style:family="paragraph" style:parent-style-name="Text_20_body">
      <style:paragraph-properties fo:margin-left="0.452cm" fo:margin-right="0cm" fo:line-height="0.423cm" fo:hyphenation-ladder-count="no-limit" fo:text-indent="-0.452cm" style:auto-text-indent="false">
        <style:tab-stops/>
      </style:paragraph-properties>
      <style:text-properties style:font-name="全真楷書" fo:font-family="全真楷書" style:font-family-generic="modern" style:font-pitch="fixed" style:font-name-asian="全真楷書" style:font-family-asian="全真楷書" style:font-family-generic-asian="modern" style:font-pitch-asian="fixed" fo:hyphenate="false"/>
    </style:style>
    <style:style style:name="Header" style:family="paragraph" style:parent-style-name="Text_20_body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Footer" style:family="paragraph" style:parent-style-name="Text_20_body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size-asian="9pt" style:font-size-complex="9pt" fo:hyphenate="false"/>
    </style:style>
    <style:style style:name="_20_字元_20_字元_20_字元_20_字元_20_字元_20_字元" style:display-name=" 字元 字元 字元 字元 字元 字元" style:family="paragraph" style:parent-style-name="Text_20_body">
      <style:paragraph-properties fo:margin-top="0cm" fo:margin-bottom="0.282cm" loext:contextual-spacing="false" fo:line-height="0.423cm" fo:orphans="2" fo:widows="2" fo:hyphenation-ladder-count="no-limit" style:vertical-align="auto"/>
      <style:text-properties style:font-name="Tahoma" fo:font-family="Tahoma" style:font-family-generic="swiss" style:font-pitch="variable" fo:font-size="10pt" style:font-name-asian="SimSun" style:font-family-asian="SimSun" style:font-family-generic-asian="system" style:font-pitch-asian="variable" style:font-size-asian="10pt" style:language-asian="en" style:country-asian="US" fo:hyphenate="false"/>
    </style:style>
    <style:style style:name="純文字" style:family="paragraph" style:parent-style-name="Text_20_body">
      <style:paragraph-properties fo:hyphenation-ladder-count="no-limit"/>
      <style:text-properties style:font-name="細明體" fo:font-family="細明體" style:font-family-generic="modern" style:font-pitch="fixed" style:font-name-asian="細明體" style:font-family-asian="細明體" style:font-family-generic-asian="modern" style:font-pitch-asian="fixed" fo:hyphenate="false"/>
    </style:style>
    <style:style style:name="Table_20_Paragraph" style:display-name="Table Paragraph" style:family="paragraph" style:parent-style-name="Text_20_body">
      <style:paragraph-properties fo:line-height="100%" fo:hyphenation-ladder-count="no-limit" style:text-autospace="none" style:vertical-align="auto"/>
      <style:text-properties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0" fo:widows="0" fo:hyphenation-ladder-count="no-limit" style:text-autospace="none"/>
      <style:text-properties fo:color="#000000" style:font-name="標楷體" fo:font-family="標楷體" style:font-family-generic="script" style:font-pitch="fixed" fo:font-size="12pt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 fo:hyphenate="false"/>
    </style:style>
    <style:style style:name="預設段落字型" style:family="text"/>
    <style:style style:name="Page_20_Number" style:display-name="Page Number" style:family="text" style:parent-style-name="預設段落字型"/>
    <style:style style:name="WW_5f_CharLFO2LVL1" style:display-name="WW_CharLFO2LVL1" style:family="text">
      <style:text-properties style:font-name="全真楷書" fo:font-family="全真楷書" style:font-family-generic="modern" style:font-pitch="fixed" fo:font-size="10pt" fo:font-style="normal" style:text-underline-style="none" fo:font-weight="normal" style:font-name-asian="全真楷書" style:font-family-asian="全真楷書" style:font-family-generic-asian="modern" style:font-pitch-asian="fixed" style:font-size-asian="10pt" style:font-style-asian="normal" style:font-weight-asian="normal"/>
    </style:style>
    <style:style style:name="WW_5f_CharLFO3LVL1" style:display-name="WW_CharLFO3LVL1" style:family="text">
      <style:text-properties style:font-name="全真楷書" fo:font-family="全真楷書" style:font-family-generic="modern" style:font-pitch="fixed" fo:font-size="10pt" fo:font-style="normal" style:text-underline-style="none" fo:font-weight="normal" style:font-name-asian="全真楷書" style:font-family-asian="全真楷書" style:font-family-generic-asian="modern" style:font-pitch-asian="fixed" style:font-size-asian="10pt" style:font-style-asian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014cm" fo:line-height="100%" fo:text-align="end" style:justify-single-word="false" fo:text-indent="0cm" style:auto-text-indent="false"/>
    </style:style>
    <style:style style:name="MT1" style:family="text">
      <style:text-properties style:font-name-asian="標楷體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cm" fo:margin-bottom="1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2.0.2$Windows_X86_64 LibreOffice_project/c2aef257b421fc89732e65db8501f993adb40c83</meta:generator>
    <dc:title>表８　已公告之毒性化學物質一覽表</dc:title>
    <meta:initial-creator>EPA</meta:initial-creator>
    <meta:creation-date>2019-02-27T09:50:00Z</meta:creation-date>
    <dc:date>2020-09-14T17:30:49.253000000</dc:date>
    <meta:print-date>2017-09-28T02:20:00Z</meta:print-date>
    <meta:editing-cycles>25</meta:editing-cycles>
    <meta:editing-duration>PT1H23M57S</meta:editing-duration>
    <meta:document-statistic meta:table-count="1" meta:image-count="0" meta:object-count="0" meta:page-count="40" meta:paragraph-count="4165" meta:word-count="6917" meta:character-count="28639" meta:non-whitespace-character-count="27752"/>
    <meta:template xlink:type="simple" xlink:actuate="onRequest" xlink:title="" xlink:href="Normal.dotm"/>
  </office:meta>
</office:document-meta>
</file>